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500">
      <style:table-properties table:display="true" style:writing-mode="lr-tb"/>
    </style:style>
    <style:style style:name="ta2" style:family="table" style:master-page-name="PageStyle_5f_200_20_ver_20_2">
      <style:table-properties table:display="true" style:writing-mode="lr-tb"/>
    </style:style>
    <style:style style:name="ta3" style:family="table" style:master-page-name="PageStyle_5f_100_20_ver_20_2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500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Genearation</text:p>
          </table:table-cell>
          <table:table-cell office:value-type="string">
            <text:p>ProsumerSaldo</text:p>
          </table:table-cell>
          <table:table-cell office:value-type="string">
            <text:p>EconomicCapacity</text:p>
          </table:table-cell>
          <table:table-cell office:value-type="string">
            <text:p>EnergyConsumption</text:p>
          </table:table-cell>
          <table:table-cell office:value-type="string">
            <text:p>ProsumerPopulationSize</text:p>
          </table:table-cell>
          <table:table-cell office:value-type="string">
            <text:p>ProsumerDeaths</text:p>
          </table:table-cell>
          <table:table-cell office:value-type="string">
            <text:p>SupplierSaldo</text:p>
          </table:table-cell>
          <table:table-cell office:value-type="string">
            <text:p>PriceOffer</text:p>
          </table:table-cell>
          <table:table-cell office:value-type="string">
            <text:p>CustomerCount</text:p>
          </table:table-cell>
          <table:table-cell office:value-type="string">
            <text:p>PriceStrategy</text:p>
          </table:table-cell>
          <table:table-cell office:value-type="string">
            <text:p>SupplierPopulationSize</text:p>
          </table:table-cell>
          <table:table-cell office:value-type="string">
            <text:p>SupplierDeaths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994359">
            <text:p>0,0994359</text:p>
          </table:table-cell>
          <table:table-cell office:value-type="float" office:value="9.19539">
            <text:p>9,19539</text:p>
          </table:table-cell>
          <table:table-cell office:value-type="float" office:value="18261">
            <text:p>1826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90909">
            <text:p>0,190909</text:p>
          </table:table-cell>
          <table:table-cell office:value-type="float" office:value="0.1275">
            <text:p>0,12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>
            <draw:frame table:end-cell-address="'500'.AD40" table:end-x="0.271cm" table:end-y="0.258cm" draw:z-index="0" draw:name="Diagram 1" draw:style-name="gr1" svg:width="34.096cm" svg:height="18.892cm" svg:x="1.785cm" svg:y="0.131cm">
              <draw:object draw:notify-on-update-of-ranges="'500'.A1:'500'.A1 '500'.A2:'500'.A501 '500'.B1:'500'.B1 '500'.B2:'500'.B501 '500'.C1:'500'.C1 '500'.C2:'500'.C501 '500'.D1:'500'.D1 '500'.D2:'500'.D501 '500'.E1:'500'.E1 '500'.E2:'500'.E501 '500'.F1:'500'.F1 '500'.F2:'500'.F501 '500'.G1:'500'.G1 '500'.G2:'500'.G501 '500'.H1:'500'.H1 '500'.H2:'500'.H501 '500'.I1:'500'.I1 '500'.I2:'500'.I501 '500'.J1:'500'.J1 '500'.J2:'500'.J501 '500'.K1:'500'.K1 '500'.K2:'500'.K501 '500'.L1:'500'.L1 '500'.L2:'500'.L50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994361">
            <text:p>0,0994361</text:p>
          </table:table-cell>
          <table:table-cell office:value-type="float" office:value="8.82433">
            <text:p>8,82433</text:p>
          </table:table-cell>
          <table:table-cell office:value-type="float" office:value="18011.1">
            <text:p>18011,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391864">
            <text:p>0,391864</text:p>
          </table:table-cell>
          <table:table-cell office:value-type="float" office:value="0.0958826">
            <text:p>0,0958826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9603">
            <text:p>0,099603</text:p>
          </table:table-cell>
          <table:table-cell office:value-type="float" office:value="7.59139">
            <text:p>7,59139</text:p>
          </table:table-cell>
          <table:table-cell office:value-type="float" office:value="15060.2">
            <text:p>15060,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381612">
            <text:p>0,381612</text:p>
          </table:table-cell>
          <table:table-cell office:value-type="float" office:value="0.0957234">
            <text:p>0,0957234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95965">
            <text:p>0,0995965</text:p>
          </table:table-cell>
          <table:table-cell office:value-type="float" office:value="7.48811">
            <text:p>7,48811</text:p>
          </table:table-cell>
          <table:table-cell office:value-type="float" office:value="15526.7">
            <text:p>15526,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319507">
            <text:p>0,319507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995868">
            <text:p>0,0995868</text:p>
          </table:table-cell>
          <table:table-cell office:value-type="float" office:value="7.39669">
            <text:p>7,39669</text:p>
          </table:table-cell>
          <table:table-cell office:value-type="float" office:value="15390.5">
            <text:p>15390,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80712">
            <text:p>0,080712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96336">
            <text:p>0,0996336</text:p>
          </table:table-cell>
          <table:table-cell office:value-type="float" office:value="7.03454">
            <text:p>7,03454</text:p>
          </table:table-cell>
          <table:table-cell office:value-type="float" office:value="14802.5">
            <text:p>14802,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0511905">
            <text:p>0,0511905</text:p>
          </table:table-cell>
          <table:table-cell office:value-type="float" office:value="0.11911">
            <text:p>0,1191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995947">
            <text:p>0,0995947</text:p>
          </table:table-cell>
          <table:table-cell office:value-type="float" office:value="7.18036">
            <text:p>7,18036</text:p>
          </table:table-cell>
          <table:table-cell office:value-type="float" office:value="15176.1">
            <text:p>15176,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644721">
            <text:p>0,644721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968904">
            <text:p>0,0968904</text:p>
          </table:table-cell>
          <table:table-cell office:value-type="float" office:value="7.01451">
            <text:p>7,01451</text:p>
          </table:table-cell>
          <table:table-cell office:value-type="float" office:value="15176.1">
            <text:p>15176,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66261">
            <text:p>0,466261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942067">
            <text:p>0,0942067</text:p>
          </table:table-cell>
          <table:table-cell office:value-type="float" office:value="6.84865">
            <text:p>6,84865</text:p>
          </table:table-cell>
          <table:table-cell office:value-type="float" office:value="15176.1">
            <text:p>15176,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57928">
            <text:p>0,457928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995221">
            <text:p>0,0995221</text:p>
          </table:table-cell>
          <table:table-cell office:value-type="float" office:value="7.29503">
            <text:p>7,29503</text:p>
          </table:table-cell>
          <table:table-cell office:value-type="float" office:value="16549.6">
            <text:p>16549,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79356">
            <text:p>0,379356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965789">
            <text:p>0,0965789</text:p>
          </table:table-cell>
          <table:table-cell office:value-type="float" office:value="7.11416">
            <text:p>7,11416</text:p>
          </table:table-cell>
          <table:table-cell office:value-type="float" office:value="16549.6">
            <text:p>16549,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44535">
            <text:p>0,444535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9654">
            <text:p>0,099654</text:p>
          </table:table-cell>
          <table:table-cell office:value-type="float" office:value="6.4851">
            <text:p>6,4851</text:p>
          </table:table-cell>
          <table:table-cell office:value-type="float" office:value="14203.3">
            <text:p>14203,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67551">
            <text:p>0,367551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996423">
            <text:p>0,0996423</text:p>
          </table:table-cell>
          <table:table-cell office:value-type="float" office:value="6.56225">
            <text:p>6,56225</text:p>
          </table:table-cell>
          <table:table-cell office:value-type="float" office:value="14407.1">
            <text:p>14407,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53552">
            <text:p>0,353552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996408">
            <text:p>0,0996408</text:p>
          </table:table-cell>
          <table:table-cell office:value-type="float" office:value="6.39315">
            <text:p>6,39315</text:p>
          </table:table-cell>
          <table:table-cell office:value-type="float" office:value="14437.3">
            <text:p>14437,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49006">
            <text:p>0,349006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996051">
            <text:p>0,0996051</text:p>
          </table:table-cell>
          <table:table-cell office:value-type="float" office:value="6.36379">
            <text:p>6,36379</text:p>
          </table:table-cell>
          <table:table-cell office:value-type="float" office:value="15262">
            <text:p>1526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53839">
            <text:p>0,353839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996747">
            <text:p>0,0996747</text:p>
          </table:table-cell>
          <table:table-cell office:value-type="float" office:value="6.30971">
            <text:p>6,30971</text:p>
          </table:table-cell>
          <table:table-cell office:value-type="float" office:value="13567.6">
            <text:p>13567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5438">
            <text:p>0,285438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996951">
            <text:p>0,0996951</text:p>
          </table:table-cell>
          <table:table-cell office:value-type="float" office:value="6.29366">
            <text:p>6,29366</text:p>
          </table:table-cell>
          <table:table-cell office:value-type="float" office:value="13136.1">
            <text:p>13136,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37422">
            <text:p>0,337422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996777">
            <text:p>0,0996777</text:p>
          </table:table-cell>
          <table:table-cell office:value-type="float" office:value="5.97425">
            <text:p>5,97425</text:p>
          </table:table-cell>
          <table:table-cell office:value-type="float" office:value="13609.2">
            <text:p>13609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8533">
            <text:p>0,278533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996936">
            <text:p>0,0996936</text:p>
          </table:table-cell>
          <table:table-cell office:value-type="float" office:value="6.15669">
            <text:p>6,15669</text:p>
          </table:table-cell>
          <table:table-cell office:value-type="float" office:value="13244.4">
            <text:p>13244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5836">
            <text:p>0,355836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972328">
            <text:p>0,0972328</text:p>
          </table:table-cell>
          <table:table-cell office:value-type="float" office:value="6.02358">
            <text:p>6,02358</text:p>
          </table:table-cell>
          <table:table-cell office:value-type="float" office:value="13244.4">
            <text:p>13244,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40845">
            <text:p>0,40845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997038">
            <text:p>0,0997038</text:p>
          </table:table-cell>
          <table:table-cell office:value-type="float" office:value="5.98208">
            <text:p>5,98208</text:p>
          </table:table-cell>
          <table:table-cell office:value-type="float" office:value="13222.3">
            <text:p>13222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0117">
            <text:p>0,350117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99719">
            <text:p>0,099719</text:p>
          </table:table-cell>
          <table:table-cell office:value-type="float" office:value="6.15537">
            <text:p>6,15537</text:p>
          </table:table-cell>
          <table:table-cell office:value-type="float" office:value="12850.1">
            <text:p>12850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66677">
            <text:p>0,266677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996989">
            <text:p>0,0996989</text:p>
          </table:table-cell>
          <table:table-cell office:value-type="float" office:value="5.93518">
            <text:p>5,93518</text:p>
          </table:table-cell>
          <table:table-cell office:value-type="float" office:value="13004">
            <text:p>130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00541">
            <text:p>0,300541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996974">
            <text:p>0,0996974</text:p>
          </table:table-cell>
          <table:table-cell office:value-type="float" office:value="5.75803">
            <text:p>5,75803</text:p>
          </table:table-cell>
          <table:table-cell office:value-type="float" office:value="13213.9">
            <text:p>13213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42604">
            <text:p>0,342604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997194">
            <text:p>0,0997194</text:p>
          </table:table-cell>
          <table:table-cell office:value-type="float" office:value="5.88475">
            <text:p>5,88475</text:p>
          </table:table-cell>
          <table:table-cell office:value-type="float" office:value="13057.7">
            <text:p>13057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40331">
            <text:p>0,340331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997177">
            <text:p>0,0997177</text:p>
          </table:table-cell>
          <table:table-cell office:value-type="float" office:value="5.79459">
            <text:p>5,79459</text:p>
          </table:table-cell>
          <table:table-cell office:value-type="float" office:value="12707.5">
            <text:p>12707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3713">
            <text:p>0,293713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997235">
            <text:p>0,0997235</text:p>
          </table:table-cell>
          <table:table-cell office:value-type="float" office:value="5.89955">
            <text:p>5,89955</text:p>
          </table:table-cell>
          <table:table-cell office:value-type="float" office:value="12903.5">
            <text:p>12903,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27869">
            <text:p>0,22786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996843">
            <text:p>0,0996843</text:p>
          </table:table-cell>
          <table:table-cell office:value-type="float" office:value="5.22228">
            <text:p>5,22228</text:p>
          </table:table-cell>
          <table:table-cell office:value-type="float" office:value="13490.5">
            <text:p>13490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4074">
            <text:p>0,334074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997222">
            <text:p>0,0997222</text:p>
          </table:table-cell>
          <table:table-cell office:value-type="float" office:value="5.79708">
            <text:p>5,79708</text:p>
          </table:table-cell>
          <table:table-cell office:value-type="float" office:value="12755.3">
            <text:p>12755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51343">
            <text:p>0,251343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972399">
            <text:p>0,0972399</text:p>
          </table:table-cell>
          <table:table-cell office:value-type="float" office:value="5.66889">
            <text:p>5,66889</text:p>
          </table:table-cell>
          <table:table-cell office:value-type="float" office:value="12755.3">
            <text:p>12755,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85855">
            <text:p>0,385855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997309">
            <text:p>0,0997309</text:p>
          </table:table-cell>
          <table:table-cell office:value-type="float" office:value="5.79727">
            <text:p>5,79727</text:p>
          </table:table-cell>
          <table:table-cell office:value-type="float" office:value="12595">
            <text:p>1259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47705">
            <text:p>0,247705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997269">
            <text:p>0,0997269</text:p>
          </table:table-cell>
          <table:table-cell office:value-type="float" office:value="5.66458">
            <text:p>5,66458</text:p>
          </table:table-cell>
          <table:table-cell office:value-type="float" office:value="12671.3">
            <text:p>12671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01917">
            <text:p>0,3019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997227">
            <text:p>0,0997227</text:p>
          </table:table-cell>
          <table:table-cell office:value-type="float" office:value="5.63768">
            <text:p>5,63768</text:p>
          </table:table-cell>
          <table:table-cell office:value-type="float" office:value="12779">
            <text:p>1277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16917">
            <text:p>0,2169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970881">
            <text:p>0,0970881</text:p>
          </table:table-cell>
          <table:table-cell office:value-type="float" office:value="5.74254">
            <text:p>5,74254</text:p>
          </table:table-cell>
          <table:table-cell office:value-type="float" office:value="12675.2">
            <text:p>12675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4193">
            <text:p>0,35419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997367">
            <text:p>0,0997367</text:p>
          </table:table-cell>
          <table:table-cell office:value-type="float" office:value="5.82274">
            <text:p>5,82274</text:p>
          </table:table-cell>
          <table:table-cell office:value-type="float" office:value="12577.2">
            <text:p>12577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51621">
            <text:p>0,25162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997267">
            <text:p>0,0997267</text:p>
          </table:table-cell>
          <table:table-cell office:value-type="float" office:value="5.49946">
            <text:p>5,49946</text:p>
          </table:table-cell>
          <table:table-cell office:value-type="float" office:value="12608.8">
            <text:p>12608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556">
            <text:p>0,2955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997326">
            <text:p>0,0997326</text:p>
          </table:table-cell>
          <table:table-cell office:value-type="float" office:value="5.3205">
            <text:p>5,3205</text:p>
          </table:table-cell>
          <table:table-cell office:value-type="float" office:value="12677.8">
            <text:p>12677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409">
            <text:p>0,294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997227">
            <text:p>0,0997227</text:p>
          </table:table-cell>
          <table:table-cell office:value-type="float" office:value="5.71005">
            <text:p>5,71005</text:p>
          </table:table-cell>
          <table:table-cell office:value-type="float" office:value="12365.9">
            <text:p>12365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2661">
            <text:p>0,2926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997332">
            <text:p>0,0997332</text:p>
          </table:table-cell>
          <table:table-cell office:value-type="float" office:value="5.83674">
            <text:p>5,83674</text:p>
          </table:table-cell>
          <table:table-cell office:value-type="float" office:value="12620.3">
            <text:p>12620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45817">
            <text:p>0,2458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997385">
            <text:p>0,0997385</text:p>
          </table:table-cell>
          <table:table-cell office:value-type="float" office:value="5.94101">
            <text:p>5,94101</text:p>
          </table:table-cell>
          <table:table-cell office:value-type="float" office:value="12626.6">
            <text:p>12626,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06587">
            <text:p>0,2065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997293">
            <text:p>0,0997293</text:p>
          </table:table-cell>
          <table:table-cell office:value-type="float" office:value="5.75869">
            <text:p>5,75869</text:p>
          </table:table-cell>
          <table:table-cell office:value-type="float" office:value="12533.4">
            <text:p>12533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88605">
            <text:p>0,28860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997239">
            <text:p>0,0997239</text:p>
          </table:table-cell>
          <table:table-cell office:value-type="float" office:value="5.38155">
            <text:p>5,38155</text:p>
          </table:table-cell>
          <table:table-cell office:value-type="float" office:value="12666.2">
            <text:p>12666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87323">
            <text:p>0,28732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968833">
            <text:p>0,0968833</text:p>
          </table:table-cell>
          <table:table-cell office:value-type="float" office:value="5.24312">
            <text:p>5,24312</text:p>
          </table:table-cell>
          <table:table-cell office:value-type="float" office:value="12666.2">
            <text:p>12666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41628">
            <text:p>0,34162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997303">
            <text:p>0,0997303</text:p>
          </table:table-cell>
          <table:table-cell office:value-type="float" office:value="5.3908">
            <text:p>5,3908</text:p>
          </table:table-cell>
          <table:table-cell office:value-type="float" office:value="12403.6">
            <text:p>12403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84853">
            <text:p>0,28485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997361">
            <text:p>0,0997361</text:p>
          </table:table-cell>
          <table:table-cell office:value-type="float" office:value="5.82261">
            <text:p>5,82261</text:p>
          </table:table-cell>
          <table:table-cell office:value-type="float" office:value="12461.1">
            <text:p>12461,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0033">
            <text:p>0,2003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97211">
            <text:p>0,097211</text:p>
          </table:table-cell>
          <table:table-cell office:value-type="float" office:value="5.43813">
            <text:p>5,43813</text:p>
          </table:table-cell>
          <table:table-cell office:value-type="float" office:value="12432.2">
            <text:p>12432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8056">
            <text:p>0,33805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997388">
            <text:p>0,0997388</text:p>
          </table:table-cell>
          <table:table-cell office:value-type="float" office:value="5.52107">
            <text:p>5,52107</text:p>
          </table:table-cell>
          <table:table-cell office:value-type="float" office:value="12536.2">
            <text:p>12536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35909">
            <text:p>0,2359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997426">
            <text:p>0,0997426</text:p>
          </table:table-cell>
          <table:table-cell office:value-type="float" office:value="5.87435">
            <text:p>5,87435</text:p>
          </table:table-cell>
          <table:table-cell office:value-type="float" office:value="12401.3">
            <text:p>12401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34798">
            <text:p>0,23479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997436">
            <text:p>0,0997436</text:p>
          </table:table-cell>
          <table:table-cell office:value-type="float" office:value="5.75142">
            <text:p>5,75142</text:p>
          </table:table-cell>
          <table:table-cell office:value-type="float" office:value="12354.1">
            <text:p>12354,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67286">
            <text:p>0,167286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997361">
            <text:p>0,0997361</text:p>
          </table:table-cell>
          <table:table-cell office:value-type="float" office:value="5.7744">
            <text:p>5,7744</text:p>
          </table:table-cell>
          <table:table-cell office:value-type="float" office:value="12595.2">
            <text:p>12595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8102">
            <text:p>0,27810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970953">
            <text:p>0,0970953</text:p>
          </table:table-cell>
          <table:table-cell office:value-type="float" office:value="5.63675">
            <text:p>5,63675</text:p>
          </table:table-cell>
          <table:table-cell office:value-type="float" office:value="12595.2">
            <text:p>12595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2616">
            <text:p>0,33261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997409">
            <text:p>0,0997409</text:p>
          </table:table-cell>
          <table:table-cell office:value-type="float" office:value="5.86536">
            <text:p>5,86536</text:p>
          </table:table-cell>
          <table:table-cell office:value-type="float" office:value="12332.9">
            <text:p>12332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604">
            <text:p>0,276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997338">
            <text:p>0,0997338</text:p>
          </table:table-cell>
          <table:table-cell office:value-type="float" office:value="6.00676">
            <text:p>6,00676</text:p>
          </table:table-cell>
          <table:table-cell office:value-type="float" office:value="12526.6">
            <text:p>12526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504">
            <text:p>0,275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997355">
            <text:p>0,0997355</text:p>
          </table:table-cell>
          <table:table-cell office:value-type="float" office:value="6.02427">
            <text:p>6,02427</text:p>
          </table:table-cell>
          <table:table-cell office:value-type="float" office:value="12277.8">
            <text:p>12277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4059">
            <text:p>0,27405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997404">
            <text:p>0,0997404</text:p>
          </table:table-cell>
          <table:table-cell office:value-type="float" office:value="5.36012">
            <text:p>5,36012</text:p>
          </table:table-cell>
          <table:table-cell office:value-type="float" office:value="12445.5">
            <text:p>12445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27643">
            <text:p>0,22764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972725">
            <text:p>0,0972725</text:p>
          </table:table-cell>
          <table:table-cell office:value-type="float" office:value="5.60112">
            <text:p>5,60112</text:p>
          </table:table-cell>
          <table:table-cell office:value-type="float" office:value="12474.7">
            <text:p>12474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771">
            <text:p>0,3277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997299">
            <text:p>0,0997299</text:p>
          </table:table-cell>
          <table:table-cell office:value-type="float" office:value="5.23572">
            <text:p>5,23572</text:p>
          </table:table-cell>
          <table:table-cell office:value-type="float" office:value="12603.4">
            <text:p>12603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25774">
            <text:p>0,22577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972749">
            <text:p>0,0972749</text:p>
          </table:table-cell>
          <table:table-cell office:value-type="float" office:value="5.67571">
            <text:p>5,67571</text:p>
          </table:table-cell>
          <table:table-cell office:value-type="float" office:value="12646.5">
            <text:p>12646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5875">
            <text:p>0,32587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946428">
            <text:p>0,0946428</text:p>
          </table:table-cell>
          <table:table-cell office:value-type="float" office:value="5.5375">
            <text:p>5,5375</text:p>
          </table:table-cell>
          <table:table-cell office:value-type="float" office:value="12646.5">
            <text:p>12646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4982">
            <text:p>0,32498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997312">
            <text:p>0,0997312</text:p>
          </table:table-cell>
          <table:table-cell office:value-type="float" office:value="5.74875">
            <text:p>5,74875</text:p>
          </table:table-cell>
          <table:table-cell office:value-type="float" office:value="12541">
            <text:p>1254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8549">
            <text:p>0,26854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997322">
            <text:p>0,0997322</text:p>
          </table:table-cell>
          <table:table-cell office:value-type="float" office:value="5.56802">
            <text:p>5,56802</text:p>
          </table:table-cell>
          <table:table-cell office:value-type="float" office:value="12377.2">
            <text:p>12377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7687">
            <text:p>0,2676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997293">
            <text:p>0,0997293</text:p>
          </table:table-cell>
          <table:table-cell office:value-type="float" office:value="5.85748">
            <text:p>5,85748</text:p>
          </table:table-cell>
          <table:table-cell office:value-type="float" office:value="12299.1">
            <text:p>12299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684">
            <text:p>0,2668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997361">
            <text:p>0,0997361</text:p>
          </table:table-cell>
          <table:table-cell office:value-type="float" office:value="5.18564">
            <text:p>5,18564</text:p>
          </table:table-cell>
          <table:table-cell office:value-type="float" office:value="12501.3">
            <text:p>12501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6006">
            <text:p>0,26600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970564">
            <text:p>0,0970564</text:p>
          </table:table-cell>
          <table:table-cell office:value-type="float" office:value="5.06001">
            <text:p>5,06001</text:p>
          </table:table-cell>
          <table:table-cell office:value-type="float" office:value="12501.3">
            <text:p>12501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0742">
            <text:p>0,3207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997341">
            <text:p>0,0997341</text:p>
          </table:table-cell>
          <table:table-cell office:value-type="float" office:value="5.43556">
            <text:p>5,43556</text:p>
          </table:table-cell>
          <table:table-cell office:value-type="float" office:value="12367.1">
            <text:p>12367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18926">
            <text:p>0,21892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997308">
            <text:p>0,0997308</text:p>
          </table:table-cell>
          <table:table-cell office:value-type="float" office:value="5.65371">
            <text:p>5,65371</text:p>
          </table:table-cell>
          <table:table-cell office:value-type="float" office:value="12519.2">
            <text:p>12519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3587">
            <text:p>0,2635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997389">
            <text:p>0,0997389</text:p>
          </table:table-cell>
          <table:table-cell office:value-type="float" office:value="5.88585">
            <text:p>5,88585</text:p>
          </table:table-cell>
          <table:table-cell office:value-type="float" office:value="12425.5">
            <text:p>12425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2805">
            <text:p>0,26280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997275">
            <text:p>0,0997275</text:p>
          </table:table-cell>
          <table:table-cell office:value-type="float" office:value="4.79028">
            <text:p>4,79028</text:p>
          </table:table-cell>
          <table:table-cell office:value-type="float" office:value="12376.3">
            <text:p>12376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2036">
            <text:p>0,26203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968662">
            <text:p>0,0968662</text:p>
          </table:table-cell>
          <table:table-cell office:value-type="float" office:value="4.6659">
            <text:p>4,6659</text:p>
          </table:table-cell>
          <table:table-cell office:value-type="float" office:value="12376.3">
            <text:p>12376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16834">
            <text:p>0,31683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997264">
            <text:p>0,0997264</text:p>
          </table:table-cell>
          <table:table-cell office:value-type="float" office:value="5.20116">
            <text:p>5,20116</text:p>
          </table:table-cell>
          <table:table-cell office:value-type="float" office:value="12252">
            <text:p>1225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0532">
            <text:p>0,2605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968862">
            <text:p>0,0968862</text:p>
          </table:table-cell>
          <table:table-cell office:value-type="float" office:value="5.06726">
            <text:p>5,06726</text:p>
          </table:table-cell>
          <table:table-cell office:value-type="float" office:value="12252">
            <text:p>1225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15353">
            <text:p>0,31535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997307">
            <text:p>0,0997307</text:p>
          </table:table-cell>
          <table:table-cell office:value-type="float" office:value="5.45135">
            <text:p>5,45135</text:p>
          </table:table-cell>
          <table:table-cell office:value-type="float" office:value="12257.4">
            <text:p>12257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9072">
            <text:p>0,25907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997405">
            <text:p>0,0997405</text:p>
          </table:table-cell>
          <table:table-cell office:value-type="float" office:value="4.64594">
            <text:p>4,64594</text:p>
          </table:table-cell>
          <table:table-cell office:value-type="float" office:value="12529.8">
            <text:p>12529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12904">
            <text:p>0,2129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997369">
            <text:p>0,0997369</text:p>
          </table:table-cell>
          <table:table-cell office:value-type="float" office:value="4.70106">
            <text:p>4,70106</text:p>
          </table:table-cell>
          <table:table-cell office:value-type="float" office:value="12456.6">
            <text:p>12456,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74321">
            <text:p>0,17432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997369">
            <text:p>0,0997369</text:p>
          </table:table-cell>
          <table:table-cell office:value-type="float" office:value="5.48926">
            <text:p>5,48926</text:p>
          </table:table-cell>
          <table:table-cell office:value-type="float" office:value="12356.3">
            <text:p>12356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73626">
            <text:p>0,17362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997344">
            <text:p>0,0997344</text:p>
          </table:table-cell>
          <table:table-cell office:value-type="float" office:value="5.16279">
            <text:p>5,16279</text:p>
          </table:table-cell>
          <table:table-cell office:value-type="float" office:value="12217.8">
            <text:p>12217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6275">
            <text:p>0,25627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968901">
            <text:p>0,0968901</text:p>
          </table:table-cell>
          <table:table-cell office:value-type="float" office:value="5.02926">
            <text:p>5,02926</text:p>
          </table:table-cell>
          <table:table-cell office:value-type="float" office:value="12217.8">
            <text:p>12217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11154">
            <text:p>0,3111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99739">
            <text:p>0,099739</text:p>
          </table:table-cell>
          <table:table-cell office:value-type="float" office:value="5.42134">
            <text:p>5,42134</text:p>
          </table:table-cell>
          <table:table-cell office:value-type="float" office:value="12504.5">
            <text:p>12504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4932">
            <text:p>0,2549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971667">
            <text:p>0,0971667</text:p>
          </table:table-cell>
          <table:table-cell office:value-type="float" office:value="5.29567">
            <text:p>5,29567</text:p>
          </table:table-cell>
          <table:table-cell office:value-type="float" office:value="12504.5">
            <text:p>12504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983">
            <text:p>0,309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997373">
            <text:p>0,0997373</text:p>
          </table:table-cell>
          <table:table-cell office:value-type="float" office:value="5.32044">
            <text:p>5,32044</text:p>
          </table:table-cell>
          <table:table-cell office:value-type="float" office:value="12167.9">
            <text:p>12167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3625">
            <text:p>0,25362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997283">
            <text:p>0,0997283</text:p>
          </table:table-cell>
          <table:table-cell office:value-type="float" office:value="5.25531">
            <text:p>5,25531</text:p>
          </table:table-cell>
          <table:table-cell office:value-type="float" office:value="12204.3">
            <text:p>12204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07529">
            <text:p>0,20752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971299">
            <text:p>0,0971299</text:p>
          </table:table-cell>
          <table:table-cell office:value-type="float" office:value="5.13266">
            <text:p>5,13266</text:p>
          </table:table-cell>
          <table:table-cell office:value-type="float" office:value="12204.3">
            <text:p>12204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7907">
            <text:p>0,30790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943887">
            <text:p>0,0943887</text:p>
          </table:table-cell>
          <table:table-cell office:value-type="float" office:value="5.25006">
            <text:p>5,25006</text:p>
          </table:table-cell>
          <table:table-cell office:value-type="float" office:value="12162.5">
            <text:p>12162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7282">
            <text:p>0,30728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997236">
            <text:p>0,0997236</text:p>
          </table:table-cell>
          <table:table-cell office:value-type="float" office:value="4.8862">
            <text:p>4,8862</text:p>
          </table:table-cell>
          <table:table-cell office:value-type="float" office:value="12339.2">
            <text:p>12339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1109">
            <text:p>0,2511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997398">
            <text:p>0,0997398</text:p>
          </table:table-cell>
          <table:table-cell office:value-type="float" office:value="5.51057">
            <text:p>5,51057</text:p>
          </table:table-cell>
          <table:table-cell office:value-type="float" office:value="12472.4">
            <text:p>12472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05044">
            <text:p>0,20504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99739">
            <text:p>0,099739</text:p>
          </table:table-cell>
          <table:table-cell office:value-type="float" office:value="5.75883">
            <text:p>5,75883</text:p>
          </table:table-cell>
          <table:table-cell office:value-type="float" office:value="12516.8">
            <text:p>12516,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6563">
            <text:p>0,16656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997364">
            <text:p>0,0997364</text:p>
          </table:table-cell>
          <table:table-cell office:value-type="float" office:value="5.23206">
            <text:p>5,23206</text:p>
          </table:table-cell>
          <table:table-cell office:value-type="float" office:value="12411.3">
            <text:p>12411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5968">
            <text:p>0,16596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968878">
            <text:p>0,0968878</text:p>
          </table:table-cell>
          <table:table-cell office:value-type="float" office:value="5.09642">
            <text:p>5,09642</text:p>
          </table:table-cell>
          <table:table-cell office:value-type="float" office:value="12411.3">
            <text:p>12411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4269">
            <text:p>0,30426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99732">
            <text:p>0,099732</text:p>
          </table:table-cell>
          <table:table-cell office:value-type="float" office:value="4.95301">
            <text:p>4,95301</text:p>
          </table:table-cell>
          <table:table-cell office:value-type="float" office:value="12176.6">
            <text:p>12176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8132">
            <text:p>0,2481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997379">
            <text:p>0,0997379</text:p>
          </table:table-cell>
          <table:table-cell office:value-type="float" office:value="5.68413">
            <text:p>5,68413</text:p>
          </table:table-cell>
          <table:table-cell office:value-type="float" office:value="12214.8">
            <text:p>12214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02102">
            <text:p>0,20210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997288">
            <text:p>0,0997288</text:p>
          </table:table-cell>
          <table:table-cell office:value-type="float" office:value="5.71692">
            <text:p>5,71692</text:p>
          </table:table-cell>
          <table:table-cell office:value-type="float" office:value="12407.3">
            <text:p>12407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6989">
            <text:p>0,2469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997425">
            <text:p>0,0997425</text:p>
          </table:table-cell>
          <table:table-cell office:value-type="float" office:value="5.46923">
            <text:p>5,46923</text:p>
          </table:table-cell>
          <table:table-cell office:value-type="float" office:value="12564.3">
            <text:p>12564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3094">
            <text:p>0,16309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971828">
            <text:p>0,0971828</text:p>
          </table:table-cell>
          <table:table-cell office:value-type="float" office:value="5.34296">
            <text:p>5,34296</text:p>
          </table:table-cell>
          <table:table-cell office:value-type="float" office:value="12564.3">
            <text:p>12564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1427">
            <text:p>0,30142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997362">
            <text:p>0,0997362</text:p>
          </table:table-cell>
          <table:table-cell office:value-type="float" office:value="5.13299">
            <text:p>5,13299</text:p>
          </table:table-cell>
          <table:table-cell office:value-type="float" office:value="12208.4">
            <text:p>12208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5322">
            <text:p>0,2453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997294">
            <text:p>0,0997294</text:p>
          </table:table-cell>
          <table:table-cell office:value-type="float" office:value="5.58337">
            <text:p>5,58337</text:p>
          </table:table-cell>
          <table:table-cell office:value-type="float" office:value="12371.9">
            <text:p>12371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4779">
            <text:p>0,24477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940395">
            <text:p>0,0940395</text:p>
          </table:table-cell>
          <table:table-cell office:value-type="float" office:value="4.86614">
            <text:p>4,86614</text:p>
          </table:table-cell>
          <table:table-cell office:value-type="float" office:value="12208.4">
            <text:p>12208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9796">
            <text:p>0,29979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99733">
            <text:p>0,099733</text:p>
          </table:table-cell>
          <table:table-cell office:value-type="float" office:value="4.90094">
            <text:p>4,90094</text:p>
          </table:table-cell>
          <table:table-cell office:value-type="float" office:value="12405.3">
            <text:p>12405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8254">
            <text:p>0,1982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99741">
            <text:p>0,099741</text:p>
          </table:table-cell>
          <table:table-cell office:value-type="float" office:value="5.39167">
            <text:p>5,39167</text:p>
          </table:table-cell>
          <table:table-cell office:value-type="float" office:value="12429.8">
            <text:p>12429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7728">
            <text:p>0,19772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99733">
            <text:p>0,099733</text:p>
          </table:table-cell>
          <table:table-cell office:value-type="float" office:value="4.82963">
            <text:p>4,82963</text:p>
          </table:table-cell>
          <table:table-cell office:value-type="float" office:value="12346.4">
            <text:p>12346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2662">
            <text:p>0,24266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997399">
            <text:p>0,0997399</text:p>
          </table:table-cell>
          <table:table-cell office:value-type="float" office:value="5.65586">
            <text:p>5,65586</text:p>
          </table:table-cell>
          <table:table-cell office:value-type="float" office:value="12492.8">
            <text:p>12492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2146">
            <text:p>0,24214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972663">
            <text:p>0,0972663</text:p>
          </table:table-cell>
          <table:table-cell office:value-type="float" office:value="5.53031">
            <text:p>5,53031</text:p>
          </table:table-cell>
          <table:table-cell office:value-type="float" office:value="12492.8">
            <text:p>12492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7192">
            <text:p>0,29719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948051">
            <text:p>0,0948051</text:p>
          </table:table-cell>
          <table:table-cell office:value-type="float" office:value="5.40475">
            <text:p>5,40475</text:p>
          </table:table-cell>
          <table:table-cell office:value-type="float" office:value="12492.8">
            <text:p>12492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6687">
            <text:p>0,2966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997347">
            <text:p>0,0997347</text:p>
          </table:table-cell>
          <table:table-cell office:value-type="float" office:value="4.99955">
            <text:p>4,99955</text:p>
          </table:table-cell>
          <table:table-cell office:value-type="float" office:value="12360.8">
            <text:p>12360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0631">
            <text:p>0,24063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96992">
            <text:p>0,096992</text:p>
          </table:table-cell>
          <table:table-cell office:value-type="float" office:value="4.87533">
            <text:p>4,87533</text:p>
          </table:table-cell>
          <table:table-cell office:value-type="float" office:value="12360.8">
            <text:p>12360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5692">
            <text:p>0,29569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940471">
            <text:p>0,0940471</text:p>
          </table:table-cell>
          <table:table-cell office:value-type="float" office:value="4.74024">
            <text:p>4,74024</text:p>
          </table:table-cell>
          <table:table-cell office:value-type="float" office:value="12360.8">
            <text:p>12360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5201">
            <text:p>0,29520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997329">
            <text:p>0,0997329</text:p>
          </table:table-cell>
          <table:table-cell office:value-type="float" office:value="5.55142">
            <text:p>5,55142</text:p>
          </table:table-cell>
          <table:table-cell office:value-type="float" office:value="12582.3">
            <text:p>12582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3706">
            <text:p>0,19370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997324">
            <text:p>0,0997324</text:p>
          </table:table-cell>
          <table:table-cell office:value-type="float" office:value="5.5248">
            <text:p>5,5248</text:p>
          </table:table-cell>
          <table:table-cell office:value-type="float" office:value="12430.2">
            <text:p>12430,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55346">
            <text:p>0,15534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997409">
            <text:p>0,0997409</text:p>
          </table:table-cell>
          <table:table-cell office:value-type="float" office:value="5.29458">
            <text:p>5,29458</text:p>
          </table:table-cell>
          <table:table-cell office:value-type="float" office:value="12300.9">
            <text:p>12300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8203">
            <text:p>0,23820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969499">
            <text:p>0,0969499</text:p>
          </table:table-cell>
          <table:table-cell office:value-type="float" office:value="5.16015">
            <text:p>5,16015</text:p>
          </table:table-cell>
          <table:table-cell office:value-type="float" office:value="12300.9">
            <text:p>12300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3287">
            <text:p>0,2932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997322">
            <text:p>0,0997322</text:p>
          </table:table-cell>
          <table:table-cell office:value-type="float" office:value="5.13879">
            <text:p>5,13879</text:p>
          </table:table-cell>
          <table:table-cell office:value-type="float" office:value="12362.6">
            <text:p>12362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181">
            <text:p>0,1918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997314">
            <text:p>0,0997314</text:p>
          </table:table-cell>
          <table:table-cell office:value-type="float" office:value="5.31327">
            <text:p>5,31327</text:p>
          </table:table-cell>
          <table:table-cell office:value-type="float" office:value="12470.6">
            <text:p>12470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1347">
            <text:p>0,19134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997377">
            <text:p>0,0997377</text:p>
          </table:table-cell>
          <table:table-cell office:value-type="float" office:value="5.30203">
            <text:p>5,30203</text:p>
          </table:table-cell>
          <table:table-cell office:value-type="float" office:value="12320">
            <text:p>123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6343">
            <text:p>0,23634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969432">
            <text:p>0,0969432</text:p>
          </table:table-cell>
          <table:table-cell office:value-type="float" office:value="5.16739">
            <text:p>5,16739</text:p>
          </table:table-cell>
          <table:table-cell office:value-type="float" office:value="12320">
            <text:p>123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1444">
            <text:p>0,29144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99737">
            <text:p>0,099737</text:p>
          </table:table-cell>
          <table:table-cell office:value-type="float" office:value="5.54051">
            <text:p>5,54051</text:p>
          </table:table-cell>
          <table:table-cell office:value-type="float" office:value="12550.1">
            <text:p>12550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9983">
            <text:p>0,1899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972349">
            <text:p>0,0972349</text:p>
          </table:table-cell>
          <table:table-cell office:value-type="float" office:value="5.48436">
            <text:p>5,48436</text:p>
          </table:table-cell>
          <table:table-cell office:value-type="float" office:value="12511.2">
            <text:p>12511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0547">
            <text:p>0,29054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997343">
            <text:p>0,0997343</text:p>
          </table:table-cell>
          <table:table-cell office:value-type="float" office:value="5.82829">
            <text:p>5,82829</text:p>
          </table:table-cell>
          <table:table-cell office:value-type="float" office:value="12464">
            <text:p>1246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9094">
            <text:p>0,18909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997323">
            <text:p>0,0997323</text:p>
          </table:table-cell>
          <table:table-cell office:value-type="float" office:value="5.19048">
            <text:p>5,19048</text:p>
          </table:table-cell>
          <table:table-cell office:value-type="float" office:value="12388.4">
            <text:p>12388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8656">
            <text:p>0,18865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997292">
            <text:p>0,0997292</text:p>
          </table:table-cell>
          <table:table-cell office:value-type="float" office:value="5.17364">
            <text:p>5,17364</text:p>
          </table:table-cell>
          <table:table-cell office:value-type="float" office:value="12456.9">
            <text:p>12456,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8221">
            <text:p>0,18822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997403">
            <text:p>0,0997403</text:p>
          </table:table-cell>
          <table:table-cell office:value-type="float" office:value="5.46276">
            <text:p>5,46276</text:p>
          </table:table-cell>
          <table:table-cell office:value-type="float" office:value="12476">
            <text:p>1247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779">
            <text:p>0,1877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997297">
            <text:p>0,0997297</text:p>
          </table:table-cell>
          <table:table-cell office:value-type="float" office:value="5.14321">
            <text:p>5,14321</text:p>
          </table:table-cell>
          <table:table-cell office:value-type="float" office:value="12469.9">
            <text:p>12469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2817">
            <text:p>0,2328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99731">
            <text:p>0,099731</text:p>
          </table:table-cell>
          <table:table-cell office:value-type="float" office:value="5.73696">
            <text:p>5,73696</text:p>
          </table:table-cell>
          <table:table-cell office:value-type="float" office:value="12430.4">
            <text:p>12430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6939">
            <text:p>0,18693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997347">
            <text:p>0,0997347</text:p>
          </table:table-cell>
          <table:table-cell office:value-type="float" office:value="5.42514">
            <text:p>5,42514</text:p>
          </table:table-cell>
          <table:table-cell office:value-type="float" office:value="12262">
            <text:p>1226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6519">
            <text:p>0,18651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972756">
            <text:p>0,0972756</text:p>
          </table:table-cell>
          <table:table-cell office:value-type="float" office:value="5.48655">
            <text:p>5,48655</text:p>
          </table:table-cell>
          <table:table-cell office:value-type="float" office:value="12273.5">
            <text:p>12273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7112">
            <text:p>0,28711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997405">
            <text:p>0,0997405</text:p>
          </table:table-cell>
          <table:table-cell office:value-type="float" office:value="5.12317">
            <text:p>5,12317</text:p>
          </table:table-cell>
          <table:table-cell office:value-type="float" office:value="12477.1">
            <text:p>12477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1143">
            <text:p>0,23114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970405">
            <text:p>0,0970405</text:p>
          </table:table-cell>
          <table:table-cell office:value-type="float" office:value="4.99777">
            <text:p>4,99777</text:p>
          </table:table-cell>
          <table:table-cell office:value-type="float" office:value="12477.1">
            <text:p>12477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6289">
            <text:p>0,2862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94141">
            <text:p>0,094141</text:p>
          </table:table-cell>
          <table:table-cell office:value-type="float" office:value="4.86141">
            <text:p>4,86141</text:p>
          </table:table-cell>
          <table:table-cell office:value-type="float" office:value="12477.1">
            <text:p>12477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5883">
            <text:p>0,2858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997376">
            <text:p>0,0997376</text:p>
          </table:table-cell>
          <table:table-cell office:value-type="float" office:value="4.84948">
            <text:p>4,84948</text:p>
          </table:table-cell>
          <table:table-cell office:value-type="float" office:value="12188.3">
            <text:p>12188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9924">
            <text:p>0,22992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888094">
            <text:p>0,0888094</text:p>
          </table:table-cell>
          <table:table-cell office:value-type="float" office:value="4.61062">
            <text:p>4,61062</text:p>
          </table:table-cell>
          <table:table-cell office:value-type="float" office:value="12477.1">
            <text:p>12477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5079">
            <text:p>0,28507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997375">
            <text:p>0,0997375</text:p>
          </table:table-cell>
          <table:table-cell office:value-type="float" office:value="5.05677">
            <text:p>5,05677</text:p>
          </table:table-cell>
          <table:table-cell office:value-type="float" office:value="12427.2">
            <text:p>12427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9127">
            <text:p>0,22912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967968">
            <text:p>0,0967968</text:p>
          </table:table-cell>
          <table:table-cell office:value-type="float" office:value="4.92096">
            <text:p>4,92096</text:p>
          </table:table-cell>
          <table:table-cell office:value-type="float" office:value="12427.2">
            <text:p>12427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4289">
            <text:p>0,2842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938712">
            <text:p>0,0938712</text:p>
          </table:table-cell>
          <table:table-cell office:value-type="float" office:value="4.78514">
            <text:p>4,78514</text:p>
          </table:table-cell>
          <table:table-cell office:value-type="float" office:value="12427.2">
            <text:p>12427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3898">
            <text:p>0,28389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997379">
            <text:p>0,0997379</text:p>
          </table:table-cell>
          <table:table-cell office:value-type="float" office:value="4.53214">
            <text:p>4,53214</text:p>
          </table:table-cell>
          <table:table-cell office:value-type="float" office:value="12164.2">
            <text:p>12164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7955">
            <text:p>0,22795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965508">
            <text:p>0,0965508</text:p>
          </table:table-cell>
          <table:table-cell office:value-type="float" office:value="4.3992">
            <text:p>4,3992</text:p>
          </table:table-cell>
          <table:table-cell office:value-type="float" office:value="12164.2">
            <text:p>12164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3126">
            <text:p>0,28312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997422">
            <text:p>0,0997422</text:p>
          </table:table-cell>
          <table:table-cell office:value-type="float" office:value="5.13347">
            <text:p>5,13347</text:p>
          </table:table-cell>
          <table:table-cell office:value-type="float" office:value="12435.9">
            <text:p>12435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7189">
            <text:p>0,2271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970567">
            <text:p>0,0970567</text:p>
          </table:table-cell>
          <table:table-cell office:value-type="float" office:value="5.00849">
            <text:p>5,00849</text:p>
          </table:table-cell>
          <table:table-cell office:value-type="float" office:value="12435.9">
            <text:p>12435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2366">
            <text:p>0,28236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941728">
            <text:p>0,0941728</text:p>
          </table:table-cell>
          <table:table-cell office:value-type="float" office:value="4.87258">
            <text:p>4,87258</text:p>
          </table:table-cell>
          <table:table-cell office:value-type="float" office:value="12435.9">
            <text:p>12435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199">
            <text:p>0,2819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99729">
            <text:p>0,099729</text:p>
          </table:table-cell>
          <table:table-cell office:value-type="float" office:value="4.9768">
            <text:p>4,9768</text:p>
          </table:table-cell>
          <table:table-cell office:value-type="float" office:value="12421.5">
            <text:p>12421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6061">
            <text:p>0,2260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997343">
            <text:p>0,0997343</text:p>
          </table:table-cell>
          <table:table-cell office:value-type="float" office:value="4.08764">
            <text:p>4,08764</text:p>
          </table:table-cell>
          <table:table-cell office:value-type="float" office:value="12247.3">
            <text:p>12247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5691">
            <text:p>0,22569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997293">
            <text:p>0,0997293</text:p>
          </table:table-cell>
          <table:table-cell office:value-type="float" office:value="5.2398">
            <text:p>5,2398</text:p>
          </table:table-cell>
          <table:table-cell office:value-type="float" office:value="12338">
            <text:p>123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5323">
            <text:p>0,22532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997403">
            <text:p>0,0997403</text:p>
          </table:table-cell>
          <table:table-cell office:value-type="float" office:value="5.06488">
            <text:p>5,06488</text:p>
          </table:table-cell>
          <table:table-cell office:value-type="float" office:value="12441.2">
            <text:p>12441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9503">
            <text:p>0,17950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997349">
            <text:p>0,0997349</text:p>
          </table:table-cell>
          <table:table-cell office:value-type="float" office:value="4.61219">
            <text:p>4,61219</text:p>
          </table:table-cell>
          <table:table-cell office:value-type="float" office:value="12575.9">
            <text:p>12575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4596">
            <text:p>0,22459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997367">
            <text:p>0,0997367</text:p>
          </table:table-cell>
          <table:table-cell office:value-type="float" office:value="4.63047">
            <text:p>4,63047</text:p>
          </table:table-cell>
          <table:table-cell office:value-type="float" office:value="12492.1">
            <text:p>12492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8781">
            <text:p>0,17878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997265">
            <text:p>0,0997265</text:p>
          </table:table-cell>
          <table:table-cell office:value-type="float" office:value="5.57842">
            <text:p>5,57842</text:p>
          </table:table-cell>
          <table:table-cell office:value-type="float" office:value="12613.9">
            <text:p>12613,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8424">
            <text:p>0,17842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970444">
            <text:p>0,0970444</text:p>
          </table:table-cell>
          <table:table-cell office:value-type="float" office:value="5.00089">
            <text:p>5,00089</text:p>
          </table:table-cell>
          <table:table-cell office:value-type="float" office:value="12307.6">
            <text:p>12307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908">
            <text:p>0,2790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997373">
            <text:p>0,0997373</text:p>
          </table:table-cell>
          <table:table-cell office:value-type="float" office:value="5.24599">
            <text:p>5,24599</text:p>
          </table:table-cell>
          <table:table-cell office:value-type="float" office:value="12398.6">
            <text:p>12398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3172">
            <text:p>0,22317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997304">
            <text:p>0,0997304</text:p>
          </table:table-cell>
          <table:table-cell office:value-type="float" office:value="4.48345">
            <text:p>4,48345</text:p>
          </table:table-cell>
          <table:table-cell office:value-type="float" office:value="12510.4">
            <text:p>12510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2822">
            <text:p>0,2228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964201">
            <text:p>0,0964201</text:p>
          </table:table-cell>
          <table:table-cell office:value-type="float" office:value="4.34673">
            <text:p>4,34673</text:p>
          </table:table-cell>
          <table:table-cell office:value-type="float" office:value="12510.4">
            <text:p>12510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8031">
            <text:p>0,27803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997292">
            <text:p>0,0997292</text:p>
          </table:table-cell>
          <table:table-cell office:value-type="float" office:value="5.47232">
            <text:p>5,47232</text:p>
          </table:table-cell>
          <table:table-cell office:value-type="float" office:value="12422.9">
            <text:p>12422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213">
            <text:p>0,2221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997249">
            <text:p>0,0997249</text:p>
          </table:table-cell>
          <table:table-cell office:value-type="float" office:value="5.45621">
            <text:p>5,45621</text:p>
          </table:table-cell>
          <table:table-cell office:value-type="float" office:value="12619">
            <text:p>1261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1788">
            <text:p>0,22178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997282">
            <text:p>0,0997282</text:p>
          </table:table-cell>
          <table:table-cell office:value-type="float" office:value="5.09084">
            <text:p>5,09084</text:p>
          </table:table-cell>
          <table:table-cell office:value-type="float" office:value="12588.2">
            <text:p>12588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1448">
            <text:p>0,22144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997287">
            <text:p>0,0997287</text:p>
          </table:table-cell>
          <table:table-cell office:value-type="float" office:value="5.43828">
            <text:p>5,43828</text:p>
          </table:table-cell>
          <table:table-cell office:value-type="float" office:value="12597.1">
            <text:p>12597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111">
            <text:p>0,2211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997344">
            <text:p>0,0997344</text:p>
          </table:table-cell>
          <table:table-cell office:value-type="float" office:value="5.70452">
            <text:p>5,70452</text:p>
          </table:table-cell>
          <table:table-cell office:value-type="float" office:value="12390.5">
            <text:p>12390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532">
            <text:p>0,175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972923">
            <text:p>0,0972923</text:p>
          </table:table-cell>
          <table:table-cell office:value-type="float" office:value="5.58">
            <text:p>5,58</text:p>
          </table:table-cell>
          <table:table-cell office:value-type="float" office:value="12390.5">
            <text:p>12390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5997">
            <text:p>0,27599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997286">
            <text:p>0,0997286</text:p>
          </table:table-cell>
          <table:table-cell office:value-type="float" office:value="5.53718">
            <text:p>5,53718</text:p>
          </table:table-cell>
          <table:table-cell office:value-type="float" office:value="12396.6">
            <text:p>12396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011">
            <text:p>0,2201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997332">
            <text:p>0,0997332</text:p>
          </table:table-cell>
          <table:table-cell office:value-type="float" office:value="5.39552">
            <text:p>5,39552</text:p>
          </table:table-cell>
          <table:table-cell office:value-type="float" office:value="12615.3">
            <text:p>12615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36448">
            <text:p>0,13644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971237">
            <text:p>0,0971237</text:p>
          </table:table-cell>
          <table:table-cell office:value-type="float" office:value="5.26874">
            <text:p>5,26874</text:p>
          </table:table-cell>
          <table:table-cell office:value-type="float" office:value="12615.3">
            <text:p>12615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501">
            <text:p>0,2750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997384">
            <text:p>0,0997384</text:p>
          </table:table-cell>
          <table:table-cell office:value-type="float" office:value="5.71889">
            <text:p>5,71889</text:p>
          </table:table-cell>
          <table:table-cell office:value-type="float" office:value="12592.5">
            <text:p>12592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3675">
            <text:p>0,17367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997364">
            <text:p>0,0997364</text:p>
          </table:table-cell>
          <table:table-cell office:value-type="float" office:value="5.25903">
            <text:p>5,25903</text:p>
          </table:table-cell>
          <table:table-cell office:value-type="float" office:value="12611.5">
            <text:p>12611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8807">
            <text:p>0,21880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968596">
            <text:p>0,0968596</text:p>
          </table:table-cell>
          <table:table-cell office:value-type="float" office:value="5.1212">
            <text:p>5,1212</text:p>
          </table:table-cell>
          <table:table-cell office:value-type="float" office:value="12611.5">
            <text:p>12611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4042">
            <text:p>0,2740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99738">
            <text:p>0,099738</text:p>
          </table:table-cell>
          <table:table-cell office:value-type="float" office:value="5.49908">
            <text:p>5,49908</text:p>
          </table:table-cell>
          <table:table-cell office:value-type="float" office:value="12354.8">
            <text:p>12354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8168">
            <text:p>0,21816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972248">
            <text:p>0,0972248</text:p>
          </table:table-cell>
          <table:table-cell office:value-type="float" office:value="5.37491">
            <text:p>5,37491</text:p>
          </table:table-cell>
          <table:table-cell office:value-type="float" office:value="12354.8">
            <text:p>12354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3407">
            <text:p>0,27340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945277">
            <text:p>0,0945277</text:p>
          </table:table-cell>
          <table:table-cell office:value-type="float" office:value="5.23989">
            <text:p>5,23989</text:p>
          </table:table-cell>
          <table:table-cell office:value-type="float" office:value="12354.8">
            <text:p>12354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3092">
            <text:p>0,27309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997296">
            <text:p>0,0997296</text:p>
          </table:table-cell>
          <table:table-cell office:value-type="float" office:value="4.96894">
            <text:p>4,96894</text:p>
          </table:table-cell>
          <table:table-cell office:value-type="float" office:value="12620">
            <text:p>1262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177">
            <text:p>0,1717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997339">
            <text:p>0,0997339</text:p>
          </table:table-cell>
          <table:table-cell office:value-type="float" office:value="5.47731">
            <text:p>5,47731</text:p>
          </table:table-cell>
          <table:table-cell office:value-type="float" office:value="12408.6">
            <text:p>12408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1459">
            <text:p>0,17145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970068">
            <text:p>0,0970068</text:p>
          </table:table-cell>
          <table:table-cell office:value-type="float" office:value="5.393">
            <text:p>5,393</text:p>
          </table:table-cell>
          <table:table-cell office:value-type="float" office:value="12403.1">
            <text:p>12403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2161">
            <text:p>0,2721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943023">
            <text:p>0,0943023</text:p>
          </table:table-cell>
          <table:table-cell office:value-type="float" office:value="5.25745">
            <text:p>5,25745</text:p>
          </table:table-cell>
          <table:table-cell office:value-type="float" office:value="12403.1">
            <text:p>12403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1854">
            <text:p>0,2718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99736">
            <text:p>0,099736</text:p>
          </table:table-cell>
          <table:table-cell office:value-type="float" office:value="5.74332">
            <text:p>5,74332</text:p>
          </table:table-cell>
          <table:table-cell office:value-type="float" office:value="12398">
            <text:p>1239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0539">
            <text:p>0,17053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997413">
            <text:p>0,0997413</text:p>
          </table:table-cell>
          <table:table-cell office:value-type="float" office:value="5.2131">
            <text:p>5,2131</text:p>
          </table:table-cell>
          <table:table-cell office:value-type="float" office:value="12363">
            <text:p>1236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5691">
            <text:p>0,21569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997351">
            <text:p>0,0997351</text:p>
          </table:table-cell>
          <table:table-cell office:value-type="float" office:value="5.15241">
            <text:p>5,15241</text:p>
          </table:table-cell>
          <table:table-cell office:value-type="float" office:value="12294.8">
            <text:p>12294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9935">
            <text:p>0,16993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997365">
            <text:p>0,0997365</text:p>
          </table:table-cell>
          <table:table-cell office:value-type="float" office:value="4.81455">
            <text:p>4,81455</text:p>
          </table:table-cell>
          <table:table-cell office:value-type="float" office:value="12660.2">
            <text:p>12660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509">
            <text:p>0,215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96838">
            <text:p>0,096838</text:p>
          </table:table-cell>
          <table:table-cell office:value-type="float" office:value="4.68732">
            <text:p>4,68732</text:p>
          </table:table-cell>
          <table:table-cell office:value-type="float" office:value="12660.2">
            <text:p>12660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0348">
            <text:p>0,27034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997401">
            <text:p>0,0997401</text:p>
          </table:table-cell>
          <table:table-cell office:value-type="float" office:value="5.50676">
            <text:p>5,50676</text:p>
          </table:table-cell>
          <table:table-cell office:value-type="float" office:value="12262.9">
            <text:p>12262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4496">
            <text:p>0,21449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997376">
            <text:p>0,0997376</text:p>
          </table:table-cell>
          <table:table-cell office:value-type="float" office:value="5.44932">
            <text:p>5,44932</text:p>
          </table:table-cell>
          <table:table-cell office:value-type="float" office:value="12373.3">
            <text:p>12373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4202">
            <text:p>0,21420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997431">
            <text:p>0,0997431</text:p>
          </table:table-cell>
          <table:table-cell office:value-type="float" office:value="5.23864">
            <text:p>5,23864</text:p>
          </table:table-cell>
          <table:table-cell office:value-type="float" office:value="12503.6">
            <text:p>12503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391">
            <text:p>0,2139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997252">
            <text:p>0,0997252</text:p>
          </table:table-cell>
          <table:table-cell office:value-type="float" office:value="4.44819">
            <text:p>4,44819</text:p>
          </table:table-cell>
          <table:table-cell office:value-type="float" office:value="12651.1">
            <text:p>12651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3619">
            <text:p>0,21361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997413">
            <text:p>0,0997413</text:p>
          </table:table-cell>
          <table:table-cell office:value-type="float" office:value="5.19841">
            <text:p>5,19841</text:p>
          </table:table-cell>
          <table:table-cell office:value-type="float" office:value="12488.8">
            <text:p>12488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7876">
            <text:p>0,16787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997371">
            <text:p>0,0997371</text:p>
          </table:table-cell>
          <table:table-cell office:value-type="float" office:value="4.91619">
            <text:p>4,91619</text:p>
          </table:table-cell>
          <table:table-cell office:value-type="float" office:value="12444.7">
            <text:p>12444,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7588">
            <text:p>0,16758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997344">
            <text:p>0,0997344</text:p>
          </table:table-cell>
          <table:table-cell office:value-type="float" office:value="4.8649">
            <text:p>4,8649</text:p>
          </table:table-cell>
          <table:table-cell office:value-type="float" office:value="12535.7">
            <text:p>12535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2757">
            <text:p>0,2127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997284">
            <text:p>0,0997284</text:p>
          </table:table-cell>
          <table:table-cell office:value-type="float" office:value="5.57938">
            <text:p>5,57938</text:p>
          </table:table-cell>
          <table:table-cell office:value-type="float" office:value="12431">
            <text:p>1243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2473">
            <text:p>0,21247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99728">
            <text:p>0,099728</text:p>
          </table:table-cell>
          <table:table-cell office:value-type="float" office:value="5.6479">
            <text:p>5,6479</text:p>
          </table:table-cell>
          <table:table-cell office:value-type="float" office:value="12401.1">
            <text:p>12401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2191">
            <text:p>0,21219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997361">
            <text:p>0,0997361</text:p>
          </table:table-cell>
          <table:table-cell office:value-type="float" office:value="5.58304">
            <text:p>5,58304</text:p>
          </table:table-cell>
          <table:table-cell office:value-type="float" office:value="12606.9">
            <text:p>12606,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28576">
            <text:p>0,12857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97171">
            <text:p>0,097171</text:p>
          </table:table-cell>
          <table:table-cell office:value-type="float" office:value="5.76972">
            <text:p>5,76972</text:p>
          </table:table-cell>
          <table:table-cell office:value-type="float" office:value="12387.3">
            <text:p>12387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7186">
            <text:p>0,26718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997325">
            <text:p>0,0997325</text:p>
          </table:table-cell>
          <table:table-cell office:value-type="float" office:value="5.97663">
            <text:p>5,97663</text:p>
          </table:table-cell>
          <table:table-cell office:value-type="float" office:value="12445.5">
            <text:p>12445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5898">
            <text:p>0,16589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997325">
            <text:p>0,0997325</text:p>
          </table:table-cell>
          <table:table-cell office:value-type="float" office:value="4.4162">
            <text:p>4,4162</text:p>
          </table:table-cell>
          <table:table-cell office:value-type="float" office:value="12339.6">
            <text:p>12339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5622">
            <text:p>0,1656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997278">
            <text:p>0,0997278</text:p>
          </table:table-cell>
          <table:table-cell office:value-type="float" office:value="5.19021">
            <text:p>5,19021</text:p>
          </table:table-cell>
          <table:table-cell office:value-type="float" office:value="12322.9">
            <text:p>12322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0802">
            <text:p>0,21080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970767">
            <text:p>0,0970767</text:p>
          </table:table-cell>
          <table:table-cell office:value-type="float" office:value="5.06637">
            <text:p>5,06637</text:p>
          </table:table-cell>
          <table:table-cell office:value-type="float" office:value="12322.9">
            <text:p>12322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6084">
            <text:p>0,26608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942319">
            <text:p>0,0942319</text:p>
          </table:table-cell>
          <table:table-cell office:value-type="float" office:value="4.93169">
            <text:p>4,93169</text:p>
          </table:table-cell>
          <table:table-cell office:value-type="float" office:value="12322.9">
            <text:p>12322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5812">
            <text:p>0,26581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916091">
            <text:p>0,0916091</text:p>
          </table:table-cell>
          <table:table-cell office:value-type="float" office:value="4.80785">
            <text:p>4,80785</text:p>
          </table:table-cell>
          <table:table-cell office:value-type="float" office:value="12322.9">
            <text:p>12322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5542">
            <text:p>0,2655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99722">
            <text:p>0,099722</text:p>
          </table:table-cell>
          <table:table-cell office:value-type="float" office:value="5.02396">
            <text:p>5,02396</text:p>
          </table:table-cell>
          <table:table-cell office:value-type="float" office:value="12308.6">
            <text:p>12308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9718">
            <text:p>0,20971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967747">
            <text:p>0,0967747</text:p>
          </table:table-cell>
          <table:table-cell office:value-type="float" office:value="4.88944">
            <text:p>4,88944</text:p>
          </table:table-cell>
          <table:table-cell office:value-type="float" office:value="12308.6">
            <text:p>12308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5006">
            <text:p>0,26500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940573">
            <text:p>0,0940573</text:p>
          </table:table-cell>
          <table:table-cell office:value-type="float" office:value="4.76573">
            <text:p>4,76573</text:p>
          </table:table-cell>
          <table:table-cell office:value-type="float" office:value="12308.6">
            <text:p>12308,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34184">
            <text:p>0,33418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997268">
            <text:p>0,0997268</text:p>
          </table:table-cell>
          <table:table-cell office:value-type="float" office:value="5.37357">
            <text:p>5,37357</text:p>
          </table:table-cell>
          <table:table-cell office:value-type="float" office:value="12289.8">
            <text:p>12289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3792">
            <text:p>0,233792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997258">
            <text:p>0,0997258</text:p>
          </table:table-cell>
          <table:table-cell office:value-type="float" office:value="5.47583">
            <text:p>5,47583</text:p>
          </table:table-cell>
          <table:table-cell office:value-type="float" office:value="12610.9">
            <text:p>12610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8657">
            <text:p>0,2086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997309">
            <text:p>0,0997309</text:p>
          </table:table-cell>
          <table:table-cell office:value-type="float" office:value="5.2659">
            <text:p>5,2659</text:p>
          </table:table-cell>
          <table:table-cell office:value-type="float" office:value="12618.4">
            <text:p>12618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294">
            <text:p>0,1629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997256">
            <text:p>0,0997256</text:p>
          </table:table-cell>
          <table:table-cell office:value-type="float" office:value="5.61132">
            <text:p>5,61132</text:p>
          </table:table-cell>
          <table:table-cell office:value-type="float" office:value="12311.2">
            <text:p>12311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8134">
            <text:p>0,20813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997259">
            <text:p>0,0997259</text:p>
          </table:table-cell>
          <table:table-cell office:value-type="float" office:value="5.47454">
            <text:p>5,47454</text:p>
          </table:table-cell>
          <table:table-cell office:value-type="float" office:value="12666.1">
            <text:p>12666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7875">
            <text:p>0,20787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99733">
            <text:p>0,099733</text:p>
          </table:table-cell>
          <table:table-cell office:value-type="float" office:value="5.29116">
            <text:p>5,29116</text:p>
          </table:table-cell>
          <table:table-cell office:value-type="float" office:value="12566.1">
            <text:p>12566,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24284">
            <text:p>0,12428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997255">
            <text:p>0,0997255</text:p>
          </table:table-cell>
          <table:table-cell office:value-type="float" office:value="5.24905">
            <text:p>5,24905</text:p>
          </table:table-cell>
          <table:table-cell office:value-type="float" office:value="12389.1">
            <text:p>12389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7361">
            <text:p>0,2073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968792">
            <text:p>0,0968792</text:p>
          </table:table-cell>
          <table:table-cell office:value-type="float" office:value="5.11365">
            <text:p>5,11365</text:p>
          </table:table-cell>
          <table:table-cell office:value-type="float" office:value="12389.1">
            <text:p>12389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2662">
            <text:p>0,26266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942544">
            <text:p>0,0942544</text:p>
          </table:table-cell>
          <table:table-cell office:value-type="float" office:value="4.98914">
            <text:p>4,98914</text:p>
          </table:table-cell>
          <table:table-cell office:value-type="float" office:value="12389.1">
            <text:p>12389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2408">
            <text:p>0,26240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914376">
            <text:p>0,0914376</text:p>
          </table:table-cell>
          <table:table-cell office:value-type="float" office:value="4.85374">
            <text:p>4,85374</text:p>
          </table:table-cell>
          <table:table-cell office:value-type="float" office:value="12389.1">
            <text:p>12389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2155">
            <text:p>0,26215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997308">
            <text:p>0,0997308</text:p>
          </table:table-cell>
          <table:table-cell office:value-type="float" office:value="5.72757">
            <text:p>5,72757</text:p>
          </table:table-cell>
          <table:table-cell office:value-type="float" office:value="12448.2">
            <text:p>12448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6348">
            <text:p>0,20634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970934">
            <text:p>0,0970934</text:p>
          </table:table-cell>
          <table:table-cell office:value-type="float" office:value="5.59153">
            <text:p>5,59153</text:p>
          </table:table-cell>
          <table:table-cell office:value-type="float" office:value="12448.2">
            <text:p>12448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1654">
            <text:p>0,2616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997241">
            <text:p>0,0997241</text:p>
          </table:table-cell>
          <table:table-cell office:value-type="float" office:value="5.09748">
            <text:p>5,09748</text:p>
          </table:table-cell>
          <table:table-cell office:value-type="float" office:value="12296.2">
            <text:p>12296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585">
            <text:p>0,2058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997304">
            <text:p>0,0997304</text:p>
          </table:table-cell>
          <table:table-cell office:value-type="float" office:value="4.58368">
            <text:p>4,58368</text:p>
          </table:table-cell>
          <table:table-cell office:value-type="float" office:value="12324.8">
            <text:p>12324,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22269">
            <text:p>0,12226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971335">
            <text:p>0,0971335</text:p>
          </table:table-cell>
          <table:table-cell office:value-type="float" office:value="5.2293">
            <text:p>5,2293</text:p>
          </table:table-cell>
          <table:table-cell office:value-type="float" office:value="12379.5">
            <text:p>12379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0911">
            <text:p>0,26091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997234">
            <text:p>0,0997234</text:p>
          </table:table-cell>
          <table:table-cell office:value-type="float" office:value="5.7455">
            <text:p>5,7455</text:p>
          </table:table-cell>
          <table:table-cell office:value-type="float" office:value="12515">
            <text:p>125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5111">
            <text:p>0,20511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997238">
            <text:p>0,0997238</text:p>
          </table:table-cell>
          <table:table-cell office:value-type="float" office:value="5.37574">
            <text:p>5,37574</text:p>
          </table:table-cell>
          <table:table-cell office:value-type="float" office:value="12186.9">
            <text:p>12186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4867">
            <text:p>0,20486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997225">
            <text:p>0,0997225</text:p>
          </table:table-cell>
          <table:table-cell office:value-type="float" office:value="5.78726">
            <text:p>5,78726</text:p>
          </table:table-cell>
          <table:table-cell office:value-type="float" office:value="12461.8">
            <text:p>12461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4624">
            <text:p>0,20462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997244">
            <text:p>0,0997244</text:p>
          </table:table-cell>
          <table:table-cell office:value-type="float" office:value="5.43927">
            <text:p>5,43927</text:p>
          </table:table-cell>
          <table:table-cell office:value-type="float" office:value="12421.4">
            <text:p>12421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4383">
            <text:p>0,2043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997254">
            <text:p>0,0997254</text:p>
          </table:table-cell>
          <table:table-cell office:value-type="float" office:value="5.04666">
            <text:p>5,04666</text:p>
          </table:table-cell>
          <table:table-cell office:value-type="float" office:value="12315.2">
            <text:p>12315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4142">
            <text:p>0,2041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997339">
            <text:p>0,0997339</text:p>
          </table:table-cell>
          <table:table-cell office:value-type="float" office:value="5.78688">
            <text:p>5,78688</text:p>
          </table:table-cell>
          <table:table-cell office:value-type="float" office:value="12300.3">
            <text:p>12300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3903">
            <text:p>0,20390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997291">
            <text:p>0,0997291</text:p>
          </table:table-cell>
          <table:table-cell office:value-type="float" office:value="5.58857">
            <text:p>5,58857</text:p>
          </table:table-cell>
          <table:table-cell office:value-type="float" office:value="12432">
            <text:p>1243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3665">
            <text:p>0,20366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972294">
            <text:p>0,0972294</text:p>
          </table:table-cell>
          <table:table-cell office:value-type="float" office:value="5.46363">
            <text:p>5,46363</text:p>
          </table:table-cell>
          <table:table-cell office:value-type="float" office:value="12432">
            <text:p>1243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58983">
            <text:p>0,2589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997322">
            <text:p>0,0997322</text:p>
          </table:table-cell>
          <table:table-cell office:value-type="float" office:value="5.66318">
            <text:p>5,66318</text:p>
          </table:table-cell>
          <table:table-cell office:value-type="float" office:value="12543.2">
            <text:p>12543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3192">
            <text:p>0,20319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997402">
            <text:p>0,0997402</text:p>
          </table:table-cell>
          <table:table-cell office:value-type="float" office:value="5.89096">
            <text:p>5,89096</text:p>
          </table:table-cell>
          <table:table-cell office:value-type="float" office:value="12622.9">
            <text:p>12622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2957">
            <text:p>0,2029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997389">
            <text:p>0,0997389</text:p>
          </table:table-cell>
          <table:table-cell office:value-type="float" office:value="4.15464">
            <text:p>4,15464</text:p>
          </table:table-cell>
          <table:table-cell office:value-type="float" office:value="12335.9">
            <text:p>12335,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1939">
            <text:p>0,1193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997287">
            <text:p>0,0997287</text:p>
          </table:table-cell>
          <table:table-cell office:value-type="float" office:value="5.91401">
            <text:p>5,91401</text:p>
          </table:table-cell>
          <table:table-cell office:value-type="float" office:value="12600.1">
            <text:p>12600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58047">
            <text:p>0,25804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997395">
            <text:p>0,0997395</text:p>
          </table:table-cell>
          <table:table-cell office:value-type="float" office:value="5.96038">
            <text:p>5,96038</text:p>
          </table:table-cell>
          <table:table-cell office:value-type="float" office:value="12483">
            <text:p>1248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56805">
            <text:p>0,15680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971968">
            <text:p>0,0971968</text:p>
          </table:table-cell>
          <table:table-cell office:value-type="float" office:value="5.82396">
            <text:p>5,82396</text:p>
          </table:table-cell>
          <table:table-cell office:value-type="float" office:value="12483">
            <text:p>1248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57585">
            <text:p>0,25758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948499">
            <text:p>0,0948499</text:p>
          </table:table-cell>
          <table:table-cell office:value-type="float" office:value="5.6985">
            <text:p>5,6985</text:p>
          </table:table-cell>
          <table:table-cell office:value-type="float" office:value="12483">
            <text:p>1248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57355">
            <text:p>0,25735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997393">
            <text:p>0,0997393</text:p>
          </table:table-cell>
          <table:table-cell office:value-type="float" office:value="5.77338">
            <text:p>5,77338</text:p>
          </table:table-cell>
          <table:table-cell office:value-type="float" office:value="12308.7">
            <text:p>12308,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18238">
            <text:p>0,11823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997383">
            <text:p>0,0997383</text:p>
          </table:table-cell>
          <table:table-cell office:value-type="float" office:value="5.38766">
            <text:p>5,38766</text:p>
          </table:table-cell>
          <table:table-cell office:value-type="float" office:value="12271.4">
            <text:p>12271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1344">
            <text:p>0,20134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997342">
            <text:p>0,0997342</text:p>
          </table:table-cell>
          <table:table-cell office:value-type="float" office:value="5.66594">
            <text:p>5,66594</text:p>
          </table:table-cell>
          <table:table-cell office:value-type="float" office:value="12290.7">
            <text:p>12290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1118">
            <text:p>0,20111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997326">
            <text:p>0,0997326</text:p>
          </table:table-cell>
          <table:table-cell office:value-type="float" office:value="5.53857">
            <text:p>5,53857</text:p>
          </table:table-cell>
          <table:table-cell office:value-type="float" office:value="12259.8">
            <text:p>12259,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17559">
            <text:p>0,11755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970533">
            <text:p>0,0970533</text:p>
          </table:table-cell>
          <table:table-cell office:value-type="float" office:value="5.40458">
            <text:p>5,40458</text:p>
          </table:table-cell>
          <table:table-cell office:value-type="float" office:value="12259.8">
            <text:p>12259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56224">
            <text:p>0,25622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945812">
            <text:p>0,0945812</text:p>
          </table:table-cell>
          <table:table-cell office:value-type="float" office:value="5.28137">
            <text:p>5,28137</text:p>
          </table:table-cell>
          <table:table-cell office:value-type="float" office:value="12259.8">
            <text:p>12259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56001">
            <text:p>0,25600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99728">
            <text:p>0,099728</text:p>
          </table:table-cell>
          <table:table-cell office:value-type="float" office:value="5.36342">
            <text:p>5,36342</text:p>
          </table:table-cell>
          <table:table-cell office:value-type="float" office:value="12292.3">
            <text:p>12292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0223">
            <text:p>0,20022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71597">
            <text:p>0,0971597</text:p>
          </table:table-cell>
          <table:table-cell office:value-type="float" office:value="5.23988">
            <text:p>5,23988</text:p>
          </table:table-cell>
          <table:table-cell office:value-type="float" office:value="12292.3">
            <text:p>12292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55557">
            <text:p>0,2555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944044">
            <text:p>0,0944044</text:p>
          </table:table-cell>
          <table:table-cell office:value-type="float" office:value="5.10554">
            <text:p>5,10554</text:p>
          </table:table-cell>
          <table:table-cell office:value-type="float" office:value="12292.3">
            <text:p>12292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55337">
            <text:p>0,25533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997315">
            <text:p>0,0997315</text:p>
          </table:table-cell>
          <table:table-cell office:value-type="float" office:value="4.85859">
            <text:p>4,85859</text:p>
          </table:table-cell>
          <table:table-cell office:value-type="float" office:value="12255.9">
            <text:p>12255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9562">
            <text:p>0,19956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9974">
            <text:p>0,09974</text:p>
          </table:table-cell>
          <table:table-cell office:value-type="float" office:value="5.56539">
            <text:p>5,56539</text:p>
          </table:table-cell>
          <table:table-cell office:value-type="float" office:value="12218">
            <text:p>122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9344">
            <text:p>0,19934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997375">
            <text:p>0,0997375</text:p>
          </table:table-cell>
          <table:table-cell office:value-type="float" office:value="5.3268">
            <text:p>5,3268</text:p>
          </table:table-cell>
          <table:table-cell office:value-type="float" office:value="12458.7">
            <text:p>12458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9127">
            <text:p>0,19912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997431">
            <text:p>0,0997431</text:p>
          </table:table-cell>
          <table:table-cell office:value-type="float" office:value="5.71376">
            <text:p>5,71376</text:p>
          </table:table-cell>
          <table:table-cell office:value-type="float" office:value="12354.3">
            <text:p>12354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53456">
            <text:p>0,15345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997368">
            <text:p>0,0997368</text:p>
          </table:table-cell>
          <table:table-cell office:value-type="float" office:value="5.83126">
            <text:p>5,83126</text:p>
          </table:table-cell>
          <table:table-cell office:value-type="float" office:value="12211.3">
            <text:p>12211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5324">
            <text:p>0,1532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997333">
            <text:p>0,0997333</text:p>
          </table:table-cell>
          <table:table-cell office:value-type="float" office:value="4.93063">
            <text:p>4,93063</text:p>
          </table:table-cell>
          <table:table-cell office:value-type="float" office:value="12489.7">
            <text:p>12489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848">
            <text:p>0,1984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997332">
            <text:p>0,0997332</text:p>
          </table:table-cell>
          <table:table-cell office:value-type="float" office:value="5.27122">
            <text:p>5,27122</text:p>
          </table:table-cell>
          <table:table-cell office:value-type="float" office:value="12449.4">
            <text:p>12449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8266">
            <text:p>0,19826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997355">
            <text:p>0,0997355</text:p>
          </table:table-cell>
          <table:table-cell office:value-type="float" office:value="5.14116">
            <text:p>5,14116</text:p>
          </table:table-cell>
          <table:table-cell office:value-type="float" office:value="12324.3">
            <text:p>12324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8054">
            <text:p>0,1980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997377">
            <text:p>0,0997377</text:p>
          </table:table-cell>
          <table:table-cell office:value-type="float" office:value="4.78528">
            <text:p>4,78528</text:p>
          </table:table-cell>
          <table:table-cell office:value-type="float" office:value="12347.3">
            <text:p>12347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7842">
            <text:p>0,1978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997374">
            <text:p>0,0997374</text:p>
          </table:table-cell>
          <table:table-cell office:value-type="float" office:value="5.26062">
            <text:p>5,26062</text:p>
          </table:table-cell>
          <table:table-cell office:value-type="float" office:value="12378">
            <text:p>1237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7631">
            <text:p>0,19763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997309">
            <text:p>0,0997309</text:p>
          </table:table-cell>
          <table:table-cell office:value-type="float" office:value="5.48891">
            <text:p>5,48891</text:p>
          </table:table-cell>
          <table:table-cell office:value-type="float" office:value="12509.6">
            <text:p>12509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51966">
            <text:p>0,15196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997411">
            <text:p>0,0997411</text:p>
          </table:table-cell>
          <table:table-cell office:value-type="float" office:value="5.59168">
            <text:p>5,59168</text:p>
          </table:table-cell>
          <table:table-cell office:value-type="float" office:value="12559.2">
            <text:p>12559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51757">
            <text:p>0,1517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997318">
            <text:p>0,0997318</text:p>
          </table:table-cell>
          <table:table-cell office:value-type="float" office:value="5.6526">
            <text:p>5,6526</text:p>
          </table:table-cell>
          <table:table-cell office:value-type="float" office:value="12588.9">
            <text:p>12588,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51549">
            <text:p>0,15154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997278">
            <text:p>0,0997278</text:p>
          </table:table-cell>
          <table:table-cell office:value-type="float" office:value="5.5764">
            <text:p>5,5764</text:p>
          </table:table-cell>
          <table:table-cell office:value-type="float" office:value="12416.4">
            <text:p>12416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51341">
            <text:p>0,15134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997359">
            <text:p>0,0997359</text:p>
          </table:table-cell>
          <table:table-cell office:value-type="float" office:value="4.76363">
            <text:p>4,76363</text:p>
          </table:table-cell>
          <table:table-cell office:value-type="float" office:value="12559.1">
            <text:p>12559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51135">
            <text:p>0,15113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997396">
            <text:p>0,0997396</text:p>
          </table:table-cell>
          <table:table-cell office:value-type="float" office:value="5.90041">
            <text:p>5,90041</text:p>
          </table:table-cell>
          <table:table-cell office:value-type="float" office:value="12402.6">
            <text:p>12402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6383">
            <text:p>0,1963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971887">
            <text:p>0,0971887</text:p>
          </table:table-cell>
          <table:table-cell office:value-type="float" office:value="5.76486">
            <text:p>5,76486</text:p>
          </table:table-cell>
          <table:table-cell office:value-type="float" office:value="12402.6">
            <text:p>12402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51734">
            <text:p>0,25173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948342">
            <text:p>0,0948342</text:p>
          </table:table-cell>
          <table:table-cell office:value-type="float" office:value="5.64022">
            <text:p>5,64022</text:p>
          </table:table-cell>
          <table:table-cell office:value-type="float" office:value="12402.6">
            <text:p>12402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5153">
            <text:p>0,2515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997319">
            <text:p>0,0997319</text:p>
          </table:table-cell>
          <table:table-cell office:value-type="float" office:value="4.66493">
            <text:p>4,66493</text:p>
          </table:table-cell>
          <table:table-cell office:value-type="float" office:value="12409.7">
            <text:p>12409,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50317">
            <text:p>0,1503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997375">
            <text:p>0,0997375</text:p>
          </table:table-cell>
          <table:table-cell office:value-type="float" office:value="5.46304">
            <text:p>5,46304</text:p>
          </table:table-cell>
          <table:table-cell office:value-type="float" office:value="12607">
            <text:p>1260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5569">
            <text:p>0,19556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997425">
            <text:p>0,0997425</text:p>
          </table:table-cell>
          <table:table-cell office:value-type="float" office:value="5.47775">
            <text:p>5,47775</text:p>
          </table:table-cell>
          <table:table-cell office:value-type="float" office:value="12302.5">
            <text:p>12302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5367">
            <text:p>0,19536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997384">
            <text:p>0,0997384</text:p>
          </table:table-cell>
          <table:table-cell office:value-type="float" office:value="5.30231">
            <text:p>5,30231</text:p>
          </table:table-cell>
          <table:table-cell office:value-type="float" office:value="12656.9">
            <text:p>12656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5166">
            <text:p>0,19516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943458">
            <text:p>0,0943458</text:p>
          </table:table-cell>
          <table:table-cell office:value-type="float" office:value="5.20885">
            <text:p>5,20885</text:p>
          </table:table-cell>
          <table:table-cell office:value-type="float" office:value="12302.5">
            <text:p>12302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50522">
            <text:p>0,2505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997444">
            <text:p>0,0997444</text:p>
          </table:table-cell>
          <table:table-cell office:value-type="float" office:value="5.7111">
            <text:p>5,7111</text:p>
          </table:table-cell>
          <table:table-cell office:value-type="float" office:value="12509">
            <text:p>1250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9312">
            <text:p>0,14931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997338">
            <text:p>0,0997338</text:p>
          </table:table-cell>
          <table:table-cell office:value-type="float" office:value="4.86012">
            <text:p>4,86012</text:p>
          </table:table-cell>
          <table:table-cell office:value-type="float" office:value="12652.6">
            <text:p>12652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9114">
            <text:p>0,14911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997404">
            <text:p>0,0997404</text:p>
          </table:table-cell>
          <table:table-cell office:value-type="float" office:value="5.69184">
            <text:p>5,69184</text:p>
          </table:table-cell>
          <table:table-cell office:value-type="float" office:value="12499">
            <text:p>1249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8916">
            <text:p>0,14891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973126">
            <text:p>0,0973126</text:p>
          </table:table-cell>
          <table:table-cell office:value-type="float" office:value="5.66577">
            <text:p>5,66577</text:p>
          </table:table-cell>
          <table:table-cell office:value-type="float" office:value="12440.4">
            <text:p>12440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4973">
            <text:p>0,2497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997377">
            <text:p>0,0997377</text:p>
          </table:table-cell>
          <table:table-cell office:value-type="float" office:value="5.55347">
            <text:p>5,55347</text:p>
          </table:table-cell>
          <table:table-cell office:value-type="float" office:value="12422.6">
            <text:p>12422,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82098">
            <text:p>0,082098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972038">
            <text:p>0,0972038</text:p>
          </table:table-cell>
          <table:table-cell office:value-type="float" office:value="5.32549">
            <text:p>5,32549</text:p>
          </table:table-cell>
          <table:table-cell office:value-type="float" office:value="12334.4">
            <text:p>12334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49338">
            <text:p>0,24933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944866">
            <text:p>0,0944866</text:p>
          </table:table-cell>
          <table:table-cell office:value-type="float" office:value="5.19069">
            <text:p>5,19069</text:p>
          </table:table-cell>
          <table:table-cell office:value-type="float" office:value="12334.4">
            <text:p>12334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49144">
            <text:p>0,24914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997434">
            <text:p>0,0997434</text:p>
          </table:table-cell>
          <table:table-cell office:value-type="float" office:value="5.54823">
            <text:p>5,54823</text:p>
          </table:table-cell>
          <table:table-cell office:value-type="float" office:value="12595.6">
            <text:p>12595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794">
            <text:p>0,1479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970127">
            <text:p>0,0970127</text:p>
          </table:table-cell>
          <table:table-cell office:value-type="float" office:value="5.41057">
            <text:p>5,41057</text:p>
          </table:table-cell>
          <table:table-cell office:value-type="float" office:value="12595.6">
            <text:p>12595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48757">
            <text:p>0,2487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997416">
            <text:p>0,0997416</text:p>
          </table:table-cell>
          <table:table-cell office:value-type="float" office:value="5.69081">
            <text:p>5,69081</text:p>
          </table:table-cell>
          <table:table-cell office:value-type="float" office:value="12394.8">
            <text:p>12394,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09676">
            <text:p>0,10967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997339">
            <text:p>0,0997339</text:p>
          </table:table-cell>
          <table:table-cell office:value-type="float" office:value="5.86803">
            <text:p>5,86803</text:p>
          </table:table-cell>
          <table:table-cell office:value-type="float" office:value="12649.4">
            <text:p>12649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2817">
            <text:p>0,1928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997315">
            <text:p>0,0997315</text:p>
          </table:table-cell>
          <table:table-cell office:value-type="float" office:value="5.44256">
            <text:p>5,44256</text:p>
          </table:table-cell>
          <table:table-cell office:value-type="float" office:value="12552.4">
            <text:p>12552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2627">
            <text:p>0,19262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997361">
            <text:p>0,0997361</text:p>
          </table:table-cell>
          <table:table-cell office:value-type="float" office:value="5.76788">
            <text:p>5,76788</text:p>
          </table:table-cell>
          <table:table-cell office:value-type="float" office:value="12274.6">
            <text:p>12274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6982">
            <text:p>0,14698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997303">
            <text:p>0,0997303</text:p>
          </table:table-cell>
          <table:table-cell office:value-type="float" office:value="5.52087">
            <text:p>5,52087</text:p>
          </table:table-cell>
          <table:table-cell office:value-type="float" office:value="12583.3">
            <text:p>12583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6793">
            <text:p>0,14679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969904">
            <text:p>0,0969904</text:p>
          </table:table-cell>
          <table:table-cell office:value-type="float" office:value="5.29738">
            <text:p>5,29738</text:p>
          </table:table-cell>
          <table:table-cell office:value-type="float" office:value="12312.7">
            <text:p>12312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47614">
            <text:p>0,24761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997299">
            <text:p>0,0997299</text:p>
          </table:table-cell>
          <table:table-cell office:value-type="float" office:value="5.37329">
            <text:p>5,37329</text:p>
          </table:table-cell>
          <table:table-cell office:value-type="float" office:value="12518.9">
            <text:p>12518,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6416">
            <text:p>0,14641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997411">
            <text:p>0,0997411</text:p>
          </table:table-cell>
          <table:table-cell office:value-type="float" office:value="5.25355">
            <text:p>5,25355</text:p>
          </table:table-cell>
          <table:table-cell office:value-type="float" office:value="12315.5">
            <text:p>12315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6229">
            <text:p>0,14622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997392">
            <text:p>0,0997392</text:p>
          </table:table-cell>
          <table:table-cell office:value-type="float" office:value="5.43782">
            <text:p>5,43782</text:p>
          </table:table-cell>
          <table:table-cell office:value-type="float" office:value="12362.9">
            <text:p>12362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1497">
            <text:p>0,19149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970009">
            <text:p>0,0970009</text:p>
          </table:table-cell>
          <table:table-cell office:value-type="float" office:value="5.3027">
            <text:p>5,3027</text:p>
          </table:table-cell>
          <table:table-cell office:value-type="float" office:value="12362.9">
            <text:p>12362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46866">
            <text:p>0,24686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997354">
            <text:p>0,0997354</text:p>
          </table:table-cell>
          <table:table-cell office:value-type="float" office:value="5.25845">
            <text:p>5,25845</text:p>
          </table:table-cell>
          <table:table-cell office:value-type="float" office:value="12619.5">
            <text:p>12619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1126">
            <text:p>0,19112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997233">
            <text:p>0,0997233</text:p>
          </table:table-cell>
          <table:table-cell office:value-type="float" office:value="5.75469">
            <text:p>5,75469</text:p>
          </table:table-cell>
          <table:table-cell office:value-type="float" office:value="12459.8">
            <text:p>12459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0941">
            <text:p>0,19094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997279">
            <text:p>0,0997279</text:p>
          </table:table-cell>
          <table:table-cell office:value-type="float" office:value="5.15386">
            <text:p>5,15386</text:p>
          </table:table-cell>
          <table:table-cell office:value-type="float" office:value="12379.5">
            <text:p>12379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0757">
            <text:p>0,1907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997421">
            <text:p>0,0997421</text:p>
          </table:table-cell>
          <table:table-cell office:value-type="float" office:value="4.79783">
            <text:p>4,79783</text:p>
          </table:table-cell>
          <table:table-cell office:value-type="float" office:value="12417">
            <text:p>1241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512">
            <text:p>0,1451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997418">
            <text:p>0,0997418</text:p>
          </table:table-cell>
          <table:table-cell office:value-type="float" office:value="4.74574">
            <text:p>4,74574</text:p>
          </table:table-cell>
          <table:table-cell office:value-type="float" office:value="12425.8">
            <text:p>12425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0392">
            <text:p>0,19039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968598">
            <text:p>0,0968598</text:p>
          </table:table-cell>
          <table:table-cell office:value-type="float" office:value="4.62086">
            <text:p>4,62086</text:p>
          </table:table-cell>
          <table:table-cell office:value-type="float" office:value="12425.8">
            <text:p>12425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45765">
            <text:p>0,24576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997349">
            <text:p>0,0997349</text:p>
          </table:table-cell>
          <table:table-cell office:value-type="float" office:value="5.62863">
            <text:p>5,62863</text:p>
          </table:table-cell>
          <table:table-cell office:value-type="float" office:value="12583.3">
            <text:p>12583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4574">
            <text:p>0,14457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971676">
            <text:p>0,0971676</text:p>
          </table:table-cell>
          <table:table-cell office:value-type="float" office:value="5.37743">
            <text:p>5,37743</text:p>
          </table:table-cell>
          <table:table-cell office:value-type="float" office:value="12558.5">
            <text:p>12558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45404">
            <text:p>0,2454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997242">
            <text:p>0,0997242</text:p>
          </table:table-cell>
          <table:table-cell office:value-type="float" office:value="5.26207">
            <text:p>5,26207</text:p>
          </table:table-cell>
          <table:table-cell office:value-type="float" office:value="12525.8">
            <text:p>12525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9668">
            <text:p>0,18966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997397">
            <text:p>0,0997397</text:p>
          </table:table-cell>
          <table:table-cell office:value-type="float" office:value="5.32522">
            <text:p>5,32522</text:p>
          </table:table-cell>
          <table:table-cell office:value-type="float" office:value="12387.8">
            <text:p>12387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9489">
            <text:p>0,1894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997299">
            <text:p>0,0997299</text:p>
          </table:table-cell>
          <table:table-cell office:value-type="float" office:value="5.42523">
            <text:p>5,42523</text:p>
          </table:table-cell>
          <table:table-cell office:value-type="float" office:value="12353.1">
            <text:p>12353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3856">
            <text:p>0,14385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997332">
            <text:p>0,0997332</text:p>
          </table:table-cell>
          <table:table-cell office:value-type="float" office:value="4.68355">
            <text:p>4,68355</text:p>
          </table:table-cell>
          <table:table-cell office:value-type="float" office:value="12554.3">
            <text:p>12554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9133">
            <text:p>0,18913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967805">
            <text:p>0,0967805</text:p>
          </table:table-cell>
          <table:table-cell office:value-type="float" office:value="4.55737">
            <text:p>4,55737</text:p>
          </table:table-cell>
          <table:table-cell office:value-type="float" office:value="12554.3">
            <text:p>12554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44511">
            <text:p>0,24451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997277">
            <text:p>0,0997277</text:p>
          </table:table-cell>
          <table:table-cell office:value-type="float" office:value="4.99396">
            <text:p>4,99396</text:p>
          </table:table-cell>
          <table:table-cell office:value-type="float" office:value="12475.2">
            <text:p>12475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8779">
            <text:p>0,18877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99731">
            <text:p>0,099731</text:p>
          </table:table-cell>
          <table:table-cell office:value-type="float" office:value="5.52373">
            <text:p>5,52373</text:p>
          </table:table-cell>
          <table:table-cell office:value-type="float" office:value="12300.2">
            <text:p>12300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3148">
            <text:p>0,14314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997391">
            <text:p>0,0997391</text:p>
          </table:table-cell>
          <table:table-cell office:value-type="float" office:value="4.93534">
            <text:p>4,93534</text:p>
          </table:table-cell>
          <table:table-cell office:value-type="float" office:value="12512.2">
            <text:p>12512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2973">
            <text:p>0,14297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997353">
            <text:p>0,0997353</text:p>
          </table:table-cell>
          <table:table-cell office:value-type="float" office:value="5.28415">
            <text:p>5,28415</text:p>
          </table:table-cell>
          <table:table-cell office:value-type="float" office:value="12324.4">
            <text:p>12324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8252">
            <text:p>0,18825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997322">
            <text:p>0,0997322</text:p>
          </table:table-cell>
          <table:table-cell office:value-type="float" office:value="5.0164">
            <text:p>5,0164</text:p>
          </table:table-cell>
          <table:table-cell office:value-type="float" office:value="12384.3">
            <text:p>12384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8078">
            <text:p>0,18807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997353">
            <text:p>0,0997353</text:p>
          </table:table-cell>
          <table:table-cell office:value-type="float" office:value="5.64396">
            <text:p>5,64396</text:p>
          </table:table-cell>
          <table:table-cell office:value-type="float" office:value="12532.4">
            <text:p>12532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245">
            <text:p>0,1424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997338">
            <text:p>0,0997338</text:p>
          </table:table-cell>
          <table:table-cell office:value-type="float" office:value="5.60389">
            <text:p>5,60389</text:p>
          </table:table-cell>
          <table:table-cell office:value-type="float" office:value="12569.8">
            <text:p>12569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2277">
            <text:p>0,14227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972201">
            <text:p>0,0972201</text:p>
          </table:table-cell>
          <table:table-cell office:value-type="float" office:value="5.47757">
            <text:p>5,47757</text:p>
          </table:table-cell>
          <table:table-cell office:value-type="float" office:value="12569.8">
            <text:p>12569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43115">
            <text:p>0,24311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997249">
            <text:p>0,0997249</text:p>
          </table:table-cell>
          <table:table-cell office:value-type="float" office:value="5.34648">
            <text:p>5,34648</text:p>
          </table:table-cell>
          <table:table-cell office:value-type="float" office:value="12557.6">
            <text:p>12557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7387">
            <text:p>0,1873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997346">
            <text:p>0,0997346</text:p>
          </table:table-cell>
          <table:table-cell office:value-type="float" office:value="5.02141">
            <text:p>5,02141</text:p>
          </table:table-cell>
          <table:table-cell office:value-type="float" office:value="12292">
            <text:p>1229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1761">
            <text:p>0,1417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997362">
            <text:p>0,0997362</text:p>
          </table:table-cell>
          <table:table-cell office:value-type="float" office:value="5.31994">
            <text:p>5,31994</text:p>
          </table:table-cell>
          <table:table-cell office:value-type="float" office:value="12298.7">
            <text:p>12298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7045">
            <text:p>0,18704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997253">
            <text:p>0,0997253</text:p>
          </table:table-cell>
          <table:table-cell office:value-type="float" office:value="5.39428">
            <text:p>5,39428</text:p>
          </table:table-cell>
          <table:table-cell office:value-type="float" office:value="12249">
            <text:p>1224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1421">
            <text:p>0,14142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997319">
            <text:p>0,0997319</text:p>
          </table:table-cell>
          <table:table-cell office:value-type="float" office:value="5.67842">
            <text:p>5,67842</text:p>
          </table:table-cell>
          <table:table-cell office:value-type="float" office:value="12521">
            <text:p>1252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03372">
            <text:p>0,10337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997385">
            <text:p>0,0997385</text:p>
          </table:table-cell>
          <table:table-cell office:value-type="float" office:value="5.05123">
            <text:p>5,05123</text:p>
          </table:table-cell>
          <table:table-cell office:value-type="float" office:value="12284.4">
            <text:p>12284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6537">
            <text:p>0,18653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997351">
            <text:p>0,0997351</text:p>
          </table:table-cell>
          <table:table-cell office:value-type="float" office:value="5.52393">
            <text:p>5,52393</text:p>
          </table:table-cell>
          <table:table-cell office:value-type="float" office:value="12412.5">
            <text:p>12412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0914">
            <text:p>0,14091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99733">
            <text:p>0,099733</text:p>
          </table:table-cell>
          <table:table-cell office:value-type="float" office:value="5.95336">
            <text:p>5,95336</text:p>
          </table:table-cell>
          <table:table-cell office:value-type="float" office:value="12507.7">
            <text:p>12507,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02867">
            <text:p>0,10286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997366">
            <text:p>0,0997366</text:p>
          </table:table-cell>
          <table:table-cell office:value-type="float" office:value="5.86552">
            <text:p>5,86552</text:p>
          </table:table-cell>
          <table:table-cell office:value-type="float" office:value="12457.6">
            <text:p>12457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0579">
            <text:p>0,14057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997339">
            <text:p>0,0997339</text:p>
          </table:table-cell>
          <table:table-cell office:value-type="float" office:value="6.07842">
            <text:p>6,07842</text:p>
          </table:table-cell>
          <table:table-cell office:value-type="float" office:value="12460.4">
            <text:p>12460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40412">
            <text:p>0,14041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997382">
            <text:p>0,0997382</text:p>
          </table:table-cell>
          <table:table-cell office:value-type="float" office:value="5.88659">
            <text:p>5,88659</text:p>
          </table:table-cell>
          <table:table-cell office:value-type="float" office:value="12334">
            <text:p>1233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5701">
            <text:p>0,18570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997383">
            <text:p>0,0997383</text:p>
          </table:table-cell>
          <table:table-cell office:value-type="float" office:value="6.1473">
            <text:p>6,1473</text:p>
          </table:table-cell>
          <table:table-cell office:value-type="float" office:value="12365.7">
            <text:p>12365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5535">
            <text:p>0,18553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997237">
            <text:p>0,0997237</text:p>
          </table:table-cell>
          <table:table-cell office:value-type="float" office:value="5.54787">
            <text:p>5,54787</text:p>
          </table:table-cell>
          <table:table-cell office:value-type="float" office:value="12314.6">
            <text:p>12314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537">
            <text:p>0,1853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997336">
            <text:p>0,0997336</text:p>
          </table:table-cell>
          <table:table-cell office:value-type="float" office:value="5.61124">
            <text:p>5,61124</text:p>
          </table:table-cell>
          <table:table-cell office:value-type="float" office:value="12345.3">
            <text:p>12345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9751">
            <text:p>0,13975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99738">
            <text:p>0,099738</text:p>
          </table:table-cell>
          <table:table-cell office:value-type="float" office:value="5.97852">
            <text:p>5,97852</text:p>
          </table:table-cell>
          <table:table-cell office:value-type="float" office:value="12472.1">
            <text:p>12472,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01708">
            <text:p>0,10170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997349">
            <text:p>0,0997349</text:p>
          </table:table-cell>
          <table:table-cell office:value-type="float" office:value="5.79255">
            <text:p>5,79255</text:p>
          </table:table-cell>
          <table:table-cell office:value-type="float" office:value="12477.1">
            <text:p>12477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9424">
            <text:p>0,13942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997378">
            <text:p>0,0997378</text:p>
          </table:table-cell>
          <table:table-cell office:value-type="float" office:value="4.9961">
            <text:p>4,9961</text:p>
          </table:table-cell>
          <table:table-cell office:value-type="float" office:value="12501.4">
            <text:p>12501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4715">
            <text:p>0,18471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997298">
            <text:p>0,0997298</text:p>
          </table:table-cell>
          <table:table-cell office:value-type="float" office:value="5.72419">
            <text:p>5,72419</text:p>
          </table:table-cell>
          <table:table-cell office:value-type="float" office:value="12416.7">
            <text:p>12416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4553">
            <text:p>0,18455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970962">
            <text:p>0,0970962</text:p>
          </table:table-cell>
          <table:table-cell office:value-type="float" office:value="5.58849">
            <text:p>5,58849</text:p>
          </table:table-cell>
          <table:table-cell office:value-type="float" office:value="12416.7">
            <text:p>12416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9947">
            <text:p>0,23994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944761">
            <text:p>0,0944761</text:p>
          </table:table-cell>
          <table:table-cell office:value-type="float" office:value="5.45279">
            <text:p>5,45279</text:p>
          </table:table-cell>
          <table:table-cell office:value-type="float" office:value="12416.7">
            <text:p>12416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9786">
            <text:p>0,23978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920588">
            <text:p>0,0920588</text:p>
          </table:table-cell>
          <table:table-cell office:value-type="float" office:value="5.328">
            <text:p>5,328</text:p>
          </table:table-cell>
          <table:table-cell office:value-type="float" office:value="12416.7">
            <text:p>12416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9625">
            <text:p>0,23962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89654">
            <text:p>0,089654</text:p>
          </table:table-cell>
          <table:table-cell office:value-type="float" office:value="5.20321">
            <text:p>5,20321</text:p>
          </table:table-cell>
          <table:table-cell office:value-type="float" office:value="12416.7">
            <text:p>12416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9465">
            <text:p>0,23946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997381">
            <text:p>0,0997381</text:p>
          </table:table-cell>
          <table:table-cell office:value-type="float" office:value="5.47516">
            <text:p>5,47516</text:p>
          </table:table-cell>
          <table:table-cell office:value-type="float" office:value="12514.4">
            <text:p>12514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8295">
            <text:p>0,13829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997371">
            <text:p>0,0997371</text:p>
          </table:table-cell>
          <table:table-cell office:value-type="float" office:value="5.00959">
            <text:p>5,00959</text:p>
          </table:table-cell>
          <table:table-cell office:value-type="float" office:value="12488.8">
            <text:p>12488,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00257">
            <text:p>0,1002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969002">
            <text:p>0,0969002</text:p>
          </table:table-cell>
          <table:table-cell office:value-type="float" office:value="5.14583">
            <text:p>5,14583</text:p>
          </table:table-cell>
          <table:table-cell office:value-type="float" office:value="12369.4">
            <text:p>12369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8987">
            <text:p>0,2389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997295">
            <text:p>0,0997295</text:p>
          </table:table-cell>
          <table:table-cell office:value-type="float" office:value="5.58486">
            <text:p>5,58486</text:p>
          </table:table-cell>
          <table:table-cell office:value-type="float" office:value="12577.3">
            <text:p>12577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3273">
            <text:p>0,18327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997331">
            <text:p>0,0997331</text:p>
          </table:table-cell>
          <table:table-cell office:value-type="float" office:value="5.1101">
            <text:p>5,1101</text:p>
          </table:table-cell>
          <table:table-cell office:value-type="float" office:value="12348.2">
            <text:p>12348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3115">
            <text:p>0,18311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99738">
            <text:p>0,099738</text:p>
          </table:table-cell>
          <table:table-cell office:value-type="float" office:value="5.12437">
            <text:p>5,12437</text:p>
          </table:table-cell>
          <table:table-cell office:value-type="float" office:value="12444.3">
            <text:p>12444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7504">
            <text:p>0,1375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997343">
            <text:p>0,0997343</text:p>
          </table:table-cell>
          <table:table-cell office:value-type="float" office:value="5.28279">
            <text:p>5,28279</text:p>
          </table:table-cell>
          <table:table-cell office:value-type="float" office:value="12250.8">
            <text:p>12250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7347">
            <text:p>0,13734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997243">
            <text:p>0,0997243</text:p>
          </table:table-cell>
          <table:table-cell office:value-type="float" office:value="5.3664">
            <text:p>5,3664</text:p>
          </table:table-cell>
          <table:table-cell office:value-type="float" office:value="12222.7">
            <text:p>12222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2645">
            <text:p>0,18264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997343">
            <text:p>0,0997343</text:p>
          </table:table-cell>
          <table:table-cell office:value-type="float" office:value="5.64255">
            <text:p>5,64255</text:p>
          </table:table-cell>
          <table:table-cell office:value-type="float" office:value="12343.7">
            <text:p>12343,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7035">
            <text:p>0,13703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997408">
            <text:p>0,0997408</text:p>
          </table:table-cell>
          <table:table-cell office:value-type="float" office:value="5.12649">
            <text:p>5,12649</text:p>
          </table:table-cell>
          <table:table-cell office:value-type="float" office:value="12508.3">
            <text:p>12508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2334">
            <text:p>0,18233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997354">
            <text:p>0,0997354</text:p>
          </table:table-cell>
          <table:table-cell office:value-type="float" office:value="5.6537">
            <text:p>5,6537</text:p>
          </table:table-cell>
          <table:table-cell office:value-type="float" office:value="12276.7">
            <text:p>12276,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6725">
            <text:p>0,13672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971047">
            <text:p>0,0971047</text:p>
          </table:table-cell>
          <table:table-cell office:value-type="float" office:value="5.51953">
            <text:p>5,51953</text:p>
          </table:table-cell>
          <table:table-cell office:value-type="float" office:value="12276.7">
            <text:p>12276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758">
            <text:p>0,2375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997245">
            <text:p>0,0997245</text:p>
          </table:table-cell>
          <table:table-cell office:value-type="float" office:value="5.54245">
            <text:p>5,54245</text:p>
          </table:table-cell>
          <table:table-cell office:value-type="float" office:value="12295">
            <text:p>1229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1871">
            <text:p>0,18187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99733">
            <text:p>0,099733</text:p>
          </table:table-cell>
          <table:table-cell office:value-type="float" office:value="5.24749">
            <text:p>5,24749</text:p>
          </table:table-cell>
          <table:table-cell office:value-type="float" office:value="12536">
            <text:p>1253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983844">
            <text:p>0,098384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997346">
            <text:p>0,0997346</text:p>
          </table:table-cell>
          <table:table-cell office:value-type="float" office:value="5.79637">
            <text:p>5,79637</text:p>
          </table:table-cell>
          <table:table-cell office:value-type="float" office:value="12422.2">
            <text:p>12422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1565">
            <text:p>0,18156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997233">
            <text:p>0,0997233</text:p>
          </table:table-cell>
          <table:table-cell office:value-type="float" office:value="5.3158">
            <text:p>5,3158</text:p>
          </table:table-cell>
          <table:table-cell office:value-type="float" office:value="12375">
            <text:p>1237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1412">
            <text:p>0,18141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997338">
            <text:p>0,0997338</text:p>
          </table:table-cell>
          <table:table-cell office:value-type="float" office:value="5.57025">
            <text:p>5,57025</text:p>
          </table:table-cell>
          <table:table-cell office:value-type="float" office:value="12428.6">
            <text:p>12428,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97927">
            <text:p>0,09792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997269">
            <text:p>0,0997269</text:p>
          </table:table-cell>
          <table:table-cell office:value-type="float" office:value="5.92775">
            <text:p>5,92775</text:p>
          </table:table-cell>
          <table:table-cell office:value-type="float" office:value="12439.7">
            <text:p>12439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1109">
            <text:p>0,1811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997272">
            <text:p>0,0997272</text:p>
          </table:table-cell>
          <table:table-cell office:value-type="float" office:value="5.34241">
            <text:p>5,34241</text:p>
          </table:table-cell>
          <table:table-cell office:value-type="float" office:value="12431.1">
            <text:p>12431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0958">
            <text:p>0,18095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997396">
            <text:p>0,0997396</text:p>
          </table:table-cell>
          <table:table-cell office:value-type="float" office:value="5.77014">
            <text:p>5,77014</text:p>
          </table:table-cell>
          <table:table-cell office:value-type="float" office:value="12407.1">
            <text:p>12407,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689272">
            <text:p>0,0689272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997398">
            <text:p>0,0997398</text:p>
          </table:table-cell>
          <table:table-cell office:value-type="float" office:value="5.65877">
            <text:p>5,65877</text:p>
          </table:table-cell>
          <table:table-cell office:value-type="float" office:value="12508.1">
            <text:p>12508,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973237">
            <text:p>0,097323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997387">
            <text:p>0,0997387</text:p>
          </table:table-cell>
          <table:table-cell office:value-type="float" office:value="5.74402">
            <text:p>5,74402</text:p>
          </table:table-cell>
          <table:table-cell office:value-type="float" office:value="12306.8">
            <text:p>12306,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97174">
            <text:p>0,09717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997396">
            <text:p>0,0997396</text:p>
          </table:table-cell>
          <table:table-cell office:value-type="float" office:value="5.98356">
            <text:p>5,98356</text:p>
          </table:table-cell>
          <table:table-cell office:value-type="float" office:value="12194.5">
            <text:p>12194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4904">
            <text:p>0,1349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997391">
            <text:p>0,0997391</text:p>
          </table:table-cell>
          <table:table-cell office:value-type="float" office:value="5.25387">
            <text:p>5,25387</text:p>
          </table:table-cell>
          <table:table-cell office:value-type="float" office:value="12302.4">
            <text:p>12302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4755">
            <text:p>0,13475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997353">
            <text:p>0,0997353</text:p>
          </table:table-cell>
          <table:table-cell office:value-type="float" office:value="5.8099">
            <text:p>5,8099</text:p>
          </table:table-cell>
          <table:table-cell office:value-type="float" office:value="12359.6">
            <text:p>12359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0061">
            <text:p>0,1800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997233">
            <text:p>0,0997233</text:p>
          </table:table-cell>
          <table:table-cell office:value-type="float" office:value="5.28035">
            <text:p>5,28035</text:p>
          </table:table-cell>
          <table:table-cell office:value-type="float" office:value="12368.3">
            <text:p>12368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9913">
            <text:p>0,17991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997351">
            <text:p>0,0997351</text:p>
          </table:table-cell>
          <table:table-cell office:value-type="float" office:value="5.81">
            <text:p>5,81</text:p>
          </table:table-cell>
          <table:table-cell office:value-type="float" office:value="12491.5">
            <text:p>12491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9766">
            <text:p>0,17976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997263">
            <text:p>0,0997263</text:p>
          </table:table-cell>
          <table:table-cell office:value-type="float" office:value="5.62157">
            <text:p>5,62157</text:p>
          </table:table-cell>
          <table:table-cell office:value-type="float" office:value="12446.4">
            <text:p>12446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9618">
            <text:p>0,17961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945329">
            <text:p>0,0945329</text:p>
          </table:table-cell>
          <table:table-cell office:value-type="float" office:value="5.53696">
            <text:p>5,53696</text:p>
          </table:table-cell>
          <table:table-cell office:value-type="float" office:value="12491.5">
            <text:p>12491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5027">
            <text:p>0,23502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919516">
            <text:p>0,0919516</text:p>
          </table:table-cell>
          <table:table-cell office:value-type="float" office:value="5.40045">
            <text:p>5,40045</text:p>
          </table:table-cell>
          <table:table-cell office:value-type="float" office:value="12491.5">
            <text:p>12491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4881">
            <text:p>0,23488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997404">
            <text:p>0,0997404</text:p>
          </table:table-cell>
          <table:table-cell office:value-type="float" office:value="5.6078">
            <text:p>5,6078</text:p>
          </table:table-cell>
          <table:table-cell office:value-type="float" office:value="12333.6">
            <text:p>12333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918">
            <text:p>0,1791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997399">
            <text:p>0,0997399</text:p>
          </table:table-cell>
          <table:table-cell office:value-type="float" office:value="5.39819">
            <text:p>5,39819</text:p>
          </table:table-cell>
          <table:table-cell office:value-type="float" office:value="12329.5">
            <text:p>12329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358">
            <text:p>0,1335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997348">
            <text:p>0,0997348</text:p>
          </table:table-cell>
          <table:table-cell office:value-type="float" office:value="5.79171">
            <text:p>5,79171</text:p>
          </table:table-cell>
          <table:table-cell office:value-type="float" office:value="12411">
            <text:p>124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889">
            <text:p>0,178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997303">
            <text:p>0,0997303</text:p>
          </table:table-cell>
          <table:table-cell office:value-type="float" office:value="5.65177">
            <text:p>5,65177</text:p>
          </table:table-cell>
          <table:table-cell office:value-type="float" office:value="12341.8">
            <text:p>12341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8745">
            <text:p>0,17874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997289">
            <text:p>0,0997289</text:p>
          </table:table-cell>
          <table:table-cell office:value-type="float" office:value="5.58643">
            <text:p>5,58643</text:p>
          </table:table-cell>
          <table:table-cell office:value-type="float" office:value="12524.2">
            <text:p>12524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3146">
            <text:p>0,13314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997326">
            <text:p>0,0997326</text:p>
          </table:table-cell>
          <table:table-cell office:value-type="float" office:value="5.52843">
            <text:p>5,52843</text:p>
          </table:table-cell>
          <table:table-cell office:value-type="float" office:value="12521.2">
            <text:p>12521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8457">
            <text:p>0,1784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997254">
            <text:p>0,0997254</text:p>
          </table:table-cell>
          <table:table-cell office:value-type="float" office:value="5.54961">
            <text:p>5,54961</text:p>
          </table:table-cell>
          <table:table-cell office:value-type="float" office:value="12521.4">
            <text:p>12521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8314">
            <text:p>0,17831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997344">
            <text:p>0,0997344</text:p>
          </table:table-cell>
          <table:table-cell office:value-type="float" office:value="5.63492">
            <text:p>5,63492</text:p>
          </table:table-cell>
          <table:table-cell office:value-type="float" office:value="12538.8">
            <text:p>12538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8171">
            <text:p>0,17817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99738">
            <text:p>0,099738</text:p>
          </table:table-cell>
          <table:table-cell office:value-type="float" office:value="5.63265">
            <text:p>5,63265</text:p>
          </table:table-cell>
          <table:table-cell office:value-type="float" office:value="12548.2">
            <text:p>12548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2574">
            <text:p>0,13257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972437">
            <text:p>0,0972437</text:p>
          </table:table-cell>
          <table:table-cell office:value-type="float" office:value="5.50654">
            <text:p>5,50654</text:p>
          </table:table-cell>
          <table:table-cell office:value-type="float" office:value="12548.2">
            <text:p>12548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3442">
            <text:p>0,2334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997348">
            <text:p>0,0997348</text:p>
          </table:table-cell>
          <table:table-cell office:value-type="float" office:value="5.42105">
            <text:p>5,42105</text:p>
          </table:table-cell>
          <table:table-cell office:value-type="float" office:value="12576.4">
            <text:p>12576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7745">
            <text:p>0,17774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997361">
            <text:p>0,0997361</text:p>
          </table:table-cell>
          <table:table-cell office:value-type="float" office:value="5.57598">
            <text:p>5,57598</text:p>
          </table:table-cell>
          <table:table-cell office:value-type="float" office:value="12350.5">
            <text:p>12350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7604">
            <text:p>0,1776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997409">
            <text:p>0,0997409</text:p>
          </table:table-cell>
          <table:table-cell office:value-type="float" office:value="5.81289">
            <text:p>5,81289</text:p>
          </table:table-cell>
          <table:table-cell office:value-type="float" office:value="12400.4">
            <text:p>12400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7463">
            <text:p>0,17746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997274">
            <text:p>0,0997274</text:p>
          </table:table-cell>
          <table:table-cell office:value-type="float" office:value="4.92408">
            <text:p>4,92408</text:p>
          </table:table-cell>
          <table:table-cell office:value-type="float" office:value="12368.7">
            <text:p>12368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7322">
            <text:p>0,1773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997424">
            <text:p>0,0997424</text:p>
          </table:table-cell>
          <table:table-cell office:value-type="float" office:value="5.50897">
            <text:p>5,50897</text:p>
          </table:table-cell>
          <table:table-cell office:value-type="float" office:value="12580.1">
            <text:p>12580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1728">
            <text:p>0,13172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997404">
            <text:p>0,0997404</text:p>
          </table:table-cell>
          <table:table-cell office:value-type="float" office:value="5.66857">
            <text:p>5,66857</text:p>
          </table:table-cell>
          <table:table-cell office:value-type="float" office:value="12474.7">
            <text:p>12474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7043">
            <text:p>0,17704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9973">
            <text:p>0,09973</text:p>
          </table:table-cell>
          <table:table-cell office:value-type="float" office:value="4.9695">
            <text:p>4,9695</text:p>
          </table:table-cell>
          <table:table-cell office:value-type="float" office:value="12266.3">
            <text:p>12266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6903">
            <text:p>0,17690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997421">
            <text:p>0,0997421</text:p>
          </table:table-cell>
          <table:table-cell office:value-type="float" office:value="5.6092">
            <text:p>5,6092</text:p>
          </table:table-cell>
          <table:table-cell office:value-type="float" office:value="12282.7">
            <text:p>12282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6765">
            <text:p>0,17676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997409">
            <text:p>0,0997409</text:p>
          </table:table-cell>
          <table:table-cell office:value-type="float" office:value="5.42623">
            <text:p>5,42623</text:p>
          </table:table-cell>
          <table:table-cell office:value-type="float" office:value="12313.3">
            <text:p>12313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1172">
            <text:p>0,13117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997387">
            <text:p>0,0997387</text:p>
          </table:table-cell>
          <table:table-cell office:value-type="float" office:value="5.3849">
            <text:p>5,3849</text:p>
          </table:table-cell>
          <table:table-cell office:value-type="float" office:value="12500.3">
            <text:p>12500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6488">
            <text:p>0,17648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997375">
            <text:p>0,0997375</text:p>
          </table:table-cell>
          <table:table-cell office:value-type="float" office:value="5.81823">
            <text:p>5,81823</text:p>
          </table:table-cell>
          <table:table-cell office:value-type="float" office:value="12598.4">
            <text:p>12598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0896">
            <text:p>0,13089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971155">
            <text:p>0,0971155</text:p>
          </table:table-cell>
          <table:table-cell office:value-type="float" office:value="5.68054">
            <text:p>5,68054</text:p>
          </table:table-cell>
          <table:table-cell office:value-type="float" office:value="12598.4">
            <text:p>12598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1768">
            <text:p>0,23176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94696">
            <text:p>0,094696</text:p>
          </table:table-cell>
          <table:table-cell office:value-type="float" office:value="5.55393">
            <text:p>5,55393</text:p>
          </table:table-cell>
          <table:table-cell office:value-type="float" office:value="12598.4">
            <text:p>12598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1631">
            <text:p>0,23163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997375">
            <text:p>0,0997375</text:p>
          </table:table-cell>
          <table:table-cell office:value-type="float" office:value="5.49869">
            <text:p>5,49869</text:p>
          </table:table-cell>
          <table:table-cell office:value-type="float" office:value="12403">
            <text:p>1240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0485">
            <text:p>0,13048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997423">
            <text:p>0,0997423</text:p>
          </table:table-cell>
          <table:table-cell office:value-type="float" office:value="5.81416">
            <text:p>5,81416</text:p>
          </table:table-cell>
          <table:table-cell office:value-type="float" office:value="12387.7">
            <text:p>12387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5803">
            <text:p>0,17580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997415">
            <text:p>0,0997415</text:p>
          </table:table-cell>
          <table:table-cell office:value-type="float" office:value="4.97542">
            <text:p>4,97542</text:p>
          </table:table-cell>
          <table:table-cell office:value-type="float" office:value="12456.9">
            <text:p>12456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5667">
            <text:p>0,17566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997379">
            <text:p>0,0997379</text:p>
          </table:table-cell>
          <table:table-cell office:value-type="float" office:value="5.85176">
            <text:p>5,85176</text:p>
          </table:table-cell>
          <table:table-cell office:value-type="float" office:value="12400.1">
            <text:p>12400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30077">
            <text:p>0,13007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997278">
            <text:p>0,0997278</text:p>
          </table:table-cell>
          <table:table-cell office:value-type="float" office:value="4.96918">
            <text:p>4,96918</text:p>
          </table:table-cell>
          <table:table-cell office:value-type="float" office:value="12367.4">
            <text:p>12367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5397">
            <text:p>0,17539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997336">
            <text:p>0,0997336</text:p>
          </table:table-cell>
          <table:table-cell office:value-type="float" office:value="5.57282">
            <text:p>5,57282</text:p>
          </table:table-cell>
          <table:table-cell office:value-type="float" office:value="12572.5">
            <text:p>12572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9807">
            <text:p>0,12980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997277">
            <text:p>0,0997277</text:p>
          </table:table-cell>
          <table:table-cell office:value-type="float" office:value="5.93666">
            <text:p>5,93666</text:p>
          </table:table-cell>
          <table:table-cell office:value-type="float" office:value="12398.3">
            <text:p>12398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5127">
            <text:p>0,17512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997272">
            <text:p>0,0997272</text:p>
          </table:table-cell>
          <table:table-cell office:value-type="float" office:value="5.76479">
            <text:p>5,76479</text:p>
          </table:table-cell>
          <table:table-cell office:value-type="float" office:value="12259.9">
            <text:p>12259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4993">
            <text:p>0,17499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997424">
            <text:p>0,0997424</text:p>
          </table:table-cell>
          <table:table-cell office:value-type="float" office:value="5.49362">
            <text:p>5,49362</text:p>
          </table:table-cell>
          <table:table-cell office:value-type="float" office:value="12310">
            <text:p>123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486">
            <text:p>0,1748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997361">
            <text:p>0,0997361</text:p>
          </table:table-cell>
          <table:table-cell office:value-type="float" office:value="4.89124">
            <text:p>4,89124</text:p>
          </table:table-cell>
          <table:table-cell office:value-type="float" office:value="12310">
            <text:p>123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9272">
            <text:p>0,12927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997417">
            <text:p>0,0997417</text:p>
          </table:table-cell>
          <table:table-cell office:value-type="float" office:value="5.71462">
            <text:p>5,71462</text:p>
          </table:table-cell>
          <table:table-cell office:value-type="float" office:value="12465.2">
            <text:p>12465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9139">
            <text:p>0,12913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9973">
            <text:p>0,09973</text:p>
          </table:table-cell>
          <table:table-cell office:value-type="float" office:value="5.53754">
            <text:p>5,53754</text:p>
          </table:table-cell>
          <table:table-cell office:value-type="float" office:value="12573.5">
            <text:p>12573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4461">
            <text:p>0,1744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997375">
            <text:p>0,0997375</text:p>
          </table:table-cell>
          <table:table-cell office:value-type="float" office:value="5.01056">
            <text:p>5,01056</text:p>
          </table:table-cell>
          <table:table-cell office:value-type="float" office:value="12362.8">
            <text:p>12362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4328">
            <text:p>0,17432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997358">
            <text:p>0,0997358</text:p>
          </table:table-cell>
          <table:table-cell office:value-type="float" office:value="5.78251">
            <text:p>5,78251</text:p>
          </table:table-cell>
          <table:table-cell office:value-type="float" office:value="12387.3">
            <text:p>12387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4196">
            <text:p>0,17419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971372">
            <text:p>0,0971372</text:p>
          </table:table-cell>
          <table:table-cell office:value-type="float" office:value="5.64713">
            <text:p>5,64713</text:p>
          </table:table-cell>
          <table:table-cell office:value-type="float" office:value="12387.3">
            <text:p>12387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962">
            <text:p>0,2296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997391">
            <text:p>0,0997391</text:p>
          </table:table-cell>
          <table:table-cell office:value-type="float" office:value="5.64058">
            <text:p>5,64058</text:p>
          </table:table-cell>
          <table:table-cell office:value-type="float" office:value="12273.2">
            <text:p>12273,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906003">
            <text:p>0,090600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971371">
            <text:p>0,0971371</text:p>
          </table:table-cell>
          <table:table-cell office:value-type="float" office:value="5.34042">
            <text:p>5,34042</text:p>
          </table:table-cell>
          <table:table-cell office:value-type="float" office:value="12625.2">
            <text:p>12625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9358">
            <text:p>0,22935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997419">
            <text:p>0,0997419</text:p>
          </table:table-cell>
          <table:table-cell office:value-type="float" office:value="5.39195">
            <text:p>5,39195</text:p>
          </table:table-cell>
          <table:table-cell office:value-type="float" office:value="12396.6">
            <text:p>12396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8218">
            <text:p>0,12821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997372">
            <text:p>0,0997372</text:p>
          </table:table-cell>
          <table:table-cell office:value-type="float" office:value="5.40045">
            <text:p>5,40045</text:p>
          </table:table-cell>
          <table:table-cell office:value-type="float" office:value="12294.1">
            <text:p>12294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8087">
            <text:p>0,1280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997364">
            <text:p>0,0997364</text:p>
          </table:table-cell>
          <table:table-cell office:value-type="float" office:value="4.99426">
            <text:p>4,99426</text:p>
          </table:table-cell>
          <table:table-cell office:value-type="float" office:value="12468.9">
            <text:p>12468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3412">
            <text:p>0,17341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997369">
            <text:p>0,0997369</text:p>
          </table:table-cell>
          <table:table-cell office:value-type="float" office:value="5.40565">
            <text:p>5,40565</text:p>
          </table:table-cell>
          <table:table-cell office:value-type="float" office:value="12469.3">
            <text:p>12469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3283">
            <text:p>0,1732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997327">
            <text:p>0,0997327</text:p>
          </table:table-cell>
          <table:table-cell office:value-type="float" office:value="4.87568">
            <text:p>4,87568</text:p>
          </table:table-cell>
          <table:table-cell office:value-type="float" office:value="12418.3">
            <text:p>12418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3153">
            <text:p>0,17315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997379">
            <text:p>0,0997379</text:p>
          </table:table-cell>
          <table:table-cell office:value-type="float" office:value="5.56546">
            <text:p>5,56546</text:p>
          </table:table-cell>
          <table:table-cell office:value-type="float" office:value="12571.3">
            <text:p>12571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757">
            <text:p>0,127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997379">
            <text:p>0,0997379</text:p>
          </table:table-cell>
          <table:table-cell office:value-type="float" office:value="5.53527">
            <text:p>5,53527</text:p>
          </table:table-cell>
          <table:table-cell office:value-type="float" office:value="12542.3">
            <text:p>12542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2896">
            <text:p>0,17289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997417">
            <text:p>0,0997417</text:p>
          </table:table-cell>
          <table:table-cell office:value-type="float" office:value="5.17615">
            <text:p>5,17615</text:p>
          </table:table-cell>
          <table:table-cell office:value-type="float" office:value="12488.4">
            <text:p>12488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2768">
            <text:p>0,17276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997271">
            <text:p>0,0997271</text:p>
          </table:table-cell>
          <table:table-cell office:value-type="float" office:value="4.76015">
            <text:p>4,76015</text:p>
          </table:table-cell>
          <table:table-cell office:value-type="float" office:value="12412.1">
            <text:p>12412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264">
            <text:p>0,1726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96613">
            <text:p>0,096613</text:p>
          </table:table-cell>
          <table:table-cell office:value-type="float" office:value="4.6245">
            <text:p>4,6245</text:p>
          </table:table-cell>
          <table:table-cell office:value-type="float" office:value="12412.1">
            <text:p>12412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8068">
            <text:p>0,22806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997326">
            <text:p>0,0997326</text:p>
          </table:table-cell>
          <table:table-cell office:value-type="float" office:value="5.4352">
            <text:p>5,4352</text:p>
          </table:table-cell>
          <table:table-cell office:value-type="float" office:value="12243.5">
            <text:p>12243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52813">
            <text:p>0,152813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997382">
            <text:p>0,0997382</text:p>
          </table:table-cell>
          <table:table-cell office:value-type="float" office:value="5.35625">
            <text:p>5,35625</text:p>
          </table:table-cell>
          <table:table-cell office:value-type="float" office:value="12618.3">
            <text:p>12618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2258">
            <text:p>0,17225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997336">
            <text:p>0,0997336</text:p>
          </table:table-cell>
          <table:table-cell office:value-type="float" office:value="5.18554">
            <text:p>5,18554</text:p>
          </table:table-cell>
          <table:table-cell office:value-type="float" office:value="12448.1">
            <text:p>12448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2132">
            <text:p>0,1721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970619">
            <text:p>0,0970619</text:p>
          </table:table-cell>
          <table:table-cell office:value-type="float" office:value="5.06044">
            <text:p>5,06044</text:p>
          </table:table-cell>
          <table:table-cell office:value-type="float" office:value="12448.1">
            <text:p>12448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7561">
            <text:p>0,2275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997399">
            <text:p>0,0997399</text:p>
          </table:table-cell>
          <table:table-cell office:value-type="float" office:value="4.94425">
            <text:p>4,94425</text:p>
          </table:table-cell>
          <table:table-cell office:value-type="float" office:value="12246.1">
            <text:p>12246,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599994">
            <text:p>0,0599994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99729">
            <text:p>0,099729</text:p>
          </table:table-cell>
          <table:table-cell office:value-type="float" office:value="5.65671">
            <text:p>5,65671</text:p>
          </table:table-cell>
          <table:table-cell office:value-type="float" office:value="12441.6">
            <text:p>12441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1754">
            <text:p>0,1717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997386">
            <text:p>0,0997386</text:p>
          </table:table-cell>
          <table:table-cell office:value-type="float" office:value="5.78244">
            <text:p>5,78244</text:p>
          </table:table-cell>
          <table:table-cell office:value-type="float" office:value="12573.9">
            <text:p>12573,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6174">
            <text:p>0,12617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997323">
            <text:p>0,0997323</text:p>
          </table:table-cell>
          <table:table-cell office:value-type="float" office:value="5.88833">
            <text:p>5,88833</text:p>
          </table:table-cell>
          <table:table-cell office:value-type="float" office:value="12642.9">
            <text:p>12642,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6049">
            <text:p>0,12604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997418">
            <text:p>0,0997418</text:p>
          </table:table-cell>
          <table:table-cell office:value-type="float" office:value="5.57504">
            <text:p>5,57504</text:p>
          </table:table-cell>
          <table:table-cell office:value-type="float" office:value="12282.2">
            <text:p>12282,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80455">
            <text:p>0,088045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997257">
            <text:p>0,0997257</text:p>
          </table:table-cell>
          <table:table-cell office:value-type="float" office:value="5.87709">
            <text:p>5,87709</text:p>
          </table:table-cell>
          <table:table-cell office:value-type="float" office:value="12255.5">
            <text:p>12255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1254">
            <text:p>0,1712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973622">
            <text:p>0,0973622</text:p>
          </table:table-cell>
          <table:table-cell office:value-type="float" office:value="5.75393">
            <text:p>5,75393</text:p>
          </table:table-cell>
          <table:table-cell office:value-type="float" office:value="12255.5">
            <text:p>12255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6686">
            <text:p>0,22668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950111">
            <text:p>0,0950111</text:p>
          </table:table-cell>
          <table:table-cell office:value-type="float" office:value="5.63076">
            <text:p>5,63076</text:p>
          </table:table-cell>
          <table:table-cell office:value-type="float" office:value="12255.5">
            <text:p>12255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6562">
            <text:p>0,22656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997363">
            <text:p>0,0997363</text:p>
          </table:table-cell>
          <table:table-cell office:value-type="float" office:value="5.87375">
            <text:p>5,87375</text:p>
          </table:table-cell>
          <table:table-cell office:value-type="float" office:value="12568.6">
            <text:p>12568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5429">
            <text:p>0,12542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997298">
            <text:p>0,0997298</text:p>
          </table:table-cell>
          <table:table-cell office:value-type="float" office:value="5.61189">
            <text:p>5,61189</text:p>
          </table:table-cell>
          <table:table-cell office:value-type="float" office:value="12446.9">
            <text:p>12446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076">
            <text:p>0,1707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972374">
            <text:p>0,0972374</text:p>
          </table:table-cell>
          <table:table-cell office:value-type="float" office:value="5.4868">
            <text:p>5,4868</text:p>
          </table:table-cell>
          <table:table-cell office:value-type="float" office:value="12446.9">
            <text:p>12446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6193">
            <text:p>0,22619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947579">
            <text:p>0,0947579</text:p>
          </table:table-cell>
          <table:table-cell office:value-type="float" office:value="5.36171">
            <text:p>5,36171</text:p>
          </table:table-cell>
          <table:table-cell office:value-type="float" office:value="12446.9">
            <text:p>12446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607">
            <text:p>0,2260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997336">
            <text:p>0,0997336</text:p>
          </table:table-cell>
          <table:table-cell office:value-type="float" office:value="5.38093">
            <text:p>5,38093</text:p>
          </table:table-cell>
          <table:table-cell office:value-type="float" office:value="12462.4">
            <text:p>12462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4938">
            <text:p>0,12493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997415">
            <text:p>0,0997415</text:p>
          </table:table-cell>
          <table:table-cell office:value-type="float" office:value="4.97352">
            <text:p>4,97352</text:p>
          </table:table-cell>
          <table:table-cell office:value-type="float" office:value="12463.5">
            <text:p>12463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4816">
            <text:p>0,12481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997304">
            <text:p>0,0997304</text:p>
          </table:table-cell>
          <table:table-cell office:value-type="float" office:value="5.63865">
            <text:p>5,63865</text:p>
          </table:table-cell>
          <table:table-cell office:value-type="float" office:value="12222.5">
            <text:p>12222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70149">
            <text:p>0,17014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972889">
            <text:p>0,0972889</text:p>
          </table:table-cell>
          <table:table-cell office:value-type="float" office:value="5.51581">
            <text:p>5,51581</text:p>
          </table:table-cell>
          <table:table-cell office:value-type="float" office:value="12222.5">
            <text:p>12222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5583">
            <text:p>0,2255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997411">
            <text:p>0,0997411</text:p>
          </table:table-cell>
          <table:table-cell office:value-type="float" office:value="5.46928">
            <text:p>5,46928</text:p>
          </table:table-cell>
          <table:table-cell office:value-type="float" office:value="12612.4">
            <text:p>12612,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6573">
            <text:p>0,08657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997427">
            <text:p>0,0997427</text:p>
          </table:table-cell>
          <table:table-cell office:value-type="float" office:value="5.66148">
            <text:p>5,66148</text:p>
          </table:table-cell>
          <table:table-cell office:value-type="float" office:value="12395.9">
            <text:p>12395,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64522">
            <text:p>0,08645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970994">
            <text:p>0,0970994</text:p>
          </table:table-cell>
          <table:table-cell office:value-type="float" office:value="5.52601">
            <text:p>5,52601</text:p>
          </table:table-cell>
          <table:table-cell office:value-type="float" office:value="12395.9">
            <text:p>12395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5221">
            <text:p>0,22522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99734">
            <text:p>0,099734</text:p>
          </table:table-cell>
          <table:table-cell office:value-type="float" office:value="5.39734">
            <text:p>5,39734</text:p>
          </table:table-cell>
          <table:table-cell office:value-type="float" office:value="12571.7">
            <text:p>12571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9545">
            <text:p>0,16954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969298">
            <text:p>0,0969298</text:p>
          </table:table-cell>
          <table:table-cell office:value-type="float" office:value="5.25995">
            <text:p>5,25995</text:p>
          </table:table-cell>
          <table:table-cell office:value-type="float" office:value="12571.7">
            <text:p>12571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4981">
            <text:p>0,22498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997275">
            <text:p>0,0997275</text:p>
          </table:table-cell>
          <table:table-cell office:value-type="float" office:value="5.2751">
            <text:p>5,2751</text:p>
          </table:table-cell>
          <table:table-cell office:value-type="float" office:value="12308.4">
            <text:p>12308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9305">
            <text:p>0,16930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969125">
            <text:p>0,0969125</text:p>
          </table:table-cell>
          <table:table-cell office:value-type="float" office:value="5.14058">
            <text:p>5,14058</text:p>
          </table:table-cell>
          <table:table-cell office:value-type="float" office:value="12308.4">
            <text:p>12308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4742">
            <text:p>0,2247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997322">
            <text:p>0,0997322</text:p>
          </table:table-cell>
          <table:table-cell office:value-type="float" office:value="5.07056">
            <text:p>5,07056</text:p>
          </table:table-cell>
          <table:table-cell office:value-type="float" office:value="12526.9">
            <text:p>12526,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3612">
            <text:p>0,12361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997305">
            <text:p>0,0997305</text:p>
          </table:table-cell>
          <table:table-cell office:value-type="float" office:value="5.13512">
            <text:p>5,13512</text:p>
          </table:table-cell>
          <table:table-cell office:value-type="float" office:value="12393.8">
            <text:p>12393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3494">
            <text:p>0,12349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997384">
            <text:p>0,0997384</text:p>
          </table:table-cell>
          <table:table-cell office:value-type="float" office:value="5.65692">
            <text:p>5,65692</text:p>
          </table:table-cell>
          <table:table-cell office:value-type="float" office:value="12616.1">
            <text:p>12616,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54964">
            <text:p>0,085496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997264">
            <text:p>0,0997264</text:p>
          </table:table-cell>
          <table:table-cell office:value-type="float" office:value="5.77468">
            <text:p>5,77468</text:p>
          </table:table-cell>
          <table:table-cell office:value-type="float" office:value="12271.2">
            <text:p>12271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8712">
            <text:p>0,16871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997305">
            <text:p>0,0997305</text:p>
          </table:table-cell>
          <table:table-cell office:value-type="float" office:value="5.81563">
            <text:p>5,81563</text:p>
          </table:table-cell>
          <table:table-cell office:value-type="float" office:value="12142">
            <text:p>1214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52603">
            <text:p>0,085260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997274">
            <text:p>0,0997274</text:p>
          </table:table-cell>
          <table:table-cell office:value-type="float" office:value="5.24437">
            <text:p>5,24437</text:p>
          </table:table-cell>
          <table:table-cell office:value-type="float" office:value="12596.4">
            <text:p>12596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8476">
            <text:p>0,16847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968377">
            <text:p>0,0968377</text:p>
          </table:table-cell>
          <table:table-cell office:value-type="float" office:value="5.1067">
            <text:p>5,1067</text:p>
          </table:table-cell>
          <table:table-cell office:value-type="float" office:value="12596.4">
            <text:p>12596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3914">
            <text:p>0,22391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9973">
            <text:p>0,09973</text:p>
          </table:table-cell>
          <table:table-cell office:value-type="float" office:value="5.76486">
            <text:p>5,76486</text:p>
          </table:table-cell>
          <table:table-cell office:value-type="float" office:value="12327.6">
            <text:p>12327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8241">
            <text:p>0,16824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9713">
            <text:p>0,09713</text:p>
          </table:table-cell>
          <table:table-cell office:value-type="float" office:value="5.63013">
            <text:p>5,63013</text:p>
          </table:table-cell>
          <table:table-cell office:value-type="float" office:value="12327.6">
            <text:p>12327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368">
            <text:p>0,2236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997374">
            <text:p>0,0997374</text:p>
          </table:table-cell>
          <table:table-cell office:value-type="float" office:value="5.64301">
            <text:p>5,64301</text:p>
          </table:table-cell>
          <table:table-cell office:value-type="float" office:value="12443.7">
            <text:p>12443,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46748">
            <text:p>0,084674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997359">
            <text:p>0,0997359</text:p>
          </table:table-cell>
          <table:table-cell office:value-type="float" office:value="5.93847">
            <text:p>5,93847</text:p>
          </table:table-cell>
          <table:table-cell office:value-type="float" office:value="12237">
            <text:p>1223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7892">
            <text:p>0,16789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997304">
            <text:p>0,0997304</text:p>
          </table:table-cell>
          <table:table-cell office:value-type="float" office:value="5.86741">
            <text:p>5,86741</text:p>
          </table:table-cell>
          <table:table-cell office:value-type="float" office:value="12322.8">
            <text:p>12322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7776">
            <text:p>0,16777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997359">
            <text:p>0,0997359</text:p>
          </table:table-cell>
          <table:table-cell office:value-type="float" office:value="6.06497">
            <text:p>6,06497</text:p>
          </table:table-cell>
          <table:table-cell office:value-type="float" office:value="12411.5">
            <text:p>12411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766">
            <text:p>0,1676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974213">
            <text:p>0,0974213</text:p>
          </table:table-cell>
          <table:table-cell office:value-type="float" office:value="5.94024">
            <text:p>5,94024</text:p>
          </table:table-cell>
          <table:table-cell office:value-type="float" office:value="12411.5">
            <text:p>12411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31">
            <text:p>0,223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997284">
            <text:p>0,0997284</text:p>
          </table:table-cell>
          <table:table-cell office:value-type="float" office:value="6.01662">
            <text:p>6,01662</text:p>
          </table:table-cell>
          <table:table-cell office:value-type="float" office:value="12564.4">
            <text:p>12564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7429">
            <text:p>0,16742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997353">
            <text:p>0,0997353</text:p>
          </table:table-cell>
          <table:table-cell office:value-type="float" office:value="5.27812">
            <text:p>5,27812</text:p>
          </table:table-cell>
          <table:table-cell office:value-type="float" office:value="12444.5">
            <text:p>12444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7314">
            <text:p>0,16731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997309">
            <text:p>0,0997309</text:p>
          </table:table-cell>
          <table:table-cell office:value-type="float" office:value="5.7842">
            <text:p>5,7842</text:p>
          </table:table-cell>
          <table:table-cell office:value-type="float" office:value="12428.6">
            <text:p>12428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72">
            <text:p>0,167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997414">
            <text:p>0,0997414</text:p>
          </table:table-cell>
          <table:table-cell office:value-type="float" office:value="5.91681">
            <text:p>5,91681</text:p>
          </table:table-cell>
          <table:table-cell office:value-type="float" office:value="12377.1">
            <text:p>12377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7085">
            <text:p>0,16708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997302">
            <text:p>0,0997302</text:p>
          </table:table-cell>
          <table:table-cell office:value-type="float" office:value="5.82136">
            <text:p>5,82136</text:p>
          </table:table-cell>
          <table:table-cell office:value-type="float" office:value="12464">
            <text:p>1246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1517">
            <text:p>0,1215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997323">
            <text:p>0,0997323</text:p>
          </table:table-cell>
          <table:table-cell office:value-type="float" office:value="4.98013">
            <text:p>4,98013</text:p>
          </table:table-cell>
          <table:table-cell office:value-type="float" office:value="12610.5">
            <text:p>12610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21403">
            <text:p>0,12140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997317">
            <text:p>0,0997317</text:p>
          </table:table-cell>
          <table:table-cell office:value-type="float" office:value="5.62445">
            <text:p>5,62445</text:p>
          </table:table-cell>
          <table:table-cell office:value-type="float" office:value="12383.2">
            <text:p>12383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6744">
            <text:p>0,16674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997293">
            <text:p>0,0997293</text:p>
          </table:table-cell>
          <table:table-cell office:value-type="float" office:value="5.90322">
            <text:p>5,90322</text:p>
          </table:table-cell>
          <table:table-cell office:value-type="float" office:value="12485.9">
            <text:p>12485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663">
            <text:p>0,1666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997346">
            <text:p>0,0997346</text:p>
          </table:table-cell>
          <table:table-cell office:value-type="float" office:value="5.85149">
            <text:p>5,85149</text:p>
          </table:table-cell>
          <table:table-cell office:value-type="float" office:value="12585.7">
            <text:p>12585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6517">
            <text:p>0,1665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97314">
            <text:p>0,097314</text:p>
          </table:table-cell>
          <table:table-cell office:value-type="float" office:value="5.725">
            <text:p>5,725</text:p>
          </table:table-cell>
          <table:table-cell office:value-type="float" office:value="12585.7">
            <text:p>12585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196">
            <text:p>0,2219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947176">
            <text:p>0,0947176</text:p>
          </table:table-cell>
          <table:table-cell office:value-type="float" office:value="5.58745">
            <text:p>5,58745</text:p>
          </table:table-cell>
          <table:table-cell office:value-type="float" office:value="12585.7">
            <text:p>12585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1847">
            <text:p>0,22184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923221">
            <text:p>0,0923221</text:p>
          </table:table-cell>
          <table:table-cell office:value-type="float" office:value="5.46097">
            <text:p>5,46097</text:p>
          </table:table-cell>
          <table:table-cell office:value-type="float" office:value="12585.7">
            <text:p>12585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1735">
            <text:p>0,22173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997355">
            <text:p>0,0997355</text:p>
          </table:table-cell>
          <table:table-cell office:value-type="float" office:value="5.09623">
            <text:p>5,09623</text:p>
          </table:table-cell>
          <table:table-cell office:value-type="float" office:value="12373.4">
            <text:p>12373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6067">
            <text:p>0,16606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997385">
            <text:p>0,0997385</text:p>
          </table:table-cell>
          <table:table-cell office:value-type="float" office:value="5.6565">
            <text:p>5,6565</text:p>
          </table:table-cell>
          <table:table-cell office:value-type="float" office:value="12520.9">
            <text:p>12520,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2622">
            <text:p>0,0826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972589">
            <text:p>0,0972589</text:p>
          </table:table-cell>
          <table:table-cell office:value-type="float" office:value="5.53066">
            <text:p>5,53066</text:p>
          </table:table-cell>
          <table:table-cell office:value-type="float" office:value="12520.9">
            <text:p>12520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1399">
            <text:p>0,22139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997385">
            <text:p>0,0997385</text:p>
          </table:table-cell>
          <table:table-cell office:value-type="float" office:value="4.90407">
            <text:p>4,90407</text:p>
          </table:table-cell>
          <table:table-cell office:value-type="float" office:value="12267.2">
            <text:p>12267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5732">
            <text:p>0,1657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969704">
            <text:p>0,0969704</text:p>
          </table:table-cell>
          <table:table-cell office:value-type="float" office:value="4.78079">
            <text:p>4,78079</text:p>
          </table:table-cell>
          <table:table-cell office:value-type="float" office:value="12267.2">
            <text:p>12267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1177">
            <text:p>0,22117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997322">
            <text:p>0,0997322</text:p>
          </table:table-cell>
          <table:table-cell office:value-type="float" office:value="5.48619">
            <text:p>5,48619</text:p>
          </table:table-cell>
          <table:table-cell office:value-type="float" office:value="12515.6">
            <text:p>12515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551">
            <text:p>0,1655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997298">
            <text:p>0,0997298</text:p>
          </table:table-cell>
          <table:table-cell office:value-type="float" office:value="5.36242">
            <text:p>5,36242</text:p>
          </table:table-cell>
          <table:table-cell office:value-type="float" office:value="12579.4">
            <text:p>12579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9945">
            <text:p>0,11994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997318">
            <text:p>0,0997318</text:p>
          </table:table-cell>
          <table:table-cell office:value-type="float" office:value="5.24168">
            <text:p>5,24168</text:p>
          </table:table-cell>
          <table:table-cell office:value-type="float" office:value="12310.6">
            <text:p>12310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5289">
            <text:p>0,1652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971103">
            <text:p>0,0971103</text:p>
          </table:table-cell>
          <table:table-cell office:value-type="float" office:value="5.11796">
            <text:p>5,11796</text:p>
          </table:table-cell>
          <table:table-cell office:value-type="float" office:value="12310.6">
            <text:p>12310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0735">
            <text:p>0,22073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997337">
            <text:p>0,0997337</text:p>
          </table:table-cell>
          <table:table-cell office:value-type="float" office:value="5.39293">
            <text:p>5,39293</text:p>
          </table:table-cell>
          <table:table-cell office:value-type="float" office:value="12461.5">
            <text:p>12461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5069">
            <text:p>0,16506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997393">
            <text:p>0,0997393</text:p>
          </table:table-cell>
          <table:table-cell office:value-type="float" office:value="4.98731">
            <text:p>4,98731</text:p>
          </table:table-cell>
          <table:table-cell office:value-type="float" office:value="12276.4">
            <text:p>12276,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530797">
            <text:p>0,0530797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997238">
            <text:p>0,0997238</text:p>
          </table:table-cell>
          <table:table-cell office:value-type="float" office:value="5.78825">
            <text:p>5,78825</text:p>
          </table:table-cell>
          <table:table-cell office:value-type="float" office:value="12409.7">
            <text:p>12409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485">
            <text:p>0,1648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997353">
            <text:p>0,0997353</text:p>
          </table:table-cell>
          <table:table-cell office:value-type="float" office:value="5.58635">
            <text:p>5,58635</text:p>
          </table:table-cell>
          <table:table-cell office:value-type="float" office:value="12626.8">
            <text:p>12626,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14079">
            <text:p>0,081407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997284">
            <text:p>0,0997284</text:p>
          </table:table-cell>
          <table:table-cell office:value-type="float" office:value="5.64741">
            <text:p>5,64741</text:p>
          </table:table-cell>
          <table:table-cell office:value-type="float" office:value="12288.4">
            <text:p>12288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4632">
            <text:p>0,1646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997395">
            <text:p>0,0997395</text:p>
          </table:table-cell>
          <table:table-cell office:value-type="float" office:value="5.58174">
            <text:p>5,58174</text:p>
          </table:table-cell>
          <table:table-cell office:value-type="float" office:value="12377.3">
            <text:p>12377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4524">
            <text:p>0,16452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970626">
            <text:p>0,0970626</text:p>
          </table:table-cell>
          <table:table-cell office:value-type="float" office:value="5.44647">
            <text:p>5,44647</text:p>
          </table:table-cell>
          <table:table-cell office:value-type="float" office:value="12377.3">
            <text:p>12377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19971">
            <text:p>0,21997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997265">
            <text:p>0,0997265</text:p>
          </table:table-cell>
          <table:table-cell office:value-type="float" office:value="5.86669">
            <text:p>5,86669</text:p>
          </table:table-cell>
          <table:table-cell office:value-type="float" office:value="12273.9">
            <text:p>1227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4307">
            <text:p>0,16430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997399">
            <text:p>0,0997399</text:p>
          </table:table-cell>
          <table:table-cell office:value-type="float" office:value="5.52298">
            <text:p>5,52298</text:p>
          </table:table-cell>
          <table:table-cell office:value-type="float" office:value="12403.9">
            <text:p>1240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4199">
            <text:p>0,16419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970323">
            <text:p>0,0970323</text:p>
          </table:table-cell>
          <table:table-cell office:value-type="float" office:value="5.38742">
            <text:p>5,38742</text:p>
          </table:table-cell>
          <table:table-cell office:value-type="float" office:value="12403.9">
            <text:p>12403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19647">
            <text:p>0,21964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997407">
            <text:p>0,0997407</text:p>
          </table:table-cell>
          <table:table-cell office:value-type="float" office:value="4.65657">
            <text:p>4,65657</text:p>
          </table:table-cell>
          <table:table-cell office:value-type="float" office:value="12427.8">
            <text:p>12427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44411">
            <text:p>0,144411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968068">
            <text:p>0,0968068</text:p>
          </table:table-cell>
          <table:table-cell office:value-type="float" office:value="4.53167">
            <text:p>4,53167</text:p>
          </table:table-cell>
          <table:table-cell office:value-type="float" office:value="12427.8">
            <text:p>12427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19432">
            <text:p>0,2194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997371">
            <text:p>0,0997371</text:p>
          </table:table-cell>
          <table:table-cell office:value-type="float" office:value="4.84247">
            <text:p>4,84247</text:p>
          </table:table-cell>
          <table:table-cell office:value-type="float" office:value="12329.2">
            <text:p>12329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8315">
            <text:p>0,11831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997285">
            <text:p>0,0997285</text:p>
          </table:table-cell>
          <table:table-cell office:value-type="float" office:value="5.59435">
            <text:p>5,59435</text:p>
          </table:table-cell>
          <table:table-cell office:value-type="float" office:value="12306">
            <text:p>1230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8208">
            <text:p>0,11820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997389">
            <text:p>0,0997389</text:p>
          </table:table-cell>
          <table:table-cell office:value-type="float" office:value="5.26144">
            <text:p>5,26144</text:p>
          </table:table-cell>
          <table:table-cell office:value-type="float" office:value="12246.8">
            <text:p>12246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8101">
            <text:p>0,11810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997341">
            <text:p>0,0997341</text:p>
          </table:table-cell>
          <table:table-cell office:value-type="float" office:value="5.77908">
            <text:p>5,77908</text:p>
          </table:table-cell>
          <table:table-cell office:value-type="float" office:value="12359.1">
            <text:p>12359,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01161">
            <text:p>0,08011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997325">
            <text:p>0,0997325</text:p>
          </table:table-cell>
          <table:table-cell office:value-type="float" office:value="5.33523">
            <text:p>5,33523</text:p>
          </table:table-cell>
          <table:table-cell office:value-type="float" office:value="12259">
            <text:p>1225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7889">
            <text:p>0,1178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997364">
            <text:p>0,0997364</text:p>
          </table:table-cell>
          <table:table-cell office:value-type="float" office:value="5.32811">
            <text:p>5,32811</text:p>
          </table:table-cell>
          <table:table-cell office:value-type="float" office:value="12271.4">
            <text:p>12271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3237">
            <text:p>0,16323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997323">
            <text:p>0,0997323</text:p>
          </table:table-cell>
          <table:table-cell office:value-type="float" office:value="5.24585">
            <text:p>5,24585</text:p>
          </table:table-cell>
          <table:table-cell office:value-type="float" office:value="12311.2">
            <text:p>12311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3132">
            <text:p>0,1631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997307">
            <text:p>0,0997307</text:p>
          </table:table-cell>
          <table:table-cell office:value-type="float" office:value="5.45645">
            <text:p>5,45645</text:p>
          </table:table-cell>
          <table:table-cell office:value-type="float" office:value="12421.1">
            <text:p>12421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3026">
            <text:p>0,16302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997261">
            <text:p>0,0997261</text:p>
          </table:table-cell>
          <table:table-cell office:value-type="float" office:value="5.69944">
            <text:p>5,69944</text:p>
          </table:table-cell>
          <table:table-cell office:value-type="float" office:value="12320.4">
            <text:p>12320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2921">
            <text:p>0,16292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997317">
            <text:p>0,0997317</text:p>
          </table:table-cell>
          <table:table-cell office:value-type="float" office:value="5.11191">
            <text:p>5,11191</text:p>
          </table:table-cell>
          <table:table-cell office:value-type="float" office:value="12345.1">
            <text:p>12345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7361">
            <text:p>0,1173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970342">
            <text:p>0,0970342</text:p>
          </table:table-cell>
          <table:table-cell office:value-type="float" office:value="5.49902">
            <text:p>5,49902</text:p>
          </table:table-cell>
          <table:table-cell office:value-type="float" office:value="12516.8">
            <text:p>12516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18267">
            <text:p>0,21826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943554">
            <text:p>0,0943554</text:p>
          </table:table-cell>
          <table:table-cell office:value-type="float" office:value="5.36222">
            <text:p>5,36222</text:p>
          </table:table-cell>
          <table:table-cell office:value-type="float" office:value="12516.8">
            <text:p>12516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18162">
            <text:p>0,21816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916908">
            <text:p>0,0916908</text:p>
          </table:table-cell>
          <table:table-cell office:value-type="float" office:value="5.22542">
            <text:p>5,22542</text:p>
          </table:table-cell>
          <table:table-cell office:value-type="float" office:value="12516.8">
            <text:p>12516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18058">
            <text:p>0,21805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890401">
            <text:p>0,0890401</text:p>
          </table:table-cell>
          <table:table-cell office:value-type="float" office:value="5.08863">
            <text:p>5,08863</text:p>
          </table:table-cell>
          <table:table-cell office:value-type="float" office:value="12516.8">
            <text:p>12516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17953">
            <text:p>0,21795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997358">
            <text:p>0,0997358</text:p>
          </table:table-cell>
          <table:table-cell office:value-type="float" office:value="5.351">
            <text:p>5,351</text:p>
          </table:table-cell>
          <table:table-cell office:value-type="float" office:value="12430.4">
            <text:p>12430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2294">
            <text:p>0,16229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997312">
            <text:p>0,0997312</text:p>
          </table:table-cell>
          <table:table-cell office:value-type="float" office:value="5.42942">
            <text:p>5,42942</text:p>
          </table:table-cell>
          <table:table-cell office:value-type="float" office:value="12325.2">
            <text:p>12325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6736">
            <text:p>0,11673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969888">
            <text:p>0,0969888</text:p>
          </table:table-cell>
          <table:table-cell office:value-type="float" office:value="5.29472">
            <text:p>5,29472</text:p>
          </table:table-cell>
          <table:table-cell office:value-type="float" office:value="12325.2">
            <text:p>12325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17642">
            <text:p>0,2176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997305">
            <text:p>0,0997305</text:p>
          </table:table-cell>
          <table:table-cell office:value-type="float" office:value="5.18167">
            <text:p>5,18167</text:p>
          </table:table-cell>
          <table:table-cell office:value-type="float" office:value="12225.8">
            <text:p>12225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1983">
            <text:p>0,1619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997376">
            <text:p>0,0997376</text:p>
          </table:table-cell>
          <table:table-cell office:value-type="float" office:value="5.12365">
            <text:p>5,12365</text:p>
          </table:table-cell>
          <table:table-cell office:value-type="float" office:value="12167.6">
            <text:p>12167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6426">
            <text:p>0,11642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997328">
            <text:p>0,0997328</text:p>
          </table:table-cell>
          <table:table-cell office:value-type="float" office:value="5.0856">
            <text:p>5,0856</text:p>
          </table:table-cell>
          <table:table-cell office:value-type="float" office:value="12268.8">
            <text:p>12268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6323">
            <text:p>0,11632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997401">
            <text:p>0,0997401</text:p>
          </table:table-cell>
          <table:table-cell office:value-type="float" office:value="5.66488">
            <text:p>5,66488</text:p>
          </table:table-cell>
          <table:table-cell office:value-type="float" office:value="12294.7">
            <text:p>12294,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622">
            <text:p>0,116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997419">
            <text:p>0,0997419</text:p>
          </table:table-cell>
          <table:table-cell office:value-type="float" office:value="5.70704">
            <text:p>5,70704</text:p>
          </table:table-cell>
          <table:table-cell office:value-type="float" office:value="12325.8">
            <text:p>12325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6118">
            <text:p>0,11611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997353">
            <text:p>0,0997353</text:p>
          </table:table-cell>
          <table:table-cell office:value-type="float" office:value="5.99391">
            <text:p>5,99391</text:p>
          </table:table-cell>
          <table:table-cell office:value-type="float" office:value="12304.5">
            <text:p>12304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16015">
            <text:p>0,11601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997247">
            <text:p>0,0997247</text:p>
          </table:table-cell>
          <table:table-cell office:value-type="float" office:value="4.68851">
            <text:p>4,68851</text:p>
          </table:table-cell>
          <table:table-cell office:value-type="float" office:value="12206.2">
            <text:p>12206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1368">
            <text:p>0,16136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997387">
            <text:p>0,0997387</text:p>
          </table:table-cell>
          <table:table-cell office:value-type="float" office:value="5.76391">
            <text:p>5,76391</text:p>
          </table:table-cell>
          <table:table-cell office:value-type="float" office:value="12405.8">
            <text:p>12405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1266">
            <text:p>0,16126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997298">
            <text:p>0,0997298</text:p>
          </table:table-cell>
          <table:table-cell office:value-type="float" office:value="5.72145">
            <text:p>5,72145</text:p>
          </table:table-cell>
          <table:table-cell office:value-type="float" office:value="12160.9">
            <text:p>12160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1164">
            <text:p>0,16116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997395">
            <text:p>0,0997395</text:p>
          </table:table-cell>
          <table:table-cell office:value-type="float" office:value="4.95953">
            <text:p>4,95953</text:p>
          </table:table-cell>
          <table:table-cell office:value-type="float" office:value="12153.9">
            <text:p>1215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1063">
            <text:p>0,16106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968084">
            <text:p>0,0968084</text:p>
          </table:table-cell>
          <table:table-cell office:value-type="float" office:value="4.8267">
            <text:p>4,8267</text:p>
          </table:table-cell>
          <table:table-cell office:value-type="float" office:value="12153.9">
            <text:p>12153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16517">
            <text:p>0,2165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938921">
            <text:p>0,0938921</text:p>
          </table:table-cell>
          <table:table-cell office:value-type="float" office:value="4.69387">
            <text:p>4,69387</text:p>
          </table:table-cell>
          <table:table-cell office:value-type="float" office:value="12153.9">
            <text:p>12153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16416">
            <text:p>0,21641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997395">
            <text:p>0,0997395</text:p>
          </table:table-cell>
          <table:table-cell office:value-type="float" office:value="5.71553">
            <text:p>5,71553</text:p>
          </table:table-cell>
          <table:table-cell office:value-type="float" office:value="12343.5">
            <text:p>12343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076">
            <text:p>0,1607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.0997392">
            <text:p>0,0997392</text:p>
          </table:table-cell>
          <table:table-cell office:value-type="float" office:value="4.81958">
            <text:p>4,81958</text:p>
          </table:table-cell>
          <table:table-cell office:value-type="float" office:value="12160.8">
            <text:p>12160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60659">
            <text:p>0,16065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 ver 2" table:style-name="ta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Genearation</text:p>
          </table:table-cell>
          <table:table-cell office:value-type="string">
            <text:p>ProsumerSaldo</text:p>
          </table:table-cell>
          <table:table-cell office:value-type="string">
            <text:p>EconomicCapacity</text:p>
          </table:table-cell>
          <table:table-cell office:value-type="string">
            <text:p>EnergyConsumption</text:p>
          </table:table-cell>
          <table:table-cell office:value-type="string">
            <text:p>ProsumerPopulationSize</text:p>
          </table:table-cell>
          <table:table-cell office:value-type="string">
            <text:p>ProsumerDeaths</text:p>
          </table:table-cell>
          <table:table-cell office:value-type="string">
            <text:p>SupplierSaldo</text:p>
          </table:table-cell>
          <table:table-cell office:value-type="string">
            <text:p>PriceOffer</text:p>
          </table:table-cell>
          <table:table-cell office:value-type="string">
            <text:p>CustomerCount</text:p>
          </table:table-cell>
          <table:table-cell office:value-type="string">
            <text:p>PriceStrategy</text:p>
          </table:table-cell>
          <table:table-cell office:value-type="string">
            <text:p>SupplierPopulationSize</text:p>
          </table:table-cell>
          <table:table-cell office:value-type="string">
            <text:p>SupplierDeaths</text:p>
          </table:table-cell>
          <table:table-cell/>
          <table:table-cell>
            <draw:frame table:end-cell-address="'200 ver 2'.AA39" table:end-x="1.28cm" table:end-y="0.043cm" draw:z-index="0" draw:name="Diagram 1" draw:style-name="gr1" svg:width="28.315cm" svg:height="18.372cm" svg:x="0.196cm" svg:y="0.435cm">
              <draw:object draw:notify-on-update-of-ranges="'200 ver 2'.A1:'200 ver 2'.A1 '200 ver 2'.A2:'200 ver 2'.A201 '200 ver 2'.B1:'200 ver 2'.B1 '200 ver 2'.B2:'200 ver 2'.B201 '200 ver 2'.C1:'200 ver 2'.C1 '200 ver 2'.C2:'200 ver 2'.C201 '200 ver 2'.D1:'200 ver 2'.D1 '200 ver 2'.D2:'200 ver 2'.D201 '200 ver 2'.E1:'200 ver 2'.E1 '200 ver 2'.E2:'200 ver 2'.E201 '200 ver 2'.F1:'200 ver 2'.F1 '200 ver 2'.F2:'200 ver 2'.F201 '200 ver 2'.G1:'200 ver 2'.G1 '200 ver 2'.G2:'200 ver 2'.G201 '200 ver 2'.H1:'200 ver 2'.H1 '200 ver 2'.H2:'200 ver 2'.H201 '200 ver 2'.I1:'200 ver 2'.I1 '200 ver 2'.I2:'200 ver 2'.I201 '200 ver 2'.J1:'200 ver 2'.J1 '200 ver 2'.J2:'200 ver 2'.J201 '200 ver 2'.K1:'200 ver 2'.K1 '200 ver 2'.K2:'200 ver 2'.K201 '200 ver 2'.L1:'200 ver 2'.L1 '200 ver 2'.L2:'200 ver 2'.L20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994359">
            <text:p>0,0994359</text:p>
          </table:table-cell>
          <table:table-cell office:value-type="float" office:value="9.19539">
            <text:p>9,19539</text:p>
          </table:table-cell>
          <table:table-cell office:value-type="float" office:value="18261">
            <text:p>1826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90909">
            <text:p>0,190909</text:p>
          </table:table-cell>
          <table:table-cell office:value-type="float" office:value="0.1275">
            <text:p>0,12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994361">
            <text:p>0,0994361</text:p>
          </table:table-cell>
          <table:table-cell office:value-type="float" office:value="8.82433">
            <text:p>8,82433</text:p>
          </table:table-cell>
          <table:table-cell office:value-type="float" office:value="18011.1">
            <text:p>18011,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391864">
            <text:p>0,391864</text:p>
          </table:table-cell>
          <table:table-cell office:value-type="float" office:value="0.0958826">
            <text:p>0,0958826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9603">
            <text:p>0,099603</text:p>
          </table:table-cell>
          <table:table-cell office:value-type="float" office:value="7.59139">
            <text:p>7,59139</text:p>
          </table:table-cell>
          <table:table-cell office:value-type="float" office:value="15060.2">
            <text:p>15060,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381612">
            <text:p>0,381612</text:p>
          </table:table-cell>
          <table:table-cell office:value-type="float" office:value="0.0957234">
            <text:p>0,0957234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95965">
            <text:p>0,0995965</text:p>
          </table:table-cell>
          <table:table-cell office:value-type="float" office:value="7.48811">
            <text:p>7,48811</text:p>
          </table:table-cell>
          <table:table-cell office:value-type="float" office:value="15526.7">
            <text:p>15526,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319507">
            <text:p>0,319507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995868">
            <text:p>0,0995868</text:p>
          </table:table-cell>
          <table:table-cell office:value-type="float" office:value="7.39669">
            <text:p>7,39669</text:p>
          </table:table-cell>
          <table:table-cell office:value-type="float" office:value="15390.5">
            <text:p>15390,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80712">
            <text:p>0,080712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96336">
            <text:p>0,0996336</text:p>
          </table:table-cell>
          <table:table-cell office:value-type="float" office:value="7.03454">
            <text:p>7,03454</text:p>
          </table:table-cell>
          <table:table-cell office:value-type="float" office:value="14802.5">
            <text:p>14802,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0511905">
            <text:p>0,0511905</text:p>
          </table:table-cell>
          <table:table-cell office:value-type="float" office:value="0.11911">
            <text:p>0,1191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995947">
            <text:p>0,0995947</text:p>
          </table:table-cell>
          <table:table-cell office:value-type="float" office:value="7.18036">
            <text:p>7,18036</text:p>
          </table:table-cell>
          <table:table-cell office:value-type="float" office:value="15176.1">
            <text:p>15176,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644721">
            <text:p>0,644721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968904">
            <text:p>0,0968904</text:p>
          </table:table-cell>
          <table:table-cell office:value-type="float" office:value="7.01451">
            <text:p>7,01451</text:p>
          </table:table-cell>
          <table:table-cell office:value-type="float" office:value="15176.1">
            <text:p>15176,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66261">
            <text:p>0,466261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942067">
            <text:p>0,0942067</text:p>
          </table:table-cell>
          <table:table-cell office:value-type="float" office:value="6.84865">
            <text:p>6,84865</text:p>
          </table:table-cell>
          <table:table-cell office:value-type="float" office:value="15176.1">
            <text:p>15176,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57928">
            <text:p>0,457928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995221">
            <text:p>0,0995221</text:p>
          </table:table-cell>
          <table:table-cell office:value-type="float" office:value="7.29503">
            <text:p>7,29503</text:p>
          </table:table-cell>
          <table:table-cell office:value-type="float" office:value="16549.6">
            <text:p>16549,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79356">
            <text:p>0,379356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965789">
            <text:p>0,0965789</text:p>
          </table:table-cell>
          <table:table-cell office:value-type="float" office:value="7.11416">
            <text:p>7,11416</text:p>
          </table:table-cell>
          <table:table-cell office:value-type="float" office:value="16549.6">
            <text:p>16549,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44535">
            <text:p>0,444535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9654">
            <text:p>0,099654</text:p>
          </table:table-cell>
          <table:table-cell office:value-type="float" office:value="6.4851">
            <text:p>6,4851</text:p>
          </table:table-cell>
          <table:table-cell office:value-type="float" office:value="14203.3">
            <text:p>14203,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67551">
            <text:p>0,367551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996423">
            <text:p>0,0996423</text:p>
          </table:table-cell>
          <table:table-cell office:value-type="float" office:value="6.56225">
            <text:p>6,56225</text:p>
          </table:table-cell>
          <table:table-cell office:value-type="float" office:value="14407.1">
            <text:p>14407,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53552">
            <text:p>0,353552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996408">
            <text:p>0,0996408</text:p>
          </table:table-cell>
          <table:table-cell office:value-type="float" office:value="6.39315">
            <text:p>6,39315</text:p>
          </table:table-cell>
          <table:table-cell office:value-type="float" office:value="14437.3">
            <text:p>14437,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49006">
            <text:p>0,349006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996051">
            <text:p>0,0996051</text:p>
          </table:table-cell>
          <table:table-cell office:value-type="float" office:value="6.36379">
            <text:p>6,36379</text:p>
          </table:table-cell>
          <table:table-cell office:value-type="float" office:value="15262">
            <text:p>1526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53839">
            <text:p>0,353839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996747">
            <text:p>0,0996747</text:p>
          </table:table-cell>
          <table:table-cell office:value-type="float" office:value="6.30971">
            <text:p>6,30971</text:p>
          </table:table-cell>
          <table:table-cell office:value-type="float" office:value="13567.6">
            <text:p>13567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5438">
            <text:p>0,285438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996951">
            <text:p>0,0996951</text:p>
          </table:table-cell>
          <table:table-cell office:value-type="float" office:value="6.29366">
            <text:p>6,29366</text:p>
          </table:table-cell>
          <table:table-cell office:value-type="float" office:value="13136.1">
            <text:p>13136,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37422">
            <text:p>0,337422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996777">
            <text:p>0,0996777</text:p>
          </table:table-cell>
          <table:table-cell office:value-type="float" office:value="5.97425">
            <text:p>5,97425</text:p>
          </table:table-cell>
          <table:table-cell office:value-type="float" office:value="13609.2">
            <text:p>13609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8533">
            <text:p>0,278533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996936">
            <text:p>0,0996936</text:p>
          </table:table-cell>
          <table:table-cell office:value-type="float" office:value="6.15669">
            <text:p>6,15669</text:p>
          </table:table-cell>
          <table:table-cell office:value-type="float" office:value="13244.4">
            <text:p>13244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5836">
            <text:p>0,355836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972328">
            <text:p>0,0972328</text:p>
          </table:table-cell>
          <table:table-cell office:value-type="float" office:value="6.02358">
            <text:p>6,02358</text:p>
          </table:table-cell>
          <table:table-cell office:value-type="float" office:value="13244.4">
            <text:p>13244,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40845">
            <text:p>0,40845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997038">
            <text:p>0,0997038</text:p>
          </table:table-cell>
          <table:table-cell office:value-type="float" office:value="5.98208">
            <text:p>5,98208</text:p>
          </table:table-cell>
          <table:table-cell office:value-type="float" office:value="13222.3">
            <text:p>13222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0117">
            <text:p>0,350117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99719">
            <text:p>0,099719</text:p>
          </table:table-cell>
          <table:table-cell office:value-type="float" office:value="6.15537">
            <text:p>6,15537</text:p>
          </table:table-cell>
          <table:table-cell office:value-type="float" office:value="12850.1">
            <text:p>12850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66677">
            <text:p>0,266677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996989">
            <text:p>0,0996989</text:p>
          </table:table-cell>
          <table:table-cell office:value-type="float" office:value="5.93518">
            <text:p>5,93518</text:p>
          </table:table-cell>
          <table:table-cell office:value-type="float" office:value="13004">
            <text:p>130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00541">
            <text:p>0,300541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996974">
            <text:p>0,0996974</text:p>
          </table:table-cell>
          <table:table-cell office:value-type="float" office:value="5.75803">
            <text:p>5,75803</text:p>
          </table:table-cell>
          <table:table-cell office:value-type="float" office:value="13213.9">
            <text:p>13213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42604">
            <text:p>0,342604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997194">
            <text:p>0,0997194</text:p>
          </table:table-cell>
          <table:table-cell office:value-type="float" office:value="5.88475">
            <text:p>5,88475</text:p>
          </table:table-cell>
          <table:table-cell office:value-type="float" office:value="13057.7">
            <text:p>13057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40331">
            <text:p>0,340331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997177">
            <text:p>0,0997177</text:p>
          </table:table-cell>
          <table:table-cell office:value-type="float" office:value="5.79459">
            <text:p>5,79459</text:p>
          </table:table-cell>
          <table:table-cell office:value-type="float" office:value="12707.5">
            <text:p>12707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3713">
            <text:p>0,293713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997235">
            <text:p>0,0997235</text:p>
          </table:table-cell>
          <table:table-cell office:value-type="float" office:value="5.89955">
            <text:p>5,89955</text:p>
          </table:table-cell>
          <table:table-cell office:value-type="float" office:value="12903.5">
            <text:p>12903,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27869">
            <text:p>0,22786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996843">
            <text:p>0,0996843</text:p>
          </table:table-cell>
          <table:table-cell office:value-type="float" office:value="5.22228">
            <text:p>5,22228</text:p>
          </table:table-cell>
          <table:table-cell office:value-type="float" office:value="13490.5">
            <text:p>13490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4074">
            <text:p>0,334074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997222">
            <text:p>0,0997222</text:p>
          </table:table-cell>
          <table:table-cell office:value-type="float" office:value="5.79708">
            <text:p>5,79708</text:p>
          </table:table-cell>
          <table:table-cell office:value-type="float" office:value="12755.3">
            <text:p>12755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51343">
            <text:p>0,251343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972399">
            <text:p>0,0972399</text:p>
          </table:table-cell>
          <table:table-cell office:value-type="float" office:value="5.66889">
            <text:p>5,66889</text:p>
          </table:table-cell>
          <table:table-cell office:value-type="float" office:value="12755.3">
            <text:p>12755,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85855">
            <text:p>0,385855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997309">
            <text:p>0,0997309</text:p>
          </table:table-cell>
          <table:table-cell office:value-type="float" office:value="5.79727">
            <text:p>5,79727</text:p>
          </table:table-cell>
          <table:table-cell office:value-type="float" office:value="12595">
            <text:p>1259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47705">
            <text:p>0,247705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997269">
            <text:p>0,0997269</text:p>
          </table:table-cell>
          <table:table-cell office:value-type="float" office:value="5.66458">
            <text:p>5,66458</text:p>
          </table:table-cell>
          <table:table-cell office:value-type="float" office:value="12671.3">
            <text:p>12671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01917">
            <text:p>0,3019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997227">
            <text:p>0,0997227</text:p>
          </table:table-cell>
          <table:table-cell office:value-type="float" office:value="5.63768">
            <text:p>5,63768</text:p>
          </table:table-cell>
          <table:table-cell office:value-type="float" office:value="12779">
            <text:p>1277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16917">
            <text:p>0,2169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970881">
            <text:p>0,0970881</text:p>
          </table:table-cell>
          <table:table-cell office:value-type="float" office:value="5.74254">
            <text:p>5,74254</text:p>
          </table:table-cell>
          <table:table-cell office:value-type="float" office:value="12675.2">
            <text:p>12675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4193">
            <text:p>0,35419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997367">
            <text:p>0,0997367</text:p>
          </table:table-cell>
          <table:table-cell office:value-type="float" office:value="5.82274">
            <text:p>5,82274</text:p>
          </table:table-cell>
          <table:table-cell office:value-type="float" office:value="12577.2">
            <text:p>12577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51621">
            <text:p>0,25162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997267">
            <text:p>0,0997267</text:p>
          </table:table-cell>
          <table:table-cell office:value-type="float" office:value="5.49946">
            <text:p>5,49946</text:p>
          </table:table-cell>
          <table:table-cell office:value-type="float" office:value="12608.8">
            <text:p>12608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556">
            <text:p>0,2955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997326">
            <text:p>0,0997326</text:p>
          </table:table-cell>
          <table:table-cell office:value-type="float" office:value="5.3205">
            <text:p>5,3205</text:p>
          </table:table-cell>
          <table:table-cell office:value-type="float" office:value="12677.8">
            <text:p>12677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409">
            <text:p>0,294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997227">
            <text:p>0,0997227</text:p>
          </table:table-cell>
          <table:table-cell office:value-type="float" office:value="5.71005">
            <text:p>5,71005</text:p>
          </table:table-cell>
          <table:table-cell office:value-type="float" office:value="12365.9">
            <text:p>12365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2661">
            <text:p>0,2926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997332">
            <text:p>0,0997332</text:p>
          </table:table-cell>
          <table:table-cell office:value-type="float" office:value="5.83674">
            <text:p>5,83674</text:p>
          </table:table-cell>
          <table:table-cell office:value-type="float" office:value="12620.3">
            <text:p>12620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45817">
            <text:p>0,2458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997385">
            <text:p>0,0997385</text:p>
          </table:table-cell>
          <table:table-cell office:value-type="float" office:value="5.94101">
            <text:p>5,94101</text:p>
          </table:table-cell>
          <table:table-cell office:value-type="float" office:value="12626.6">
            <text:p>12626,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06587">
            <text:p>0,2065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997293">
            <text:p>0,0997293</text:p>
          </table:table-cell>
          <table:table-cell office:value-type="float" office:value="5.75869">
            <text:p>5,75869</text:p>
          </table:table-cell>
          <table:table-cell office:value-type="float" office:value="12533.4">
            <text:p>12533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88605">
            <text:p>0,28860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997239">
            <text:p>0,0997239</text:p>
          </table:table-cell>
          <table:table-cell office:value-type="float" office:value="5.38155">
            <text:p>5,38155</text:p>
          </table:table-cell>
          <table:table-cell office:value-type="float" office:value="12666.2">
            <text:p>12666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87323">
            <text:p>0,28732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968833">
            <text:p>0,0968833</text:p>
          </table:table-cell>
          <table:table-cell office:value-type="float" office:value="5.24312">
            <text:p>5,24312</text:p>
          </table:table-cell>
          <table:table-cell office:value-type="float" office:value="12666.2">
            <text:p>12666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41628">
            <text:p>0,34162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997303">
            <text:p>0,0997303</text:p>
          </table:table-cell>
          <table:table-cell office:value-type="float" office:value="5.3908">
            <text:p>5,3908</text:p>
          </table:table-cell>
          <table:table-cell office:value-type="float" office:value="12403.6">
            <text:p>12403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84853">
            <text:p>0,28485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997361">
            <text:p>0,0997361</text:p>
          </table:table-cell>
          <table:table-cell office:value-type="float" office:value="5.82261">
            <text:p>5,82261</text:p>
          </table:table-cell>
          <table:table-cell office:value-type="float" office:value="12461.1">
            <text:p>12461,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0033">
            <text:p>0,2003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97211">
            <text:p>0,097211</text:p>
          </table:table-cell>
          <table:table-cell office:value-type="float" office:value="5.43813">
            <text:p>5,43813</text:p>
          </table:table-cell>
          <table:table-cell office:value-type="float" office:value="12432.2">
            <text:p>12432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8056">
            <text:p>0,33805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997388">
            <text:p>0,0997388</text:p>
          </table:table-cell>
          <table:table-cell office:value-type="float" office:value="5.52107">
            <text:p>5,52107</text:p>
          </table:table-cell>
          <table:table-cell office:value-type="float" office:value="12536.2">
            <text:p>12536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35909">
            <text:p>0,2359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997426">
            <text:p>0,0997426</text:p>
          </table:table-cell>
          <table:table-cell office:value-type="float" office:value="5.87435">
            <text:p>5,87435</text:p>
          </table:table-cell>
          <table:table-cell office:value-type="float" office:value="12401.3">
            <text:p>12401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34798">
            <text:p>0,23479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997436">
            <text:p>0,0997436</text:p>
          </table:table-cell>
          <table:table-cell office:value-type="float" office:value="5.75142">
            <text:p>5,75142</text:p>
          </table:table-cell>
          <table:table-cell office:value-type="float" office:value="12354.1">
            <text:p>12354,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67286">
            <text:p>0,167286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997361">
            <text:p>0,0997361</text:p>
          </table:table-cell>
          <table:table-cell office:value-type="float" office:value="5.7744">
            <text:p>5,7744</text:p>
          </table:table-cell>
          <table:table-cell office:value-type="float" office:value="12595.2">
            <text:p>12595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8102">
            <text:p>0,27810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970953">
            <text:p>0,0970953</text:p>
          </table:table-cell>
          <table:table-cell office:value-type="float" office:value="5.63675">
            <text:p>5,63675</text:p>
          </table:table-cell>
          <table:table-cell office:value-type="float" office:value="12595.2">
            <text:p>12595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2616">
            <text:p>0,33261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997409">
            <text:p>0,0997409</text:p>
          </table:table-cell>
          <table:table-cell office:value-type="float" office:value="5.86536">
            <text:p>5,86536</text:p>
          </table:table-cell>
          <table:table-cell office:value-type="float" office:value="12332.9">
            <text:p>12332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604">
            <text:p>0,276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997338">
            <text:p>0,0997338</text:p>
          </table:table-cell>
          <table:table-cell office:value-type="float" office:value="6.00676">
            <text:p>6,00676</text:p>
          </table:table-cell>
          <table:table-cell office:value-type="float" office:value="12526.6">
            <text:p>12526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504">
            <text:p>0,275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997355">
            <text:p>0,0997355</text:p>
          </table:table-cell>
          <table:table-cell office:value-type="float" office:value="6.02427">
            <text:p>6,02427</text:p>
          </table:table-cell>
          <table:table-cell office:value-type="float" office:value="12277.8">
            <text:p>12277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4059">
            <text:p>0,27405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997404">
            <text:p>0,0997404</text:p>
          </table:table-cell>
          <table:table-cell office:value-type="float" office:value="5.36012">
            <text:p>5,36012</text:p>
          </table:table-cell>
          <table:table-cell office:value-type="float" office:value="12445.5">
            <text:p>12445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27643">
            <text:p>0,22764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972725">
            <text:p>0,0972725</text:p>
          </table:table-cell>
          <table:table-cell office:value-type="float" office:value="5.60112">
            <text:p>5,60112</text:p>
          </table:table-cell>
          <table:table-cell office:value-type="float" office:value="12474.7">
            <text:p>12474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771">
            <text:p>0,3277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997299">
            <text:p>0,0997299</text:p>
          </table:table-cell>
          <table:table-cell office:value-type="float" office:value="5.23572">
            <text:p>5,23572</text:p>
          </table:table-cell>
          <table:table-cell office:value-type="float" office:value="12603.4">
            <text:p>12603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25774">
            <text:p>0,22577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972749">
            <text:p>0,0972749</text:p>
          </table:table-cell>
          <table:table-cell office:value-type="float" office:value="5.67571">
            <text:p>5,67571</text:p>
          </table:table-cell>
          <table:table-cell office:value-type="float" office:value="12646.5">
            <text:p>12646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5875">
            <text:p>0,32587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946428">
            <text:p>0,0946428</text:p>
          </table:table-cell>
          <table:table-cell office:value-type="float" office:value="5.5375">
            <text:p>5,5375</text:p>
          </table:table-cell>
          <table:table-cell office:value-type="float" office:value="12646.5">
            <text:p>12646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4982">
            <text:p>0,32498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997312">
            <text:p>0,0997312</text:p>
          </table:table-cell>
          <table:table-cell office:value-type="float" office:value="5.74875">
            <text:p>5,74875</text:p>
          </table:table-cell>
          <table:table-cell office:value-type="float" office:value="12541">
            <text:p>1254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8549">
            <text:p>0,26854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997322">
            <text:p>0,0997322</text:p>
          </table:table-cell>
          <table:table-cell office:value-type="float" office:value="5.56802">
            <text:p>5,56802</text:p>
          </table:table-cell>
          <table:table-cell office:value-type="float" office:value="12377.2">
            <text:p>12377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7687">
            <text:p>0,2676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997293">
            <text:p>0,0997293</text:p>
          </table:table-cell>
          <table:table-cell office:value-type="float" office:value="5.85748">
            <text:p>5,85748</text:p>
          </table:table-cell>
          <table:table-cell office:value-type="float" office:value="12299.1">
            <text:p>12299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684">
            <text:p>0,2668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997361">
            <text:p>0,0997361</text:p>
          </table:table-cell>
          <table:table-cell office:value-type="float" office:value="5.18564">
            <text:p>5,18564</text:p>
          </table:table-cell>
          <table:table-cell office:value-type="float" office:value="12501.3">
            <text:p>12501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6006">
            <text:p>0,26600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970564">
            <text:p>0,0970564</text:p>
          </table:table-cell>
          <table:table-cell office:value-type="float" office:value="5.06001">
            <text:p>5,06001</text:p>
          </table:table-cell>
          <table:table-cell office:value-type="float" office:value="12501.3">
            <text:p>12501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0742">
            <text:p>0,3207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997341">
            <text:p>0,0997341</text:p>
          </table:table-cell>
          <table:table-cell office:value-type="float" office:value="5.43556">
            <text:p>5,43556</text:p>
          </table:table-cell>
          <table:table-cell office:value-type="float" office:value="12367.1">
            <text:p>12367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18926">
            <text:p>0,21892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997308">
            <text:p>0,0997308</text:p>
          </table:table-cell>
          <table:table-cell office:value-type="float" office:value="5.65371">
            <text:p>5,65371</text:p>
          </table:table-cell>
          <table:table-cell office:value-type="float" office:value="12519.2">
            <text:p>12519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3587">
            <text:p>0,2635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997389">
            <text:p>0,0997389</text:p>
          </table:table-cell>
          <table:table-cell office:value-type="float" office:value="5.88585">
            <text:p>5,88585</text:p>
          </table:table-cell>
          <table:table-cell office:value-type="float" office:value="12425.5">
            <text:p>12425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2805">
            <text:p>0,26280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997275">
            <text:p>0,0997275</text:p>
          </table:table-cell>
          <table:table-cell office:value-type="float" office:value="4.79028">
            <text:p>4,79028</text:p>
          </table:table-cell>
          <table:table-cell office:value-type="float" office:value="12376.3">
            <text:p>12376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2036">
            <text:p>0,26203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968662">
            <text:p>0,0968662</text:p>
          </table:table-cell>
          <table:table-cell office:value-type="float" office:value="4.6659">
            <text:p>4,6659</text:p>
          </table:table-cell>
          <table:table-cell office:value-type="float" office:value="12376.3">
            <text:p>12376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16834">
            <text:p>0,31683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997264">
            <text:p>0,0997264</text:p>
          </table:table-cell>
          <table:table-cell office:value-type="float" office:value="5.20116">
            <text:p>5,20116</text:p>
          </table:table-cell>
          <table:table-cell office:value-type="float" office:value="12252">
            <text:p>1225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0532">
            <text:p>0,2605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968862">
            <text:p>0,0968862</text:p>
          </table:table-cell>
          <table:table-cell office:value-type="float" office:value="5.06726">
            <text:p>5,06726</text:p>
          </table:table-cell>
          <table:table-cell office:value-type="float" office:value="12252">
            <text:p>1225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15353">
            <text:p>0,31535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997307">
            <text:p>0,0997307</text:p>
          </table:table-cell>
          <table:table-cell office:value-type="float" office:value="5.45135">
            <text:p>5,45135</text:p>
          </table:table-cell>
          <table:table-cell office:value-type="float" office:value="12257.4">
            <text:p>12257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9072">
            <text:p>0,25907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997405">
            <text:p>0,0997405</text:p>
          </table:table-cell>
          <table:table-cell office:value-type="float" office:value="4.64594">
            <text:p>4,64594</text:p>
          </table:table-cell>
          <table:table-cell office:value-type="float" office:value="12529.8">
            <text:p>12529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12904">
            <text:p>0,2129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997369">
            <text:p>0,0997369</text:p>
          </table:table-cell>
          <table:table-cell office:value-type="float" office:value="4.70106">
            <text:p>4,70106</text:p>
          </table:table-cell>
          <table:table-cell office:value-type="float" office:value="12456.6">
            <text:p>12456,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74321">
            <text:p>0,17432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997369">
            <text:p>0,0997369</text:p>
          </table:table-cell>
          <table:table-cell office:value-type="float" office:value="5.48926">
            <text:p>5,48926</text:p>
          </table:table-cell>
          <table:table-cell office:value-type="float" office:value="12356.3">
            <text:p>12356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73626">
            <text:p>0,17362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997344">
            <text:p>0,0997344</text:p>
          </table:table-cell>
          <table:table-cell office:value-type="float" office:value="5.16279">
            <text:p>5,16279</text:p>
          </table:table-cell>
          <table:table-cell office:value-type="float" office:value="12217.8">
            <text:p>12217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6275">
            <text:p>0,25627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968901">
            <text:p>0,0968901</text:p>
          </table:table-cell>
          <table:table-cell office:value-type="float" office:value="5.02926">
            <text:p>5,02926</text:p>
          </table:table-cell>
          <table:table-cell office:value-type="float" office:value="12217.8">
            <text:p>12217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11154">
            <text:p>0,3111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99739">
            <text:p>0,099739</text:p>
          </table:table-cell>
          <table:table-cell office:value-type="float" office:value="5.42134">
            <text:p>5,42134</text:p>
          </table:table-cell>
          <table:table-cell office:value-type="float" office:value="12504.5">
            <text:p>12504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4932">
            <text:p>0,2549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971667">
            <text:p>0,0971667</text:p>
          </table:table-cell>
          <table:table-cell office:value-type="float" office:value="5.29567">
            <text:p>5,29567</text:p>
          </table:table-cell>
          <table:table-cell office:value-type="float" office:value="12504.5">
            <text:p>12504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983">
            <text:p>0,309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997373">
            <text:p>0,0997373</text:p>
          </table:table-cell>
          <table:table-cell office:value-type="float" office:value="5.32044">
            <text:p>5,32044</text:p>
          </table:table-cell>
          <table:table-cell office:value-type="float" office:value="12167.9">
            <text:p>12167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3625">
            <text:p>0,25362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997283">
            <text:p>0,0997283</text:p>
          </table:table-cell>
          <table:table-cell office:value-type="float" office:value="5.25531">
            <text:p>5,25531</text:p>
          </table:table-cell>
          <table:table-cell office:value-type="float" office:value="12204.3">
            <text:p>12204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07529">
            <text:p>0,20752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971299">
            <text:p>0,0971299</text:p>
          </table:table-cell>
          <table:table-cell office:value-type="float" office:value="5.13266">
            <text:p>5,13266</text:p>
          </table:table-cell>
          <table:table-cell office:value-type="float" office:value="12204.3">
            <text:p>12204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7907">
            <text:p>0,30790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943887">
            <text:p>0,0943887</text:p>
          </table:table-cell>
          <table:table-cell office:value-type="float" office:value="5.25006">
            <text:p>5,25006</text:p>
          </table:table-cell>
          <table:table-cell office:value-type="float" office:value="12162.5">
            <text:p>12162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7282">
            <text:p>0,30728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997236">
            <text:p>0,0997236</text:p>
          </table:table-cell>
          <table:table-cell office:value-type="float" office:value="4.8862">
            <text:p>4,8862</text:p>
          </table:table-cell>
          <table:table-cell office:value-type="float" office:value="12339.2">
            <text:p>12339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1109">
            <text:p>0,2511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997398">
            <text:p>0,0997398</text:p>
          </table:table-cell>
          <table:table-cell office:value-type="float" office:value="5.51057">
            <text:p>5,51057</text:p>
          </table:table-cell>
          <table:table-cell office:value-type="float" office:value="12472.4">
            <text:p>12472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05044">
            <text:p>0,20504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99739">
            <text:p>0,099739</text:p>
          </table:table-cell>
          <table:table-cell office:value-type="float" office:value="5.75883">
            <text:p>5,75883</text:p>
          </table:table-cell>
          <table:table-cell office:value-type="float" office:value="12516.8">
            <text:p>12516,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6563">
            <text:p>0,16656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997364">
            <text:p>0,0997364</text:p>
          </table:table-cell>
          <table:table-cell office:value-type="float" office:value="5.23206">
            <text:p>5,23206</text:p>
          </table:table-cell>
          <table:table-cell office:value-type="float" office:value="12411.3">
            <text:p>12411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5968">
            <text:p>0,16596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968878">
            <text:p>0,0968878</text:p>
          </table:table-cell>
          <table:table-cell office:value-type="float" office:value="5.09642">
            <text:p>5,09642</text:p>
          </table:table-cell>
          <table:table-cell office:value-type="float" office:value="12411.3">
            <text:p>12411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4269">
            <text:p>0,30426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99732">
            <text:p>0,099732</text:p>
          </table:table-cell>
          <table:table-cell office:value-type="float" office:value="4.95301">
            <text:p>4,95301</text:p>
          </table:table-cell>
          <table:table-cell office:value-type="float" office:value="12176.6">
            <text:p>12176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8132">
            <text:p>0,2481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997379">
            <text:p>0,0997379</text:p>
          </table:table-cell>
          <table:table-cell office:value-type="float" office:value="5.68413">
            <text:p>5,68413</text:p>
          </table:table-cell>
          <table:table-cell office:value-type="float" office:value="12214.8">
            <text:p>12214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02102">
            <text:p>0,20210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997288">
            <text:p>0,0997288</text:p>
          </table:table-cell>
          <table:table-cell office:value-type="float" office:value="5.71692">
            <text:p>5,71692</text:p>
          </table:table-cell>
          <table:table-cell office:value-type="float" office:value="12407.3">
            <text:p>12407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6989">
            <text:p>0,2469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997425">
            <text:p>0,0997425</text:p>
          </table:table-cell>
          <table:table-cell office:value-type="float" office:value="5.46923">
            <text:p>5,46923</text:p>
          </table:table-cell>
          <table:table-cell office:value-type="float" office:value="12564.3">
            <text:p>12564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3094">
            <text:p>0,16309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971828">
            <text:p>0,0971828</text:p>
          </table:table-cell>
          <table:table-cell office:value-type="float" office:value="5.34296">
            <text:p>5,34296</text:p>
          </table:table-cell>
          <table:table-cell office:value-type="float" office:value="12564.3">
            <text:p>12564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1427">
            <text:p>0,30142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997362">
            <text:p>0,0997362</text:p>
          </table:table-cell>
          <table:table-cell office:value-type="float" office:value="5.13299">
            <text:p>5,13299</text:p>
          </table:table-cell>
          <table:table-cell office:value-type="float" office:value="12208.4">
            <text:p>12208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5322">
            <text:p>0,2453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997294">
            <text:p>0,0997294</text:p>
          </table:table-cell>
          <table:table-cell office:value-type="float" office:value="5.58337">
            <text:p>5,58337</text:p>
          </table:table-cell>
          <table:table-cell office:value-type="float" office:value="12371.9">
            <text:p>12371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4779">
            <text:p>0,24477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940395">
            <text:p>0,0940395</text:p>
          </table:table-cell>
          <table:table-cell office:value-type="float" office:value="4.86614">
            <text:p>4,86614</text:p>
          </table:table-cell>
          <table:table-cell office:value-type="float" office:value="12208.4">
            <text:p>12208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9796">
            <text:p>0,29979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99733">
            <text:p>0,099733</text:p>
          </table:table-cell>
          <table:table-cell office:value-type="float" office:value="4.90094">
            <text:p>4,90094</text:p>
          </table:table-cell>
          <table:table-cell office:value-type="float" office:value="12405.3">
            <text:p>12405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8254">
            <text:p>0,1982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99741">
            <text:p>0,099741</text:p>
          </table:table-cell>
          <table:table-cell office:value-type="float" office:value="5.39167">
            <text:p>5,39167</text:p>
          </table:table-cell>
          <table:table-cell office:value-type="float" office:value="12429.8">
            <text:p>12429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7728">
            <text:p>0,19772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99733">
            <text:p>0,099733</text:p>
          </table:table-cell>
          <table:table-cell office:value-type="float" office:value="4.82963">
            <text:p>4,82963</text:p>
          </table:table-cell>
          <table:table-cell office:value-type="float" office:value="12346.4">
            <text:p>12346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2662">
            <text:p>0,24266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997399">
            <text:p>0,0997399</text:p>
          </table:table-cell>
          <table:table-cell office:value-type="float" office:value="5.65586">
            <text:p>5,65586</text:p>
          </table:table-cell>
          <table:table-cell office:value-type="float" office:value="12492.8">
            <text:p>12492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2146">
            <text:p>0,24214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972663">
            <text:p>0,0972663</text:p>
          </table:table-cell>
          <table:table-cell office:value-type="float" office:value="5.53031">
            <text:p>5,53031</text:p>
          </table:table-cell>
          <table:table-cell office:value-type="float" office:value="12492.8">
            <text:p>12492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7192">
            <text:p>0,29719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948051">
            <text:p>0,0948051</text:p>
          </table:table-cell>
          <table:table-cell office:value-type="float" office:value="5.40475">
            <text:p>5,40475</text:p>
          </table:table-cell>
          <table:table-cell office:value-type="float" office:value="12492.8">
            <text:p>12492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6687">
            <text:p>0,2966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997347">
            <text:p>0,0997347</text:p>
          </table:table-cell>
          <table:table-cell office:value-type="float" office:value="4.99955">
            <text:p>4,99955</text:p>
          </table:table-cell>
          <table:table-cell office:value-type="float" office:value="12360.8">
            <text:p>12360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0631">
            <text:p>0,24063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96992">
            <text:p>0,096992</text:p>
          </table:table-cell>
          <table:table-cell office:value-type="float" office:value="4.87533">
            <text:p>4,87533</text:p>
          </table:table-cell>
          <table:table-cell office:value-type="float" office:value="12360.8">
            <text:p>12360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5692">
            <text:p>0,29569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940471">
            <text:p>0,0940471</text:p>
          </table:table-cell>
          <table:table-cell office:value-type="float" office:value="4.74024">
            <text:p>4,74024</text:p>
          </table:table-cell>
          <table:table-cell office:value-type="float" office:value="12360.8">
            <text:p>12360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5201">
            <text:p>0,29520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997329">
            <text:p>0,0997329</text:p>
          </table:table-cell>
          <table:table-cell office:value-type="float" office:value="5.55142">
            <text:p>5,55142</text:p>
          </table:table-cell>
          <table:table-cell office:value-type="float" office:value="12582.3">
            <text:p>12582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3706">
            <text:p>0,19370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997324">
            <text:p>0,0997324</text:p>
          </table:table-cell>
          <table:table-cell office:value-type="float" office:value="5.5248">
            <text:p>5,5248</text:p>
          </table:table-cell>
          <table:table-cell office:value-type="float" office:value="12430.2">
            <text:p>12430,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55346">
            <text:p>0,15534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997409">
            <text:p>0,0997409</text:p>
          </table:table-cell>
          <table:table-cell office:value-type="float" office:value="5.29458">
            <text:p>5,29458</text:p>
          </table:table-cell>
          <table:table-cell office:value-type="float" office:value="12300.9">
            <text:p>12300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8203">
            <text:p>0,23820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969499">
            <text:p>0,0969499</text:p>
          </table:table-cell>
          <table:table-cell office:value-type="float" office:value="5.16015">
            <text:p>5,16015</text:p>
          </table:table-cell>
          <table:table-cell office:value-type="float" office:value="12300.9">
            <text:p>12300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3287">
            <text:p>0,2932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997322">
            <text:p>0,0997322</text:p>
          </table:table-cell>
          <table:table-cell office:value-type="float" office:value="5.13879">
            <text:p>5,13879</text:p>
          </table:table-cell>
          <table:table-cell office:value-type="float" office:value="12362.6">
            <text:p>12362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181">
            <text:p>0,1918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997314">
            <text:p>0,0997314</text:p>
          </table:table-cell>
          <table:table-cell office:value-type="float" office:value="5.31327">
            <text:p>5,31327</text:p>
          </table:table-cell>
          <table:table-cell office:value-type="float" office:value="12470.6">
            <text:p>12470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1347">
            <text:p>0,19134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997377">
            <text:p>0,0997377</text:p>
          </table:table-cell>
          <table:table-cell office:value-type="float" office:value="5.30203">
            <text:p>5,30203</text:p>
          </table:table-cell>
          <table:table-cell office:value-type="float" office:value="12320">
            <text:p>123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6343">
            <text:p>0,23634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969432">
            <text:p>0,0969432</text:p>
          </table:table-cell>
          <table:table-cell office:value-type="float" office:value="5.16739">
            <text:p>5,16739</text:p>
          </table:table-cell>
          <table:table-cell office:value-type="float" office:value="12320">
            <text:p>123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1444">
            <text:p>0,29144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99737">
            <text:p>0,099737</text:p>
          </table:table-cell>
          <table:table-cell office:value-type="float" office:value="5.54051">
            <text:p>5,54051</text:p>
          </table:table-cell>
          <table:table-cell office:value-type="float" office:value="12550.1">
            <text:p>12550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9983">
            <text:p>0,1899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972349">
            <text:p>0,0972349</text:p>
          </table:table-cell>
          <table:table-cell office:value-type="float" office:value="5.48436">
            <text:p>5,48436</text:p>
          </table:table-cell>
          <table:table-cell office:value-type="float" office:value="12511.2">
            <text:p>12511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0547">
            <text:p>0,29054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997343">
            <text:p>0,0997343</text:p>
          </table:table-cell>
          <table:table-cell office:value-type="float" office:value="5.82829">
            <text:p>5,82829</text:p>
          </table:table-cell>
          <table:table-cell office:value-type="float" office:value="12464">
            <text:p>1246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9094">
            <text:p>0,18909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997323">
            <text:p>0,0997323</text:p>
          </table:table-cell>
          <table:table-cell office:value-type="float" office:value="5.19048">
            <text:p>5,19048</text:p>
          </table:table-cell>
          <table:table-cell office:value-type="float" office:value="12388.4">
            <text:p>12388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8656">
            <text:p>0,18865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997292">
            <text:p>0,0997292</text:p>
          </table:table-cell>
          <table:table-cell office:value-type="float" office:value="5.17364">
            <text:p>5,17364</text:p>
          </table:table-cell>
          <table:table-cell office:value-type="float" office:value="12456.9">
            <text:p>12456,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8221">
            <text:p>0,18822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997403">
            <text:p>0,0997403</text:p>
          </table:table-cell>
          <table:table-cell office:value-type="float" office:value="5.46276">
            <text:p>5,46276</text:p>
          </table:table-cell>
          <table:table-cell office:value-type="float" office:value="12476">
            <text:p>1247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779">
            <text:p>0,1877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997297">
            <text:p>0,0997297</text:p>
          </table:table-cell>
          <table:table-cell office:value-type="float" office:value="5.14321">
            <text:p>5,14321</text:p>
          </table:table-cell>
          <table:table-cell office:value-type="float" office:value="12469.9">
            <text:p>12469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2817">
            <text:p>0,2328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99731">
            <text:p>0,099731</text:p>
          </table:table-cell>
          <table:table-cell office:value-type="float" office:value="5.73696">
            <text:p>5,73696</text:p>
          </table:table-cell>
          <table:table-cell office:value-type="float" office:value="12430.4">
            <text:p>12430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6939">
            <text:p>0,18693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997347">
            <text:p>0,0997347</text:p>
          </table:table-cell>
          <table:table-cell office:value-type="float" office:value="5.42514">
            <text:p>5,42514</text:p>
          </table:table-cell>
          <table:table-cell office:value-type="float" office:value="12262">
            <text:p>1226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6519">
            <text:p>0,18651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972756">
            <text:p>0,0972756</text:p>
          </table:table-cell>
          <table:table-cell office:value-type="float" office:value="5.48655">
            <text:p>5,48655</text:p>
          </table:table-cell>
          <table:table-cell office:value-type="float" office:value="12273.5">
            <text:p>12273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7112">
            <text:p>0,28711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997405">
            <text:p>0,0997405</text:p>
          </table:table-cell>
          <table:table-cell office:value-type="float" office:value="5.12317">
            <text:p>5,12317</text:p>
          </table:table-cell>
          <table:table-cell office:value-type="float" office:value="12477.1">
            <text:p>12477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1143">
            <text:p>0,23114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970405">
            <text:p>0,0970405</text:p>
          </table:table-cell>
          <table:table-cell office:value-type="float" office:value="4.99777">
            <text:p>4,99777</text:p>
          </table:table-cell>
          <table:table-cell office:value-type="float" office:value="12477.1">
            <text:p>12477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6289">
            <text:p>0,2862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94141">
            <text:p>0,094141</text:p>
          </table:table-cell>
          <table:table-cell office:value-type="float" office:value="4.86141">
            <text:p>4,86141</text:p>
          </table:table-cell>
          <table:table-cell office:value-type="float" office:value="12477.1">
            <text:p>12477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5883">
            <text:p>0,2858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997376">
            <text:p>0,0997376</text:p>
          </table:table-cell>
          <table:table-cell office:value-type="float" office:value="4.84948">
            <text:p>4,84948</text:p>
          </table:table-cell>
          <table:table-cell office:value-type="float" office:value="12188.3">
            <text:p>12188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9924">
            <text:p>0,22992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888094">
            <text:p>0,0888094</text:p>
          </table:table-cell>
          <table:table-cell office:value-type="float" office:value="4.61062">
            <text:p>4,61062</text:p>
          </table:table-cell>
          <table:table-cell office:value-type="float" office:value="12477.1">
            <text:p>12477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5079">
            <text:p>0,28507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997375">
            <text:p>0,0997375</text:p>
          </table:table-cell>
          <table:table-cell office:value-type="float" office:value="5.05677">
            <text:p>5,05677</text:p>
          </table:table-cell>
          <table:table-cell office:value-type="float" office:value="12427.2">
            <text:p>12427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9127">
            <text:p>0,22912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967968">
            <text:p>0,0967968</text:p>
          </table:table-cell>
          <table:table-cell office:value-type="float" office:value="4.92096">
            <text:p>4,92096</text:p>
          </table:table-cell>
          <table:table-cell office:value-type="float" office:value="12427.2">
            <text:p>12427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4289">
            <text:p>0,2842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938712">
            <text:p>0,0938712</text:p>
          </table:table-cell>
          <table:table-cell office:value-type="float" office:value="4.78514">
            <text:p>4,78514</text:p>
          </table:table-cell>
          <table:table-cell office:value-type="float" office:value="12427.2">
            <text:p>12427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3898">
            <text:p>0,28389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997379">
            <text:p>0,0997379</text:p>
          </table:table-cell>
          <table:table-cell office:value-type="float" office:value="4.53214">
            <text:p>4,53214</text:p>
          </table:table-cell>
          <table:table-cell office:value-type="float" office:value="12164.2">
            <text:p>12164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7955">
            <text:p>0,22795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965508">
            <text:p>0,0965508</text:p>
          </table:table-cell>
          <table:table-cell office:value-type="float" office:value="4.3992">
            <text:p>4,3992</text:p>
          </table:table-cell>
          <table:table-cell office:value-type="float" office:value="12164.2">
            <text:p>12164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3126">
            <text:p>0,28312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997422">
            <text:p>0,0997422</text:p>
          </table:table-cell>
          <table:table-cell office:value-type="float" office:value="5.13347">
            <text:p>5,13347</text:p>
          </table:table-cell>
          <table:table-cell office:value-type="float" office:value="12435.9">
            <text:p>12435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7189">
            <text:p>0,2271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970567">
            <text:p>0,0970567</text:p>
          </table:table-cell>
          <table:table-cell office:value-type="float" office:value="5.00849">
            <text:p>5,00849</text:p>
          </table:table-cell>
          <table:table-cell office:value-type="float" office:value="12435.9">
            <text:p>12435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2366">
            <text:p>0,28236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941728">
            <text:p>0,0941728</text:p>
          </table:table-cell>
          <table:table-cell office:value-type="float" office:value="4.87258">
            <text:p>4,87258</text:p>
          </table:table-cell>
          <table:table-cell office:value-type="float" office:value="12435.9">
            <text:p>12435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199">
            <text:p>0,2819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99729">
            <text:p>0,099729</text:p>
          </table:table-cell>
          <table:table-cell office:value-type="float" office:value="4.9768">
            <text:p>4,9768</text:p>
          </table:table-cell>
          <table:table-cell office:value-type="float" office:value="12421.5">
            <text:p>12421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6061">
            <text:p>0,2260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997343">
            <text:p>0,0997343</text:p>
          </table:table-cell>
          <table:table-cell office:value-type="float" office:value="4.08764">
            <text:p>4,08764</text:p>
          </table:table-cell>
          <table:table-cell office:value-type="float" office:value="12247.3">
            <text:p>12247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5691">
            <text:p>0,22569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997293">
            <text:p>0,0997293</text:p>
          </table:table-cell>
          <table:table-cell office:value-type="float" office:value="5.2398">
            <text:p>5,2398</text:p>
          </table:table-cell>
          <table:table-cell office:value-type="float" office:value="12338">
            <text:p>123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5323">
            <text:p>0,22532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997403">
            <text:p>0,0997403</text:p>
          </table:table-cell>
          <table:table-cell office:value-type="float" office:value="5.06488">
            <text:p>5,06488</text:p>
          </table:table-cell>
          <table:table-cell office:value-type="float" office:value="12441.2">
            <text:p>12441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9503">
            <text:p>0,17950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997349">
            <text:p>0,0997349</text:p>
          </table:table-cell>
          <table:table-cell office:value-type="float" office:value="4.61219">
            <text:p>4,61219</text:p>
          </table:table-cell>
          <table:table-cell office:value-type="float" office:value="12575.9">
            <text:p>12575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4596">
            <text:p>0,22459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997367">
            <text:p>0,0997367</text:p>
          </table:table-cell>
          <table:table-cell office:value-type="float" office:value="4.63047">
            <text:p>4,63047</text:p>
          </table:table-cell>
          <table:table-cell office:value-type="float" office:value="12492.1">
            <text:p>12492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8781">
            <text:p>0,17878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997265">
            <text:p>0,0997265</text:p>
          </table:table-cell>
          <table:table-cell office:value-type="float" office:value="5.57842">
            <text:p>5,57842</text:p>
          </table:table-cell>
          <table:table-cell office:value-type="float" office:value="12613.9">
            <text:p>12613,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8424">
            <text:p>0,17842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970444">
            <text:p>0,0970444</text:p>
          </table:table-cell>
          <table:table-cell office:value-type="float" office:value="5.00089">
            <text:p>5,00089</text:p>
          </table:table-cell>
          <table:table-cell office:value-type="float" office:value="12307.6">
            <text:p>12307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908">
            <text:p>0,2790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997373">
            <text:p>0,0997373</text:p>
          </table:table-cell>
          <table:table-cell office:value-type="float" office:value="5.24599">
            <text:p>5,24599</text:p>
          </table:table-cell>
          <table:table-cell office:value-type="float" office:value="12398.6">
            <text:p>12398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3172">
            <text:p>0,22317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997304">
            <text:p>0,0997304</text:p>
          </table:table-cell>
          <table:table-cell office:value-type="float" office:value="4.48345">
            <text:p>4,48345</text:p>
          </table:table-cell>
          <table:table-cell office:value-type="float" office:value="12510.4">
            <text:p>12510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2822">
            <text:p>0,2228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964201">
            <text:p>0,0964201</text:p>
          </table:table-cell>
          <table:table-cell office:value-type="float" office:value="4.34673">
            <text:p>4,34673</text:p>
          </table:table-cell>
          <table:table-cell office:value-type="float" office:value="12510.4">
            <text:p>12510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8031">
            <text:p>0,27803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997292">
            <text:p>0,0997292</text:p>
          </table:table-cell>
          <table:table-cell office:value-type="float" office:value="5.47232">
            <text:p>5,47232</text:p>
          </table:table-cell>
          <table:table-cell office:value-type="float" office:value="12422.9">
            <text:p>12422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213">
            <text:p>0,2221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997249">
            <text:p>0,0997249</text:p>
          </table:table-cell>
          <table:table-cell office:value-type="float" office:value="5.45621">
            <text:p>5,45621</text:p>
          </table:table-cell>
          <table:table-cell office:value-type="float" office:value="12619">
            <text:p>1261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1788">
            <text:p>0,22178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997282">
            <text:p>0,0997282</text:p>
          </table:table-cell>
          <table:table-cell office:value-type="float" office:value="5.09084">
            <text:p>5,09084</text:p>
          </table:table-cell>
          <table:table-cell office:value-type="float" office:value="12588.2">
            <text:p>12588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1448">
            <text:p>0,22144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997287">
            <text:p>0,0997287</text:p>
          </table:table-cell>
          <table:table-cell office:value-type="float" office:value="5.43828">
            <text:p>5,43828</text:p>
          </table:table-cell>
          <table:table-cell office:value-type="float" office:value="12597.1">
            <text:p>12597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111">
            <text:p>0,2211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997344">
            <text:p>0,0997344</text:p>
          </table:table-cell>
          <table:table-cell office:value-type="float" office:value="5.70452">
            <text:p>5,70452</text:p>
          </table:table-cell>
          <table:table-cell office:value-type="float" office:value="12390.5">
            <text:p>12390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532">
            <text:p>0,175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972923">
            <text:p>0,0972923</text:p>
          </table:table-cell>
          <table:table-cell office:value-type="float" office:value="5.58">
            <text:p>5,58</text:p>
          </table:table-cell>
          <table:table-cell office:value-type="float" office:value="12390.5">
            <text:p>12390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5997">
            <text:p>0,27599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997286">
            <text:p>0,0997286</text:p>
          </table:table-cell>
          <table:table-cell office:value-type="float" office:value="5.53718">
            <text:p>5,53718</text:p>
          </table:table-cell>
          <table:table-cell office:value-type="float" office:value="12396.6">
            <text:p>12396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011">
            <text:p>0,2201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997332">
            <text:p>0,0997332</text:p>
          </table:table-cell>
          <table:table-cell office:value-type="float" office:value="5.39552">
            <text:p>5,39552</text:p>
          </table:table-cell>
          <table:table-cell office:value-type="float" office:value="12615.3">
            <text:p>12615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36448">
            <text:p>0,13644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971237">
            <text:p>0,0971237</text:p>
          </table:table-cell>
          <table:table-cell office:value-type="float" office:value="5.26874">
            <text:p>5,26874</text:p>
          </table:table-cell>
          <table:table-cell office:value-type="float" office:value="12615.3">
            <text:p>12615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501">
            <text:p>0,2750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997384">
            <text:p>0,0997384</text:p>
          </table:table-cell>
          <table:table-cell office:value-type="float" office:value="5.71889">
            <text:p>5,71889</text:p>
          </table:table-cell>
          <table:table-cell office:value-type="float" office:value="12592.5">
            <text:p>12592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3675">
            <text:p>0,17367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997364">
            <text:p>0,0997364</text:p>
          </table:table-cell>
          <table:table-cell office:value-type="float" office:value="5.25903">
            <text:p>5,25903</text:p>
          </table:table-cell>
          <table:table-cell office:value-type="float" office:value="12611.5">
            <text:p>12611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8807">
            <text:p>0,21880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968596">
            <text:p>0,0968596</text:p>
          </table:table-cell>
          <table:table-cell office:value-type="float" office:value="5.1212">
            <text:p>5,1212</text:p>
          </table:table-cell>
          <table:table-cell office:value-type="float" office:value="12611.5">
            <text:p>12611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4042">
            <text:p>0,2740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99738">
            <text:p>0,099738</text:p>
          </table:table-cell>
          <table:table-cell office:value-type="float" office:value="5.49908">
            <text:p>5,49908</text:p>
          </table:table-cell>
          <table:table-cell office:value-type="float" office:value="12354.8">
            <text:p>12354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8168">
            <text:p>0,21816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972248">
            <text:p>0,0972248</text:p>
          </table:table-cell>
          <table:table-cell office:value-type="float" office:value="5.37491">
            <text:p>5,37491</text:p>
          </table:table-cell>
          <table:table-cell office:value-type="float" office:value="12354.8">
            <text:p>12354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3407">
            <text:p>0,27340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945277">
            <text:p>0,0945277</text:p>
          </table:table-cell>
          <table:table-cell office:value-type="float" office:value="5.23989">
            <text:p>5,23989</text:p>
          </table:table-cell>
          <table:table-cell office:value-type="float" office:value="12354.8">
            <text:p>12354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3092">
            <text:p>0,27309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997296">
            <text:p>0,0997296</text:p>
          </table:table-cell>
          <table:table-cell office:value-type="float" office:value="4.96894">
            <text:p>4,96894</text:p>
          </table:table-cell>
          <table:table-cell office:value-type="float" office:value="12620">
            <text:p>1262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177">
            <text:p>0,1717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997339">
            <text:p>0,0997339</text:p>
          </table:table-cell>
          <table:table-cell office:value-type="float" office:value="5.47731">
            <text:p>5,47731</text:p>
          </table:table-cell>
          <table:table-cell office:value-type="float" office:value="12408.6">
            <text:p>12408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1459">
            <text:p>0,17145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970068">
            <text:p>0,0970068</text:p>
          </table:table-cell>
          <table:table-cell office:value-type="float" office:value="5.393">
            <text:p>5,393</text:p>
          </table:table-cell>
          <table:table-cell office:value-type="float" office:value="12403.1">
            <text:p>12403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2161">
            <text:p>0,2721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943023">
            <text:p>0,0943023</text:p>
          </table:table-cell>
          <table:table-cell office:value-type="float" office:value="5.25745">
            <text:p>5,25745</text:p>
          </table:table-cell>
          <table:table-cell office:value-type="float" office:value="12403.1">
            <text:p>12403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1854">
            <text:p>0,2718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99736">
            <text:p>0,099736</text:p>
          </table:table-cell>
          <table:table-cell office:value-type="float" office:value="5.74332">
            <text:p>5,74332</text:p>
          </table:table-cell>
          <table:table-cell office:value-type="float" office:value="12398">
            <text:p>1239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70539">
            <text:p>0,17053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997413">
            <text:p>0,0997413</text:p>
          </table:table-cell>
          <table:table-cell office:value-type="float" office:value="5.2131">
            <text:p>5,2131</text:p>
          </table:table-cell>
          <table:table-cell office:value-type="float" office:value="12363">
            <text:p>1236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5691">
            <text:p>0,21569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997351">
            <text:p>0,0997351</text:p>
          </table:table-cell>
          <table:table-cell office:value-type="float" office:value="5.15241">
            <text:p>5,15241</text:p>
          </table:table-cell>
          <table:table-cell office:value-type="float" office:value="12294.8">
            <text:p>12294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9935">
            <text:p>0,16993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997365">
            <text:p>0,0997365</text:p>
          </table:table-cell>
          <table:table-cell office:value-type="float" office:value="4.81455">
            <text:p>4,81455</text:p>
          </table:table-cell>
          <table:table-cell office:value-type="float" office:value="12660.2">
            <text:p>12660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509">
            <text:p>0,215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96838">
            <text:p>0,096838</text:p>
          </table:table-cell>
          <table:table-cell office:value-type="float" office:value="4.68732">
            <text:p>4,68732</text:p>
          </table:table-cell>
          <table:table-cell office:value-type="float" office:value="12660.2">
            <text:p>12660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0348">
            <text:p>0,27034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997401">
            <text:p>0,0997401</text:p>
          </table:table-cell>
          <table:table-cell office:value-type="float" office:value="5.50676">
            <text:p>5,50676</text:p>
          </table:table-cell>
          <table:table-cell office:value-type="float" office:value="12262.9">
            <text:p>12262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4496">
            <text:p>0,21449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997376">
            <text:p>0,0997376</text:p>
          </table:table-cell>
          <table:table-cell office:value-type="float" office:value="5.44932">
            <text:p>5,44932</text:p>
          </table:table-cell>
          <table:table-cell office:value-type="float" office:value="12373.3">
            <text:p>12373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4202">
            <text:p>0,21420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997431">
            <text:p>0,0997431</text:p>
          </table:table-cell>
          <table:table-cell office:value-type="float" office:value="5.23864">
            <text:p>5,23864</text:p>
          </table:table-cell>
          <table:table-cell office:value-type="float" office:value="12503.6">
            <text:p>12503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391">
            <text:p>0,2139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997252">
            <text:p>0,0997252</text:p>
          </table:table-cell>
          <table:table-cell office:value-type="float" office:value="4.44819">
            <text:p>4,44819</text:p>
          </table:table-cell>
          <table:table-cell office:value-type="float" office:value="12651.1">
            <text:p>12651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3619">
            <text:p>0,21361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997413">
            <text:p>0,0997413</text:p>
          </table:table-cell>
          <table:table-cell office:value-type="float" office:value="5.19841">
            <text:p>5,19841</text:p>
          </table:table-cell>
          <table:table-cell office:value-type="float" office:value="12488.8">
            <text:p>12488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7876">
            <text:p>0,16787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997371">
            <text:p>0,0997371</text:p>
          </table:table-cell>
          <table:table-cell office:value-type="float" office:value="4.91619">
            <text:p>4,91619</text:p>
          </table:table-cell>
          <table:table-cell office:value-type="float" office:value="12444.7">
            <text:p>12444,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7588">
            <text:p>0,16758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997344">
            <text:p>0,0997344</text:p>
          </table:table-cell>
          <table:table-cell office:value-type="float" office:value="4.8649">
            <text:p>4,8649</text:p>
          </table:table-cell>
          <table:table-cell office:value-type="float" office:value="12535.7">
            <text:p>12535,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2757">
            <text:p>0,2127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997284">
            <text:p>0,0997284</text:p>
          </table:table-cell>
          <table:table-cell office:value-type="float" office:value="5.57938">
            <text:p>5,57938</text:p>
          </table:table-cell>
          <table:table-cell office:value-type="float" office:value="12431">
            <text:p>1243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2473">
            <text:p>0,21247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99728">
            <text:p>0,099728</text:p>
          </table:table-cell>
          <table:table-cell office:value-type="float" office:value="5.6479">
            <text:p>5,6479</text:p>
          </table:table-cell>
          <table:table-cell office:value-type="float" office:value="12401.1">
            <text:p>12401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2191">
            <text:p>0,21219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997361">
            <text:p>0,0997361</text:p>
          </table:table-cell>
          <table:table-cell office:value-type="float" office:value="5.58304">
            <text:p>5,58304</text:p>
          </table:table-cell>
          <table:table-cell office:value-type="float" office:value="12606.9">
            <text:p>12606,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28576">
            <text:p>0,12857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97171">
            <text:p>0,097171</text:p>
          </table:table-cell>
          <table:table-cell office:value-type="float" office:value="5.76972">
            <text:p>5,76972</text:p>
          </table:table-cell>
          <table:table-cell office:value-type="float" office:value="12387.3">
            <text:p>12387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7186">
            <text:p>0,26718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997325">
            <text:p>0,0997325</text:p>
          </table:table-cell>
          <table:table-cell office:value-type="float" office:value="5.97663">
            <text:p>5,97663</text:p>
          </table:table-cell>
          <table:table-cell office:value-type="float" office:value="12445.5">
            <text:p>12445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5898">
            <text:p>0,16589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997325">
            <text:p>0,0997325</text:p>
          </table:table-cell>
          <table:table-cell office:value-type="float" office:value="4.4162">
            <text:p>4,4162</text:p>
          </table:table-cell>
          <table:table-cell office:value-type="float" office:value="12339.6">
            <text:p>12339,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5622">
            <text:p>0,1656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997278">
            <text:p>0,0997278</text:p>
          </table:table-cell>
          <table:table-cell office:value-type="float" office:value="5.19021">
            <text:p>5,19021</text:p>
          </table:table-cell>
          <table:table-cell office:value-type="float" office:value="12322.9">
            <text:p>12322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0802">
            <text:p>0,21080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970767">
            <text:p>0,0970767</text:p>
          </table:table-cell>
          <table:table-cell office:value-type="float" office:value="5.06637">
            <text:p>5,06637</text:p>
          </table:table-cell>
          <table:table-cell office:value-type="float" office:value="12322.9">
            <text:p>12322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6084">
            <text:p>0,26608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942319">
            <text:p>0,0942319</text:p>
          </table:table-cell>
          <table:table-cell office:value-type="float" office:value="4.93169">
            <text:p>4,93169</text:p>
          </table:table-cell>
          <table:table-cell office:value-type="float" office:value="12322.9">
            <text:p>12322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5812">
            <text:p>0,26581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916091">
            <text:p>0,0916091</text:p>
          </table:table-cell>
          <table:table-cell office:value-type="float" office:value="4.80785">
            <text:p>4,80785</text:p>
          </table:table-cell>
          <table:table-cell office:value-type="float" office:value="12322.9">
            <text:p>12322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5542">
            <text:p>0,2655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99722">
            <text:p>0,099722</text:p>
          </table:table-cell>
          <table:table-cell office:value-type="float" office:value="5.02396">
            <text:p>5,02396</text:p>
          </table:table-cell>
          <table:table-cell office:value-type="float" office:value="12308.6">
            <text:p>12308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9718">
            <text:p>0,20971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967747">
            <text:p>0,0967747</text:p>
          </table:table-cell>
          <table:table-cell office:value-type="float" office:value="4.88944">
            <text:p>4,88944</text:p>
          </table:table-cell>
          <table:table-cell office:value-type="float" office:value="12308.6">
            <text:p>12308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5006">
            <text:p>0,26500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940573">
            <text:p>0,0940573</text:p>
          </table:table-cell>
          <table:table-cell office:value-type="float" office:value="4.76573">
            <text:p>4,76573</text:p>
          </table:table-cell>
          <table:table-cell office:value-type="float" office:value="12308.6">
            <text:p>12308,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34184">
            <text:p>0,33418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997268">
            <text:p>0,0997268</text:p>
          </table:table-cell>
          <table:table-cell office:value-type="float" office:value="5.37357">
            <text:p>5,37357</text:p>
          </table:table-cell>
          <table:table-cell office:value-type="float" office:value="12289.8">
            <text:p>12289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33792">
            <text:p>0,233792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997258">
            <text:p>0,0997258</text:p>
          </table:table-cell>
          <table:table-cell office:value-type="float" office:value="5.47583">
            <text:p>5,47583</text:p>
          </table:table-cell>
          <table:table-cell office:value-type="float" office:value="12610.9">
            <text:p>12610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8657">
            <text:p>0,20865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997309">
            <text:p>0,0997309</text:p>
          </table:table-cell>
          <table:table-cell office:value-type="float" office:value="5.2659">
            <text:p>5,2659</text:p>
          </table:table-cell>
          <table:table-cell office:value-type="float" office:value="12618.4">
            <text:p>12618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6294">
            <text:p>0,1629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997256">
            <text:p>0,0997256</text:p>
          </table:table-cell>
          <table:table-cell office:value-type="float" office:value="5.61132">
            <text:p>5,61132</text:p>
          </table:table-cell>
          <table:table-cell office:value-type="float" office:value="12311.2">
            <text:p>12311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8134">
            <text:p>0,20813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997259">
            <text:p>0,0997259</text:p>
          </table:table-cell>
          <table:table-cell office:value-type="float" office:value="5.47454">
            <text:p>5,47454</text:p>
          </table:table-cell>
          <table:table-cell office:value-type="float" office:value="12666.1">
            <text:p>12666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7875">
            <text:p>0,20787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99733">
            <text:p>0,099733</text:p>
          </table:table-cell>
          <table:table-cell office:value-type="float" office:value="5.29116">
            <text:p>5,29116</text:p>
          </table:table-cell>
          <table:table-cell office:value-type="float" office:value="12566.1">
            <text:p>12566,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24284">
            <text:p>0,12428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997255">
            <text:p>0,0997255</text:p>
          </table:table-cell>
          <table:table-cell office:value-type="float" office:value="5.24905">
            <text:p>5,24905</text:p>
          </table:table-cell>
          <table:table-cell office:value-type="float" office:value="12389.1">
            <text:p>12389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7361">
            <text:p>0,2073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968792">
            <text:p>0,0968792</text:p>
          </table:table-cell>
          <table:table-cell office:value-type="float" office:value="5.11365">
            <text:p>5,11365</text:p>
          </table:table-cell>
          <table:table-cell office:value-type="float" office:value="12389.1">
            <text:p>12389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2662">
            <text:p>0,26266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942544">
            <text:p>0,0942544</text:p>
          </table:table-cell>
          <table:table-cell office:value-type="float" office:value="4.98914">
            <text:p>4,98914</text:p>
          </table:table-cell>
          <table:table-cell office:value-type="float" office:value="12389.1">
            <text:p>12389,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62408">
            <text:p>0,26240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0 ver 2" table:style-name="ta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Genearation</text:p>
          </table:table-cell>
          <table:table-cell office:value-type="string">
            <text:p>ProsumerSaldo</text:p>
          </table:table-cell>
          <table:table-cell office:value-type="string">
            <text:p>EconomicCapacity</text:p>
          </table:table-cell>
          <table:table-cell office:value-type="string">
            <text:p>EnergyConsumption</text:p>
          </table:table-cell>
          <table:table-cell office:value-type="string">
            <text:p>ProsumerPopulationSize</text:p>
          </table:table-cell>
          <table:table-cell office:value-type="string">
            <text:p>ProsumerDeaths</text:p>
          </table:table-cell>
          <table:table-cell office:value-type="string">
            <text:p>SupplierSaldo</text:p>
          </table:table-cell>
          <table:table-cell office:value-type="string">
            <text:p>PriceOffer</text:p>
          </table:table-cell>
          <table:table-cell office:value-type="string">
            <text:p>CustomerCount</text:p>
          </table:table-cell>
          <table:table-cell office:value-type="string">
            <text:p>PriceStrategy</text:p>
          </table:table-cell>
          <table:table-cell office:value-type="string">
            <text:p>SupplierPopulationSize</text:p>
          </table:table-cell>
          <table:table-cell office:value-type="string">
            <text:p>SupplierDeaths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994359">
            <text:p>0,0994359</text:p>
          </table:table-cell>
          <table:table-cell office:value-type="float" office:value="9.19539">
            <text:p>9,19539</text:p>
          </table:table-cell>
          <table:table-cell office:value-type="float" office:value="18261">
            <text:p>1826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90909">
            <text:p>0,190909</text:p>
          </table:table-cell>
          <table:table-cell office:value-type="float" office:value="0.1275">
            <text:p>0,12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>
            <draw:frame table:end-cell-address="'100 ver 2'.AC49" table:end-x="1.881cm" table:end-y="0.344cm" draw:z-index="0" draw:name="Diagram 1" draw:style-name="gr1" svg:width="33.99cm" svg:height="23.524cm" svg:x="1.406cm" svg:y="0.029cm">
              <draw:object draw:notify-on-update-of-ranges="'100 ver 2'.A1:'100 ver 2'.A1 '100 ver 2'.A2:'100 ver 2'.A101 '100 ver 2'.B1:'100 ver 2'.B1 '100 ver 2'.B2:'100 ver 2'.B101 '100 ver 2'.C1:'100 ver 2'.C1 '100 ver 2'.C2:'100 ver 2'.C101 '100 ver 2'.D1:'100 ver 2'.D1 '100 ver 2'.D2:'100 ver 2'.D101 '100 ver 2'.E1:'100 ver 2'.E1 '100 ver 2'.E2:'100 ver 2'.E101 '100 ver 2'.F1:'100 ver 2'.F1 '100 ver 2'.F2:'100 ver 2'.F101 '100 ver 2'.G1:'100 ver 2'.G1 '100 ver 2'.G2:'100 ver 2'.G101 '100 ver 2'.H1:'100 ver 2'.H1 '100 ver 2'.H2:'100 ver 2'.H101 '100 ver 2'.I1:'100 ver 2'.I1 '100 ver 2'.I2:'100 ver 2'.I101 '100 ver 2'.J1:'100 ver 2'.J1 '100 ver 2'.J2:'100 ver 2'.J101 '100 ver 2'.K1:'100 ver 2'.K1 '100 ver 2'.K2:'100 ver 2'.K101 '100 ver 2'.L1:'100 ver 2'.L1 '100 ver 2'.L2:'100 ver 2'.L10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994361">
            <text:p>0,0994361</text:p>
          </table:table-cell>
          <table:table-cell office:value-type="float" office:value="8.82433">
            <text:p>8,82433</text:p>
          </table:table-cell>
          <table:table-cell office:value-type="float" office:value="18011.1">
            <text:p>18011,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391864">
            <text:p>0,391864</text:p>
          </table:table-cell>
          <table:table-cell office:value-type="float" office:value="0.0958826">
            <text:p>0,0958826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9603">
            <text:p>0,099603</text:p>
          </table:table-cell>
          <table:table-cell office:value-type="float" office:value="7.59139">
            <text:p>7,59139</text:p>
          </table:table-cell>
          <table:table-cell office:value-type="float" office:value="15060.2">
            <text:p>15060,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381612">
            <text:p>0,381612</text:p>
          </table:table-cell>
          <table:table-cell office:value-type="float" office:value="0.0957234">
            <text:p>0,0957234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95965">
            <text:p>0,0995965</text:p>
          </table:table-cell>
          <table:table-cell office:value-type="float" office:value="7.48811">
            <text:p>7,48811</text:p>
          </table:table-cell>
          <table:table-cell office:value-type="float" office:value="15526.7">
            <text:p>15526,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319507">
            <text:p>0,319507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995868">
            <text:p>0,0995868</text:p>
          </table:table-cell>
          <table:table-cell office:value-type="float" office:value="7.39669">
            <text:p>7,39669</text:p>
          </table:table-cell>
          <table:table-cell office:value-type="float" office:value="15390.5">
            <text:p>15390,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80712">
            <text:p>0,080712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96336">
            <text:p>0,0996336</text:p>
          </table:table-cell>
          <table:table-cell office:value-type="float" office:value="7.03454">
            <text:p>7,03454</text:p>
          </table:table-cell>
          <table:table-cell office:value-type="float" office:value="14802.5">
            <text:p>14802,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0511905">
            <text:p>0,0511905</text:p>
          </table:table-cell>
          <table:table-cell office:value-type="float" office:value="0.11911">
            <text:p>0,1191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995947">
            <text:p>0,0995947</text:p>
          </table:table-cell>
          <table:table-cell office:value-type="float" office:value="7.18036">
            <text:p>7,18036</text:p>
          </table:table-cell>
          <table:table-cell office:value-type="float" office:value="15176.1">
            <text:p>15176,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644721">
            <text:p>0,644721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968904">
            <text:p>0,0968904</text:p>
          </table:table-cell>
          <table:table-cell office:value-type="float" office:value="7.01451">
            <text:p>7,01451</text:p>
          </table:table-cell>
          <table:table-cell office:value-type="float" office:value="15176.1">
            <text:p>15176,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66261">
            <text:p>0,466261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942067">
            <text:p>0,0942067</text:p>
          </table:table-cell>
          <table:table-cell office:value-type="float" office:value="6.84865">
            <text:p>6,84865</text:p>
          </table:table-cell>
          <table:table-cell office:value-type="float" office:value="15176.1">
            <text:p>15176,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57928">
            <text:p>0,457928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995221">
            <text:p>0,0995221</text:p>
          </table:table-cell>
          <table:table-cell office:value-type="float" office:value="7.29503">
            <text:p>7,29503</text:p>
          </table:table-cell>
          <table:table-cell office:value-type="float" office:value="16549.6">
            <text:p>16549,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79356">
            <text:p>0,379356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965789">
            <text:p>0,0965789</text:p>
          </table:table-cell>
          <table:table-cell office:value-type="float" office:value="7.11416">
            <text:p>7,11416</text:p>
          </table:table-cell>
          <table:table-cell office:value-type="float" office:value="16549.6">
            <text:p>16549,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44535">
            <text:p>0,444535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9654">
            <text:p>0,099654</text:p>
          </table:table-cell>
          <table:table-cell office:value-type="float" office:value="6.4851">
            <text:p>6,4851</text:p>
          </table:table-cell>
          <table:table-cell office:value-type="float" office:value="14203.3">
            <text:p>14203,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67551">
            <text:p>0,367551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996423">
            <text:p>0,0996423</text:p>
          </table:table-cell>
          <table:table-cell office:value-type="float" office:value="6.56225">
            <text:p>6,56225</text:p>
          </table:table-cell>
          <table:table-cell office:value-type="float" office:value="14407.1">
            <text:p>14407,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53552">
            <text:p>0,353552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996408">
            <text:p>0,0996408</text:p>
          </table:table-cell>
          <table:table-cell office:value-type="float" office:value="6.39315">
            <text:p>6,39315</text:p>
          </table:table-cell>
          <table:table-cell office:value-type="float" office:value="14437.3">
            <text:p>14437,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49006">
            <text:p>0,349006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996051">
            <text:p>0,0996051</text:p>
          </table:table-cell>
          <table:table-cell office:value-type="float" office:value="6.36379">
            <text:p>6,36379</text:p>
          </table:table-cell>
          <table:table-cell office:value-type="float" office:value="15262">
            <text:p>1526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53839">
            <text:p>0,353839</text:p>
          </table:table-cell>
          <table:table-cell office:value-type="float" office:value="0.0880378">
            <text:p>0,0880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996747">
            <text:p>0,0996747</text:p>
          </table:table-cell>
          <table:table-cell office:value-type="float" office:value="6.30971">
            <text:p>6,30971</text:p>
          </table:table-cell>
          <table:table-cell office:value-type="float" office:value="13567.6">
            <text:p>13567,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85438">
            <text:p>0,285438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996951">
            <text:p>0,0996951</text:p>
          </table:table-cell>
          <table:table-cell office:value-type="float" office:value="6.29366">
            <text:p>6,29366</text:p>
          </table:table-cell>
          <table:table-cell office:value-type="float" office:value="13136.1">
            <text:p>13136,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37422">
            <text:p>0,337422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996777">
            <text:p>0,0996777</text:p>
          </table:table-cell>
          <table:table-cell office:value-type="float" office:value="5.97425">
            <text:p>5,97425</text:p>
          </table:table-cell>
          <table:table-cell office:value-type="float" office:value="13609.2">
            <text:p>13609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78533">
            <text:p>0,278533</text:p>
          </table:table-cell>
          <table:table-cell office:value-type="float" office:value="0.0957378">
            <text:p>0,0957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996936">
            <text:p>0,0996936</text:p>
          </table:table-cell>
          <table:table-cell office:value-type="float" office:value="6.15669">
            <text:p>6,15669</text:p>
          </table:table-cell>
          <table:table-cell office:value-type="float" office:value="13244.4">
            <text:p>13244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5836">
            <text:p>0,355836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972328">
            <text:p>0,0972328</text:p>
          </table:table-cell>
          <table:table-cell office:value-type="float" office:value="6.02358">
            <text:p>6,02358</text:p>
          </table:table-cell>
          <table:table-cell office:value-type="float" office:value="13244.4">
            <text:p>13244,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40845">
            <text:p>0,40845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997038">
            <text:p>0,0997038</text:p>
          </table:table-cell>
          <table:table-cell office:value-type="float" office:value="5.98208">
            <text:p>5,98208</text:p>
          </table:table-cell>
          <table:table-cell office:value-type="float" office:value="13222.3">
            <text:p>13222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0117">
            <text:p>0,350117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99719">
            <text:p>0,099719</text:p>
          </table:table-cell>
          <table:table-cell office:value-type="float" office:value="6.15537">
            <text:p>6,15537</text:p>
          </table:table-cell>
          <table:table-cell office:value-type="float" office:value="12850.1">
            <text:p>12850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66677">
            <text:p>0,266677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996989">
            <text:p>0,0996989</text:p>
          </table:table-cell>
          <table:table-cell office:value-type="float" office:value="5.93518">
            <text:p>5,93518</text:p>
          </table:table-cell>
          <table:table-cell office:value-type="float" office:value="13004">
            <text:p>130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00541">
            <text:p>0,300541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996974">
            <text:p>0,0996974</text:p>
          </table:table-cell>
          <table:table-cell office:value-type="float" office:value="5.75803">
            <text:p>5,75803</text:p>
          </table:table-cell>
          <table:table-cell office:value-type="float" office:value="13213.9">
            <text:p>13213,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42604">
            <text:p>0,342604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997194">
            <text:p>0,0997194</text:p>
          </table:table-cell>
          <table:table-cell office:value-type="float" office:value="5.88475">
            <text:p>5,88475</text:p>
          </table:table-cell>
          <table:table-cell office:value-type="float" office:value="13057.7">
            <text:p>13057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40331">
            <text:p>0,340331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997177">
            <text:p>0,0997177</text:p>
          </table:table-cell>
          <table:table-cell office:value-type="float" office:value="5.79459">
            <text:p>5,79459</text:p>
          </table:table-cell>
          <table:table-cell office:value-type="float" office:value="12707.5">
            <text:p>12707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3713">
            <text:p>0,293713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997235">
            <text:p>0,0997235</text:p>
          </table:table-cell>
          <table:table-cell office:value-type="float" office:value="5.89955">
            <text:p>5,89955</text:p>
          </table:table-cell>
          <table:table-cell office:value-type="float" office:value="12903.5">
            <text:p>12903,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27869">
            <text:p>0,22786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996843">
            <text:p>0,0996843</text:p>
          </table:table-cell>
          <table:table-cell office:value-type="float" office:value="5.22228">
            <text:p>5,22228</text:p>
          </table:table-cell>
          <table:table-cell office:value-type="float" office:value="13490.5">
            <text:p>13490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4074">
            <text:p>0,334074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997222">
            <text:p>0,0997222</text:p>
          </table:table-cell>
          <table:table-cell office:value-type="float" office:value="5.79708">
            <text:p>5,79708</text:p>
          </table:table-cell>
          <table:table-cell office:value-type="float" office:value="12755.3">
            <text:p>12755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51343">
            <text:p>0,251343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972399">
            <text:p>0,0972399</text:p>
          </table:table-cell>
          <table:table-cell office:value-type="float" office:value="5.66889">
            <text:p>5,66889</text:p>
          </table:table-cell>
          <table:table-cell office:value-type="float" office:value="12755.3">
            <text:p>12755,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85855">
            <text:p>0,385855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997309">
            <text:p>0,0997309</text:p>
          </table:table-cell>
          <table:table-cell office:value-type="float" office:value="5.79727">
            <text:p>5,79727</text:p>
          </table:table-cell>
          <table:table-cell office:value-type="float" office:value="12595">
            <text:p>1259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47705">
            <text:p>0,247705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997269">
            <text:p>0,0997269</text:p>
          </table:table-cell>
          <table:table-cell office:value-type="float" office:value="5.66458">
            <text:p>5,66458</text:p>
          </table:table-cell>
          <table:table-cell office:value-type="float" office:value="12671.3">
            <text:p>12671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01917">
            <text:p>0,3019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997227">
            <text:p>0,0997227</text:p>
          </table:table-cell>
          <table:table-cell office:value-type="float" office:value="5.63768">
            <text:p>5,63768</text:p>
          </table:table-cell>
          <table:table-cell office:value-type="float" office:value="12779">
            <text:p>1277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16917">
            <text:p>0,2169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970881">
            <text:p>0,0970881</text:p>
          </table:table-cell>
          <table:table-cell office:value-type="float" office:value="5.74254">
            <text:p>5,74254</text:p>
          </table:table-cell>
          <table:table-cell office:value-type="float" office:value="12675.2">
            <text:p>12675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4193">
            <text:p>0,35419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997367">
            <text:p>0,0997367</text:p>
          </table:table-cell>
          <table:table-cell office:value-type="float" office:value="5.82274">
            <text:p>5,82274</text:p>
          </table:table-cell>
          <table:table-cell office:value-type="float" office:value="12577.2">
            <text:p>12577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51621">
            <text:p>0,25162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997267">
            <text:p>0,0997267</text:p>
          </table:table-cell>
          <table:table-cell office:value-type="float" office:value="5.49946">
            <text:p>5,49946</text:p>
          </table:table-cell>
          <table:table-cell office:value-type="float" office:value="12608.8">
            <text:p>12608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556">
            <text:p>0,2955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997326">
            <text:p>0,0997326</text:p>
          </table:table-cell>
          <table:table-cell office:value-type="float" office:value="5.3205">
            <text:p>5,3205</text:p>
          </table:table-cell>
          <table:table-cell office:value-type="float" office:value="12677.8">
            <text:p>12677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409">
            <text:p>0,294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997227">
            <text:p>0,0997227</text:p>
          </table:table-cell>
          <table:table-cell office:value-type="float" office:value="5.71005">
            <text:p>5,71005</text:p>
          </table:table-cell>
          <table:table-cell office:value-type="float" office:value="12365.9">
            <text:p>12365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92661">
            <text:p>0,29266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997332">
            <text:p>0,0997332</text:p>
          </table:table-cell>
          <table:table-cell office:value-type="float" office:value="5.83674">
            <text:p>5,83674</text:p>
          </table:table-cell>
          <table:table-cell office:value-type="float" office:value="12620.3">
            <text:p>12620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45817">
            <text:p>0,24581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997385">
            <text:p>0,0997385</text:p>
          </table:table-cell>
          <table:table-cell office:value-type="float" office:value="5.94101">
            <text:p>5,94101</text:p>
          </table:table-cell>
          <table:table-cell office:value-type="float" office:value="12626.6">
            <text:p>12626,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06587">
            <text:p>0,2065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997293">
            <text:p>0,0997293</text:p>
          </table:table-cell>
          <table:table-cell office:value-type="float" office:value="5.75869">
            <text:p>5,75869</text:p>
          </table:table-cell>
          <table:table-cell office:value-type="float" office:value="12533.4">
            <text:p>12533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88605">
            <text:p>0,28860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997239">
            <text:p>0,0997239</text:p>
          </table:table-cell>
          <table:table-cell office:value-type="float" office:value="5.38155">
            <text:p>5,38155</text:p>
          </table:table-cell>
          <table:table-cell office:value-type="float" office:value="12666.2">
            <text:p>12666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87323">
            <text:p>0,28732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968833">
            <text:p>0,0968833</text:p>
          </table:table-cell>
          <table:table-cell office:value-type="float" office:value="5.24312">
            <text:p>5,24312</text:p>
          </table:table-cell>
          <table:table-cell office:value-type="float" office:value="12666.2">
            <text:p>12666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41628">
            <text:p>0,34162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997303">
            <text:p>0,0997303</text:p>
          </table:table-cell>
          <table:table-cell office:value-type="float" office:value="5.3908">
            <text:p>5,3908</text:p>
          </table:table-cell>
          <table:table-cell office:value-type="float" office:value="12403.6">
            <text:p>12403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84853">
            <text:p>0,28485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997361">
            <text:p>0,0997361</text:p>
          </table:table-cell>
          <table:table-cell office:value-type="float" office:value="5.82261">
            <text:p>5,82261</text:p>
          </table:table-cell>
          <table:table-cell office:value-type="float" office:value="12461.1">
            <text:p>12461,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0033">
            <text:p>0,2003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97211">
            <text:p>0,097211</text:p>
          </table:table-cell>
          <table:table-cell office:value-type="float" office:value="5.43813">
            <text:p>5,43813</text:p>
          </table:table-cell>
          <table:table-cell office:value-type="float" office:value="12432.2">
            <text:p>12432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8056">
            <text:p>0,33805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997388">
            <text:p>0,0997388</text:p>
          </table:table-cell>
          <table:table-cell office:value-type="float" office:value="5.52107">
            <text:p>5,52107</text:p>
          </table:table-cell>
          <table:table-cell office:value-type="float" office:value="12536.2">
            <text:p>12536,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35909">
            <text:p>0,2359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997426">
            <text:p>0,0997426</text:p>
          </table:table-cell>
          <table:table-cell office:value-type="float" office:value="5.87435">
            <text:p>5,87435</text:p>
          </table:table-cell>
          <table:table-cell office:value-type="float" office:value="12401.3">
            <text:p>12401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34798">
            <text:p>0,23479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997436">
            <text:p>0,0997436</text:p>
          </table:table-cell>
          <table:table-cell office:value-type="float" office:value="5.75142">
            <text:p>5,75142</text:p>
          </table:table-cell>
          <table:table-cell office:value-type="float" office:value="12354.1">
            <text:p>12354,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67286">
            <text:p>0,167286</text:p>
          </table:table-cell>
          <table:table-cell office:value-type="float" office:value="0.0880378">
            <text:p>0,08803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997361">
            <text:p>0,0997361</text:p>
          </table:table-cell>
          <table:table-cell office:value-type="float" office:value="5.7744">
            <text:p>5,7744</text:p>
          </table:table-cell>
          <table:table-cell office:value-type="float" office:value="12595.2">
            <text:p>12595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8102">
            <text:p>0,27810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970953">
            <text:p>0,0970953</text:p>
          </table:table-cell>
          <table:table-cell office:value-type="float" office:value="5.63675">
            <text:p>5,63675</text:p>
          </table:table-cell>
          <table:table-cell office:value-type="float" office:value="12595.2">
            <text:p>12595,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2616">
            <text:p>0,33261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997409">
            <text:p>0,0997409</text:p>
          </table:table-cell>
          <table:table-cell office:value-type="float" office:value="5.86536">
            <text:p>5,86536</text:p>
          </table:table-cell>
          <table:table-cell office:value-type="float" office:value="12332.9">
            <text:p>12332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604">
            <text:p>0,276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997338">
            <text:p>0,0997338</text:p>
          </table:table-cell>
          <table:table-cell office:value-type="float" office:value="6.00676">
            <text:p>6,00676</text:p>
          </table:table-cell>
          <table:table-cell office:value-type="float" office:value="12526.6">
            <text:p>12526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504">
            <text:p>0,275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997355">
            <text:p>0,0997355</text:p>
          </table:table-cell>
          <table:table-cell office:value-type="float" office:value="6.02427">
            <text:p>6,02427</text:p>
          </table:table-cell>
          <table:table-cell office:value-type="float" office:value="12277.8">
            <text:p>12277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74059">
            <text:p>0,27405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997404">
            <text:p>0,0997404</text:p>
          </table:table-cell>
          <table:table-cell office:value-type="float" office:value="5.36012">
            <text:p>5,36012</text:p>
          </table:table-cell>
          <table:table-cell office:value-type="float" office:value="12445.5">
            <text:p>12445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27643">
            <text:p>0,22764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972725">
            <text:p>0,0972725</text:p>
          </table:table-cell>
          <table:table-cell office:value-type="float" office:value="5.60112">
            <text:p>5,60112</text:p>
          </table:table-cell>
          <table:table-cell office:value-type="float" office:value="12474.7">
            <text:p>12474,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771">
            <text:p>0,3277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997299">
            <text:p>0,0997299</text:p>
          </table:table-cell>
          <table:table-cell office:value-type="float" office:value="5.23572">
            <text:p>5,23572</text:p>
          </table:table-cell>
          <table:table-cell office:value-type="float" office:value="12603.4">
            <text:p>12603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25774">
            <text:p>0,22577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972749">
            <text:p>0,0972749</text:p>
          </table:table-cell>
          <table:table-cell office:value-type="float" office:value="5.67571">
            <text:p>5,67571</text:p>
          </table:table-cell>
          <table:table-cell office:value-type="float" office:value="12646.5">
            <text:p>12646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5875">
            <text:p>0,32587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946428">
            <text:p>0,0946428</text:p>
          </table:table-cell>
          <table:table-cell office:value-type="float" office:value="5.5375">
            <text:p>5,5375</text:p>
          </table:table-cell>
          <table:table-cell office:value-type="float" office:value="12646.5">
            <text:p>12646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4982">
            <text:p>0,32498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997312">
            <text:p>0,0997312</text:p>
          </table:table-cell>
          <table:table-cell office:value-type="float" office:value="5.74875">
            <text:p>5,74875</text:p>
          </table:table-cell>
          <table:table-cell office:value-type="float" office:value="12541">
            <text:p>1254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8549">
            <text:p>0,26854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997322">
            <text:p>0,0997322</text:p>
          </table:table-cell>
          <table:table-cell office:value-type="float" office:value="5.56802">
            <text:p>5,56802</text:p>
          </table:table-cell>
          <table:table-cell office:value-type="float" office:value="12377.2">
            <text:p>12377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7687">
            <text:p>0,2676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997293">
            <text:p>0,0997293</text:p>
          </table:table-cell>
          <table:table-cell office:value-type="float" office:value="5.85748">
            <text:p>5,85748</text:p>
          </table:table-cell>
          <table:table-cell office:value-type="float" office:value="12299.1">
            <text:p>12299,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684">
            <text:p>0,2668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997361">
            <text:p>0,0997361</text:p>
          </table:table-cell>
          <table:table-cell office:value-type="float" office:value="5.18564">
            <text:p>5,18564</text:p>
          </table:table-cell>
          <table:table-cell office:value-type="float" office:value="12501.3">
            <text:p>12501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6006">
            <text:p>0,26600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970564">
            <text:p>0,0970564</text:p>
          </table:table-cell>
          <table:table-cell office:value-type="float" office:value="5.06001">
            <text:p>5,06001</text:p>
          </table:table-cell>
          <table:table-cell office:value-type="float" office:value="12501.3">
            <text:p>12501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20742">
            <text:p>0,32074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997341">
            <text:p>0,0997341</text:p>
          </table:table-cell>
          <table:table-cell office:value-type="float" office:value="5.43556">
            <text:p>5,43556</text:p>
          </table:table-cell>
          <table:table-cell office:value-type="float" office:value="12367.1">
            <text:p>12367,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18926">
            <text:p>0,21892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997308">
            <text:p>0,0997308</text:p>
          </table:table-cell>
          <table:table-cell office:value-type="float" office:value="5.65371">
            <text:p>5,65371</text:p>
          </table:table-cell>
          <table:table-cell office:value-type="float" office:value="12519.2">
            <text:p>12519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3587">
            <text:p>0,26358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997389">
            <text:p>0,0997389</text:p>
          </table:table-cell>
          <table:table-cell office:value-type="float" office:value="5.88585">
            <text:p>5,88585</text:p>
          </table:table-cell>
          <table:table-cell office:value-type="float" office:value="12425.5">
            <text:p>12425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2805">
            <text:p>0,26280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997275">
            <text:p>0,0997275</text:p>
          </table:table-cell>
          <table:table-cell office:value-type="float" office:value="4.79028">
            <text:p>4,79028</text:p>
          </table:table-cell>
          <table:table-cell office:value-type="float" office:value="12376.3">
            <text:p>12376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2036">
            <text:p>0,26203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968662">
            <text:p>0,0968662</text:p>
          </table:table-cell>
          <table:table-cell office:value-type="float" office:value="4.6659">
            <text:p>4,6659</text:p>
          </table:table-cell>
          <table:table-cell office:value-type="float" office:value="12376.3">
            <text:p>12376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16834">
            <text:p>0,31683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997264">
            <text:p>0,0997264</text:p>
          </table:table-cell>
          <table:table-cell office:value-type="float" office:value="5.20116">
            <text:p>5,20116</text:p>
          </table:table-cell>
          <table:table-cell office:value-type="float" office:value="12252">
            <text:p>1225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0532">
            <text:p>0,2605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968862">
            <text:p>0,0968862</text:p>
          </table:table-cell>
          <table:table-cell office:value-type="float" office:value="5.06726">
            <text:p>5,06726</text:p>
          </table:table-cell>
          <table:table-cell office:value-type="float" office:value="12252">
            <text:p>1225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15353">
            <text:p>0,31535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997307">
            <text:p>0,0997307</text:p>
          </table:table-cell>
          <table:table-cell office:value-type="float" office:value="5.45135">
            <text:p>5,45135</text:p>
          </table:table-cell>
          <table:table-cell office:value-type="float" office:value="12257.4">
            <text:p>12257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9072">
            <text:p>0,25907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997405">
            <text:p>0,0997405</text:p>
          </table:table-cell>
          <table:table-cell office:value-type="float" office:value="4.64594">
            <text:p>4,64594</text:p>
          </table:table-cell>
          <table:table-cell office:value-type="float" office:value="12529.8">
            <text:p>12529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12904">
            <text:p>0,21290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997369">
            <text:p>0,0997369</text:p>
          </table:table-cell>
          <table:table-cell office:value-type="float" office:value="4.70106">
            <text:p>4,70106</text:p>
          </table:table-cell>
          <table:table-cell office:value-type="float" office:value="12456.6">
            <text:p>12456,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74321">
            <text:p>0,174321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997369">
            <text:p>0,0997369</text:p>
          </table:table-cell>
          <table:table-cell office:value-type="float" office:value="5.48926">
            <text:p>5,48926</text:p>
          </table:table-cell>
          <table:table-cell office:value-type="float" office:value="12356.3">
            <text:p>12356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73626">
            <text:p>0,17362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997344">
            <text:p>0,0997344</text:p>
          </table:table-cell>
          <table:table-cell office:value-type="float" office:value="5.16279">
            <text:p>5,16279</text:p>
          </table:table-cell>
          <table:table-cell office:value-type="float" office:value="12217.8">
            <text:p>12217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6275">
            <text:p>0,25627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968901">
            <text:p>0,0968901</text:p>
          </table:table-cell>
          <table:table-cell office:value-type="float" office:value="5.02926">
            <text:p>5,02926</text:p>
          </table:table-cell>
          <table:table-cell office:value-type="float" office:value="12217.8">
            <text:p>12217,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11154">
            <text:p>0,3111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99739">
            <text:p>0,099739</text:p>
          </table:table-cell>
          <table:table-cell office:value-type="float" office:value="5.42134">
            <text:p>5,42134</text:p>
          </table:table-cell>
          <table:table-cell office:value-type="float" office:value="12504.5">
            <text:p>12504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4932">
            <text:p>0,2549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971667">
            <text:p>0,0971667</text:p>
          </table:table-cell>
          <table:table-cell office:value-type="float" office:value="5.29567">
            <text:p>5,29567</text:p>
          </table:table-cell>
          <table:table-cell office:value-type="float" office:value="12504.5">
            <text:p>12504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983">
            <text:p>0,3098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997373">
            <text:p>0,0997373</text:p>
          </table:table-cell>
          <table:table-cell office:value-type="float" office:value="5.32044">
            <text:p>5,32044</text:p>
          </table:table-cell>
          <table:table-cell office:value-type="float" office:value="12167.9">
            <text:p>12167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3625">
            <text:p>0,253625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997283">
            <text:p>0,0997283</text:p>
          </table:table-cell>
          <table:table-cell office:value-type="float" office:value="5.25531">
            <text:p>5,25531</text:p>
          </table:table-cell>
          <table:table-cell office:value-type="float" office:value="12204.3">
            <text:p>12204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07529">
            <text:p>0,20752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971299">
            <text:p>0,0971299</text:p>
          </table:table-cell>
          <table:table-cell office:value-type="float" office:value="5.13266">
            <text:p>5,13266</text:p>
          </table:table-cell>
          <table:table-cell office:value-type="float" office:value="12204.3">
            <text:p>12204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7907">
            <text:p>0,30790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943887">
            <text:p>0,0943887</text:p>
          </table:table-cell>
          <table:table-cell office:value-type="float" office:value="5.25006">
            <text:p>5,25006</text:p>
          </table:table-cell>
          <table:table-cell office:value-type="float" office:value="12162.5">
            <text:p>12162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7282">
            <text:p>0,30728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997236">
            <text:p>0,0997236</text:p>
          </table:table-cell>
          <table:table-cell office:value-type="float" office:value="4.8862">
            <text:p>4,8862</text:p>
          </table:table-cell>
          <table:table-cell office:value-type="float" office:value="12339.2">
            <text:p>12339,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1109">
            <text:p>0,25110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997398">
            <text:p>0,0997398</text:p>
          </table:table-cell>
          <table:table-cell office:value-type="float" office:value="5.51057">
            <text:p>5,51057</text:p>
          </table:table-cell>
          <table:table-cell office:value-type="float" office:value="12472.4">
            <text:p>12472,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05044">
            <text:p>0,20504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99739">
            <text:p>0,099739</text:p>
          </table:table-cell>
          <table:table-cell office:value-type="float" office:value="5.75883">
            <text:p>5,75883</text:p>
          </table:table-cell>
          <table:table-cell office:value-type="float" office:value="12516.8">
            <text:p>12516,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6563">
            <text:p>0,166563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997364">
            <text:p>0,0997364</text:p>
          </table:table-cell>
          <table:table-cell office:value-type="float" office:value="5.23206">
            <text:p>5,23206</text:p>
          </table:table-cell>
          <table:table-cell office:value-type="float" office:value="12411.3">
            <text:p>12411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5968">
            <text:p>0,16596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968878">
            <text:p>0,0968878</text:p>
          </table:table-cell>
          <table:table-cell office:value-type="float" office:value="5.09642">
            <text:p>5,09642</text:p>
          </table:table-cell>
          <table:table-cell office:value-type="float" office:value="12411.3">
            <text:p>12411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4269">
            <text:p>0,30426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99732">
            <text:p>0,099732</text:p>
          </table:table-cell>
          <table:table-cell office:value-type="float" office:value="4.95301">
            <text:p>4,95301</text:p>
          </table:table-cell>
          <table:table-cell office:value-type="float" office:value="12176.6">
            <text:p>12176,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8132">
            <text:p>0,24813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997379">
            <text:p>0,0997379</text:p>
          </table:table-cell>
          <table:table-cell office:value-type="float" office:value="5.68413">
            <text:p>5,68413</text:p>
          </table:table-cell>
          <table:table-cell office:value-type="float" office:value="12214.8">
            <text:p>12214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02102">
            <text:p>0,20210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997288">
            <text:p>0,0997288</text:p>
          </table:table-cell>
          <table:table-cell office:value-type="float" office:value="5.71692">
            <text:p>5,71692</text:p>
          </table:table-cell>
          <table:table-cell office:value-type="float" office:value="12407.3">
            <text:p>12407,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6989">
            <text:p>0,24698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997425">
            <text:p>0,0997425</text:p>
          </table:table-cell>
          <table:table-cell office:value-type="float" office:value="5.46923">
            <text:p>5,46923</text:p>
          </table:table-cell>
          <table:table-cell office:value-type="float" office:value="12564.3">
            <text:p>12564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3094">
            <text:p>0,16309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971828">
            <text:p>0,0971828</text:p>
          </table:table-cell>
          <table:table-cell office:value-type="float" office:value="5.34296">
            <text:p>5,34296</text:p>
          </table:table-cell>
          <table:table-cell office:value-type="float" office:value="12564.3">
            <text:p>12564,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01427">
            <text:p>0,301427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997362">
            <text:p>0,0997362</text:p>
          </table:table-cell>
          <table:table-cell office:value-type="float" office:value="5.13299">
            <text:p>5,13299</text:p>
          </table:table-cell>
          <table:table-cell office:value-type="float" office:value="12208.4">
            <text:p>12208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5322">
            <text:p>0,24532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997294">
            <text:p>0,0997294</text:p>
          </table:table-cell>
          <table:table-cell office:value-type="float" office:value="5.58337">
            <text:p>5,58337</text:p>
          </table:table-cell>
          <table:table-cell office:value-type="float" office:value="12371.9">
            <text:p>12371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4779">
            <text:p>0,244779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940395">
            <text:p>0,0940395</text:p>
          </table:table-cell>
          <table:table-cell office:value-type="float" office:value="4.86614">
            <text:p>4,86614</text:p>
          </table:table-cell>
          <table:table-cell office:value-type="float" office:value="12208.4">
            <text:p>12208,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99796">
            <text:p>0,29979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99733">
            <text:p>0,099733</text:p>
          </table:table-cell>
          <table:table-cell office:value-type="float" office:value="4.90094">
            <text:p>4,90094</text:p>
          </table:table-cell>
          <table:table-cell office:value-type="float" office:value="12405.3">
            <text:p>12405,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8254">
            <text:p>0,198254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99741">
            <text:p>0,099741</text:p>
          </table:table-cell>
          <table:table-cell office:value-type="float" office:value="5.39167">
            <text:p>5,39167</text:p>
          </table:table-cell>
          <table:table-cell office:value-type="float" office:value="12429.8">
            <text:p>12429,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97728">
            <text:p>0,197728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99733">
            <text:p>0,099733</text:p>
          </table:table-cell>
          <table:table-cell office:value-type="float" office:value="4.82963">
            <text:p>4,82963</text:p>
          </table:table-cell>
          <table:table-cell office:value-type="float" office:value="12346.4">
            <text:p>12346,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2662">
            <text:p>0,242662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997399">
            <text:p>0,0997399</text:p>
          </table:table-cell>
          <table:table-cell office:value-type="float" office:value="5.65586">
            <text:p>5,65586</text:p>
          </table:table-cell>
          <table:table-cell office:value-type="float" office:value="12492.8">
            <text:p>12492,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2146">
            <text:p>0,242146</text:p>
          </table:table-cell>
          <table:table-cell office:value-type="float" office:value="0.0957378">
            <text:p>0,0957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b" fo:country="N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nb" number:country="NO">
      <number:number number:min-integer-digits="1"/>
    </number:number-style>
    <number:number-style style:name="N5106P0" style:volatile="true" number:language="nb" number:country="NO">
      <number:text>kr </number:text>
      <number:number number:decimal-places="0" number:min-integer-digits="1" number:grouping="true"/>
    </number:number-style>
    <number:number-style style:name="N5106" number:language="nb" number:country="NO">
      <number:text>kr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nb" number:country="NO">
      <number:text>kr </number:text>
      <number:number number:decimal-places="0" number:min-integer-digits="1" number:grouping="true"/>
    </number:number-style>
    <number:number-style style:name="N5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nb" number:country="NO">
      <number:text>kr </number:text>
      <number:number number:decimal-places="2" number:min-integer-digits="1" number:grouping="true"/>
    </number:number-style>
    <number:number-style style:name="N5108" number:language="nb" number:country="NO">
      <number:text>kr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nb" number:country="NO">
      <number:text>kr </number:text>
      <number:number number:decimal-places="2" number:min-integer-digits="1" number:grouping="true"/>
    </number:number-style>
    <number:number-style style:name="N5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5111" number:language="nb" number:country="NO">
      <number:day number:style="long"/>
      <number:text>.</number:text>
      <number:month number:textual="true"/>
    </number:date-style>
    <number:date-style style:name="N5112" number:language="nb" number:country="NO">
      <number:month number:textual="true"/>
      <number:text>.</number:text>
      <number:year/>
    </number:date-style>
    <number:time-style style:name="N5113" number:language="nb" number:country="NO">
      <number:hours/>
      <number:text>:</number:text>
      <number:minutes number:style="long"/>
      <number:text> </number:text>
      <number:am-pm/>
    </number:time-style>
    <number:time-style style:name="N5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nb" number:country="NO">
      <number:number number:decimal-places="0" number:min-integer-digits="1" number:grouping="true"/>
    </number:number-style>
    <number:number-style style:name="N5116" number:language="nb" number:country="NO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nb" number:country="NO">
      <number:number number:decimal-places="0" number:min-integer-digits="1" number:grouping="true"/>
    </number:number-style>
    <number:number-style style:name="N5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nb" number:country="NO">
      <number:number number:decimal-places="2" number:min-integer-digits="1" number:grouping="true"/>
    </number:number-style>
    <number:number-style style:name="N5118" number:language="nb" number:country="NO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nb" number:country="NO">
      <number:number number:decimal-places="2" number:min-integer-digits="1" number:grouping="true"/>
    </number:number-style>
    <number:number-style style:name="N5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nb" number:country="NO">
      <number:text> - </number:text>
    </number:number-style>
    <number:text-style style:name="N5120" number:language="nb" number:country="NO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5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5121P2" style:volatile="true" number:language="nb" number:country="NO">
      <number:text> kr - </number:text>
    </number:number-style>
    <number:text-style style:name="N5121" number:language="nb" number:country="NO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5122" number:language="nb" number:country="NO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5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5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5123" number:language="nb" number:country="NO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nb" number:country="NO">
      <number:minutes number:style="long"/>
      <number:text>:</number:text>
      <number:seconds number:style="long"/>
    </number:time-style>
    <number:time-style style:name="N5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nb" number:country="NO">
      <number:minutes number:style="long"/>
      <number:text>:</number:text>
      <number:seconds number:style="long" number:decimal-places="1"/>
    </number:time-style>
    <number:number-style style:name="N5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.12.2011</text:date>, <text:time>14:45:2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isipation" style:display-name="PageStyle_Partisip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4" style:display-name="PageStyle_Ark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" style:display-name="PageStyle_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" style:display-name="PageStyle_2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0" style:display-name="PageStyle_5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_20_ver_20_2" style:display-name="PageStyle_200 v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_20_ver_20_2" style:display-name="PageStyle_100 ver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20T14:45:23.85</dc:date>
    <meta:generator>OpenOffice.org/3.3$Win32 OpenOffice.org_project/330m20$Build-9567</meta:generator>
    <meta:editing-duration>PT3M27S</meta:editing-duration>
    <meta:editing-cycles>3</meta:editing-cycles>
    <meta:document-statistic meta:table-count="3" meta:cell-count="9636" meta:object-count="3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nb" number:country="NO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/>
      <style:graphic-properties svg:stroke-width="0.079cm" svg:stroke-color="#426fa6" draw:fill-color="#426fa6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79cm" svg:stroke-color="#aa433f" draw:fill-color="#aa433f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79cm" svg:stroke-color="#87a44b" draw:fill-color="#87a44b"/>
      <style:text-properties fo:font-size="10pt" style:font-size-asian="10pt" style:font-size-complex="10pt"/>
    </style:style>
    <style:style style:name="ch10" style:family="chart" style:data-style-name="N5000">
      <style:chart-properties chart:symbol-type="none"/>
      <style:graphic-properties svg:stroke-width="0.079cm" svg:stroke-color="#6f568d" draw:fill-color="#6f568d"/>
      <style:text-properties fo:font-size="10pt" style:font-size-asian="10pt" style:font-size-complex="10pt"/>
    </style:style>
    <style:style style:name="ch11" style:family="chart" style:data-style-name="N5000">
      <style:chart-properties chart:symbol-type="none"/>
      <style:graphic-properties svg:stroke-width="0.079cm" svg:stroke-color="#3d97af" draw:fill-color="#3d97af"/>
      <style:text-properties fo:font-size="10pt" style:font-size-asian="10pt" style:font-size-complex="10pt"/>
    </style:style>
    <style:style style:name="ch12" style:family="chart" style:data-style-name="N5000">
      <style:chart-properties chart:symbol-type="none"/>
      <style:graphic-properties svg:stroke-width="0.079cm" svg:stroke-color="#db8238" draw:fill-color="#db8238"/>
      <style:text-properties fo:font-size="10pt" style:font-size-asian="10pt" style:font-size-complex="10pt"/>
    </style:style>
    <style:style style:name="ch13" style:family="chart" style:data-style-name="N5000">
      <style:chart-properties chart:symbol-type="none"/>
      <style:graphic-properties svg:stroke-width="0.079cm" svg:stroke-color="#8ea5ca" draw:fill-color="#8ea5ca"/>
      <style:text-properties fo:font-size="10pt" style:font-size-asian="10pt" style:font-size-complex="10pt"/>
    </style:style>
    <style:style style:name="ch14" style:family="chart" style:data-style-name="N5000">
      <style:chart-properties chart:symbol-type="none"/>
      <style:graphic-properties svg:stroke-width="0.079cm" svg:stroke-color="#cc8f8e" draw:fill-color="#cc8f8e"/>
      <style:text-properties fo:font-size="10pt" style:font-size-asian="10pt" style:font-size-complex="10pt"/>
    </style:style>
    <style:style style:name="ch15" style:family="chart" style:data-style-name="N5000">
      <style:chart-properties chart:symbol-type="none"/>
      <style:graphic-properties svg:stroke-width="0.079cm" svg:stroke-color="#b3c992" draw:fill-color="#b3c992"/>
      <style:text-properties fo:font-size="10pt" style:font-size-asian="10pt" style:font-size-complex="10pt"/>
    </style:style>
    <style:style style:name="ch16" style:family="chart" style:data-style-name="N5000">
      <style:chart-properties chart:symbol-type="none"/>
      <style:graphic-properties svg:stroke-width="0.079cm" svg:stroke-color="#a596b9" draw:fill-color="#a596b9"/>
      <style:text-properties fo:font-size="10pt" style:font-size-asian="10pt" style:font-size-complex="10pt"/>
    </style:style>
    <style:style style:name="ch17" style:family="chart" style:data-style-name="N5000">
      <style:chart-properties chart:symbol-type="none"/>
      <style:graphic-properties svg:stroke-width="0.079cm" svg:stroke-color="#8cbfd2" draw:fill-color="#8cbfd2"/>
      <style:text-properties fo:font-size="10pt" style:font-size-asian="10pt" style:font-size-complex="10pt"/>
    </style:style>
    <style:style style:name="ch18" style:family="chart" style:data-style-name="N5000">
      <style:chart-properties chart:symbol-type="none"/>
      <style:graphic-properties svg:stroke-width="0.079cm" svg:stroke-color="#f5b089" draw:fill-color="#f5b089"/>
      <style:text-properties fo:font-size="10pt" style:font-size-asian="10pt" style:font-size-complex="10pt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33.991cm" svg:height="23.525cm" xlink:href=".." xlink:type="simple" chart:class="chart:line" chart:style-name="ch1">
        <chart:legend chart:legend-position="end" svg:x="29.61cm" svg:y="8.992cm" chart:style-name="ch2"/>
        <chart:plot-area chart:style-name="ch3" table:cell-range-address="'100 ver 2'.A1:'100 ver 2'.L101" chart:data-source-has-labels="row" svg:x="1.129cm" svg:y="2.015cm" svg:width="27.123cm" svg:height="20.62cm">
          <chartooo:coordinate-region svg:x="2.306cm" svg:y="2.214cm" svg:width="25.946cm" svg:height="19.7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00 ver 2'.A2:'100 ver 2'.A101" chart:label-cell-address="'100 ver 2'.A1:'100 ver 2'.A1" chart:class="chart:line">
            <chart:data-point chart:repeated="100"/>
          </chart:series>
          <chart:series chart:style-name="ch8" chart:values-cell-range-address="'100 ver 2'.B2:'100 ver 2'.B101" chart:label-cell-address="'100 ver 2'.B1:'100 ver 2'.B1" chart:class="chart:line">
            <chart:data-point chart:repeated="100"/>
          </chart:series>
          <chart:series chart:style-name="ch9" chart:values-cell-range-address="'100 ver 2'.C2:'100 ver 2'.C101" chart:label-cell-address="'100 ver 2'.C1:'100 ver 2'.C1" chart:class="chart:line">
            <chart:data-point chart:repeated="100"/>
          </chart:series>
          <chart:series chart:style-name="ch10" chart:values-cell-range-address="'100 ver 2'.D2:'100 ver 2'.D101" chart:label-cell-address="'100 ver 2'.D1:'100 ver 2'.D1" chart:class="chart:line">
            <chart:data-point chart:repeated="100"/>
          </chart:series>
          <chart:series chart:style-name="ch11" chart:values-cell-range-address="'100 ver 2'.E2:'100 ver 2'.E101" chart:label-cell-address="'100 ver 2'.E1:'100 ver 2'.E1" chart:class="chart:line">
            <chart:data-point chart:repeated="100"/>
          </chart:series>
          <chart:series chart:style-name="ch12" chart:values-cell-range-address="'100 ver 2'.F2:'100 ver 2'.F101" chart:label-cell-address="'100 ver 2'.F1:'100 ver 2'.F1" chart:class="chart:line">
            <chart:data-point chart:repeated="100"/>
          </chart:series>
          <chart:series chart:style-name="ch13" chart:values-cell-range-address="'100 ver 2'.G2:'100 ver 2'.G101" chart:label-cell-address="'100 ver 2'.G1:'100 ver 2'.G1" chart:class="chart:line">
            <chart:data-point chart:repeated="100"/>
          </chart:series>
          <chart:series chart:style-name="ch14" chart:values-cell-range-address="'100 ver 2'.H2:'100 ver 2'.H101" chart:label-cell-address="'100 ver 2'.H1:'100 ver 2'.H1" chart:class="chart:line">
            <chart:data-point chart:repeated="100"/>
          </chart:series>
          <chart:series chart:style-name="ch15" chart:values-cell-range-address="'100 ver 2'.I2:'100 ver 2'.I101" chart:label-cell-address="'100 ver 2'.I1:'100 ver 2'.I1" chart:class="chart:line">
            <chart:data-point chart:repeated="100"/>
          </chart:series>
          <chart:series chart:style-name="ch16" chart:values-cell-range-address="'100 ver 2'.J2:'100 ver 2'.J101" chart:label-cell-address="'100 ver 2'.J1:'100 ver 2'.J1" chart:class="chart:line">
            <chart:data-point chart:repeated="100"/>
          </chart:series>
          <chart:series chart:style-name="ch17" chart:values-cell-range-address="'100 ver 2'.K2:'100 ver 2'.K101" chart:label-cell-address="'100 ver 2'.K1:'100 ver 2'.K1" chart:class="chart:line">
            <chart:data-point chart:repeated="100"/>
          </chart:series>
          <chart:series chart:style-name="ch18" chart:values-cell-range-address="'100 ver 2'.L2:'100 ver 2'.L101" chart:label-cell-address="'100 ver 2'.L1:'100 ver 2'.L1" chart:class="chart:line">
            <chart:data-point chart:repeated="1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aration</text:p>
                <draw:g>
                  <svg:desc>'100 ver 2'.A1:'100 ver 2'.A1</svg:desc>
                </draw:g>
              </table:table-cell>
              <table:table-cell office:value-type="string">
                <text:p>ProsumerSaldo</text:p>
                <draw:g>
                  <svg:desc>'100 ver 2'.B1:'100 ver 2'.B1</svg:desc>
                </draw:g>
              </table:table-cell>
              <table:table-cell office:value-type="string">
                <text:p>EconomicCapacity</text:p>
                <draw:g>
                  <svg:desc>'100 ver 2'.C1:'100 ver 2'.C1</svg:desc>
                </draw:g>
              </table:table-cell>
              <table:table-cell office:value-type="string">
                <text:p>EnergyConsumption</text:p>
                <draw:g>
                  <svg:desc>'100 ver 2'.D1:'100 ver 2'.D1</svg:desc>
                </draw:g>
              </table:table-cell>
              <table:table-cell office:value-type="string">
                <text:p>ProsumerPopulationSize</text:p>
                <draw:g>
                  <svg:desc>'100 ver 2'.E1:'100 ver 2'.E1</svg:desc>
                </draw:g>
              </table:table-cell>
              <table:table-cell office:value-type="string">
                <text:p>ProsumerDeaths</text:p>
                <draw:g>
                  <svg:desc>'100 ver 2'.F1:'100 ver 2'.F1</svg:desc>
                </draw:g>
              </table:table-cell>
              <table:table-cell office:value-type="string">
                <text:p>SupplierSaldo</text:p>
                <draw:g>
                  <svg:desc>'100 ver 2'.G1:'100 ver 2'.G1</svg:desc>
                </draw:g>
              </table:table-cell>
              <table:table-cell office:value-type="string">
                <text:p>PriceOffer</text:p>
                <draw:g>
                  <svg:desc>'100 ver 2'.H1:'100 ver 2'.H1</svg:desc>
                </draw:g>
              </table:table-cell>
              <table:table-cell office:value-type="string">
                <text:p>CustomerCount</text:p>
                <draw:g>
                  <svg:desc>'100 ver 2'.I1:'100 ver 2'.I1</svg:desc>
                </draw:g>
              </table:table-cell>
              <table:table-cell office:value-type="string">
                <text:p>PriceStrategy</text:p>
                <draw:g>
                  <svg:desc>'100 ver 2'.J1:'100 ver 2'.J1</svg:desc>
                </draw:g>
              </table:table-cell>
              <table:table-cell office:value-type="string">
                <text:p>SupplierPopulationSize</text:p>
                <draw:g>
                  <svg:desc>'100 ver 2'.K1:'100 ver 2'.K1</svg:desc>
                </draw:g>
              </table:table-cell>
              <table:table-cell office:value-type="string">
                <text:p>SupplierDeaths</text:p>
                <draw:g>
                  <svg:desc>'100 ver 2'.L1:'100 ver 2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100 ver 2'.A2:'100 ver 2'.A101</svg:desc>
                </draw:g>
              </table:table-cell>
              <table:table-cell office:value-type="float" office:value="0.0994359">
                <text:p>0.0994359</text:p>
                <draw:g>
                  <svg:desc>'100 ver 2'.B2:'100 ver 2'.B101</svg:desc>
                </draw:g>
              </table:table-cell>
              <table:table-cell office:value-type="float" office:value="9.19539">
                <text:p>9.19539</text:p>
                <draw:g>
                  <svg:desc>'100 ver 2'.C2:'100 ver 2'.C101</svg:desc>
                </draw:g>
              </table:table-cell>
              <table:table-cell office:value-type="float" office:value="18261">
                <text:p>18261</text:p>
                <draw:g>
                  <svg:desc>'100 ver 2'.D2:'100 ver 2'.D101</svg:desc>
                </draw:g>
              </table:table-cell>
              <table:table-cell office:value-type="float" office:value="33">
                <text:p>33</text:p>
                <draw:g>
                  <svg:desc>'100 ver 2'.E2:'100 ver 2'.E101</svg:desc>
                </draw:g>
              </table:table-cell>
              <table:table-cell office:value-type="float" office:value="0">
                <text:p>0</text:p>
                <draw:g>
                  <svg:desc>'100 ver 2'.F2:'100 ver 2'.F101</svg:desc>
                </draw:g>
              </table:table-cell>
              <table:table-cell office:value-type="float" office:value="0.190909">
                <text:p>0.190909</text:p>
                <draw:g>
                  <svg:desc>'100 ver 2'.G2:'100 ver 2'.G101</svg:desc>
                </draw:g>
              </table:table-cell>
              <table:table-cell office:value-type="float" office:value="0.1275">
                <text:p>0.1275</text:p>
                <draw:g>
                  <svg:desc>'100 ver 2'.H2:'100 ver 2'.H101</svg:desc>
                </draw:g>
              </table:table-cell>
              <table:table-cell office:value-type="float" office:value="3">
                <text:p>3</text:p>
                <draw:g>
                  <svg:desc>'100 ver 2'.I2:'100 ver 2'.I101</svg:desc>
                </draw:g>
              </table:table-cell>
              <table:table-cell office:value-type="float" office:value="1">
                <text:p>1</text:p>
                <draw:g>
                  <svg:desc>'100 ver 2'.J2:'100 ver 2'.J101</svg:desc>
                </draw:g>
              </table:table-cell>
              <table:table-cell office:value-type="float" office:value="11">
                <text:p>11</text:p>
                <draw:g>
                  <svg:desc>'100 ver 2'.K2:'100 ver 2'.K101</svg:desc>
                </draw:g>
              </table:table-cell>
              <table:table-cell office:value-type="float" office:value="0">
                <text:p>0</text:p>
                <draw:g>
                  <svg:desc>'100 ver 2'.L2:'100 ver 2'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994361">
                <text:p>0.0994361</text:p>
              </table:table-cell>
              <table:table-cell office:value-type="float" office:value="8.82433">
                <text:p>8.82433</text:p>
              </table:table-cell>
              <table:table-cell office:value-type="float" office:value="18011.1">
                <text:p>18011.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391864">
                <text:p>0.391864</text:p>
              </table:table-cell>
              <table:table-cell office:value-type="float" office:value="0.0958826">
                <text:p>0.095882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99603">
                <text:p>0.099603</text:p>
              </table:table-cell>
              <table:table-cell office:value-type="float" office:value="7.59139">
                <text:p>7.59139</text:p>
              </table:table-cell>
              <table:table-cell office:value-type="float" office:value="15060.2">
                <text:p>15060.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381612">
                <text:p>0.381612</text:p>
              </table:table-cell>
              <table:table-cell office:value-type="float" office:value="0.0957234">
                <text:p>0.09572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995965">
                <text:p>0.0995965</text:p>
              </table:table-cell>
              <table:table-cell office:value-type="float" office:value="7.48811">
                <text:p>7.48811</text:p>
              </table:table-cell>
              <table:table-cell office:value-type="float" office:value="15526.7">
                <text:p>15526.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319507">
                <text:p>0.319507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995868">
                <text:p>0.0995868</text:p>
              </table:table-cell>
              <table:table-cell office:value-type="float" office:value="7.39669">
                <text:p>7.39669</text:p>
              </table:table-cell>
              <table:table-cell office:value-type="float" office:value="15390.5">
                <text:p>15390.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80712">
                <text:p>0.080712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996336">
                <text:p>0.0996336</text:p>
              </table:table-cell>
              <table:table-cell office:value-type="float" office:value="7.03454">
                <text:p>7.03454</text:p>
              </table:table-cell>
              <table:table-cell office:value-type="float" office:value="14802.5">
                <text:p>14802.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511905">
                <text:p>0.0511905</text:p>
              </table:table-cell>
              <table:table-cell office:value-type="float" office:value="0.11911">
                <text:p>0.119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995947">
                <text:p>0.0995947</text:p>
              </table:table-cell>
              <table:table-cell office:value-type="float" office:value="7.18036">
                <text:p>7.18036</text:p>
              </table:table-cell>
              <table:table-cell office:value-type="float" office:value="15176.1">
                <text:p>15176.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644721">
                <text:p>0.644721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968904">
                <text:p>0.0968904</text:p>
              </table:table-cell>
              <table:table-cell office:value-type="float" office:value="7.01451">
                <text:p>7.01451</text:p>
              </table:table-cell>
              <table:table-cell office:value-type="float" office:value="15176.1">
                <text:p>15176.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66261">
                <text:p>0.466261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942067">
                <text:p>0.0942067</text:p>
              </table:table-cell>
              <table:table-cell office:value-type="float" office:value="6.84865">
                <text:p>6.84865</text:p>
              </table:table-cell>
              <table:table-cell office:value-type="float" office:value="15176.1">
                <text:p>15176.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57928">
                <text:p>0.457928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995221">
                <text:p>0.0995221</text:p>
              </table:table-cell>
              <table:table-cell office:value-type="float" office:value="7.29503">
                <text:p>7.29503</text:p>
              </table:table-cell>
              <table:table-cell office:value-type="float" office:value="16549.6">
                <text:p>16549.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79356">
                <text:p>0.379356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965789">
                <text:p>0.0965789</text:p>
              </table:table-cell>
              <table:table-cell office:value-type="float" office:value="7.11416">
                <text:p>7.11416</text:p>
              </table:table-cell>
              <table:table-cell office:value-type="float" office:value="16549.6">
                <text:p>16549.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44535">
                <text:p>0.444535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99654">
                <text:p>0.099654</text:p>
              </table:table-cell>
              <table:table-cell office:value-type="float" office:value="6.4851">
                <text:p>6.4851</text:p>
              </table:table-cell>
              <table:table-cell office:value-type="float" office:value="14203.3">
                <text:p>14203.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67551">
                <text:p>0.367551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996423">
                <text:p>0.0996423</text:p>
              </table:table-cell>
              <table:table-cell office:value-type="float" office:value="6.56225">
                <text:p>6.56225</text:p>
              </table:table-cell>
              <table:table-cell office:value-type="float" office:value="14407.1">
                <text:p>14407.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53552">
                <text:p>0.353552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996408">
                <text:p>0.0996408</text:p>
              </table:table-cell>
              <table:table-cell office:value-type="float" office:value="6.39315">
                <text:p>6.39315</text:p>
              </table:table-cell>
              <table:table-cell office:value-type="float" office:value="14437.3">
                <text:p>14437.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49006">
                <text:p>0.349006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996051">
                <text:p>0.0996051</text:p>
              </table:table-cell>
              <table:table-cell office:value-type="float" office:value="6.36379">
                <text:p>6.36379</text:p>
              </table:table-cell>
              <table:table-cell office:value-type="float" office:value="15262">
                <text:p>152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53839">
                <text:p>0.353839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996747">
                <text:p>0.0996747</text:p>
              </table:table-cell>
              <table:table-cell office:value-type="float" office:value="6.30971">
                <text:p>6.30971</text:p>
              </table:table-cell>
              <table:table-cell office:value-type="float" office:value="13567.6">
                <text:p>13567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5438">
                <text:p>0.285438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996951">
                <text:p>0.0996951</text:p>
              </table:table-cell>
              <table:table-cell office:value-type="float" office:value="6.29366">
                <text:p>6.29366</text:p>
              </table:table-cell>
              <table:table-cell office:value-type="float" office:value="13136.1">
                <text:p>13136.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37422">
                <text:p>0.337422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996777">
                <text:p>0.0996777</text:p>
              </table:table-cell>
              <table:table-cell office:value-type="float" office:value="5.97425">
                <text:p>5.97425</text:p>
              </table:table-cell>
              <table:table-cell office:value-type="float" office:value="13609.2">
                <text:p>13609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8533">
                <text:p>0.278533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996936">
                <text:p>0.0996936</text:p>
              </table:table-cell>
              <table:table-cell office:value-type="float" office:value="6.15669">
                <text:p>6.15669</text:p>
              </table:table-cell>
              <table:table-cell office:value-type="float" office:value="13244.4">
                <text:p>13244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55836">
                <text:p>0.355836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972328">
                <text:p>0.0972328</text:p>
              </table:table-cell>
              <table:table-cell office:value-type="float" office:value="6.02358">
                <text:p>6.02358</text:p>
              </table:table-cell>
              <table:table-cell office:value-type="float" office:value="13244.4">
                <text:p>1324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0845">
                <text:p>0.40845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997038">
                <text:p>0.0997038</text:p>
              </table:table-cell>
              <table:table-cell office:value-type="float" office:value="5.98208">
                <text:p>5.98208</text:p>
              </table:table-cell>
              <table:table-cell office:value-type="float" office:value="13222.3">
                <text:p>13222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50117">
                <text:p>0.350117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99719">
                <text:p>0.099719</text:p>
              </table:table-cell>
              <table:table-cell office:value-type="float" office:value="6.15537">
                <text:p>6.15537</text:p>
              </table:table-cell>
              <table:table-cell office:value-type="float" office:value="12850.1">
                <text:p>12850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66677">
                <text:p>0.266677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996989">
                <text:p>0.0996989</text:p>
              </table:table-cell>
              <table:table-cell office:value-type="float" office:value="5.93518">
                <text:p>5.93518</text:p>
              </table:table-cell>
              <table:table-cell office:value-type="float" office:value="13004">
                <text:p>130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00541">
                <text:p>0.300541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0996974">
                <text:p>0.0996974</text:p>
              </table:table-cell>
              <table:table-cell office:value-type="float" office:value="5.75803">
                <text:p>5.75803</text:p>
              </table:table-cell>
              <table:table-cell office:value-type="float" office:value="13213.9">
                <text:p>13213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42604">
                <text:p>0.342604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0997194">
                <text:p>0.0997194</text:p>
              </table:table-cell>
              <table:table-cell office:value-type="float" office:value="5.88475">
                <text:p>5.88475</text:p>
              </table:table-cell>
              <table:table-cell office:value-type="float" office:value="13057.7">
                <text:p>13057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40331">
                <text:p>0.340331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0997177">
                <text:p>0.0997177</text:p>
              </table:table-cell>
              <table:table-cell office:value-type="float" office:value="5.79459">
                <text:p>5.79459</text:p>
              </table:table-cell>
              <table:table-cell office:value-type="float" office:value="12707.5">
                <text:p>12707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3713">
                <text:p>0.293713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0997235">
                <text:p>0.0997235</text:p>
              </table:table-cell>
              <table:table-cell office:value-type="float" office:value="5.89955">
                <text:p>5.89955</text:p>
              </table:table-cell>
              <table:table-cell office:value-type="float" office:value="12903.5">
                <text:p>12903.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27869">
                <text:p>0.22786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0996843">
                <text:p>0.0996843</text:p>
              </table:table-cell>
              <table:table-cell office:value-type="float" office:value="5.22228">
                <text:p>5.22228</text:p>
              </table:table-cell>
              <table:table-cell office:value-type="float" office:value="13490.5">
                <text:p>13490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34074">
                <text:p>0.334074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997222">
                <text:p>0.0997222</text:p>
              </table:table-cell>
              <table:table-cell office:value-type="float" office:value="5.79708">
                <text:p>5.79708</text:p>
              </table:table-cell>
              <table:table-cell office:value-type="float" office:value="12755.3">
                <text:p>12755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51343">
                <text:p>0.251343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972399">
                <text:p>0.0972399</text:p>
              </table:table-cell>
              <table:table-cell office:value-type="float" office:value="5.66889">
                <text:p>5.66889</text:p>
              </table:table-cell>
              <table:table-cell office:value-type="float" office:value="12755.3">
                <text:p>12755.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85855">
                <text:p>0.385855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997309">
                <text:p>0.0997309</text:p>
              </table:table-cell>
              <table:table-cell office:value-type="float" office:value="5.79727">
                <text:p>5.79727</text:p>
              </table:table-cell>
              <table:table-cell office:value-type="float" office:value="12595">
                <text:p>1259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47705">
                <text:p>0.247705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0997269">
                <text:p>0.0997269</text:p>
              </table:table-cell>
              <table:table-cell office:value-type="float" office:value="5.66458">
                <text:p>5.66458</text:p>
              </table:table-cell>
              <table:table-cell office:value-type="float" office:value="12671.3">
                <text:p>12671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01917">
                <text:p>0.3019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0997227">
                <text:p>0.0997227</text:p>
              </table:table-cell>
              <table:table-cell office:value-type="float" office:value="5.63768">
                <text:p>5.63768</text:p>
              </table:table-cell>
              <table:table-cell office:value-type="float" office:value="12779">
                <text:p>1277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16917">
                <text:p>0.2169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0970881">
                <text:p>0.0970881</text:p>
              </table:table-cell>
              <table:table-cell office:value-type="float" office:value="5.74254">
                <text:p>5.74254</text:p>
              </table:table-cell>
              <table:table-cell office:value-type="float" office:value="12675.2">
                <text:p>12675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54193">
                <text:p>0.35419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0997367">
                <text:p>0.0997367</text:p>
              </table:table-cell>
              <table:table-cell office:value-type="float" office:value="5.82274">
                <text:p>5.82274</text:p>
              </table:table-cell>
              <table:table-cell office:value-type="float" office:value="12577.2">
                <text:p>12577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51621">
                <text:p>0.25162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0997267">
                <text:p>0.0997267</text:p>
              </table:table-cell>
              <table:table-cell office:value-type="float" office:value="5.49946">
                <text:p>5.49946</text:p>
              </table:table-cell>
              <table:table-cell office:value-type="float" office:value="12608.8">
                <text:p>12608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556">
                <text:p>0.2955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0997326">
                <text:p>0.0997326</text:p>
              </table:table-cell>
              <table:table-cell office:value-type="float" office:value="5.3205">
                <text:p>5.3205</text:p>
              </table:table-cell>
              <table:table-cell office:value-type="float" office:value="12677.8">
                <text:p>12677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409">
                <text:p>0.294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0997227">
                <text:p>0.0997227</text:p>
              </table:table-cell>
              <table:table-cell office:value-type="float" office:value="5.71005">
                <text:p>5.71005</text:p>
              </table:table-cell>
              <table:table-cell office:value-type="float" office:value="12365.9">
                <text:p>12365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2661">
                <text:p>0.2926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997332">
                <text:p>0.0997332</text:p>
              </table:table-cell>
              <table:table-cell office:value-type="float" office:value="5.83674">
                <text:p>5.83674</text:p>
              </table:table-cell>
              <table:table-cell office:value-type="float" office:value="12620.3">
                <text:p>12620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45817">
                <text:p>0.2458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997385">
                <text:p>0.0997385</text:p>
              </table:table-cell>
              <table:table-cell office:value-type="float" office:value="5.94101">
                <text:p>5.94101</text:p>
              </table:table-cell>
              <table:table-cell office:value-type="float" office:value="12626.6">
                <text:p>12626.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06587">
                <text:p>0.2065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0997293">
                <text:p>0.0997293</text:p>
              </table:table-cell>
              <table:table-cell office:value-type="float" office:value="5.75869">
                <text:p>5.75869</text:p>
              </table:table-cell>
              <table:table-cell office:value-type="float" office:value="12533.4">
                <text:p>12533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88605">
                <text:p>0.28860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0997239">
                <text:p>0.0997239</text:p>
              </table:table-cell>
              <table:table-cell office:value-type="float" office:value="5.38155">
                <text:p>5.38155</text:p>
              </table:table-cell>
              <table:table-cell office:value-type="float" office:value="12666.2">
                <text:p>12666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87323">
                <text:p>0.28732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0968833">
                <text:p>0.0968833</text:p>
              </table:table-cell>
              <table:table-cell office:value-type="float" office:value="5.24312">
                <text:p>5.24312</text:p>
              </table:table-cell>
              <table:table-cell office:value-type="float" office:value="12666.2">
                <text:p>12666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41628">
                <text:p>0.34162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0997303">
                <text:p>0.0997303</text:p>
              </table:table-cell>
              <table:table-cell office:value-type="float" office:value="5.3908">
                <text:p>5.3908</text:p>
              </table:table-cell>
              <table:table-cell office:value-type="float" office:value="12403.6">
                <text:p>12403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84853">
                <text:p>0.28485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0997361">
                <text:p>0.0997361</text:p>
              </table:table-cell>
              <table:table-cell office:value-type="float" office:value="5.82261">
                <text:p>5.82261</text:p>
              </table:table-cell>
              <table:table-cell office:value-type="float" office:value="12461.1">
                <text:p>12461.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0033">
                <text:p>0.2003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097211">
                <text:p>0.097211</text:p>
              </table:table-cell>
              <table:table-cell office:value-type="float" office:value="5.43813">
                <text:p>5.43813</text:p>
              </table:table-cell>
              <table:table-cell office:value-type="float" office:value="12432.2">
                <text:p>12432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38056">
                <text:p>0.33805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997388">
                <text:p>0.0997388</text:p>
              </table:table-cell>
              <table:table-cell office:value-type="float" office:value="5.52107">
                <text:p>5.52107</text:p>
              </table:table-cell>
              <table:table-cell office:value-type="float" office:value="12536.2">
                <text:p>12536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35909">
                <text:p>0.2359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997426">
                <text:p>0.0997426</text:p>
              </table:table-cell>
              <table:table-cell office:value-type="float" office:value="5.87435">
                <text:p>5.87435</text:p>
              </table:table-cell>
              <table:table-cell office:value-type="float" office:value="12401.3">
                <text:p>12401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34798">
                <text:p>0.23479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997436">
                <text:p>0.0997436</text:p>
              </table:table-cell>
              <table:table-cell office:value-type="float" office:value="5.75142">
                <text:p>5.75142</text:p>
              </table:table-cell>
              <table:table-cell office:value-type="float" office:value="12354.1">
                <text:p>12354.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67286">
                <text:p>0.167286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997361">
                <text:p>0.0997361</text:p>
              </table:table-cell>
              <table:table-cell office:value-type="float" office:value="5.7744">
                <text:p>5.7744</text:p>
              </table:table-cell>
              <table:table-cell office:value-type="float" office:value="12595.2">
                <text:p>12595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8102">
                <text:p>0.27810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970953">
                <text:p>0.0970953</text:p>
              </table:table-cell>
              <table:table-cell office:value-type="float" office:value="5.63675">
                <text:p>5.63675</text:p>
              </table:table-cell>
              <table:table-cell office:value-type="float" office:value="12595.2">
                <text:p>12595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32616">
                <text:p>0.33261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997409">
                <text:p>0.0997409</text:p>
              </table:table-cell>
              <table:table-cell office:value-type="float" office:value="5.86536">
                <text:p>5.86536</text:p>
              </table:table-cell>
              <table:table-cell office:value-type="float" office:value="12332.9">
                <text:p>12332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604">
                <text:p>0.276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0997338">
                <text:p>0.0997338</text:p>
              </table:table-cell>
              <table:table-cell office:value-type="float" office:value="6.00676">
                <text:p>6.00676</text:p>
              </table:table-cell>
              <table:table-cell office:value-type="float" office:value="12526.6">
                <text:p>12526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504">
                <text:p>0.275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997355">
                <text:p>0.0997355</text:p>
              </table:table-cell>
              <table:table-cell office:value-type="float" office:value="6.02427">
                <text:p>6.02427</text:p>
              </table:table-cell>
              <table:table-cell office:value-type="float" office:value="12277.8">
                <text:p>12277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4059">
                <text:p>0.27405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997404">
                <text:p>0.0997404</text:p>
              </table:table-cell>
              <table:table-cell office:value-type="float" office:value="5.36012">
                <text:p>5.36012</text:p>
              </table:table-cell>
              <table:table-cell office:value-type="float" office:value="12445.5">
                <text:p>12445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7643">
                <text:p>0.22764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972725">
                <text:p>0.0972725</text:p>
              </table:table-cell>
              <table:table-cell office:value-type="float" office:value="5.60112">
                <text:p>5.60112</text:p>
              </table:table-cell>
              <table:table-cell office:value-type="float" office:value="12474.7">
                <text:p>12474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771">
                <text:p>0.3277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997299">
                <text:p>0.0997299</text:p>
              </table:table-cell>
              <table:table-cell office:value-type="float" office:value="5.23572">
                <text:p>5.23572</text:p>
              </table:table-cell>
              <table:table-cell office:value-type="float" office:value="12603.4">
                <text:p>12603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5774">
                <text:p>0.22577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972749">
                <text:p>0.0972749</text:p>
              </table:table-cell>
              <table:table-cell office:value-type="float" office:value="5.67571">
                <text:p>5.67571</text:p>
              </table:table-cell>
              <table:table-cell office:value-type="float" office:value="12646.5">
                <text:p>12646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5875">
                <text:p>0.32587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946428">
                <text:p>0.0946428</text:p>
              </table:table-cell>
              <table:table-cell office:value-type="float" office:value="5.5375">
                <text:p>5.5375</text:p>
              </table:table-cell>
              <table:table-cell office:value-type="float" office:value="12646.5">
                <text:p>12646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4982">
                <text:p>0.32498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997312">
                <text:p>0.0997312</text:p>
              </table:table-cell>
              <table:table-cell office:value-type="float" office:value="5.74875">
                <text:p>5.74875</text:p>
              </table:table-cell>
              <table:table-cell office:value-type="float" office:value="12541">
                <text:p>1254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8549">
                <text:p>0.26854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997322">
                <text:p>0.0997322</text:p>
              </table:table-cell>
              <table:table-cell office:value-type="float" office:value="5.56802">
                <text:p>5.56802</text:p>
              </table:table-cell>
              <table:table-cell office:value-type="float" office:value="12377.2">
                <text:p>12377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7687">
                <text:p>0.2676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997293">
                <text:p>0.0997293</text:p>
              </table:table-cell>
              <table:table-cell office:value-type="float" office:value="5.85748">
                <text:p>5.85748</text:p>
              </table:table-cell>
              <table:table-cell office:value-type="float" office:value="12299.1">
                <text:p>12299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684">
                <text:p>0.2668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997361">
                <text:p>0.0997361</text:p>
              </table:table-cell>
              <table:table-cell office:value-type="float" office:value="5.18564">
                <text:p>5.18564</text:p>
              </table:table-cell>
              <table:table-cell office:value-type="float" office:value="12501.3">
                <text:p>12501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6006">
                <text:p>0.26600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970564">
                <text:p>0.0970564</text:p>
              </table:table-cell>
              <table:table-cell office:value-type="float" office:value="5.06001">
                <text:p>5.06001</text:p>
              </table:table-cell>
              <table:table-cell office:value-type="float" office:value="12501.3">
                <text:p>12501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0742">
                <text:p>0.3207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997341">
                <text:p>0.0997341</text:p>
              </table:table-cell>
              <table:table-cell office:value-type="float" office:value="5.43556">
                <text:p>5.43556</text:p>
              </table:table-cell>
              <table:table-cell office:value-type="float" office:value="12367.1">
                <text:p>12367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18926">
                <text:p>0.21892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997308">
                <text:p>0.0997308</text:p>
              </table:table-cell>
              <table:table-cell office:value-type="float" office:value="5.65371">
                <text:p>5.65371</text:p>
              </table:table-cell>
              <table:table-cell office:value-type="float" office:value="12519.2">
                <text:p>12519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3587">
                <text:p>0.2635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997389">
                <text:p>0.0997389</text:p>
              </table:table-cell>
              <table:table-cell office:value-type="float" office:value="5.88585">
                <text:p>5.88585</text:p>
              </table:table-cell>
              <table:table-cell office:value-type="float" office:value="12425.5">
                <text:p>12425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2805">
                <text:p>0.26280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997275">
                <text:p>0.0997275</text:p>
              </table:table-cell>
              <table:table-cell office:value-type="float" office:value="4.79028">
                <text:p>4.79028</text:p>
              </table:table-cell>
              <table:table-cell office:value-type="float" office:value="12376.3">
                <text:p>12376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2036">
                <text:p>0.26203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968662">
                <text:p>0.0968662</text:p>
              </table:table-cell>
              <table:table-cell office:value-type="float" office:value="4.6659">
                <text:p>4.6659</text:p>
              </table:table-cell>
              <table:table-cell office:value-type="float" office:value="12376.3">
                <text:p>12376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16834">
                <text:p>0.31683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997264">
                <text:p>0.0997264</text:p>
              </table:table-cell>
              <table:table-cell office:value-type="float" office:value="5.20116">
                <text:p>5.20116</text:p>
              </table:table-cell>
              <table:table-cell office:value-type="float" office:value="12252">
                <text:p>122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0532">
                <text:p>0.2605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968862">
                <text:p>0.0968862</text:p>
              </table:table-cell>
              <table:table-cell office:value-type="float" office:value="5.06726">
                <text:p>5.06726</text:p>
              </table:table-cell>
              <table:table-cell office:value-type="float" office:value="12252">
                <text:p>1225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15353">
                <text:p>0.31535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997307">
                <text:p>0.0997307</text:p>
              </table:table-cell>
              <table:table-cell office:value-type="float" office:value="5.45135">
                <text:p>5.45135</text:p>
              </table:table-cell>
              <table:table-cell office:value-type="float" office:value="12257.4">
                <text:p>12257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9072">
                <text:p>0.25907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997405">
                <text:p>0.0997405</text:p>
              </table:table-cell>
              <table:table-cell office:value-type="float" office:value="4.64594">
                <text:p>4.64594</text:p>
              </table:table-cell>
              <table:table-cell office:value-type="float" office:value="12529.8">
                <text:p>12529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12904">
                <text:p>0.2129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997369">
                <text:p>0.0997369</text:p>
              </table:table-cell>
              <table:table-cell office:value-type="float" office:value="4.70106">
                <text:p>4.70106</text:p>
              </table:table-cell>
              <table:table-cell office:value-type="float" office:value="12456.6">
                <text:p>12456.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74321">
                <text:p>0.17432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997369">
                <text:p>0.0997369</text:p>
              </table:table-cell>
              <table:table-cell office:value-type="float" office:value="5.48926">
                <text:p>5.48926</text:p>
              </table:table-cell>
              <table:table-cell office:value-type="float" office:value="12356.3">
                <text:p>12356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73626">
                <text:p>0.17362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997344">
                <text:p>0.0997344</text:p>
              </table:table-cell>
              <table:table-cell office:value-type="float" office:value="5.16279">
                <text:p>5.16279</text:p>
              </table:table-cell>
              <table:table-cell office:value-type="float" office:value="12217.8">
                <text:p>12217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6275">
                <text:p>0.25627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968901">
                <text:p>0.0968901</text:p>
              </table:table-cell>
              <table:table-cell office:value-type="float" office:value="5.02926">
                <text:p>5.02926</text:p>
              </table:table-cell>
              <table:table-cell office:value-type="float" office:value="12217.8">
                <text:p>12217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11154">
                <text:p>0.3111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99739">
                <text:p>0.099739</text:p>
              </table:table-cell>
              <table:table-cell office:value-type="float" office:value="5.42134">
                <text:p>5.42134</text:p>
              </table:table-cell>
              <table:table-cell office:value-type="float" office:value="12504.5">
                <text:p>12504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4932">
                <text:p>0.2549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971667">
                <text:p>0.0971667</text:p>
              </table:table-cell>
              <table:table-cell office:value-type="float" office:value="5.29567">
                <text:p>5.29567</text:p>
              </table:table-cell>
              <table:table-cell office:value-type="float" office:value="12504.5">
                <text:p>12504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983">
                <text:p>0.309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997373">
                <text:p>0.0997373</text:p>
              </table:table-cell>
              <table:table-cell office:value-type="float" office:value="5.32044">
                <text:p>5.32044</text:p>
              </table:table-cell>
              <table:table-cell office:value-type="float" office:value="12167.9">
                <text:p>12167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3625">
                <text:p>0.25362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997283">
                <text:p>0.0997283</text:p>
              </table:table-cell>
              <table:table-cell office:value-type="float" office:value="5.25531">
                <text:p>5.25531</text:p>
              </table:table-cell>
              <table:table-cell office:value-type="float" office:value="12204.3">
                <text:p>12204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07529">
                <text:p>0.20752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971299">
                <text:p>0.0971299</text:p>
              </table:table-cell>
              <table:table-cell office:value-type="float" office:value="5.13266">
                <text:p>5.13266</text:p>
              </table:table-cell>
              <table:table-cell office:value-type="float" office:value="12204.3">
                <text:p>12204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7907">
                <text:p>0.30790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943887">
                <text:p>0.0943887</text:p>
              </table:table-cell>
              <table:table-cell office:value-type="float" office:value="5.25006">
                <text:p>5.25006</text:p>
              </table:table-cell>
              <table:table-cell office:value-type="float" office:value="12162.5">
                <text:p>12162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7282">
                <text:p>0.30728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997236">
                <text:p>0.0997236</text:p>
              </table:table-cell>
              <table:table-cell office:value-type="float" office:value="4.8862">
                <text:p>4.8862</text:p>
              </table:table-cell>
              <table:table-cell office:value-type="float" office:value="12339.2">
                <text:p>12339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1109">
                <text:p>0.2511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997398">
                <text:p>0.0997398</text:p>
              </table:table-cell>
              <table:table-cell office:value-type="float" office:value="5.51057">
                <text:p>5.51057</text:p>
              </table:table-cell>
              <table:table-cell office:value-type="float" office:value="12472.4">
                <text:p>12472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05044">
                <text:p>0.20504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99739">
                <text:p>0.099739</text:p>
              </table:table-cell>
              <table:table-cell office:value-type="float" office:value="5.75883">
                <text:p>5.75883</text:p>
              </table:table-cell>
              <table:table-cell office:value-type="float" office:value="12516.8">
                <text:p>12516.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6563">
                <text:p>0.16656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997364">
                <text:p>0.0997364</text:p>
              </table:table-cell>
              <table:table-cell office:value-type="float" office:value="5.23206">
                <text:p>5.23206</text:p>
              </table:table-cell>
              <table:table-cell office:value-type="float" office:value="12411.3">
                <text:p>12411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5968">
                <text:p>0.16596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968878">
                <text:p>0.0968878</text:p>
              </table:table-cell>
              <table:table-cell office:value-type="float" office:value="5.09642">
                <text:p>5.09642</text:p>
              </table:table-cell>
              <table:table-cell office:value-type="float" office:value="12411.3">
                <text:p>12411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4269">
                <text:p>0.30426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99732">
                <text:p>0.099732</text:p>
              </table:table-cell>
              <table:table-cell office:value-type="float" office:value="4.95301">
                <text:p>4.95301</text:p>
              </table:table-cell>
              <table:table-cell office:value-type="float" office:value="12176.6">
                <text:p>12176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8132">
                <text:p>0.2481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997379">
                <text:p>0.0997379</text:p>
              </table:table-cell>
              <table:table-cell office:value-type="float" office:value="5.68413">
                <text:p>5.68413</text:p>
              </table:table-cell>
              <table:table-cell office:value-type="float" office:value="12214.8">
                <text:p>12214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02102">
                <text:p>0.20210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997288">
                <text:p>0.0997288</text:p>
              </table:table-cell>
              <table:table-cell office:value-type="float" office:value="5.71692">
                <text:p>5.71692</text:p>
              </table:table-cell>
              <table:table-cell office:value-type="float" office:value="12407.3">
                <text:p>12407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6989">
                <text:p>0.2469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997425">
                <text:p>0.0997425</text:p>
              </table:table-cell>
              <table:table-cell office:value-type="float" office:value="5.46923">
                <text:p>5.46923</text:p>
              </table:table-cell>
              <table:table-cell office:value-type="float" office:value="12564.3">
                <text:p>12564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3094">
                <text:p>0.16309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971828">
                <text:p>0.0971828</text:p>
              </table:table-cell>
              <table:table-cell office:value-type="float" office:value="5.34296">
                <text:p>5.34296</text:p>
              </table:table-cell>
              <table:table-cell office:value-type="float" office:value="12564.3">
                <text:p>12564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1427">
                <text:p>0.30142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997362">
                <text:p>0.0997362</text:p>
              </table:table-cell>
              <table:table-cell office:value-type="float" office:value="5.13299">
                <text:p>5.13299</text:p>
              </table:table-cell>
              <table:table-cell office:value-type="float" office:value="12208.4">
                <text:p>12208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5322">
                <text:p>0.2453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997294">
                <text:p>0.0997294</text:p>
              </table:table-cell>
              <table:table-cell office:value-type="float" office:value="5.58337">
                <text:p>5.58337</text:p>
              </table:table-cell>
              <table:table-cell office:value-type="float" office:value="12371.9">
                <text:p>12371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4779">
                <text:p>0.24477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940395">
                <text:p>0.0940395</text:p>
              </table:table-cell>
              <table:table-cell office:value-type="float" office:value="4.86614">
                <text:p>4.86614</text:p>
              </table:table-cell>
              <table:table-cell office:value-type="float" office:value="12208.4">
                <text:p>12208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9796">
                <text:p>0.29979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99733">
                <text:p>0.099733</text:p>
              </table:table-cell>
              <table:table-cell office:value-type="float" office:value="4.90094">
                <text:p>4.90094</text:p>
              </table:table-cell>
              <table:table-cell office:value-type="float" office:value="12405.3">
                <text:p>12405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8254">
                <text:p>0.1982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99741">
                <text:p>0.099741</text:p>
              </table:table-cell>
              <table:table-cell office:value-type="float" office:value="5.39167">
                <text:p>5.39167</text:p>
              </table:table-cell>
              <table:table-cell office:value-type="float" office:value="12429.8">
                <text:p>12429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7728">
                <text:p>0.19772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099733">
                <text:p>0.099733</text:p>
              </table:table-cell>
              <table:table-cell office:value-type="float" office:value="4.82963">
                <text:p>4.82963</text:p>
              </table:table-cell>
              <table:table-cell office:value-type="float" office:value="12346.4">
                <text:p>12346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2662">
                <text:p>0.24266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0997399">
                <text:p>0.0997399</text:p>
              </table:table-cell>
              <table:table-cell office:value-type="float" office:value="5.65586">
                <text:p>5.65586</text:p>
              </table:table-cell>
              <table:table-cell office:value-type="float" office:value="12492.8">
                <text:p>12492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2146">
                <text:p>0.24214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nb" number:country="NO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/>
      <style:graphic-properties svg:stroke-width="0.079cm" svg:stroke-color="#426fa6" draw:fill-color="#426fa6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79cm" svg:stroke-color="#aa433f" draw:fill-color="#aa433f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79cm" svg:stroke-color="#87a44b" draw:fill-color="#87a44b"/>
      <style:text-properties fo:font-size="10pt" style:font-size-asian="10pt" style:font-size-complex="10pt"/>
    </style:style>
    <style:style style:name="ch10" style:family="chart" style:data-style-name="N5000">
      <style:chart-properties chart:symbol-type="none"/>
      <style:graphic-properties svg:stroke-width="0.079cm" svg:stroke-color="#6f568d" draw:fill-color="#6f568d"/>
      <style:text-properties fo:font-size="10pt" style:font-size-asian="10pt" style:font-size-complex="10pt"/>
    </style:style>
    <style:style style:name="ch11" style:family="chart" style:data-style-name="N5000">
      <style:chart-properties chart:symbol-type="none"/>
      <style:graphic-properties svg:stroke-width="0.079cm" svg:stroke-color="#3d97af" draw:fill-color="#3d97af"/>
      <style:text-properties fo:font-size="10pt" style:font-size-asian="10pt" style:font-size-complex="10pt"/>
    </style:style>
    <style:style style:name="ch12" style:family="chart" style:data-style-name="N5000">
      <style:chart-properties chart:symbol-type="none"/>
      <style:graphic-properties svg:stroke-width="0.079cm" svg:stroke-color="#db8238" draw:fill-color="#db8238"/>
      <style:text-properties fo:font-size="10pt" style:font-size-asian="10pt" style:font-size-complex="10pt"/>
    </style:style>
    <style:style style:name="ch13" style:family="chart" style:data-style-name="N5000">
      <style:chart-properties chart:symbol-type="none"/>
      <style:graphic-properties svg:stroke-width="0.079cm" svg:stroke-color="#8ea5ca" draw:fill-color="#8ea5ca"/>
      <style:text-properties fo:font-size="10pt" style:font-size-asian="10pt" style:font-size-complex="10pt"/>
    </style:style>
    <style:style style:name="ch14" style:family="chart" style:data-style-name="N5000">
      <style:chart-properties chart:symbol-type="none"/>
      <style:graphic-properties svg:stroke-width="0.079cm" svg:stroke-color="#cc8f8e" draw:fill-color="#cc8f8e"/>
      <style:text-properties fo:font-size="10pt" style:font-size-asian="10pt" style:font-size-complex="10pt"/>
    </style:style>
    <style:style style:name="ch15" style:family="chart" style:data-style-name="N5000">
      <style:chart-properties chart:symbol-type="none"/>
      <style:graphic-properties svg:stroke-width="0.079cm" svg:stroke-color="#b3c992" draw:fill-color="#b3c992"/>
      <style:text-properties fo:font-size="10pt" style:font-size-asian="10pt" style:font-size-complex="10pt"/>
    </style:style>
    <style:style style:name="ch16" style:family="chart" style:data-style-name="N5000">
      <style:chart-properties chart:symbol-type="none"/>
      <style:graphic-properties svg:stroke-width="0.079cm" svg:stroke-color="#a596b9" draw:fill-color="#a596b9"/>
      <style:text-properties fo:font-size="10pt" style:font-size-asian="10pt" style:font-size-complex="10pt"/>
    </style:style>
    <style:style style:name="ch17" style:family="chart" style:data-style-name="N5000">
      <style:chart-properties chart:symbol-type="none"/>
      <style:graphic-properties svg:stroke-width="0.079cm" svg:stroke-color="#8cbfd2" draw:fill-color="#8cbfd2"/>
      <style:text-properties fo:font-size="10pt" style:font-size-asian="10pt" style:font-size-complex="10pt"/>
    </style:style>
    <style:style style:name="ch18" style:family="chart" style:data-style-name="N5000">
      <style:chart-properties chart:symbol-type="none"/>
      <style:graphic-properties svg:stroke-width="0.079cm" svg:stroke-color="#f5b089" draw:fill-color="#f5b089"/>
      <style:text-properties fo:font-size="10pt" style:font-size-asian="10pt" style:font-size-complex="10pt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34.097cm" svg:height="18.893cm" xlink:href=".." xlink:type="simple" chart:class="chart:line" chart:style-name="ch1">
        <chart:legend chart:legend-position="end" svg:x="29.716cm" svg:y="6.676cm" chart:style-name="ch2"/>
        <chart:plot-area chart:style-name="ch3" table:cell-range-address="'500'.A1:'500'.L501" chart:data-source-has-labels="row" svg:x="1.131cm" svg:y="1.643cm" svg:width="27.223cm" svg:height="16.453cm">
          <chartooo:coordinate-region svg:x="2.308cm" svg:y="1.842cm" svg:width="25.973cm" svg:height="15.6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00'.A2:'500'.A501" chart:label-cell-address="'500'.A1:'500'.A1" chart:class="chart:line">
            <chart:data-point chart:repeated="500"/>
          </chart:series>
          <chart:series chart:style-name="ch8" chart:values-cell-range-address="'500'.B2:'500'.B501" chart:label-cell-address="'500'.B1:'500'.B1" chart:class="chart:line">
            <chart:data-point chart:repeated="500"/>
          </chart:series>
          <chart:series chart:style-name="ch9" chart:values-cell-range-address="'500'.C2:'500'.C501" chart:label-cell-address="'500'.C1:'500'.C1" chart:class="chart:line">
            <chart:data-point chart:repeated="500"/>
          </chart:series>
          <chart:series chart:style-name="ch10" chart:values-cell-range-address="'500'.D2:'500'.D501" chart:label-cell-address="'500'.D1:'500'.D1" chart:class="chart:line">
            <chart:data-point chart:repeated="500"/>
          </chart:series>
          <chart:series chart:style-name="ch11" chart:values-cell-range-address="'500'.E2:'500'.E501" chart:label-cell-address="'500'.E1:'500'.E1" chart:class="chart:line">
            <chart:data-point chart:repeated="500"/>
          </chart:series>
          <chart:series chart:style-name="ch12" chart:values-cell-range-address="'500'.F2:'500'.F501" chart:label-cell-address="'500'.F1:'500'.F1" chart:class="chart:line">
            <chart:data-point chart:repeated="500"/>
          </chart:series>
          <chart:series chart:style-name="ch13" chart:values-cell-range-address="'500'.G2:'500'.G501" chart:label-cell-address="'500'.G1:'500'.G1" chart:class="chart:line">
            <chart:data-point chart:repeated="500"/>
          </chart:series>
          <chart:series chart:style-name="ch14" chart:values-cell-range-address="'500'.H2:'500'.H501" chart:label-cell-address="'500'.H1:'500'.H1" chart:class="chart:line">
            <chart:data-point chart:repeated="500"/>
          </chart:series>
          <chart:series chart:style-name="ch15" chart:values-cell-range-address="'500'.I2:'500'.I501" chart:label-cell-address="'500'.I1:'500'.I1" chart:class="chart:line">
            <chart:data-point chart:repeated="500"/>
          </chart:series>
          <chart:series chart:style-name="ch16" chart:values-cell-range-address="'500'.J2:'500'.J501" chart:label-cell-address="'500'.J1:'500'.J1" chart:class="chart:line">
            <chart:data-point chart:repeated="500"/>
          </chart:series>
          <chart:series chart:style-name="ch17" chart:values-cell-range-address="'500'.K2:'500'.K501" chart:label-cell-address="'500'.K1:'500'.K1" chart:class="chart:line">
            <chart:data-point chart:repeated="500"/>
          </chart:series>
          <chart:series chart:style-name="ch18" chart:values-cell-range-address="'500'.L2:'500'.L501" chart:label-cell-address="'500'.L1:'500'.L1" chart:class="chart:line">
            <chart:data-point chart:repeated="5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aration</text:p>
                <draw:g>
                  <svg:desc>'500'.A1:'500'.A1</svg:desc>
                </draw:g>
              </table:table-cell>
              <table:table-cell office:value-type="string">
                <text:p>ProsumerSaldo</text:p>
                <draw:g>
                  <svg:desc>'500'.B1:'500'.B1</svg:desc>
                </draw:g>
              </table:table-cell>
              <table:table-cell office:value-type="string">
                <text:p>EconomicCapacity</text:p>
                <draw:g>
                  <svg:desc>'500'.C1:'500'.C1</svg:desc>
                </draw:g>
              </table:table-cell>
              <table:table-cell office:value-type="string">
                <text:p>EnergyConsumption</text:p>
                <draw:g>
                  <svg:desc>'500'.D1:'500'.D1</svg:desc>
                </draw:g>
              </table:table-cell>
              <table:table-cell office:value-type="string">
                <text:p>ProsumerPopulationSize</text:p>
                <draw:g>
                  <svg:desc>'500'.E1:'500'.E1</svg:desc>
                </draw:g>
              </table:table-cell>
              <table:table-cell office:value-type="string">
                <text:p>ProsumerDeaths</text:p>
                <draw:g>
                  <svg:desc>'500'.F1:'500'.F1</svg:desc>
                </draw:g>
              </table:table-cell>
              <table:table-cell office:value-type="string">
                <text:p>SupplierSaldo</text:p>
                <draw:g>
                  <svg:desc>'500'.G1:'500'.G1</svg:desc>
                </draw:g>
              </table:table-cell>
              <table:table-cell office:value-type="string">
                <text:p>PriceOffer</text:p>
                <draw:g>
                  <svg:desc>'500'.H1:'500'.H1</svg:desc>
                </draw:g>
              </table:table-cell>
              <table:table-cell office:value-type="string">
                <text:p>CustomerCount</text:p>
                <draw:g>
                  <svg:desc>'500'.I1:'500'.I1</svg:desc>
                </draw:g>
              </table:table-cell>
              <table:table-cell office:value-type="string">
                <text:p>PriceStrategy</text:p>
                <draw:g>
                  <svg:desc>'500'.J1:'500'.J1</svg:desc>
                </draw:g>
              </table:table-cell>
              <table:table-cell office:value-type="string">
                <text:p>SupplierPopulationSize</text:p>
                <draw:g>
                  <svg:desc>'500'.K1:'500'.K1</svg:desc>
                </draw:g>
              </table:table-cell>
              <table:table-cell office:value-type="string">
                <text:p>SupplierDeaths</text:p>
                <draw:g>
                  <svg:desc>'500'.L1:'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500'.A2:'500'.A501</svg:desc>
                </draw:g>
              </table:table-cell>
              <table:table-cell office:value-type="float" office:value="0.0994359">
                <text:p>0.0994359</text:p>
                <draw:g>
                  <svg:desc>'500'.B2:'500'.B501</svg:desc>
                </draw:g>
              </table:table-cell>
              <table:table-cell office:value-type="float" office:value="9.19539">
                <text:p>9.19539</text:p>
                <draw:g>
                  <svg:desc>'500'.C2:'500'.C501</svg:desc>
                </draw:g>
              </table:table-cell>
              <table:table-cell office:value-type="float" office:value="18261">
                <text:p>18261</text:p>
                <draw:g>
                  <svg:desc>'500'.D2:'500'.D501</svg:desc>
                </draw:g>
              </table:table-cell>
              <table:table-cell office:value-type="float" office:value="33">
                <text:p>33</text:p>
                <draw:g>
                  <svg:desc>'500'.E2:'500'.E501</svg:desc>
                </draw:g>
              </table:table-cell>
              <table:table-cell office:value-type="float" office:value="0">
                <text:p>0</text:p>
                <draw:g>
                  <svg:desc>'500'.F2:'500'.F501</svg:desc>
                </draw:g>
              </table:table-cell>
              <table:table-cell office:value-type="float" office:value="0.190909">
                <text:p>0.190909</text:p>
                <draw:g>
                  <svg:desc>'500'.G2:'500'.G501</svg:desc>
                </draw:g>
              </table:table-cell>
              <table:table-cell office:value-type="float" office:value="0.1275">
                <text:p>0.1275</text:p>
                <draw:g>
                  <svg:desc>'500'.H2:'500'.H501</svg:desc>
                </draw:g>
              </table:table-cell>
              <table:table-cell office:value-type="float" office:value="3">
                <text:p>3</text:p>
                <draw:g>
                  <svg:desc>'500'.I2:'500'.I501</svg:desc>
                </draw:g>
              </table:table-cell>
              <table:table-cell office:value-type="float" office:value="1">
                <text:p>1</text:p>
                <draw:g>
                  <svg:desc>'500'.J2:'500'.J501</svg:desc>
                </draw:g>
              </table:table-cell>
              <table:table-cell office:value-type="float" office:value="11">
                <text:p>11</text:p>
                <draw:g>
                  <svg:desc>'500'.K2:'500'.K501</svg:desc>
                </draw:g>
              </table:table-cell>
              <table:table-cell office:value-type="float" office:value="0">
                <text:p>0</text:p>
                <draw:g>
                  <svg:desc>'500'.L2:'500'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994361">
                <text:p>0.0994361</text:p>
              </table:table-cell>
              <table:table-cell office:value-type="float" office:value="8.82433">
                <text:p>8.82433</text:p>
              </table:table-cell>
              <table:table-cell office:value-type="float" office:value="18011.1">
                <text:p>18011.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391864">
                <text:p>0.391864</text:p>
              </table:table-cell>
              <table:table-cell office:value-type="float" office:value="0.0958826">
                <text:p>0.095882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99603">
                <text:p>0.099603</text:p>
              </table:table-cell>
              <table:table-cell office:value-type="float" office:value="7.59139">
                <text:p>7.59139</text:p>
              </table:table-cell>
              <table:table-cell office:value-type="float" office:value="15060.2">
                <text:p>15060.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381612">
                <text:p>0.381612</text:p>
              </table:table-cell>
              <table:table-cell office:value-type="float" office:value="0.0957234">
                <text:p>0.09572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995965">
                <text:p>0.0995965</text:p>
              </table:table-cell>
              <table:table-cell office:value-type="float" office:value="7.48811">
                <text:p>7.48811</text:p>
              </table:table-cell>
              <table:table-cell office:value-type="float" office:value="15526.7">
                <text:p>15526.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319507">
                <text:p>0.319507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995868">
                <text:p>0.0995868</text:p>
              </table:table-cell>
              <table:table-cell office:value-type="float" office:value="7.39669">
                <text:p>7.39669</text:p>
              </table:table-cell>
              <table:table-cell office:value-type="float" office:value="15390.5">
                <text:p>15390.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80712">
                <text:p>0.080712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996336">
                <text:p>0.0996336</text:p>
              </table:table-cell>
              <table:table-cell office:value-type="float" office:value="7.03454">
                <text:p>7.03454</text:p>
              </table:table-cell>
              <table:table-cell office:value-type="float" office:value="14802.5">
                <text:p>14802.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511905">
                <text:p>0.0511905</text:p>
              </table:table-cell>
              <table:table-cell office:value-type="float" office:value="0.11911">
                <text:p>0.119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995947">
                <text:p>0.0995947</text:p>
              </table:table-cell>
              <table:table-cell office:value-type="float" office:value="7.18036">
                <text:p>7.18036</text:p>
              </table:table-cell>
              <table:table-cell office:value-type="float" office:value="15176.1">
                <text:p>15176.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644721">
                <text:p>0.644721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968904">
                <text:p>0.0968904</text:p>
              </table:table-cell>
              <table:table-cell office:value-type="float" office:value="7.01451">
                <text:p>7.01451</text:p>
              </table:table-cell>
              <table:table-cell office:value-type="float" office:value="15176.1">
                <text:p>15176.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66261">
                <text:p>0.466261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942067">
                <text:p>0.0942067</text:p>
              </table:table-cell>
              <table:table-cell office:value-type="float" office:value="6.84865">
                <text:p>6.84865</text:p>
              </table:table-cell>
              <table:table-cell office:value-type="float" office:value="15176.1">
                <text:p>15176.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57928">
                <text:p>0.457928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995221">
                <text:p>0.0995221</text:p>
              </table:table-cell>
              <table:table-cell office:value-type="float" office:value="7.29503">
                <text:p>7.29503</text:p>
              </table:table-cell>
              <table:table-cell office:value-type="float" office:value="16549.6">
                <text:p>16549.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79356">
                <text:p>0.379356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965789">
                <text:p>0.0965789</text:p>
              </table:table-cell>
              <table:table-cell office:value-type="float" office:value="7.11416">
                <text:p>7.11416</text:p>
              </table:table-cell>
              <table:table-cell office:value-type="float" office:value="16549.6">
                <text:p>16549.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44535">
                <text:p>0.444535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99654">
                <text:p>0.099654</text:p>
              </table:table-cell>
              <table:table-cell office:value-type="float" office:value="6.4851">
                <text:p>6.4851</text:p>
              </table:table-cell>
              <table:table-cell office:value-type="float" office:value="14203.3">
                <text:p>14203.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67551">
                <text:p>0.367551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996423">
                <text:p>0.0996423</text:p>
              </table:table-cell>
              <table:table-cell office:value-type="float" office:value="6.56225">
                <text:p>6.56225</text:p>
              </table:table-cell>
              <table:table-cell office:value-type="float" office:value="14407.1">
                <text:p>14407.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53552">
                <text:p>0.353552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996408">
                <text:p>0.0996408</text:p>
              </table:table-cell>
              <table:table-cell office:value-type="float" office:value="6.39315">
                <text:p>6.39315</text:p>
              </table:table-cell>
              <table:table-cell office:value-type="float" office:value="14437.3">
                <text:p>14437.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49006">
                <text:p>0.349006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996051">
                <text:p>0.0996051</text:p>
              </table:table-cell>
              <table:table-cell office:value-type="float" office:value="6.36379">
                <text:p>6.36379</text:p>
              </table:table-cell>
              <table:table-cell office:value-type="float" office:value="15262">
                <text:p>152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53839">
                <text:p>0.353839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996747">
                <text:p>0.0996747</text:p>
              </table:table-cell>
              <table:table-cell office:value-type="float" office:value="6.30971">
                <text:p>6.30971</text:p>
              </table:table-cell>
              <table:table-cell office:value-type="float" office:value="13567.6">
                <text:p>13567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5438">
                <text:p>0.285438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996951">
                <text:p>0.0996951</text:p>
              </table:table-cell>
              <table:table-cell office:value-type="float" office:value="6.29366">
                <text:p>6.29366</text:p>
              </table:table-cell>
              <table:table-cell office:value-type="float" office:value="13136.1">
                <text:p>13136.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37422">
                <text:p>0.337422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996777">
                <text:p>0.0996777</text:p>
              </table:table-cell>
              <table:table-cell office:value-type="float" office:value="5.97425">
                <text:p>5.97425</text:p>
              </table:table-cell>
              <table:table-cell office:value-type="float" office:value="13609.2">
                <text:p>13609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8533">
                <text:p>0.278533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996936">
                <text:p>0.0996936</text:p>
              </table:table-cell>
              <table:table-cell office:value-type="float" office:value="6.15669">
                <text:p>6.15669</text:p>
              </table:table-cell>
              <table:table-cell office:value-type="float" office:value="13244.4">
                <text:p>13244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55836">
                <text:p>0.355836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972328">
                <text:p>0.0972328</text:p>
              </table:table-cell>
              <table:table-cell office:value-type="float" office:value="6.02358">
                <text:p>6.02358</text:p>
              </table:table-cell>
              <table:table-cell office:value-type="float" office:value="13244.4">
                <text:p>1324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0845">
                <text:p>0.40845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997038">
                <text:p>0.0997038</text:p>
              </table:table-cell>
              <table:table-cell office:value-type="float" office:value="5.98208">
                <text:p>5.98208</text:p>
              </table:table-cell>
              <table:table-cell office:value-type="float" office:value="13222.3">
                <text:p>13222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50117">
                <text:p>0.350117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99719">
                <text:p>0.099719</text:p>
              </table:table-cell>
              <table:table-cell office:value-type="float" office:value="6.15537">
                <text:p>6.15537</text:p>
              </table:table-cell>
              <table:table-cell office:value-type="float" office:value="12850.1">
                <text:p>12850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66677">
                <text:p>0.266677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996989">
                <text:p>0.0996989</text:p>
              </table:table-cell>
              <table:table-cell office:value-type="float" office:value="5.93518">
                <text:p>5.93518</text:p>
              </table:table-cell>
              <table:table-cell office:value-type="float" office:value="13004">
                <text:p>130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00541">
                <text:p>0.300541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0996974">
                <text:p>0.0996974</text:p>
              </table:table-cell>
              <table:table-cell office:value-type="float" office:value="5.75803">
                <text:p>5.75803</text:p>
              </table:table-cell>
              <table:table-cell office:value-type="float" office:value="13213.9">
                <text:p>13213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42604">
                <text:p>0.342604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0997194">
                <text:p>0.0997194</text:p>
              </table:table-cell>
              <table:table-cell office:value-type="float" office:value="5.88475">
                <text:p>5.88475</text:p>
              </table:table-cell>
              <table:table-cell office:value-type="float" office:value="13057.7">
                <text:p>13057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40331">
                <text:p>0.340331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0997177">
                <text:p>0.0997177</text:p>
              </table:table-cell>
              <table:table-cell office:value-type="float" office:value="5.79459">
                <text:p>5.79459</text:p>
              </table:table-cell>
              <table:table-cell office:value-type="float" office:value="12707.5">
                <text:p>12707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3713">
                <text:p>0.293713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0997235">
                <text:p>0.0997235</text:p>
              </table:table-cell>
              <table:table-cell office:value-type="float" office:value="5.89955">
                <text:p>5.89955</text:p>
              </table:table-cell>
              <table:table-cell office:value-type="float" office:value="12903.5">
                <text:p>12903.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27869">
                <text:p>0.22786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0996843">
                <text:p>0.0996843</text:p>
              </table:table-cell>
              <table:table-cell office:value-type="float" office:value="5.22228">
                <text:p>5.22228</text:p>
              </table:table-cell>
              <table:table-cell office:value-type="float" office:value="13490.5">
                <text:p>13490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34074">
                <text:p>0.334074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997222">
                <text:p>0.0997222</text:p>
              </table:table-cell>
              <table:table-cell office:value-type="float" office:value="5.79708">
                <text:p>5.79708</text:p>
              </table:table-cell>
              <table:table-cell office:value-type="float" office:value="12755.3">
                <text:p>12755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51343">
                <text:p>0.251343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972399">
                <text:p>0.0972399</text:p>
              </table:table-cell>
              <table:table-cell office:value-type="float" office:value="5.66889">
                <text:p>5.66889</text:p>
              </table:table-cell>
              <table:table-cell office:value-type="float" office:value="12755.3">
                <text:p>12755.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85855">
                <text:p>0.385855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997309">
                <text:p>0.0997309</text:p>
              </table:table-cell>
              <table:table-cell office:value-type="float" office:value="5.79727">
                <text:p>5.79727</text:p>
              </table:table-cell>
              <table:table-cell office:value-type="float" office:value="12595">
                <text:p>1259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47705">
                <text:p>0.247705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0997269">
                <text:p>0.0997269</text:p>
              </table:table-cell>
              <table:table-cell office:value-type="float" office:value="5.66458">
                <text:p>5.66458</text:p>
              </table:table-cell>
              <table:table-cell office:value-type="float" office:value="12671.3">
                <text:p>12671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01917">
                <text:p>0.3019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0997227">
                <text:p>0.0997227</text:p>
              </table:table-cell>
              <table:table-cell office:value-type="float" office:value="5.63768">
                <text:p>5.63768</text:p>
              </table:table-cell>
              <table:table-cell office:value-type="float" office:value="12779">
                <text:p>1277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16917">
                <text:p>0.2169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0970881">
                <text:p>0.0970881</text:p>
              </table:table-cell>
              <table:table-cell office:value-type="float" office:value="5.74254">
                <text:p>5.74254</text:p>
              </table:table-cell>
              <table:table-cell office:value-type="float" office:value="12675.2">
                <text:p>12675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54193">
                <text:p>0.35419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0997367">
                <text:p>0.0997367</text:p>
              </table:table-cell>
              <table:table-cell office:value-type="float" office:value="5.82274">
                <text:p>5.82274</text:p>
              </table:table-cell>
              <table:table-cell office:value-type="float" office:value="12577.2">
                <text:p>12577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51621">
                <text:p>0.25162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0997267">
                <text:p>0.0997267</text:p>
              </table:table-cell>
              <table:table-cell office:value-type="float" office:value="5.49946">
                <text:p>5.49946</text:p>
              </table:table-cell>
              <table:table-cell office:value-type="float" office:value="12608.8">
                <text:p>12608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556">
                <text:p>0.2955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0997326">
                <text:p>0.0997326</text:p>
              </table:table-cell>
              <table:table-cell office:value-type="float" office:value="5.3205">
                <text:p>5.3205</text:p>
              </table:table-cell>
              <table:table-cell office:value-type="float" office:value="12677.8">
                <text:p>12677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409">
                <text:p>0.294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0997227">
                <text:p>0.0997227</text:p>
              </table:table-cell>
              <table:table-cell office:value-type="float" office:value="5.71005">
                <text:p>5.71005</text:p>
              </table:table-cell>
              <table:table-cell office:value-type="float" office:value="12365.9">
                <text:p>12365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2661">
                <text:p>0.2926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997332">
                <text:p>0.0997332</text:p>
              </table:table-cell>
              <table:table-cell office:value-type="float" office:value="5.83674">
                <text:p>5.83674</text:p>
              </table:table-cell>
              <table:table-cell office:value-type="float" office:value="12620.3">
                <text:p>12620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45817">
                <text:p>0.2458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997385">
                <text:p>0.0997385</text:p>
              </table:table-cell>
              <table:table-cell office:value-type="float" office:value="5.94101">
                <text:p>5.94101</text:p>
              </table:table-cell>
              <table:table-cell office:value-type="float" office:value="12626.6">
                <text:p>12626.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06587">
                <text:p>0.2065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0997293">
                <text:p>0.0997293</text:p>
              </table:table-cell>
              <table:table-cell office:value-type="float" office:value="5.75869">
                <text:p>5.75869</text:p>
              </table:table-cell>
              <table:table-cell office:value-type="float" office:value="12533.4">
                <text:p>12533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88605">
                <text:p>0.28860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0997239">
                <text:p>0.0997239</text:p>
              </table:table-cell>
              <table:table-cell office:value-type="float" office:value="5.38155">
                <text:p>5.38155</text:p>
              </table:table-cell>
              <table:table-cell office:value-type="float" office:value="12666.2">
                <text:p>12666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87323">
                <text:p>0.28732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0968833">
                <text:p>0.0968833</text:p>
              </table:table-cell>
              <table:table-cell office:value-type="float" office:value="5.24312">
                <text:p>5.24312</text:p>
              </table:table-cell>
              <table:table-cell office:value-type="float" office:value="12666.2">
                <text:p>12666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41628">
                <text:p>0.34162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0997303">
                <text:p>0.0997303</text:p>
              </table:table-cell>
              <table:table-cell office:value-type="float" office:value="5.3908">
                <text:p>5.3908</text:p>
              </table:table-cell>
              <table:table-cell office:value-type="float" office:value="12403.6">
                <text:p>12403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84853">
                <text:p>0.28485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0997361">
                <text:p>0.0997361</text:p>
              </table:table-cell>
              <table:table-cell office:value-type="float" office:value="5.82261">
                <text:p>5.82261</text:p>
              </table:table-cell>
              <table:table-cell office:value-type="float" office:value="12461.1">
                <text:p>12461.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0033">
                <text:p>0.2003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097211">
                <text:p>0.097211</text:p>
              </table:table-cell>
              <table:table-cell office:value-type="float" office:value="5.43813">
                <text:p>5.43813</text:p>
              </table:table-cell>
              <table:table-cell office:value-type="float" office:value="12432.2">
                <text:p>12432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38056">
                <text:p>0.33805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997388">
                <text:p>0.0997388</text:p>
              </table:table-cell>
              <table:table-cell office:value-type="float" office:value="5.52107">
                <text:p>5.52107</text:p>
              </table:table-cell>
              <table:table-cell office:value-type="float" office:value="12536.2">
                <text:p>12536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35909">
                <text:p>0.2359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997426">
                <text:p>0.0997426</text:p>
              </table:table-cell>
              <table:table-cell office:value-type="float" office:value="5.87435">
                <text:p>5.87435</text:p>
              </table:table-cell>
              <table:table-cell office:value-type="float" office:value="12401.3">
                <text:p>12401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34798">
                <text:p>0.23479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997436">
                <text:p>0.0997436</text:p>
              </table:table-cell>
              <table:table-cell office:value-type="float" office:value="5.75142">
                <text:p>5.75142</text:p>
              </table:table-cell>
              <table:table-cell office:value-type="float" office:value="12354.1">
                <text:p>12354.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67286">
                <text:p>0.167286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997361">
                <text:p>0.0997361</text:p>
              </table:table-cell>
              <table:table-cell office:value-type="float" office:value="5.7744">
                <text:p>5.7744</text:p>
              </table:table-cell>
              <table:table-cell office:value-type="float" office:value="12595.2">
                <text:p>12595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8102">
                <text:p>0.27810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970953">
                <text:p>0.0970953</text:p>
              </table:table-cell>
              <table:table-cell office:value-type="float" office:value="5.63675">
                <text:p>5.63675</text:p>
              </table:table-cell>
              <table:table-cell office:value-type="float" office:value="12595.2">
                <text:p>12595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32616">
                <text:p>0.33261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997409">
                <text:p>0.0997409</text:p>
              </table:table-cell>
              <table:table-cell office:value-type="float" office:value="5.86536">
                <text:p>5.86536</text:p>
              </table:table-cell>
              <table:table-cell office:value-type="float" office:value="12332.9">
                <text:p>12332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604">
                <text:p>0.276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0997338">
                <text:p>0.0997338</text:p>
              </table:table-cell>
              <table:table-cell office:value-type="float" office:value="6.00676">
                <text:p>6.00676</text:p>
              </table:table-cell>
              <table:table-cell office:value-type="float" office:value="12526.6">
                <text:p>12526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504">
                <text:p>0.275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997355">
                <text:p>0.0997355</text:p>
              </table:table-cell>
              <table:table-cell office:value-type="float" office:value="6.02427">
                <text:p>6.02427</text:p>
              </table:table-cell>
              <table:table-cell office:value-type="float" office:value="12277.8">
                <text:p>12277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4059">
                <text:p>0.27405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997404">
                <text:p>0.0997404</text:p>
              </table:table-cell>
              <table:table-cell office:value-type="float" office:value="5.36012">
                <text:p>5.36012</text:p>
              </table:table-cell>
              <table:table-cell office:value-type="float" office:value="12445.5">
                <text:p>12445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7643">
                <text:p>0.22764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972725">
                <text:p>0.0972725</text:p>
              </table:table-cell>
              <table:table-cell office:value-type="float" office:value="5.60112">
                <text:p>5.60112</text:p>
              </table:table-cell>
              <table:table-cell office:value-type="float" office:value="12474.7">
                <text:p>12474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771">
                <text:p>0.3277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997299">
                <text:p>0.0997299</text:p>
              </table:table-cell>
              <table:table-cell office:value-type="float" office:value="5.23572">
                <text:p>5.23572</text:p>
              </table:table-cell>
              <table:table-cell office:value-type="float" office:value="12603.4">
                <text:p>12603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5774">
                <text:p>0.22577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972749">
                <text:p>0.0972749</text:p>
              </table:table-cell>
              <table:table-cell office:value-type="float" office:value="5.67571">
                <text:p>5.67571</text:p>
              </table:table-cell>
              <table:table-cell office:value-type="float" office:value="12646.5">
                <text:p>12646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5875">
                <text:p>0.32587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946428">
                <text:p>0.0946428</text:p>
              </table:table-cell>
              <table:table-cell office:value-type="float" office:value="5.5375">
                <text:p>5.5375</text:p>
              </table:table-cell>
              <table:table-cell office:value-type="float" office:value="12646.5">
                <text:p>12646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4982">
                <text:p>0.32498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997312">
                <text:p>0.0997312</text:p>
              </table:table-cell>
              <table:table-cell office:value-type="float" office:value="5.74875">
                <text:p>5.74875</text:p>
              </table:table-cell>
              <table:table-cell office:value-type="float" office:value="12541">
                <text:p>1254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8549">
                <text:p>0.26854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997322">
                <text:p>0.0997322</text:p>
              </table:table-cell>
              <table:table-cell office:value-type="float" office:value="5.56802">
                <text:p>5.56802</text:p>
              </table:table-cell>
              <table:table-cell office:value-type="float" office:value="12377.2">
                <text:p>12377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7687">
                <text:p>0.2676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997293">
                <text:p>0.0997293</text:p>
              </table:table-cell>
              <table:table-cell office:value-type="float" office:value="5.85748">
                <text:p>5.85748</text:p>
              </table:table-cell>
              <table:table-cell office:value-type="float" office:value="12299.1">
                <text:p>12299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684">
                <text:p>0.2668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997361">
                <text:p>0.0997361</text:p>
              </table:table-cell>
              <table:table-cell office:value-type="float" office:value="5.18564">
                <text:p>5.18564</text:p>
              </table:table-cell>
              <table:table-cell office:value-type="float" office:value="12501.3">
                <text:p>12501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6006">
                <text:p>0.26600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970564">
                <text:p>0.0970564</text:p>
              </table:table-cell>
              <table:table-cell office:value-type="float" office:value="5.06001">
                <text:p>5.06001</text:p>
              </table:table-cell>
              <table:table-cell office:value-type="float" office:value="12501.3">
                <text:p>12501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0742">
                <text:p>0.3207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997341">
                <text:p>0.0997341</text:p>
              </table:table-cell>
              <table:table-cell office:value-type="float" office:value="5.43556">
                <text:p>5.43556</text:p>
              </table:table-cell>
              <table:table-cell office:value-type="float" office:value="12367.1">
                <text:p>12367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18926">
                <text:p>0.21892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997308">
                <text:p>0.0997308</text:p>
              </table:table-cell>
              <table:table-cell office:value-type="float" office:value="5.65371">
                <text:p>5.65371</text:p>
              </table:table-cell>
              <table:table-cell office:value-type="float" office:value="12519.2">
                <text:p>12519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3587">
                <text:p>0.2635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997389">
                <text:p>0.0997389</text:p>
              </table:table-cell>
              <table:table-cell office:value-type="float" office:value="5.88585">
                <text:p>5.88585</text:p>
              </table:table-cell>
              <table:table-cell office:value-type="float" office:value="12425.5">
                <text:p>12425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2805">
                <text:p>0.26280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997275">
                <text:p>0.0997275</text:p>
              </table:table-cell>
              <table:table-cell office:value-type="float" office:value="4.79028">
                <text:p>4.79028</text:p>
              </table:table-cell>
              <table:table-cell office:value-type="float" office:value="12376.3">
                <text:p>12376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2036">
                <text:p>0.26203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968662">
                <text:p>0.0968662</text:p>
              </table:table-cell>
              <table:table-cell office:value-type="float" office:value="4.6659">
                <text:p>4.6659</text:p>
              </table:table-cell>
              <table:table-cell office:value-type="float" office:value="12376.3">
                <text:p>12376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16834">
                <text:p>0.31683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997264">
                <text:p>0.0997264</text:p>
              </table:table-cell>
              <table:table-cell office:value-type="float" office:value="5.20116">
                <text:p>5.20116</text:p>
              </table:table-cell>
              <table:table-cell office:value-type="float" office:value="12252">
                <text:p>122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0532">
                <text:p>0.2605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968862">
                <text:p>0.0968862</text:p>
              </table:table-cell>
              <table:table-cell office:value-type="float" office:value="5.06726">
                <text:p>5.06726</text:p>
              </table:table-cell>
              <table:table-cell office:value-type="float" office:value="12252">
                <text:p>1225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15353">
                <text:p>0.31535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997307">
                <text:p>0.0997307</text:p>
              </table:table-cell>
              <table:table-cell office:value-type="float" office:value="5.45135">
                <text:p>5.45135</text:p>
              </table:table-cell>
              <table:table-cell office:value-type="float" office:value="12257.4">
                <text:p>12257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9072">
                <text:p>0.25907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997405">
                <text:p>0.0997405</text:p>
              </table:table-cell>
              <table:table-cell office:value-type="float" office:value="4.64594">
                <text:p>4.64594</text:p>
              </table:table-cell>
              <table:table-cell office:value-type="float" office:value="12529.8">
                <text:p>12529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12904">
                <text:p>0.2129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997369">
                <text:p>0.0997369</text:p>
              </table:table-cell>
              <table:table-cell office:value-type="float" office:value="4.70106">
                <text:p>4.70106</text:p>
              </table:table-cell>
              <table:table-cell office:value-type="float" office:value="12456.6">
                <text:p>12456.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74321">
                <text:p>0.17432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997369">
                <text:p>0.0997369</text:p>
              </table:table-cell>
              <table:table-cell office:value-type="float" office:value="5.48926">
                <text:p>5.48926</text:p>
              </table:table-cell>
              <table:table-cell office:value-type="float" office:value="12356.3">
                <text:p>12356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73626">
                <text:p>0.17362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997344">
                <text:p>0.0997344</text:p>
              </table:table-cell>
              <table:table-cell office:value-type="float" office:value="5.16279">
                <text:p>5.16279</text:p>
              </table:table-cell>
              <table:table-cell office:value-type="float" office:value="12217.8">
                <text:p>12217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6275">
                <text:p>0.25627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968901">
                <text:p>0.0968901</text:p>
              </table:table-cell>
              <table:table-cell office:value-type="float" office:value="5.02926">
                <text:p>5.02926</text:p>
              </table:table-cell>
              <table:table-cell office:value-type="float" office:value="12217.8">
                <text:p>12217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11154">
                <text:p>0.3111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99739">
                <text:p>0.099739</text:p>
              </table:table-cell>
              <table:table-cell office:value-type="float" office:value="5.42134">
                <text:p>5.42134</text:p>
              </table:table-cell>
              <table:table-cell office:value-type="float" office:value="12504.5">
                <text:p>12504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4932">
                <text:p>0.2549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971667">
                <text:p>0.0971667</text:p>
              </table:table-cell>
              <table:table-cell office:value-type="float" office:value="5.29567">
                <text:p>5.29567</text:p>
              </table:table-cell>
              <table:table-cell office:value-type="float" office:value="12504.5">
                <text:p>12504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983">
                <text:p>0.309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997373">
                <text:p>0.0997373</text:p>
              </table:table-cell>
              <table:table-cell office:value-type="float" office:value="5.32044">
                <text:p>5.32044</text:p>
              </table:table-cell>
              <table:table-cell office:value-type="float" office:value="12167.9">
                <text:p>12167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3625">
                <text:p>0.25362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997283">
                <text:p>0.0997283</text:p>
              </table:table-cell>
              <table:table-cell office:value-type="float" office:value="5.25531">
                <text:p>5.25531</text:p>
              </table:table-cell>
              <table:table-cell office:value-type="float" office:value="12204.3">
                <text:p>12204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07529">
                <text:p>0.20752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971299">
                <text:p>0.0971299</text:p>
              </table:table-cell>
              <table:table-cell office:value-type="float" office:value="5.13266">
                <text:p>5.13266</text:p>
              </table:table-cell>
              <table:table-cell office:value-type="float" office:value="12204.3">
                <text:p>12204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7907">
                <text:p>0.30790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943887">
                <text:p>0.0943887</text:p>
              </table:table-cell>
              <table:table-cell office:value-type="float" office:value="5.25006">
                <text:p>5.25006</text:p>
              </table:table-cell>
              <table:table-cell office:value-type="float" office:value="12162.5">
                <text:p>12162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7282">
                <text:p>0.30728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997236">
                <text:p>0.0997236</text:p>
              </table:table-cell>
              <table:table-cell office:value-type="float" office:value="4.8862">
                <text:p>4.8862</text:p>
              </table:table-cell>
              <table:table-cell office:value-type="float" office:value="12339.2">
                <text:p>12339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1109">
                <text:p>0.2511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997398">
                <text:p>0.0997398</text:p>
              </table:table-cell>
              <table:table-cell office:value-type="float" office:value="5.51057">
                <text:p>5.51057</text:p>
              </table:table-cell>
              <table:table-cell office:value-type="float" office:value="12472.4">
                <text:p>12472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05044">
                <text:p>0.20504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99739">
                <text:p>0.099739</text:p>
              </table:table-cell>
              <table:table-cell office:value-type="float" office:value="5.75883">
                <text:p>5.75883</text:p>
              </table:table-cell>
              <table:table-cell office:value-type="float" office:value="12516.8">
                <text:p>12516.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6563">
                <text:p>0.16656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997364">
                <text:p>0.0997364</text:p>
              </table:table-cell>
              <table:table-cell office:value-type="float" office:value="5.23206">
                <text:p>5.23206</text:p>
              </table:table-cell>
              <table:table-cell office:value-type="float" office:value="12411.3">
                <text:p>12411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5968">
                <text:p>0.16596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968878">
                <text:p>0.0968878</text:p>
              </table:table-cell>
              <table:table-cell office:value-type="float" office:value="5.09642">
                <text:p>5.09642</text:p>
              </table:table-cell>
              <table:table-cell office:value-type="float" office:value="12411.3">
                <text:p>12411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4269">
                <text:p>0.30426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99732">
                <text:p>0.099732</text:p>
              </table:table-cell>
              <table:table-cell office:value-type="float" office:value="4.95301">
                <text:p>4.95301</text:p>
              </table:table-cell>
              <table:table-cell office:value-type="float" office:value="12176.6">
                <text:p>12176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8132">
                <text:p>0.2481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997379">
                <text:p>0.0997379</text:p>
              </table:table-cell>
              <table:table-cell office:value-type="float" office:value="5.68413">
                <text:p>5.68413</text:p>
              </table:table-cell>
              <table:table-cell office:value-type="float" office:value="12214.8">
                <text:p>12214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02102">
                <text:p>0.20210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997288">
                <text:p>0.0997288</text:p>
              </table:table-cell>
              <table:table-cell office:value-type="float" office:value="5.71692">
                <text:p>5.71692</text:p>
              </table:table-cell>
              <table:table-cell office:value-type="float" office:value="12407.3">
                <text:p>12407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6989">
                <text:p>0.2469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997425">
                <text:p>0.0997425</text:p>
              </table:table-cell>
              <table:table-cell office:value-type="float" office:value="5.46923">
                <text:p>5.46923</text:p>
              </table:table-cell>
              <table:table-cell office:value-type="float" office:value="12564.3">
                <text:p>12564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3094">
                <text:p>0.16309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971828">
                <text:p>0.0971828</text:p>
              </table:table-cell>
              <table:table-cell office:value-type="float" office:value="5.34296">
                <text:p>5.34296</text:p>
              </table:table-cell>
              <table:table-cell office:value-type="float" office:value="12564.3">
                <text:p>12564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1427">
                <text:p>0.30142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997362">
                <text:p>0.0997362</text:p>
              </table:table-cell>
              <table:table-cell office:value-type="float" office:value="5.13299">
                <text:p>5.13299</text:p>
              </table:table-cell>
              <table:table-cell office:value-type="float" office:value="12208.4">
                <text:p>12208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5322">
                <text:p>0.2453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997294">
                <text:p>0.0997294</text:p>
              </table:table-cell>
              <table:table-cell office:value-type="float" office:value="5.58337">
                <text:p>5.58337</text:p>
              </table:table-cell>
              <table:table-cell office:value-type="float" office:value="12371.9">
                <text:p>12371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4779">
                <text:p>0.24477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940395">
                <text:p>0.0940395</text:p>
              </table:table-cell>
              <table:table-cell office:value-type="float" office:value="4.86614">
                <text:p>4.86614</text:p>
              </table:table-cell>
              <table:table-cell office:value-type="float" office:value="12208.4">
                <text:p>12208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9796">
                <text:p>0.29979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99733">
                <text:p>0.099733</text:p>
              </table:table-cell>
              <table:table-cell office:value-type="float" office:value="4.90094">
                <text:p>4.90094</text:p>
              </table:table-cell>
              <table:table-cell office:value-type="float" office:value="12405.3">
                <text:p>12405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8254">
                <text:p>0.1982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99741">
                <text:p>0.099741</text:p>
              </table:table-cell>
              <table:table-cell office:value-type="float" office:value="5.39167">
                <text:p>5.39167</text:p>
              </table:table-cell>
              <table:table-cell office:value-type="float" office:value="12429.8">
                <text:p>12429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7728">
                <text:p>0.19772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099733">
                <text:p>0.099733</text:p>
              </table:table-cell>
              <table:table-cell office:value-type="float" office:value="4.82963">
                <text:p>4.82963</text:p>
              </table:table-cell>
              <table:table-cell office:value-type="float" office:value="12346.4">
                <text:p>12346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2662">
                <text:p>0.24266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0997399">
                <text:p>0.0997399</text:p>
              </table:table-cell>
              <table:table-cell office:value-type="float" office:value="5.65586">
                <text:p>5.65586</text:p>
              </table:table-cell>
              <table:table-cell office:value-type="float" office:value="12492.8">
                <text:p>12492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2146">
                <text:p>0.24214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0972663">
                <text:p>0.0972663</text:p>
              </table:table-cell>
              <table:table-cell office:value-type="float" office:value="5.53031">
                <text:p>5.53031</text:p>
              </table:table-cell>
              <table:table-cell office:value-type="float" office:value="12492.8">
                <text:p>12492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7192">
                <text:p>0.29719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0948051">
                <text:p>0.0948051</text:p>
              </table:table-cell>
              <table:table-cell office:value-type="float" office:value="5.40475">
                <text:p>5.40475</text:p>
              </table:table-cell>
              <table:table-cell office:value-type="float" office:value="12492.8">
                <text:p>12492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6687">
                <text:p>0.2966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0997347">
                <text:p>0.0997347</text:p>
              </table:table-cell>
              <table:table-cell office:value-type="float" office:value="4.99955">
                <text:p>4.99955</text:p>
              </table:table-cell>
              <table:table-cell office:value-type="float" office:value="12360.8">
                <text:p>12360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0631">
                <text:p>0.24063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096992">
                <text:p>0.096992</text:p>
              </table:table-cell>
              <table:table-cell office:value-type="float" office:value="4.87533">
                <text:p>4.87533</text:p>
              </table:table-cell>
              <table:table-cell office:value-type="float" office:value="12360.8">
                <text:p>12360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5692">
                <text:p>0.29569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0940471">
                <text:p>0.0940471</text:p>
              </table:table-cell>
              <table:table-cell office:value-type="float" office:value="4.74024">
                <text:p>4.74024</text:p>
              </table:table-cell>
              <table:table-cell office:value-type="float" office:value="12360.8">
                <text:p>12360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5201">
                <text:p>0.29520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0997329">
                <text:p>0.0997329</text:p>
              </table:table-cell>
              <table:table-cell office:value-type="float" office:value="5.55142">
                <text:p>5.55142</text:p>
              </table:table-cell>
              <table:table-cell office:value-type="float" office:value="12582.3">
                <text:p>12582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3706">
                <text:p>0.19370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0997324">
                <text:p>0.0997324</text:p>
              </table:table-cell>
              <table:table-cell office:value-type="float" office:value="5.5248">
                <text:p>5.5248</text:p>
              </table:table-cell>
              <table:table-cell office:value-type="float" office:value="12430.2">
                <text:p>12430.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55346">
                <text:p>0.15534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0997409">
                <text:p>0.0997409</text:p>
              </table:table-cell>
              <table:table-cell office:value-type="float" office:value="5.29458">
                <text:p>5.29458</text:p>
              </table:table-cell>
              <table:table-cell office:value-type="float" office:value="12300.9">
                <text:p>12300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38203">
                <text:p>0.23820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0969499">
                <text:p>0.0969499</text:p>
              </table:table-cell>
              <table:table-cell office:value-type="float" office:value="5.16015">
                <text:p>5.16015</text:p>
              </table:table-cell>
              <table:table-cell office:value-type="float" office:value="12300.9">
                <text:p>12300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3287">
                <text:p>0.2932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997322">
                <text:p>0.0997322</text:p>
              </table:table-cell>
              <table:table-cell office:value-type="float" office:value="5.13879">
                <text:p>5.13879</text:p>
              </table:table-cell>
              <table:table-cell office:value-type="float" office:value="12362.6">
                <text:p>12362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181">
                <text:p>0.1918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0997314">
                <text:p>0.0997314</text:p>
              </table:table-cell>
              <table:table-cell office:value-type="float" office:value="5.31327">
                <text:p>5.31327</text:p>
              </table:table-cell>
              <table:table-cell office:value-type="float" office:value="12470.6">
                <text:p>12470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1347">
                <text:p>0.19134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0997377">
                <text:p>0.0997377</text:p>
              </table:table-cell>
              <table:table-cell office:value-type="float" office:value="5.30203">
                <text:p>5.30203</text:p>
              </table:table-cell>
              <table:table-cell office:value-type="float" office:value="12320">
                <text:p>123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36343">
                <text:p>0.23634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0969432">
                <text:p>0.0969432</text:p>
              </table:table-cell>
              <table:table-cell office:value-type="float" office:value="5.16739">
                <text:p>5.16739</text:p>
              </table:table-cell>
              <table:table-cell office:value-type="float" office:value="12320">
                <text:p>123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1444">
                <text:p>0.29144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099737">
                <text:p>0.099737</text:p>
              </table:table-cell>
              <table:table-cell office:value-type="float" office:value="5.54051">
                <text:p>5.54051</text:p>
              </table:table-cell>
              <table:table-cell office:value-type="float" office:value="12550.1">
                <text:p>12550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9983">
                <text:p>0.1899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0972349">
                <text:p>0.0972349</text:p>
              </table:table-cell>
              <table:table-cell office:value-type="float" office:value="5.48436">
                <text:p>5.48436</text:p>
              </table:table-cell>
              <table:table-cell office:value-type="float" office:value="12511.2">
                <text:p>12511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0547">
                <text:p>0.29054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0997343">
                <text:p>0.0997343</text:p>
              </table:table-cell>
              <table:table-cell office:value-type="float" office:value="5.82829">
                <text:p>5.82829</text:p>
              </table:table-cell>
              <table:table-cell office:value-type="float" office:value="12464">
                <text:p>124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9094">
                <text:p>0.18909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0997323">
                <text:p>0.0997323</text:p>
              </table:table-cell>
              <table:table-cell office:value-type="float" office:value="5.19048">
                <text:p>5.19048</text:p>
              </table:table-cell>
              <table:table-cell office:value-type="float" office:value="12388.4">
                <text:p>12388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8656">
                <text:p>0.18865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0997292">
                <text:p>0.0997292</text:p>
              </table:table-cell>
              <table:table-cell office:value-type="float" office:value="5.17364">
                <text:p>5.17364</text:p>
              </table:table-cell>
              <table:table-cell office:value-type="float" office:value="12456.9">
                <text:p>12456.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8221">
                <text:p>0.18822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0997403">
                <text:p>0.0997403</text:p>
              </table:table-cell>
              <table:table-cell office:value-type="float" office:value="5.46276">
                <text:p>5.46276</text:p>
              </table:table-cell>
              <table:table-cell office:value-type="float" office:value="12476">
                <text:p>1247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779">
                <text:p>0.1877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997297">
                <text:p>0.0997297</text:p>
              </table:table-cell>
              <table:table-cell office:value-type="float" office:value="5.14321">
                <text:p>5.14321</text:p>
              </table:table-cell>
              <table:table-cell office:value-type="float" office:value="12469.9">
                <text:p>12469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32817">
                <text:p>0.2328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099731">
                <text:p>0.099731</text:p>
              </table:table-cell>
              <table:table-cell office:value-type="float" office:value="5.73696">
                <text:p>5.73696</text:p>
              </table:table-cell>
              <table:table-cell office:value-type="float" office:value="12430.4">
                <text:p>12430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6939">
                <text:p>0.18693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0997347">
                <text:p>0.0997347</text:p>
              </table:table-cell>
              <table:table-cell office:value-type="float" office:value="5.42514">
                <text:p>5.42514</text:p>
              </table:table-cell>
              <table:table-cell office:value-type="float" office:value="12262">
                <text:p>1226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6519">
                <text:p>0.18651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0972756">
                <text:p>0.0972756</text:p>
              </table:table-cell>
              <table:table-cell office:value-type="float" office:value="5.48655">
                <text:p>5.48655</text:p>
              </table:table-cell>
              <table:table-cell office:value-type="float" office:value="12273.5">
                <text:p>12273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7112">
                <text:p>0.28711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0997405">
                <text:p>0.0997405</text:p>
              </table:table-cell>
              <table:table-cell office:value-type="float" office:value="5.12317">
                <text:p>5.12317</text:p>
              </table:table-cell>
              <table:table-cell office:value-type="float" office:value="12477.1">
                <text:p>12477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31143">
                <text:p>0.23114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0970405">
                <text:p>0.0970405</text:p>
              </table:table-cell>
              <table:table-cell office:value-type="float" office:value="4.99777">
                <text:p>4.99777</text:p>
              </table:table-cell>
              <table:table-cell office:value-type="float" office:value="12477.1">
                <text:p>12477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6289">
                <text:p>0.2862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094141">
                <text:p>0.094141</text:p>
              </table:table-cell>
              <table:table-cell office:value-type="float" office:value="4.86141">
                <text:p>4.86141</text:p>
              </table:table-cell>
              <table:table-cell office:value-type="float" office:value="12477.1">
                <text:p>12477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5883">
                <text:p>0.2858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0997376">
                <text:p>0.0997376</text:p>
              </table:table-cell>
              <table:table-cell office:value-type="float" office:value="4.84948">
                <text:p>4.84948</text:p>
              </table:table-cell>
              <table:table-cell office:value-type="float" office:value="12188.3">
                <text:p>12188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9924">
                <text:p>0.22992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0888094">
                <text:p>0.0888094</text:p>
              </table:table-cell>
              <table:table-cell office:value-type="float" office:value="4.61062">
                <text:p>4.61062</text:p>
              </table:table-cell>
              <table:table-cell office:value-type="float" office:value="12477.1">
                <text:p>12477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5079">
                <text:p>0.28507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0997375">
                <text:p>0.0997375</text:p>
              </table:table-cell>
              <table:table-cell office:value-type="float" office:value="5.05677">
                <text:p>5.05677</text:p>
              </table:table-cell>
              <table:table-cell office:value-type="float" office:value="12427.2">
                <text:p>12427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9127">
                <text:p>0.22912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0967968">
                <text:p>0.0967968</text:p>
              </table:table-cell>
              <table:table-cell office:value-type="float" office:value="4.92096">
                <text:p>4.92096</text:p>
              </table:table-cell>
              <table:table-cell office:value-type="float" office:value="12427.2">
                <text:p>12427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4289">
                <text:p>0.2842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0938712">
                <text:p>0.0938712</text:p>
              </table:table-cell>
              <table:table-cell office:value-type="float" office:value="4.78514">
                <text:p>4.78514</text:p>
              </table:table-cell>
              <table:table-cell office:value-type="float" office:value="12427.2">
                <text:p>12427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3898">
                <text:p>0.28389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0997379">
                <text:p>0.0997379</text:p>
              </table:table-cell>
              <table:table-cell office:value-type="float" office:value="4.53214">
                <text:p>4.53214</text:p>
              </table:table-cell>
              <table:table-cell office:value-type="float" office:value="12164.2">
                <text:p>12164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7955">
                <text:p>0.22795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0965508">
                <text:p>0.0965508</text:p>
              </table:table-cell>
              <table:table-cell office:value-type="float" office:value="4.3992">
                <text:p>4.3992</text:p>
              </table:table-cell>
              <table:table-cell office:value-type="float" office:value="12164.2">
                <text:p>12164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3126">
                <text:p>0.28312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0997422">
                <text:p>0.0997422</text:p>
              </table:table-cell>
              <table:table-cell office:value-type="float" office:value="5.13347">
                <text:p>5.13347</text:p>
              </table:table-cell>
              <table:table-cell office:value-type="float" office:value="12435.9">
                <text:p>12435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7189">
                <text:p>0.2271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0970567">
                <text:p>0.0970567</text:p>
              </table:table-cell>
              <table:table-cell office:value-type="float" office:value="5.00849">
                <text:p>5.00849</text:p>
              </table:table-cell>
              <table:table-cell office:value-type="float" office:value="12435.9">
                <text:p>12435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2366">
                <text:p>0.28236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941728">
                <text:p>0.0941728</text:p>
              </table:table-cell>
              <table:table-cell office:value-type="float" office:value="4.87258">
                <text:p>4.87258</text:p>
              </table:table-cell>
              <table:table-cell office:value-type="float" office:value="12435.9">
                <text:p>12435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199">
                <text:p>0.2819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099729">
                <text:p>0.099729</text:p>
              </table:table-cell>
              <table:table-cell office:value-type="float" office:value="4.9768">
                <text:p>4.9768</text:p>
              </table:table-cell>
              <table:table-cell office:value-type="float" office:value="12421.5">
                <text:p>12421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6061">
                <text:p>0.2260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0997343">
                <text:p>0.0997343</text:p>
              </table:table-cell>
              <table:table-cell office:value-type="float" office:value="4.08764">
                <text:p>4.08764</text:p>
              </table:table-cell>
              <table:table-cell office:value-type="float" office:value="12247.3">
                <text:p>12247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5691">
                <text:p>0.22569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0997293">
                <text:p>0.0997293</text:p>
              </table:table-cell>
              <table:table-cell office:value-type="float" office:value="5.2398">
                <text:p>5.2398</text:p>
              </table:table-cell>
              <table:table-cell office:value-type="float" office:value="12338">
                <text:p>1233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5323">
                <text:p>0.22532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997403">
                <text:p>0.0997403</text:p>
              </table:table-cell>
              <table:table-cell office:value-type="float" office:value="5.06488">
                <text:p>5.06488</text:p>
              </table:table-cell>
              <table:table-cell office:value-type="float" office:value="12441.2">
                <text:p>12441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9503">
                <text:p>0.17950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0997349">
                <text:p>0.0997349</text:p>
              </table:table-cell>
              <table:table-cell office:value-type="float" office:value="4.61219">
                <text:p>4.61219</text:p>
              </table:table-cell>
              <table:table-cell office:value-type="float" office:value="12575.9">
                <text:p>12575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4596">
                <text:p>0.22459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0997367">
                <text:p>0.0997367</text:p>
              </table:table-cell>
              <table:table-cell office:value-type="float" office:value="4.63047">
                <text:p>4.63047</text:p>
              </table:table-cell>
              <table:table-cell office:value-type="float" office:value="12492.1">
                <text:p>12492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8781">
                <text:p>0.17878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0997265">
                <text:p>0.0997265</text:p>
              </table:table-cell>
              <table:table-cell office:value-type="float" office:value="5.57842">
                <text:p>5.57842</text:p>
              </table:table-cell>
              <table:table-cell office:value-type="float" office:value="12613.9">
                <text:p>12613.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8424">
                <text:p>0.17842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0970444">
                <text:p>0.0970444</text:p>
              </table:table-cell>
              <table:table-cell office:value-type="float" office:value="5.00089">
                <text:p>5.00089</text:p>
              </table:table-cell>
              <table:table-cell office:value-type="float" office:value="12307.6">
                <text:p>12307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908">
                <text:p>0.2790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0997373">
                <text:p>0.0997373</text:p>
              </table:table-cell>
              <table:table-cell office:value-type="float" office:value="5.24599">
                <text:p>5.24599</text:p>
              </table:table-cell>
              <table:table-cell office:value-type="float" office:value="12398.6">
                <text:p>12398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3172">
                <text:p>0.22317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0997304">
                <text:p>0.0997304</text:p>
              </table:table-cell>
              <table:table-cell office:value-type="float" office:value="4.48345">
                <text:p>4.48345</text:p>
              </table:table-cell>
              <table:table-cell office:value-type="float" office:value="12510.4">
                <text:p>12510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2822">
                <text:p>0.2228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0964201">
                <text:p>0.0964201</text:p>
              </table:table-cell>
              <table:table-cell office:value-type="float" office:value="4.34673">
                <text:p>4.34673</text:p>
              </table:table-cell>
              <table:table-cell office:value-type="float" office:value="12510.4">
                <text:p>12510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8031">
                <text:p>0.27803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0997292">
                <text:p>0.0997292</text:p>
              </table:table-cell>
              <table:table-cell office:value-type="float" office:value="5.47232">
                <text:p>5.47232</text:p>
              </table:table-cell>
              <table:table-cell office:value-type="float" office:value="12422.9">
                <text:p>12422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213">
                <text:p>0.2221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0997249">
                <text:p>0.0997249</text:p>
              </table:table-cell>
              <table:table-cell office:value-type="float" office:value="5.45621">
                <text:p>5.45621</text:p>
              </table:table-cell>
              <table:table-cell office:value-type="float" office:value="12619">
                <text:p>126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1788">
                <text:p>0.22178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0997282">
                <text:p>0.0997282</text:p>
              </table:table-cell>
              <table:table-cell office:value-type="float" office:value="5.09084">
                <text:p>5.09084</text:p>
              </table:table-cell>
              <table:table-cell office:value-type="float" office:value="12588.2">
                <text:p>12588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1448">
                <text:p>0.22144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0997287">
                <text:p>0.0997287</text:p>
              </table:table-cell>
              <table:table-cell office:value-type="float" office:value="5.43828">
                <text:p>5.43828</text:p>
              </table:table-cell>
              <table:table-cell office:value-type="float" office:value="12597.1">
                <text:p>12597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111">
                <text:p>0.2211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0997344">
                <text:p>0.0997344</text:p>
              </table:table-cell>
              <table:table-cell office:value-type="float" office:value="5.70452">
                <text:p>5.70452</text:p>
              </table:table-cell>
              <table:table-cell office:value-type="float" office:value="12390.5">
                <text:p>12390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532">
                <text:p>0.175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0972923">
                <text:p>0.0972923</text:p>
              </table:table-cell>
              <table:table-cell office:value-type="float" office:value="5.58">
                <text:p>5.58</text:p>
              </table:table-cell>
              <table:table-cell office:value-type="float" office:value="12390.5">
                <text:p>12390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5997">
                <text:p>0.27599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0997286">
                <text:p>0.0997286</text:p>
              </table:table-cell>
              <table:table-cell office:value-type="float" office:value="5.53718">
                <text:p>5.53718</text:p>
              </table:table-cell>
              <table:table-cell office:value-type="float" office:value="12396.6">
                <text:p>12396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011">
                <text:p>0.2201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0997332">
                <text:p>0.0997332</text:p>
              </table:table-cell>
              <table:table-cell office:value-type="float" office:value="5.39552">
                <text:p>5.39552</text:p>
              </table:table-cell>
              <table:table-cell office:value-type="float" office:value="12615.3">
                <text:p>12615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36448">
                <text:p>0.13644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0971237">
                <text:p>0.0971237</text:p>
              </table:table-cell>
              <table:table-cell office:value-type="float" office:value="5.26874">
                <text:p>5.26874</text:p>
              </table:table-cell>
              <table:table-cell office:value-type="float" office:value="12615.3">
                <text:p>12615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501">
                <text:p>0.2750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0997384">
                <text:p>0.0997384</text:p>
              </table:table-cell>
              <table:table-cell office:value-type="float" office:value="5.71889">
                <text:p>5.71889</text:p>
              </table:table-cell>
              <table:table-cell office:value-type="float" office:value="12592.5">
                <text:p>12592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3675">
                <text:p>0.17367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0997364">
                <text:p>0.0997364</text:p>
              </table:table-cell>
              <table:table-cell office:value-type="float" office:value="5.25903">
                <text:p>5.25903</text:p>
              </table:table-cell>
              <table:table-cell office:value-type="float" office:value="12611.5">
                <text:p>12611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8807">
                <text:p>0.21880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0968596">
                <text:p>0.0968596</text:p>
              </table:table-cell>
              <table:table-cell office:value-type="float" office:value="5.1212">
                <text:p>5.1212</text:p>
              </table:table-cell>
              <table:table-cell office:value-type="float" office:value="12611.5">
                <text:p>12611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4042">
                <text:p>0.2740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099738">
                <text:p>0.099738</text:p>
              </table:table-cell>
              <table:table-cell office:value-type="float" office:value="5.49908">
                <text:p>5.49908</text:p>
              </table:table-cell>
              <table:table-cell office:value-type="float" office:value="12354.8">
                <text:p>12354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8168">
                <text:p>0.21816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0972248">
                <text:p>0.0972248</text:p>
              </table:table-cell>
              <table:table-cell office:value-type="float" office:value="5.37491">
                <text:p>5.37491</text:p>
              </table:table-cell>
              <table:table-cell office:value-type="float" office:value="12354.8">
                <text:p>12354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3407">
                <text:p>0.27340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0945277">
                <text:p>0.0945277</text:p>
              </table:table-cell>
              <table:table-cell office:value-type="float" office:value="5.23989">
                <text:p>5.23989</text:p>
              </table:table-cell>
              <table:table-cell office:value-type="float" office:value="12354.8">
                <text:p>12354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3092">
                <text:p>0.27309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0997296">
                <text:p>0.0997296</text:p>
              </table:table-cell>
              <table:table-cell office:value-type="float" office:value="4.96894">
                <text:p>4.96894</text:p>
              </table:table-cell>
              <table:table-cell office:value-type="float" office:value="12620">
                <text:p>126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177">
                <text:p>0.1717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0997339">
                <text:p>0.0997339</text:p>
              </table:table-cell>
              <table:table-cell office:value-type="float" office:value="5.47731">
                <text:p>5.47731</text:p>
              </table:table-cell>
              <table:table-cell office:value-type="float" office:value="12408.6">
                <text:p>12408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1459">
                <text:p>0.17145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0970068">
                <text:p>0.0970068</text:p>
              </table:table-cell>
              <table:table-cell office:value-type="float" office:value="5.393">
                <text:p>5.393</text:p>
              </table:table-cell>
              <table:table-cell office:value-type="float" office:value="12403.1">
                <text:p>12403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2161">
                <text:p>0.2721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0943023">
                <text:p>0.0943023</text:p>
              </table:table-cell>
              <table:table-cell office:value-type="float" office:value="5.25745">
                <text:p>5.25745</text:p>
              </table:table-cell>
              <table:table-cell office:value-type="float" office:value="12403.1">
                <text:p>12403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1854">
                <text:p>0.2718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099736">
                <text:p>0.099736</text:p>
              </table:table-cell>
              <table:table-cell office:value-type="float" office:value="5.74332">
                <text:p>5.74332</text:p>
              </table:table-cell>
              <table:table-cell office:value-type="float" office:value="12398">
                <text:p>1239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0539">
                <text:p>0.17053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0997413">
                <text:p>0.0997413</text:p>
              </table:table-cell>
              <table:table-cell office:value-type="float" office:value="5.2131">
                <text:p>5.2131</text:p>
              </table:table-cell>
              <table:table-cell office:value-type="float" office:value="12363">
                <text:p>1236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5691">
                <text:p>0.21569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0997351">
                <text:p>0.0997351</text:p>
              </table:table-cell>
              <table:table-cell office:value-type="float" office:value="5.15241">
                <text:p>5.15241</text:p>
              </table:table-cell>
              <table:table-cell office:value-type="float" office:value="12294.8">
                <text:p>12294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9935">
                <text:p>0.16993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997365">
                <text:p>0.0997365</text:p>
              </table:table-cell>
              <table:table-cell office:value-type="float" office:value="4.81455">
                <text:p>4.81455</text:p>
              </table:table-cell>
              <table:table-cell office:value-type="float" office:value="12660.2">
                <text:p>12660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509">
                <text:p>0.215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096838">
                <text:p>0.096838</text:p>
              </table:table-cell>
              <table:table-cell office:value-type="float" office:value="4.68732">
                <text:p>4.68732</text:p>
              </table:table-cell>
              <table:table-cell office:value-type="float" office:value="12660.2">
                <text:p>12660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0348">
                <text:p>0.27034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0997401">
                <text:p>0.0997401</text:p>
              </table:table-cell>
              <table:table-cell office:value-type="float" office:value="5.50676">
                <text:p>5.50676</text:p>
              </table:table-cell>
              <table:table-cell office:value-type="float" office:value="12262.9">
                <text:p>12262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4496">
                <text:p>0.21449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0997376">
                <text:p>0.0997376</text:p>
              </table:table-cell>
              <table:table-cell office:value-type="float" office:value="5.44932">
                <text:p>5.44932</text:p>
              </table:table-cell>
              <table:table-cell office:value-type="float" office:value="12373.3">
                <text:p>12373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4202">
                <text:p>0.21420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0997431">
                <text:p>0.0997431</text:p>
              </table:table-cell>
              <table:table-cell office:value-type="float" office:value="5.23864">
                <text:p>5.23864</text:p>
              </table:table-cell>
              <table:table-cell office:value-type="float" office:value="12503.6">
                <text:p>12503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391">
                <text:p>0.2139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0997252">
                <text:p>0.0997252</text:p>
              </table:table-cell>
              <table:table-cell office:value-type="float" office:value="4.44819">
                <text:p>4.44819</text:p>
              </table:table-cell>
              <table:table-cell office:value-type="float" office:value="12651.1">
                <text:p>12651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3619">
                <text:p>0.21361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0997413">
                <text:p>0.0997413</text:p>
              </table:table-cell>
              <table:table-cell office:value-type="float" office:value="5.19841">
                <text:p>5.19841</text:p>
              </table:table-cell>
              <table:table-cell office:value-type="float" office:value="12488.8">
                <text:p>12488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7876">
                <text:p>0.16787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0997371">
                <text:p>0.0997371</text:p>
              </table:table-cell>
              <table:table-cell office:value-type="float" office:value="4.91619">
                <text:p>4.91619</text:p>
              </table:table-cell>
              <table:table-cell office:value-type="float" office:value="12444.7">
                <text:p>12444.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7588">
                <text:p>0.16758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0997344">
                <text:p>0.0997344</text:p>
              </table:table-cell>
              <table:table-cell office:value-type="float" office:value="4.8649">
                <text:p>4.8649</text:p>
              </table:table-cell>
              <table:table-cell office:value-type="float" office:value="12535.7">
                <text:p>12535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2757">
                <text:p>0.2127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0997284">
                <text:p>0.0997284</text:p>
              </table:table-cell>
              <table:table-cell office:value-type="float" office:value="5.57938">
                <text:p>5.57938</text:p>
              </table:table-cell>
              <table:table-cell office:value-type="float" office:value="12431">
                <text:p>124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2473">
                <text:p>0.21247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99728">
                <text:p>0.099728</text:p>
              </table:table-cell>
              <table:table-cell office:value-type="float" office:value="5.6479">
                <text:p>5.6479</text:p>
              </table:table-cell>
              <table:table-cell office:value-type="float" office:value="12401.1">
                <text:p>12401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2191">
                <text:p>0.21219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0997361">
                <text:p>0.0997361</text:p>
              </table:table-cell>
              <table:table-cell office:value-type="float" office:value="5.58304">
                <text:p>5.58304</text:p>
              </table:table-cell>
              <table:table-cell office:value-type="float" office:value="12606.9">
                <text:p>12606.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28576">
                <text:p>0.12857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097171">
                <text:p>0.097171</text:p>
              </table:table-cell>
              <table:table-cell office:value-type="float" office:value="5.76972">
                <text:p>5.76972</text:p>
              </table:table-cell>
              <table:table-cell office:value-type="float" office:value="12387.3">
                <text:p>12387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7186">
                <text:p>0.26718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0997325">
                <text:p>0.0997325</text:p>
              </table:table-cell>
              <table:table-cell office:value-type="float" office:value="5.97663">
                <text:p>5.97663</text:p>
              </table:table-cell>
              <table:table-cell office:value-type="float" office:value="12445.5">
                <text:p>12445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5898">
                <text:p>0.16589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0997325">
                <text:p>0.0997325</text:p>
              </table:table-cell>
              <table:table-cell office:value-type="float" office:value="4.4162">
                <text:p>4.4162</text:p>
              </table:table-cell>
              <table:table-cell office:value-type="float" office:value="12339.6">
                <text:p>12339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5622">
                <text:p>0.1656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0997278">
                <text:p>0.0997278</text:p>
              </table:table-cell>
              <table:table-cell office:value-type="float" office:value="5.19021">
                <text:p>5.19021</text:p>
              </table:table-cell>
              <table:table-cell office:value-type="float" office:value="12322.9">
                <text:p>12322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0802">
                <text:p>0.21080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0970767">
                <text:p>0.0970767</text:p>
              </table:table-cell>
              <table:table-cell office:value-type="float" office:value="5.06637">
                <text:p>5.06637</text:p>
              </table:table-cell>
              <table:table-cell office:value-type="float" office:value="12322.9">
                <text:p>12322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6084">
                <text:p>0.26608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0942319">
                <text:p>0.0942319</text:p>
              </table:table-cell>
              <table:table-cell office:value-type="float" office:value="4.93169">
                <text:p>4.93169</text:p>
              </table:table-cell>
              <table:table-cell office:value-type="float" office:value="12322.9">
                <text:p>12322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5812">
                <text:p>0.26581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0916091">
                <text:p>0.0916091</text:p>
              </table:table-cell>
              <table:table-cell office:value-type="float" office:value="4.80785">
                <text:p>4.80785</text:p>
              </table:table-cell>
              <table:table-cell office:value-type="float" office:value="12322.9">
                <text:p>12322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5542">
                <text:p>0.2655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099722">
                <text:p>0.099722</text:p>
              </table:table-cell>
              <table:table-cell office:value-type="float" office:value="5.02396">
                <text:p>5.02396</text:p>
              </table:table-cell>
              <table:table-cell office:value-type="float" office:value="12308.6">
                <text:p>12308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9718">
                <text:p>0.20971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967747">
                <text:p>0.0967747</text:p>
              </table:table-cell>
              <table:table-cell office:value-type="float" office:value="4.88944">
                <text:p>4.88944</text:p>
              </table:table-cell>
              <table:table-cell office:value-type="float" office:value="12308.6">
                <text:p>12308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5006">
                <text:p>0.26500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0940573">
                <text:p>0.0940573</text:p>
              </table:table-cell>
              <table:table-cell office:value-type="float" office:value="4.76573">
                <text:p>4.76573</text:p>
              </table:table-cell>
              <table:table-cell office:value-type="float" office:value="12308.6">
                <text:p>12308.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34184">
                <text:p>0.33418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0997268">
                <text:p>0.0997268</text:p>
              </table:table-cell>
              <table:table-cell office:value-type="float" office:value="5.37357">
                <text:p>5.37357</text:p>
              </table:table-cell>
              <table:table-cell office:value-type="float" office:value="12289.8">
                <text:p>12289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3792">
                <text:p>0.233792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0997258">
                <text:p>0.0997258</text:p>
              </table:table-cell>
              <table:table-cell office:value-type="float" office:value="5.47583">
                <text:p>5.47583</text:p>
              </table:table-cell>
              <table:table-cell office:value-type="float" office:value="12610.9">
                <text:p>12610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8657">
                <text:p>0.2086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0997309">
                <text:p>0.0997309</text:p>
              </table:table-cell>
              <table:table-cell office:value-type="float" office:value="5.2659">
                <text:p>5.2659</text:p>
              </table:table-cell>
              <table:table-cell office:value-type="float" office:value="12618.4">
                <text:p>12618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294">
                <text:p>0.1629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0997256">
                <text:p>0.0997256</text:p>
              </table:table-cell>
              <table:table-cell office:value-type="float" office:value="5.61132">
                <text:p>5.61132</text:p>
              </table:table-cell>
              <table:table-cell office:value-type="float" office:value="12311.2">
                <text:p>12311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8134">
                <text:p>0.20813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0997259">
                <text:p>0.0997259</text:p>
              </table:table-cell>
              <table:table-cell office:value-type="float" office:value="5.47454">
                <text:p>5.47454</text:p>
              </table:table-cell>
              <table:table-cell office:value-type="float" office:value="12666.1">
                <text:p>12666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7875">
                <text:p>0.20787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099733">
                <text:p>0.099733</text:p>
              </table:table-cell>
              <table:table-cell office:value-type="float" office:value="5.29116">
                <text:p>5.29116</text:p>
              </table:table-cell>
              <table:table-cell office:value-type="float" office:value="12566.1">
                <text:p>12566.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24284">
                <text:p>0.12428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0997255">
                <text:p>0.0997255</text:p>
              </table:table-cell>
              <table:table-cell office:value-type="float" office:value="5.24905">
                <text:p>5.24905</text:p>
              </table:table-cell>
              <table:table-cell office:value-type="float" office:value="12389.1">
                <text:p>12389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7361">
                <text:p>0.2073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0968792">
                <text:p>0.0968792</text:p>
              </table:table-cell>
              <table:table-cell office:value-type="float" office:value="5.11365">
                <text:p>5.11365</text:p>
              </table:table-cell>
              <table:table-cell office:value-type="float" office:value="12389.1">
                <text:p>12389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2662">
                <text:p>0.26266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942544">
                <text:p>0.0942544</text:p>
              </table:table-cell>
              <table:table-cell office:value-type="float" office:value="4.98914">
                <text:p>4.98914</text:p>
              </table:table-cell>
              <table:table-cell office:value-type="float" office:value="12389.1">
                <text:p>12389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2408">
                <text:p>0.26240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0.0914376">
                <text:p>0.0914376</text:p>
              </table:table-cell>
              <table:table-cell office:value-type="float" office:value="4.85374">
                <text:p>4.85374</text:p>
              </table:table-cell>
              <table:table-cell office:value-type="float" office:value="12389.1">
                <text:p>12389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2155">
                <text:p>0.26215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0.0997308">
                <text:p>0.0997308</text:p>
              </table:table-cell>
              <table:table-cell office:value-type="float" office:value="5.72757">
                <text:p>5.72757</text:p>
              </table:table-cell>
              <table:table-cell office:value-type="float" office:value="12448.2">
                <text:p>12448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6348">
                <text:p>0.20634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0.0970934">
                <text:p>0.0970934</text:p>
              </table:table-cell>
              <table:table-cell office:value-type="float" office:value="5.59153">
                <text:p>5.59153</text:p>
              </table:table-cell>
              <table:table-cell office:value-type="float" office:value="12448.2">
                <text:p>12448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1654">
                <text:p>0.2616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0.0997241">
                <text:p>0.0997241</text:p>
              </table:table-cell>
              <table:table-cell office:value-type="float" office:value="5.09748">
                <text:p>5.09748</text:p>
              </table:table-cell>
              <table:table-cell office:value-type="float" office:value="12296.2">
                <text:p>12296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585">
                <text:p>0.2058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0.0997304">
                <text:p>0.0997304</text:p>
              </table:table-cell>
              <table:table-cell office:value-type="float" office:value="4.58368">
                <text:p>4.58368</text:p>
              </table:table-cell>
              <table:table-cell office:value-type="float" office:value="12324.8">
                <text:p>12324.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22269">
                <text:p>0.12226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0.0971335">
                <text:p>0.0971335</text:p>
              </table:table-cell>
              <table:table-cell office:value-type="float" office:value="5.2293">
                <text:p>5.2293</text:p>
              </table:table-cell>
              <table:table-cell office:value-type="float" office:value="12379.5">
                <text:p>12379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0911">
                <text:p>0.26091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0.0997234">
                <text:p>0.0997234</text:p>
              </table:table-cell>
              <table:table-cell office:value-type="float" office:value="5.7455">
                <text:p>5.7455</text:p>
              </table:table-cell>
              <table:table-cell office:value-type="float" office:value="12515">
                <text:p>1251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5111">
                <text:p>0.20511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.0997238">
                <text:p>0.0997238</text:p>
              </table:table-cell>
              <table:table-cell office:value-type="float" office:value="5.37574">
                <text:p>5.37574</text:p>
              </table:table-cell>
              <table:table-cell office:value-type="float" office:value="12186.9">
                <text:p>12186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4867">
                <text:p>0.20486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0.0997225">
                <text:p>0.0997225</text:p>
              </table:table-cell>
              <table:table-cell office:value-type="float" office:value="5.78726">
                <text:p>5.78726</text:p>
              </table:table-cell>
              <table:table-cell office:value-type="float" office:value="12461.8">
                <text:p>12461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4624">
                <text:p>0.20462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997244">
                <text:p>0.0997244</text:p>
              </table:table-cell>
              <table:table-cell office:value-type="float" office:value="5.43927">
                <text:p>5.43927</text:p>
              </table:table-cell>
              <table:table-cell office:value-type="float" office:value="12421.4">
                <text:p>12421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4383">
                <text:p>0.2043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0.0997254">
                <text:p>0.0997254</text:p>
              </table:table-cell>
              <table:table-cell office:value-type="float" office:value="5.04666">
                <text:p>5.04666</text:p>
              </table:table-cell>
              <table:table-cell office:value-type="float" office:value="12315.2">
                <text:p>12315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4142">
                <text:p>0.2041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0.0997339">
                <text:p>0.0997339</text:p>
              </table:table-cell>
              <table:table-cell office:value-type="float" office:value="5.78688">
                <text:p>5.78688</text:p>
              </table:table-cell>
              <table:table-cell office:value-type="float" office:value="12300.3">
                <text:p>12300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3903">
                <text:p>0.20390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0.0997291">
                <text:p>0.0997291</text:p>
              </table:table-cell>
              <table:table-cell office:value-type="float" office:value="5.58857">
                <text:p>5.58857</text:p>
              </table:table-cell>
              <table:table-cell office:value-type="float" office:value="12432">
                <text:p>1243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3665">
                <text:p>0.20366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0.0972294">
                <text:p>0.0972294</text:p>
              </table:table-cell>
              <table:table-cell office:value-type="float" office:value="5.46363">
                <text:p>5.46363</text:p>
              </table:table-cell>
              <table:table-cell office:value-type="float" office:value="12432">
                <text:p>1243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8983">
                <text:p>0.2589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0.0997322">
                <text:p>0.0997322</text:p>
              </table:table-cell>
              <table:table-cell office:value-type="float" office:value="5.66318">
                <text:p>5.66318</text:p>
              </table:table-cell>
              <table:table-cell office:value-type="float" office:value="12543.2">
                <text:p>12543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3192">
                <text:p>0.20319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0.0997402">
                <text:p>0.0997402</text:p>
              </table:table-cell>
              <table:table-cell office:value-type="float" office:value="5.89096">
                <text:p>5.89096</text:p>
              </table:table-cell>
              <table:table-cell office:value-type="float" office:value="12622.9">
                <text:p>12622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2957">
                <text:p>0.2029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0.0997389">
                <text:p>0.0997389</text:p>
              </table:table-cell>
              <table:table-cell office:value-type="float" office:value="4.15464">
                <text:p>4.15464</text:p>
              </table:table-cell>
              <table:table-cell office:value-type="float" office:value="12335.9">
                <text:p>12335.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1939">
                <text:p>0.1193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0.0997287">
                <text:p>0.0997287</text:p>
              </table:table-cell>
              <table:table-cell office:value-type="float" office:value="5.91401">
                <text:p>5.91401</text:p>
              </table:table-cell>
              <table:table-cell office:value-type="float" office:value="12600.1">
                <text:p>12600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8047">
                <text:p>0.25804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0.0997395">
                <text:p>0.0997395</text:p>
              </table:table-cell>
              <table:table-cell office:value-type="float" office:value="5.96038">
                <text:p>5.96038</text:p>
              </table:table-cell>
              <table:table-cell office:value-type="float" office:value="12483">
                <text:p>1248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6805">
                <text:p>0.15680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971968">
                <text:p>0.0971968</text:p>
              </table:table-cell>
              <table:table-cell office:value-type="float" office:value="5.82396">
                <text:p>5.82396</text:p>
              </table:table-cell>
              <table:table-cell office:value-type="float" office:value="12483">
                <text:p>1248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7585">
                <text:p>0.25758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0.0948499">
                <text:p>0.0948499</text:p>
              </table:table-cell>
              <table:table-cell office:value-type="float" office:value="5.6985">
                <text:p>5.6985</text:p>
              </table:table-cell>
              <table:table-cell office:value-type="float" office:value="12483">
                <text:p>1248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7355">
                <text:p>0.25735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0.0997393">
                <text:p>0.0997393</text:p>
              </table:table-cell>
              <table:table-cell office:value-type="float" office:value="5.77338">
                <text:p>5.77338</text:p>
              </table:table-cell>
              <table:table-cell office:value-type="float" office:value="12308.7">
                <text:p>12308.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18238">
                <text:p>0.11823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0.0997383">
                <text:p>0.0997383</text:p>
              </table:table-cell>
              <table:table-cell office:value-type="float" office:value="5.38766">
                <text:p>5.38766</text:p>
              </table:table-cell>
              <table:table-cell office:value-type="float" office:value="12271.4">
                <text:p>12271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1344">
                <text:p>0.20134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.0997342">
                <text:p>0.0997342</text:p>
              </table:table-cell>
              <table:table-cell office:value-type="float" office:value="5.66594">
                <text:p>5.66594</text:p>
              </table:table-cell>
              <table:table-cell office:value-type="float" office:value="12290.7">
                <text:p>12290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1118">
                <text:p>0.20111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0.0997326">
                <text:p>0.0997326</text:p>
              </table:table-cell>
              <table:table-cell office:value-type="float" office:value="5.53857">
                <text:p>5.53857</text:p>
              </table:table-cell>
              <table:table-cell office:value-type="float" office:value="12259.8">
                <text:p>12259.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17559">
                <text:p>0.11755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0.0970533">
                <text:p>0.0970533</text:p>
              </table:table-cell>
              <table:table-cell office:value-type="float" office:value="5.40458">
                <text:p>5.40458</text:p>
              </table:table-cell>
              <table:table-cell office:value-type="float" office:value="12259.8">
                <text:p>12259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6224">
                <text:p>0.25622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0.0945812">
                <text:p>0.0945812</text:p>
              </table:table-cell>
              <table:table-cell office:value-type="float" office:value="5.28137">
                <text:p>5.28137</text:p>
              </table:table-cell>
              <table:table-cell office:value-type="float" office:value="12259.8">
                <text:p>12259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6001">
                <text:p>0.25600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0.099728">
                <text:p>0.099728</text:p>
              </table:table-cell>
              <table:table-cell office:value-type="float" office:value="5.36342">
                <text:p>5.36342</text:p>
              </table:table-cell>
              <table:table-cell office:value-type="float" office:value="12292.3">
                <text:p>12292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0223">
                <text:p>0.20022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0.0971597">
                <text:p>0.0971597</text:p>
              </table:table-cell>
              <table:table-cell office:value-type="float" office:value="5.23988">
                <text:p>5.23988</text:p>
              </table:table-cell>
              <table:table-cell office:value-type="float" office:value="12292.3">
                <text:p>12292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5557">
                <text:p>0.2555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944044">
                <text:p>0.0944044</text:p>
              </table:table-cell>
              <table:table-cell office:value-type="float" office:value="5.10554">
                <text:p>5.10554</text:p>
              </table:table-cell>
              <table:table-cell office:value-type="float" office:value="12292.3">
                <text:p>12292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5337">
                <text:p>0.25533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0.0997315">
                <text:p>0.0997315</text:p>
              </table:table-cell>
              <table:table-cell office:value-type="float" office:value="4.85859">
                <text:p>4.85859</text:p>
              </table:table-cell>
              <table:table-cell office:value-type="float" office:value="12255.9">
                <text:p>12255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9562">
                <text:p>0.19956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0.09974">
                <text:p>0.09974</text:p>
              </table:table-cell>
              <table:table-cell office:value-type="float" office:value="5.56539">
                <text:p>5.56539</text:p>
              </table:table-cell>
              <table:table-cell office:value-type="float" office:value="12218">
                <text:p>1221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9344">
                <text:p>0.19934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0.0997375">
                <text:p>0.0997375</text:p>
              </table:table-cell>
              <table:table-cell office:value-type="float" office:value="5.3268">
                <text:p>5.3268</text:p>
              </table:table-cell>
              <table:table-cell office:value-type="float" office:value="12458.7">
                <text:p>12458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9127">
                <text:p>0.19912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0.0997431">
                <text:p>0.0997431</text:p>
              </table:table-cell>
              <table:table-cell office:value-type="float" office:value="5.71376">
                <text:p>5.71376</text:p>
              </table:table-cell>
              <table:table-cell office:value-type="float" office:value="12354.3">
                <text:p>12354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3456">
                <text:p>0.15345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0.0997368">
                <text:p>0.0997368</text:p>
              </table:table-cell>
              <table:table-cell office:value-type="float" office:value="5.83126">
                <text:p>5.83126</text:p>
              </table:table-cell>
              <table:table-cell office:value-type="float" office:value="12211.3">
                <text:p>12211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324">
                <text:p>0.1532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0.0997333">
                <text:p>0.0997333</text:p>
              </table:table-cell>
              <table:table-cell office:value-type="float" office:value="4.93063">
                <text:p>4.93063</text:p>
              </table:table-cell>
              <table:table-cell office:value-type="float" office:value="12489.7">
                <text:p>12489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848">
                <text:p>0.1984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0.0997332">
                <text:p>0.0997332</text:p>
              </table:table-cell>
              <table:table-cell office:value-type="float" office:value="5.27122">
                <text:p>5.27122</text:p>
              </table:table-cell>
              <table:table-cell office:value-type="float" office:value="12449.4">
                <text:p>12449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8266">
                <text:p>0.19826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0.0997355">
                <text:p>0.0997355</text:p>
              </table:table-cell>
              <table:table-cell office:value-type="float" office:value="5.14116">
                <text:p>5.14116</text:p>
              </table:table-cell>
              <table:table-cell office:value-type="float" office:value="12324.3">
                <text:p>12324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8054">
                <text:p>0.1980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0.0997377">
                <text:p>0.0997377</text:p>
              </table:table-cell>
              <table:table-cell office:value-type="float" office:value="4.78528">
                <text:p>4.78528</text:p>
              </table:table-cell>
              <table:table-cell office:value-type="float" office:value="12347.3">
                <text:p>12347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7842">
                <text:p>0.1978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0997374">
                <text:p>0.0997374</text:p>
              </table:table-cell>
              <table:table-cell office:value-type="float" office:value="5.26062">
                <text:p>5.26062</text:p>
              </table:table-cell>
              <table:table-cell office:value-type="float" office:value="12378">
                <text:p>1237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7631">
                <text:p>0.19763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0.0997309">
                <text:p>0.0997309</text:p>
              </table:table-cell>
              <table:table-cell office:value-type="float" office:value="5.48891">
                <text:p>5.48891</text:p>
              </table:table-cell>
              <table:table-cell office:value-type="float" office:value="12509.6">
                <text:p>12509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1966">
                <text:p>0.15196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0.0997411">
                <text:p>0.0997411</text:p>
              </table:table-cell>
              <table:table-cell office:value-type="float" office:value="5.59168">
                <text:p>5.59168</text:p>
              </table:table-cell>
              <table:table-cell office:value-type="float" office:value="12559.2">
                <text:p>12559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1757">
                <text:p>0.1517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0.0997318">
                <text:p>0.0997318</text:p>
              </table:table-cell>
              <table:table-cell office:value-type="float" office:value="5.6526">
                <text:p>5.6526</text:p>
              </table:table-cell>
              <table:table-cell office:value-type="float" office:value="12588.9">
                <text:p>12588.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1549">
                <text:p>0.15154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0.0997278">
                <text:p>0.0997278</text:p>
              </table:table-cell>
              <table:table-cell office:value-type="float" office:value="5.5764">
                <text:p>5.5764</text:p>
              </table:table-cell>
              <table:table-cell office:value-type="float" office:value="12416.4">
                <text:p>12416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1341">
                <text:p>0.15134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0.0997359">
                <text:p>0.0997359</text:p>
              </table:table-cell>
              <table:table-cell office:value-type="float" office:value="4.76363">
                <text:p>4.76363</text:p>
              </table:table-cell>
              <table:table-cell office:value-type="float" office:value="12559.1">
                <text:p>12559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1135">
                <text:p>0.15113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0.0997396">
                <text:p>0.0997396</text:p>
              </table:table-cell>
              <table:table-cell office:value-type="float" office:value="5.90041">
                <text:p>5.90041</text:p>
              </table:table-cell>
              <table:table-cell office:value-type="float" office:value="12402.6">
                <text:p>12402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6383">
                <text:p>0.1963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0.0971887">
                <text:p>0.0971887</text:p>
              </table:table-cell>
              <table:table-cell office:value-type="float" office:value="5.76486">
                <text:p>5.76486</text:p>
              </table:table-cell>
              <table:table-cell office:value-type="float" office:value="12402.6">
                <text:p>12402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1734">
                <text:p>0.25173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0.0948342">
                <text:p>0.0948342</text:p>
              </table:table-cell>
              <table:table-cell office:value-type="float" office:value="5.64022">
                <text:p>5.64022</text:p>
              </table:table-cell>
              <table:table-cell office:value-type="float" office:value="12402.6">
                <text:p>12402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153">
                <text:p>0.2515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.0997319">
                <text:p>0.0997319</text:p>
              </table:table-cell>
              <table:table-cell office:value-type="float" office:value="4.66493">
                <text:p>4.66493</text:p>
              </table:table-cell>
              <table:table-cell office:value-type="float" office:value="12409.7">
                <text:p>12409.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0317">
                <text:p>0.1503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997375">
                <text:p>0.0997375</text:p>
              </table:table-cell>
              <table:table-cell office:value-type="float" office:value="5.46304">
                <text:p>5.46304</text:p>
              </table:table-cell>
              <table:table-cell office:value-type="float" office:value="12607">
                <text:p>1260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5569">
                <text:p>0.19556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.0997425">
                <text:p>0.0997425</text:p>
              </table:table-cell>
              <table:table-cell office:value-type="float" office:value="5.47775">
                <text:p>5.47775</text:p>
              </table:table-cell>
              <table:table-cell office:value-type="float" office:value="12302.5">
                <text:p>12302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5367">
                <text:p>0.19536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.0997384">
                <text:p>0.0997384</text:p>
              </table:table-cell>
              <table:table-cell office:value-type="float" office:value="5.30231">
                <text:p>5.30231</text:p>
              </table:table-cell>
              <table:table-cell office:value-type="float" office:value="12656.9">
                <text:p>12656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5166">
                <text:p>0.19516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.0943458">
                <text:p>0.0943458</text:p>
              </table:table-cell>
              <table:table-cell office:value-type="float" office:value="5.20885">
                <text:p>5.20885</text:p>
              </table:table-cell>
              <table:table-cell office:value-type="float" office:value="12302.5">
                <text:p>12302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50522">
                <text:p>0.2505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.0997444">
                <text:p>0.0997444</text:p>
              </table:table-cell>
              <table:table-cell office:value-type="float" office:value="5.7111">
                <text:p>5.7111</text:p>
              </table:table-cell>
              <table:table-cell office:value-type="float" office:value="12509">
                <text:p>1250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9312">
                <text:p>0.14931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.0997338">
                <text:p>0.0997338</text:p>
              </table:table-cell>
              <table:table-cell office:value-type="float" office:value="4.86012">
                <text:p>4.86012</text:p>
              </table:table-cell>
              <table:table-cell office:value-type="float" office:value="12652.6">
                <text:p>12652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9114">
                <text:p>0.14911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.0997404">
                <text:p>0.0997404</text:p>
              </table:table-cell>
              <table:table-cell office:value-type="float" office:value="5.69184">
                <text:p>5.69184</text:p>
              </table:table-cell>
              <table:table-cell office:value-type="float" office:value="12499">
                <text:p>1249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8916">
                <text:p>0.14891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0.0973126">
                <text:p>0.0973126</text:p>
              </table:table-cell>
              <table:table-cell office:value-type="float" office:value="5.66577">
                <text:p>5.66577</text:p>
              </table:table-cell>
              <table:table-cell office:value-type="float" office:value="12440.4">
                <text:p>12440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4973">
                <text:p>0.2497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0.0997377">
                <text:p>0.0997377</text:p>
              </table:table-cell>
              <table:table-cell office:value-type="float" office:value="5.55347">
                <text:p>5.55347</text:p>
              </table:table-cell>
              <table:table-cell office:value-type="float" office:value="12422.6">
                <text:p>12422.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82098">
                <text:p>0.082098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0.0972038">
                <text:p>0.0972038</text:p>
              </table:table-cell>
              <table:table-cell office:value-type="float" office:value="5.32549">
                <text:p>5.32549</text:p>
              </table:table-cell>
              <table:table-cell office:value-type="float" office:value="12334.4">
                <text:p>12334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49338">
                <text:p>0.24933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0944866">
                <text:p>0.0944866</text:p>
              </table:table-cell>
              <table:table-cell office:value-type="float" office:value="5.19069">
                <text:p>5.19069</text:p>
              </table:table-cell>
              <table:table-cell office:value-type="float" office:value="12334.4">
                <text:p>12334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49144">
                <text:p>0.24914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0.0997434">
                <text:p>0.0997434</text:p>
              </table:table-cell>
              <table:table-cell office:value-type="float" office:value="5.54823">
                <text:p>5.54823</text:p>
              </table:table-cell>
              <table:table-cell office:value-type="float" office:value="12595.6">
                <text:p>12595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794">
                <text:p>0.1479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0.0970127">
                <text:p>0.0970127</text:p>
              </table:table-cell>
              <table:table-cell office:value-type="float" office:value="5.41057">
                <text:p>5.41057</text:p>
              </table:table-cell>
              <table:table-cell office:value-type="float" office:value="12595.6">
                <text:p>12595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48757">
                <text:p>0.2487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0.0997416">
                <text:p>0.0997416</text:p>
              </table:table-cell>
              <table:table-cell office:value-type="float" office:value="5.69081">
                <text:p>5.69081</text:p>
              </table:table-cell>
              <table:table-cell office:value-type="float" office:value="12394.8">
                <text:p>12394.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09676">
                <text:p>0.10967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0.0997339">
                <text:p>0.0997339</text:p>
              </table:table-cell>
              <table:table-cell office:value-type="float" office:value="5.86803">
                <text:p>5.86803</text:p>
              </table:table-cell>
              <table:table-cell office:value-type="float" office:value="12649.4">
                <text:p>12649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2817">
                <text:p>0.1928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0.0997315">
                <text:p>0.0997315</text:p>
              </table:table-cell>
              <table:table-cell office:value-type="float" office:value="5.44256">
                <text:p>5.44256</text:p>
              </table:table-cell>
              <table:table-cell office:value-type="float" office:value="12552.4">
                <text:p>12552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2627">
                <text:p>0.19262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0.0997361">
                <text:p>0.0997361</text:p>
              </table:table-cell>
              <table:table-cell office:value-type="float" office:value="5.76788">
                <text:p>5.76788</text:p>
              </table:table-cell>
              <table:table-cell office:value-type="float" office:value="12274.6">
                <text:p>12274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6982">
                <text:p>0.14698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0.0997303">
                <text:p>0.0997303</text:p>
              </table:table-cell>
              <table:table-cell office:value-type="float" office:value="5.52087">
                <text:p>5.52087</text:p>
              </table:table-cell>
              <table:table-cell office:value-type="float" office:value="12583.3">
                <text:p>12583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6793">
                <text:p>0.14679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0.0969904">
                <text:p>0.0969904</text:p>
              </table:table-cell>
              <table:table-cell office:value-type="float" office:value="5.29738">
                <text:p>5.29738</text:p>
              </table:table-cell>
              <table:table-cell office:value-type="float" office:value="12312.7">
                <text:p>12312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47614">
                <text:p>0.24761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0.0997299">
                <text:p>0.0997299</text:p>
              </table:table-cell>
              <table:table-cell office:value-type="float" office:value="5.37329">
                <text:p>5.37329</text:p>
              </table:table-cell>
              <table:table-cell office:value-type="float" office:value="12518.9">
                <text:p>12518.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6416">
                <text:p>0.14641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997411">
                <text:p>0.0997411</text:p>
              </table:table-cell>
              <table:table-cell office:value-type="float" office:value="5.25355">
                <text:p>5.25355</text:p>
              </table:table-cell>
              <table:table-cell office:value-type="float" office:value="12315.5">
                <text:p>12315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6229">
                <text:p>0.14622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0.0997392">
                <text:p>0.0997392</text:p>
              </table:table-cell>
              <table:table-cell office:value-type="float" office:value="5.43782">
                <text:p>5.43782</text:p>
              </table:table-cell>
              <table:table-cell office:value-type="float" office:value="12362.9">
                <text:p>12362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1497">
                <text:p>0.19149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0.0970009">
                <text:p>0.0970009</text:p>
              </table:table-cell>
              <table:table-cell office:value-type="float" office:value="5.3027">
                <text:p>5.3027</text:p>
              </table:table-cell>
              <table:table-cell office:value-type="float" office:value="12362.9">
                <text:p>12362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46866">
                <text:p>0.24686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0.0997354">
                <text:p>0.0997354</text:p>
              </table:table-cell>
              <table:table-cell office:value-type="float" office:value="5.25845">
                <text:p>5.25845</text:p>
              </table:table-cell>
              <table:table-cell office:value-type="float" office:value="12619.5">
                <text:p>12619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1126">
                <text:p>0.19112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997233">
                <text:p>0.0997233</text:p>
              </table:table-cell>
              <table:table-cell office:value-type="float" office:value="5.75469">
                <text:p>5.75469</text:p>
              </table:table-cell>
              <table:table-cell office:value-type="float" office:value="12459.8">
                <text:p>12459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0941">
                <text:p>0.19094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0.0997279">
                <text:p>0.0997279</text:p>
              </table:table-cell>
              <table:table-cell office:value-type="float" office:value="5.15386">
                <text:p>5.15386</text:p>
              </table:table-cell>
              <table:table-cell office:value-type="float" office:value="12379.5">
                <text:p>12379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0757">
                <text:p>0.1907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0.0997421">
                <text:p>0.0997421</text:p>
              </table:table-cell>
              <table:table-cell office:value-type="float" office:value="4.79783">
                <text:p>4.79783</text:p>
              </table:table-cell>
              <table:table-cell office:value-type="float" office:value="12417">
                <text:p>1241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512">
                <text:p>0.1451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0.0997418">
                <text:p>0.0997418</text:p>
              </table:table-cell>
              <table:table-cell office:value-type="float" office:value="4.74574">
                <text:p>4.74574</text:p>
              </table:table-cell>
              <table:table-cell office:value-type="float" office:value="12425.8">
                <text:p>12425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0392">
                <text:p>0.19039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0.0968598">
                <text:p>0.0968598</text:p>
              </table:table-cell>
              <table:table-cell office:value-type="float" office:value="4.62086">
                <text:p>4.62086</text:p>
              </table:table-cell>
              <table:table-cell office:value-type="float" office:value="12425.8">
                <text:p>12425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45765">
                <text:p>0.24576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0.0997349">
                <text:p>0.0997349</text:p>
              </table:table-cell>
              <table:table-cell office:value-type="float" office:value="5.62863">
                <text:p>5.62863</text:p>
              </table:table-cell>
              <table:table-cell office:value-type="float" office:value="12583.3">
                <text:p>12583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4574">
                <text:p>0.14457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971676">
                <text:p>0.0971676</text:p>
              </table:table-cell>
              <table:table-cell office:value-type="float" office:value="5.37743">
                <text:p>5.37743</text:p>
              </table:table-cell>
              <table:table-cell office:value-type="float" office:value="12558.5">
                <text:p>1255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45404">
                <text:p>0.2454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0.0997242">
                <text:p>0.0997242</text:p>
              </table:table-cell>
              <table:table-cell office:value-type="float" office:value="5.26207">
                <text:p>5.26207</text:p>
              </table:table-cell>
              <table:table-cell office:value-type="float" office:value="12525.8">
                <text:p>12525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9668">
                <text:p>0.18966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0.0997397">
                <text:p>0.0997397</text:p>
              </table:table-cell>
              <table:table-cell office:value-type="float" office:value="5.32522">
                <text:p>5.32522</text:p>
              </table:table-cell>
              <table:table-cell office:value-type="float" office:value="12387.8">
                <text:p>12387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9489">
                <text:p>0.1894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0.0997299">
                <text:p>0.0997299</text:p>
              </table:table-cell>
              <table:table-cell office:value-type="float" office:value="5.42523">
                <text:p>5.42523</text:p>
              </table:table-cell>
              <table:table-cell office:value-type="float" office:value="12353.1">
                <text:p>12353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3856">
                <text:p>0.14385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0.0997332">
                <text:p>0.0997332</text:p>
              </table:table-cell>
              <table:table-cell office:value-type="float" office:value="4.68355">
                <text:p>4.68355</text:p>
              </table:table-cell>
              <table:table-cell office:value-type="float" office:value="12554.3">
                <text:p>12554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9133">
                <text:p>0.18913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0.0967805">
                <text:p>0.0967805</text:p>
              </table:table-cell>
              <table:table-cell office:value-type="float" office:value="4.55737">
                <text:p>4.55737</text:p>
              </table:table-cell>
              <table:table-cell office:value-type="float" office:value="12554.3">
                <text:p>12554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44511">
                <text:p>0.24451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0.0997277">
                <text:p>0.0997277</text:p>
              </table:table-cell>
              <table:table-cell office:value-type="float" office:value="4.99396">
                <text:p>4.99396</text:p>
              </table:table-cell>
              <table:table-cell office:value-type="float" office:value="12475.2">
                <text:p>12475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8779">
                <text:p>0.18877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0.099731">
                <text:p>0.099731</text:p>
              </table:table-cell>
              <table:table-cell office:value-type="float" office:value="5.52373">
                <text:p>5.52373</text:p>
              </table:table-cell>
              <table:table-cell office:value-type="float" office:value="12300.2">
                <text:p>12300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3148">
                <text:p>0.14314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0.0997391">
                <text:p>0.0997391</text:p>
              </table:table-cell>
              <table:table-cell office:value-type="float" office:value="4.93534">
                <text:p>4.93534</text:p>
              </table:table-cell>
              <table:table-cell office:value-type="float" office:value="12512.2">
                <text:p>12512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2973">
                <text:p>0.14297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0.0997353">
                <text:p>0.0997353</text:p>
              </table:table-cell>
              <table:table-cell office:value-type="float" office:value="5.28415">
                <text:p>5.28415</text:p>
              </table:table-cell>
              <table:table-cell office:value-type="float" office:value="12324.4">
                <text:p>12324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8252">
                <text:p>0.18825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0997322">
                <text:p>0.0997322</text:p>
              </table:table-cell>
              <table:table-cell office:value-type="float" office:value="5.0164">
                <text:p>5.0164</text:p>
              </table:table-cell>
              <table:table-cell office:value-type="float" office:value="12384.3">
                <text:p>12384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8078">
                <text:p>0.18807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0.0997353">
                <text:p>0.0997353</text:p>
              </table:table-cell>
              <table:table-cell office:value-type="float" office:value="5.64396">
                <text:p>5.64396</text:p>
              </table:table-cell>
              <table:table-cell office:value-type="float" office:value="12532.4">
                <text:p>12532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245">
                <text:p>0.1424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0.0997338">
                <text:p>0.0997338</text:p>
              </table:table-cell>
              <table:table-cell office:value-type="float" office:value="5.60389">
                <text:p>5.60389</text:p>
              </table:table-cell>
              <table:table-cell office:value-type="float" office:value="12569.8">
                <text:p>12569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2277">
                <text:p>0.14227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0.0972201">
                <text:p>0.0972201</text:p>
              </table:table-cell>
              <table:table-cell office:value-type="float" office:value="5.47757">
                <text:p>5.47757</text:p>
              </table:table-cell>
              <table:table-cell office:value-type="float" office:value="12569.8">
                <text:p>12569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43115">
                <text:p>0.24311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0.0997249">
                <text:p>0.0997249</text:p>
              </table:table-cell>
              <table:table-cell office:value-type="float" office:value="5.34648">
                <text:p>5.34648</text:p>
              </table:table-cell>
              <table:table-cell office:value-type="float" office:value="12557.6">
                <text:p>12557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7387">
                <text:p>0.1873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0.0997346">
                <text:p>0.0997346</text:p>
              </table:table-cell>
              <table:table-cell office:value-type="float" office:value="5.02141">
                <text:p>5.02141</text:p>
              </table:table-cell>
              <table:table-cell office:value-type="float" office:value="12292">
                <text:p>1229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1761">
                <text:p>0.1417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0.0997362">
                <text:p>0.0997362</text:p>
              </table:table-cell>
              <table:table-cell office:value-type="float" office:value="5.31994">
                <text:p>5.31994</text:p>
              </table:table-cell>
              <table:table-cell office:value-type="float" office:value="12298.7">
                <text:p>12298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7045">
                <text:p>0.18704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0.0997253">
                <text:p>0.0997253</text:p>
              </table:table-cell>
              <table:table-cell office:value-type="float" office:value="5.39428">
                <text:p>5.39428</text:p>
              </table:table-cell>
              <table:table-cell office:value-type="float" office:value="12249">
                <text:p>1224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1421">
                <text:p>0.14142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0.0997319">
                <text:p>0.0997319</text:p>
              </table:table-cell>
              <table:table-cell office:value-type="float" office:value="5.67842">
                <text:p>5.67842</text:p>
              </table:table-cell>
              <table:table-cell office:value-type="float" office:value="12521">
                <text:p>125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03372">
                <text:p>0.10337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0.0997385">
                <text:p>0.0997385</text:p>
              </table:table-cell>
              <table:table-cell office:value-type="float" office:value="5.05123">
                <text:p>5.05123</text:p>
              </table:table-cell>
              <table:table-cell office:value-type="float" office:value="12284.4">
                <text:p>12284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6537">
                <text:p>0.18653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0997351">
                <text:p>0.0997351</text:p>
              </table:table-cell>
              <table:table-cell office:value-type="float" office:value="5.52393">
                <text:p>5.52393</text:p>
              </table:table-cell>
              <table:table-cell office:value-type="float" office:value="12412.5">
                <text:p>12412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0914">
                <text:p>0.14091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0.099733">
                <text:p>0.099733</text:p>
              </table:table-cell>
              <table:table-cell office:value-type="float" office:value="5.95336">
                <text:p>5.95336</text:p>
              </table:table-cell>
              <table:table-cell office:value-type="float" office:value="12507.7">
                <text:p>12507.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02867">
                <text:p>0.10286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0.0997366">
                <text:p>0.0997366</text:p>
              </table:table-cell>
              <table:table-cell office:value-type="float" office:value="5.86552">
                <text:p>5.86552</text:p>
              </table:table-cell>
              <table:table-cell office:value-type="float" office:value="12457.6">
                <text:p>12457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0579">
                <text:p>0.14057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0.0997339">
                <text:p>0.0997339</text:p>
              </table:table-cell>
              <table:table-cell office:value-type="float" office:value="6.07842">
                <text:p>6.07842</text:p>
              </table:table-cell>
              <table:table-cell office:value-type="float" office:value="12460.4">
                <text:p>12460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40412">
                <text:p>0.14041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0.0997382">
                <text:p>0.0997382</text:p>
              </table:table-cell>
              <table:table-cell office:value-type="float" office:value="5.88659">
                <text:p>5.88659</text:p>
              </table:table-cell>
              <table:table-cell office:value-type="float" office:value="12334">
                <text:p>1233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5701">
                <text:p>0.18570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0.0997383">
                <text:p>0.0997383</text:p>
              </table:table-cell>
              <table:table-cell office:value-type="float" office:value="6.1473">
                <text:p>6.1473</text:p>
              </table:table-cell>
              <table:table-cell office:value-type="float" office:value="12365.7">
                <text:p>12365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5535">
                <text:p>0.18553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0.0997237">
                <text:p>0.0997237</text:p>
              </table:table-cell>
              <table:table-cell office:value-type="float" office:value="5.54787">
                <text:p>5.54787</text:p>
              </table:table-cell>
              <table:table-cell office:value-type="float" office:value="12314.6">
                <text:p>12314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537">
                <text:p>0.1853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0.0997336">
                <text:p>0.0997336</text:p>
              </table:table-cell>
              <table:table-cell office:value-type="float" office:value="5.61124">
                <text:p>5.61124</text:p>
              </table:table-cell>
              <table:table-cell office:value-type="float" office:value="12345.3">
                <text:p>12345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9751">
                <text:p>0.13975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0.099738">
                <text:p>0.099738</text:p>
              </table:table-cell>
              <table:table-cell office:value-type="float" office:value="5.97852">
                <text:p>5.97852</text:p>
              </table:table-cell>
              <table:table-cell office:value-type="float" office:value="12472.1">
                <text:p>12472.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01708">
                <text:p>0.10170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0.0997349">
                <text:p>0.0997349</text:p>
              </table:table-cell>
              <table:table-cell office:value-type="float" office:value="5.79255">
                <text:p>5.79255</text:p>
              </table:table-cell>
              <table:table-cell office:value-type="float" office:value="12477.1">
                <text:p>12477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9424">
                <text:p>0.13942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0997378">
                <text:p>0.0997378</text:p>
              </table:table-cell>
              <table:table-cell office:value-type="float" office:value="4.9961">
                <text:p>4.9961</text:p>
              </table:table-cell>
              <table:table-cell office:value-type="float" office:value="12501.4">
                <text:p>12501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4715">
                <text:p>0.18471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.0997298">
                <text:p>0.0997298</text:p>
              </table:table-cell>
              <table:table-cell office:value-type="float" office:value="5.72419">
                <text:p>5.72419</text:p>
              </table:table-cell>
              <table:table-cell office:value-type="float" office:value="12416.7">
                <text:p>12416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4553">
                <text:p>0.18455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.0970962">
                <text:p>0.0970962</text:p>
              </table:table-cell>
              <table:table-cell office:value-type="float" office:value="5.58849">
                <text:p>5.58849</text:p>
              </table:table-cell>
              <table:table-cell office:value-type="float" office:value="12416.7">
                <text:p>12416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9947">
                <text:p>0.23994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0.0944761">
                <text:p>0.0944761</text:p>
              </table:table-cell>
              <table:table-cell office:value-type="float" office:value="5.45279">
                <text:p>5.45279</text:p>
              </table:table-cell>
              <table:table-cell office:value-type="float" office:value="12416.7">
                <text:p>12416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9786">
                <text:p>0.23978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0.0920588">
                <text:p>0.0920588</text:p>
              </table:table-cell>
              <table:table-cell office:value-type="float" office:value="5.328">
                <text:p>5.328</text:p>
              </table:table-cell>
              <table:table-cell office:value-type="float" office:value="12416.7">
                <text:p>12416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9625">
                <text:p>0.23962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0.089654">
                <text:p>0.089654</text:p>
              </table:table-cell>
              <table:table-cell office:value-type="float" office:value="5.20321">
                <text:p>5.20321</text:p>
              </table:table-cell>
              <table:table-cell office:value-type="float" office:value="12416.7">
                <text:p>12416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9465">
                <text:p>0.23946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0.0997381">
                <text:p>0.0997381</text:p>
              </table:table-cell>
              <table:table-cell office:value-type="float" office:value="5.47516">
                <text:p>5.47516</text:p>
              </table:table-cell>
              <table:table-cell office:value-type="float" office:value="12514.4">
                <text:p>12514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8295">
                <text:p>0.13829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0.0997371">
                <text:p>0.0997371</text:p>
              </table:table-cell>
              <table:table-cell office:value-type="float" office:value="5.00959">
                <text:p>5.00959</text:p>
              </table:table-cell>
              <table:table-cell office:value-type="float" office:value="12488.8">
                <text:p>12488.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00257">
                <text:p>0.1002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0.0969002">
                <text:p>0.0969002</text:p>
              </table:table-cell>
              <table:table-cell office:value-type="float" office:value="5.14583">
                <text:p>5.14583</text:p>
              </table:table-cell>
              <table:table-cell office:value-type="float" office:value="12369.4">
                <text:p>12369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8987">
                <text:p>0.2389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0.0997295">
                <text:p>0.0997295</text:p>
              </table:table-cell>
              <table:table-cell office:value-type="float" office:value="5.58486">
                <text:p>5.58486</text:p>
              </table:table-cell>
              <table:table-cell office:value-type="float" office:value="12577.3">
                <text:p>12577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3273">
                <text:p>0.18327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0997331">
                <text:p>0.0997331</text:p>
              </table:table-cell>
              <table:table-cell office:value-type="float" office:value="5.1101">
                <text:p>5.1101</text:p>
              </table:table-cell>
              <table:table-cell office:value-type="float" office:value="12348.2">
                <text:p>12348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3115">
                <text:p>0.18311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0.099738">
                <text:p>0.099738</text:p>
              </table:table-cell>
              <table:table-cell office:value-type="float" office:value="5.12437">
                <text:p>5.12437</text:p>
              </table:table-cell>
              <table:table-cell office:value-type="float" office:value="12444.3">
                <text:p>12444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7504">
                <text:p>0.1375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0.0997343">
                <text:p>0.0997343</text:p>
              </table:table-cell>
              <table:table-cell office:value-type="float" office:value="5.28279">
                <text:p>5.28279</text:p>
              </table:table-cell>
              <table:table-cell office:value-type="float" office:value="12250.8">
                <text:p>12250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7347">
                <text:p>0.13734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0.0997243">
                <text:p>0.0997243</text:p>
              </table:table-cell>
              <table:table-cell office:value-type="float" office:value="5.3664">
                <text:p>5.3664</text:p>
              </table:table-cell>
              <table:table-cell office:value-type="float" office:value="12222.7">
                <text:p>12222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2645">
                <text:p>0.18264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0.0997343">
                <text:p>0.0997343</text:p>
              </table:table-cell>
              <table:table-cell office:value-type="float" office:value="5.64255">
                <text:p>5.64255</text:p>
              </table:table-cell>
              <table:table-cell office:value-type="float" office:value="12343.7">
                <text:p>12343.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7035">
                <text:p>0.13703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0.0997408">
                <text:p>0.0997408</text:p>
              </table:table-cell>
              <table:table-cell office:value-type="float" office:value="5.12649">
                <text:p>5.12649</text:p>
              </table:table-cell>
              <table:table-cell office:value-type="float" office:value="12508.3">
                <text:p>12508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2334">
                <text:p>0.18233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0.0997354">
                <text:p>0.0997354</text:p>
              </table:table-cell>
              <table:table-cell office:value-type="float" office:value="5.6537">
                <text:p>5.6537</text:p>
              </table:table-cell>
              <table:table-cell office:value-type="float" office:value="12276.7">
                <text:p>12276.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6725">
                <text:p>0.13672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0.0971047">
                <text:p>0.0971047</text:p>
              </table:table-cell>
              <table:table-cell office:value-type="float" office:value="5.51953">
                <text:p>5.51953</text:p>
              </table:table-cell>
              <table:table-cell office:value-type="float" office:value="12276.7">
                <text:p>12276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758">
                <text:p>0.2375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0.0997245">
                <text:p>0.0997245</text:p>
              </table:table-cell>
              <table:table-cell office:value-type="float" office:value="5.54245">
                <text:p>5.54245</text:p>
              </table:table-cell>
              <table:table-cell office:value-type="float" office:value="12295">
                <text:p>1229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1871">
                <text:p>0.18187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0.099733">
                <text:p>0.099733</text:p>
              </table:table-cell>
              <table:table-cell office:value-type="float" office:value="5.24749">
                <text:p>5.24749</text:p>
              </table:table-cell>
              <table:table-cell office:value-type="float" office:value="12536">
                <text:p>1253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983844">
                <text:p>0.098384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0997346">
                <text:p>0.0997346</text:p>
              </table:table-cell>
              <table:table-cell office:value-type="float" office:value="5.79637">
                <text:p>5.79637</text:p>
              </table:table-cell>
              <table:table-cell office:value-type="float" office:value="12422.2">
                <text:p>12422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1565">
                <text:p>0.18156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0.0997233">
                <text:p>0.0997233</text:p>
              </table:table-cell>
              <table:table-cell office:value-type="float" office:value="5.3158">
                <text:p>5.3158</text:p>
              </table:table-cell>
              <table:table-cell office:value-type="float" office:value="12375">
                <text:p>1237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1412">
                <text:p>0.18141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0.0997338">
                <text:p>0.0997338</text:p>
              </table:table-cell>
              <table:table-cell office:value-type="float" office:value="5.57025">
                <text:p>5.57025</text:p>
              </table:table-cell>
              <table:table-cell office:value-type="float" office:value="12428.6">
                <text:p>12428.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97927">
                <text:p>0.09792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0.0997269">
                <text:p>0.0997269</text:p>
              </table:table-cell>
              <table:table-cell office:value-type="float" office:value="5.92775">
                <text:p>5.92775</text:p>
              </table:table-cell>
              <table:table-cell office:value-type="float" office:value="12439.7">
                <text:p>12439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1109">
                <text:p>0.1811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0.0997272">
                <text:p>0.0997272</text:p>
              </table:table-cell>
              <table:table-cell office:value-type="float" office:value="5.34241">
                <text:p>5.34241</text:p>
              </table:table-cell>
              <table:table-cell office:value-type="float" office:value="12431.1">
                <text:p>12431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0958">
                <text:p>0.18095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0.0997396">
                <text:p>0.0997396</text:p>
              </table:table-cell>
              <table:table-cell office:value-type="float" office:value="5.77014">
                <text:p>5.77014</text:p>
              </table:table-cell>
              <table:table-cell office:value-type="float" office:value="12407.1">
                <text:p>12407.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689272">
                <text:p>0.0689272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0.0997398">
                <text:p>0.0997398</text:p>
              </table:table-cell>
              <table:table-cell office:value-type="float" office:value="5.65877">
                <text:p>5.65877</text:p>
              </table:table-cell>
              <table:table-cell office:value-type="float" office:value="12508.1">
                <text:p>12508.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973237">
                <text:p>0.097323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0.0997387">
                <text:p>0.0997387</text:p>
              </table:table-cell>
              <table:table-cell office:value-type="float" office:value="5.74402">
                <text:p>5.74402</text:p>
              </table:table-cell>
              <table:table-cell office:value-type="float" office:value="12306.8">
                <text:p>12306.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97174">
                <text:p>0.09717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0.0997396">
                <text:p>0.0997396</text:p>
              </table:table-cell>
              <table:table-cell office:value-type="float" office:value="5.98356">
                <text:p>5.98356</text:p>
              </table:table-cell>
              <table:table-cell office:value-type="float" office:value="12194.5">
                <text:p>12194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4904">
                <text:p>0.1349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0.0997391">
                <text:p>0.0997391</text:p>
              </table:table-cell>
              <table:table-cell office:value-type="float" office:value="5.25387">
                <text:p>5.25387</text:p>
              </table:table-cell>
              <table:table-cell office:value-type="float" office:value="12302.4">
                <text:p>12302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4755">
                <text:p>0.13475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0997353">
                <text:p>0.0997353</text:p>
              </table:table-cell>
              <table:table-cell office:value-type="float" office:value="5.8099">
                <text:p>5.8099</text:p>
              </table:table-cell>
              <table:table-cell office:value-type="float" office:value="12359.6">
                <text:p>12359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0061">
                <text:p>0.1800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0.0997233">
                <text:p>0.0997233</text:p>
              </table:table-cell>
              <table:table-cell office:value-type="float" office:value="5.28035">
                <text:p>5.28035</text:p>
              </table:table-cell>
              <table:table-cell office:value-type="float" office:value="12368.3">
                <text:p>12368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9913">
                <text:p>0.17991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0.0997351">
                <text:p>0.0997351</text:p>
              </table:table-cell>
              <table:table-cell office:value-type="float" office:value="5.81">
                <text:p>5.81</text:p>
              </table:table-cell>
              <table:table-cell office:value-type="float" office:value="12491.5">
                <text:p>12491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9766">
                <text:p>0.17976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0.0997263">
                <text:p>0.0997263</text:p>
              </table:table-cell>
              <table:table-cell office:value-type="float" office:value="5.62157">
                <text:p>5.62157</text:p>
              </table:table-cell>
              <table:table-cell office:value-type="float" office:value="12446.4">
                <text:p>12446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9618">
                <text:p>0.17961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0.0945329">
                <text:p>0.0945329</text:p>
              </table:table-cell>
              <table:table-cell office:value-type="float" office:value="5.53696">
                <text:p>5.53696</text:p>
              </table:table-cell>
              <table:table-cell office:value-type="float" office:value="12491.5">
                <text:p>12491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5027">
                <text:p>0.23502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0.0919516">
                <text:p>0.0919516</text:p>
              </table:table-cell>
              <table:table-cell office:value-type="float" office:value="5.40045">
                <text:p>5.40045</text:p>
              </table:table-cell>
              <table:table-cell office:value-type="float" office:value="12491.5">
                <text:p>12491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4881">
                <text:p>0.23488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0.0997404">
                <text:p>0.0997404</text:p>
              </table:table-cell>
              <table:table-cell office:value-type="float" office:value="5.6078">
                <text:p>5.6078</text:p>
              </table:table-cell>
              <table:table-cell office:value-type="float" office:value="12333.6">
                <text:p>12333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918">
                <text:p>0.1791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0.0997399">
                <text:p>0.0997399</text:p>
              </table:table-cell>
              <table:table-cell office:value-type="float" office:value="5.39819">
                <text:p>5.39819</text:p>
              </table:table-cell>
              <table:table-cell office:value-type="float" office:value="12329.5">
                <text:p>12329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358">
                <text:p>0.1335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0.0997348">
                <text:p>0.0997348</text:p>
              </table:table-cell>
              <table:table-cell office:value-type="float" office:value="5.79171">
                <text:p>5.79171</text:p>
              </table:table-cell>
              <table:table-cell office:value-type="float" office:value="12411">
                <text:p>124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889">
                <text:p>0.178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0.0997303">
                <text:p>0.0997303</text:p>
              </table:table-cell>
              <table:table-cell office:value-type="float" office:value="5.65177">
                <text:p>5.65177</text:p>
              </table:table-cell>
              <table:table-cell office:value-type="float" office:value="12341.8">
                <text:p>12341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8745">
                <text:p>0.17874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0997289">
                <text:p>0.0997289</text:p>
              </table:table-cell>
              <table:table-cell office:value-type="float" office:value="5.58643">
                <text:p>5.58643</text:p>
              </table:table-cell>
              <table:table-cell office:value-type="float" office:value="12524.2">
                <text:p>12524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3146">
                <text:p>0.13314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0.0997326">
                <text:p>0.0997326</text:p>
              </table:table-cell>
              <table:table-cell office:value-type="float" office:value="5.52843">
                <text:p>5.52843</text:p>
              </table:table-cell>
              <table:table-cell office:value-type="float" office:value="12521.2">
                <text:p>12521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8457">
                <text:p>0.1784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0.0997254">
                <text:p>0.0997254</text:p>
              </table:table-cell>
              <table:table-cell office:value-type="float" office:value="5.54961">
                <text:p>5.54961</text:p>
              </table:table-cell>
              <table:table-cell office:value-type="float" office:value="12521.4">
                <text:p>12521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8314">
                <text:p>0.17831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0.0997344">
                <text:p>0.0997344</text:p>
              </table:table-cell>
              <table:table-cell office:value-type="float" office:value="5.63492">
                <text:p>5.63492</text:p>
              </table:table-cell>
              <table:table-cell office:value-type="float" office:value="12538.8">
                <text:p>12538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8171">
                <text:p>0.17817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0.099738">
                <text:p>0.099738</text:p>
              </table:table-cell>
              <table:table-cell office:value-type="float" office:value="5.63265">
                <text:p>5.63265</text:p>
              </table:table-cell>
              <table:table-cell office:value-type="float" office:value="12548.2">
                <text:p>12548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2574">
                <text:p>0.13257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0.0972437">
                <text:p>0.0972437</text:p>
              </table:table-cell>
              <table:table-cell office:value-type="float" office:value="5.50654">
                <text:p>5.50654</text:p>
              </table:table-cell>
              <table:table-cell office:value-type="float" office:value="12548.2">
                <text:p>12548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3442">
                <text:p>0.2334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0.0997348">
                <text:p>0.0997348</text:p>
              </table:table-cell>
              <table:table-cell office:value-type="float" office:value="5.42105">
                <text:p>5.42105</text:p>
              </table:table-cell>
              <table:table-cell office:value-type="float" office:value="12576.4">
                <text:p>12576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7745">
                <text:p>0.17774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0.0997361">
                <text:p>0.0997361</text:p>
              </table:table-cell>
              <table:table-cell office:value-type="float" office:value="5.57598">
                <text:p>5.57598</text:p>
              </table:table-cell>
              <table:table-cell office:value-type="float" office:value="12350.5">
                <text:p>12350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7604">
                <text:p>0.1776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0.0997409">
                <text:p>0.0997409</text:p>
              </table:table-cell>
              <table:table-cell office:value-type="float" office:value="5.81289">
                <text:p>5.81289</text:p>
              </table:table-cell>
              <table:table-cell office:value-type="float" office:value="12400.4">
                <text:p>12400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7463">
                <text:p>0.17746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0.0997274">
                <text:p>0.0997274</text:p>
              </table:table-cell>
              <table:table-cell office:value-type="float" office:value="4.92408">
                <text:p>4.92408</text:p>
              </table:table-cell>
              <table:table-cell office:value-type="float" office:value="12368.7">
                <text:p>12368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7322">
                <text:p>0.1773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0997424">
                <text:p>0.0997424</text:p>
              </table:table-cell>
              <table:table-cell office:value-type="float" office:value="5.50897">
                <text:p>5.50897</text:p>
              </table:table-cell>
              <table:table-cell office:value-type="float" office:value="12580.1">
                <text:p>12580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1728">
                <text:p>0.13172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0.0997404">
                <text:p>0.0997404</text:p>
              </table:table-cell>
              <table:table-cell office:value-type="float" office:value="5.66857">
                <text:p>5.66857</text:p>
              </table:table-cell>
              <table:table-cell office:value-type="float" office:value="12474.7">
                <text:p>12474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7043">
                <text:p>0.17704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0.09973">
                <text:p>0.09973</text:p>
              </table:table-cell>
              <table:table-cell office:value-type="float" office:value="4.9695">
                <text:p>4.9695</text:p>
              </table:table-cell>
              <table:table-cell office:value-type="float" office:value="12266.3">
                <text:p>12266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6903">
                <text:p>0.17690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0.0997421">
                <text:p>0.0997421</text:p>
              </table:table-cell>
              <table:table-cell office:value-type="float" office:value="5.6092">
                <text:p>5.6092</text:p>
              </table:table-cell>
              <table:table-cell office:value-type="float" office:value="12282.7">
                <text:p>12282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6765">
                <text:p>0.17676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0.0997409">
                <text:p>0.0997409</text:p>
              </table:table-cell>
              <table:table-cell office:value-type="float" office:value="5.42623">
                <text:p>5.42623</text:p>
              </table:table-cell>
              <table:table-cell office:value-type="float" office:value="12313.3">
                <text:p>12313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1172">
                <text:p>0.13117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0.0997387">
                <text:p>0.0997387</text:p>
              </table:table-cell>
              <table:table-cell office:value-type="float" office:value="5.3849">
                <text:p>5.3849</text:p>
              </table:table-cell>
              <table:table-cell office:value-type="float" office:value="12500.3">
                <text:p>12500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6488">
                <text:p>0.17648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0.0997375">
                <text:p>0.0997375</text:p>
              </table:table-cell>
              <table:table-cell office:value-type="float" office:value="5.81823">
                <text:p>5.81823</text:p>
              </table:table-cell>
              <table:table-cell office:value-type="float" office:value="12598.4">
                <text:p>12598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0896">
                <text:p>0.13089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0.0971155">
                <text:p>0.0971155</text:p>
              </table:table-cell>
              <table:table-cell office:value-type="float" office:value="5.68054">
                <text:p>5.68054</text:p>
              </table:table-cell>
              <table:table-cell office:value-type="float" office:value="12598.4">
                <text:p>12598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1768">
                <text:p>0.23176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0.094696">
                <text:p>0.094696</text:p>
              </table:table-cell>
              <table:table-cell office:value-type="float" office:value="5.55393">
                <text:p>5.55393</text:p>
              </table:table-cell>
              <table:table-cell office:value-type="float" office:value="12598.4">
                <text:p>12598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1631">
                <text:p>0.23163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0.0997375">
                <text:p>0.0997375</text:p>
              </table:table-cell>
              <table:table-cell office:value-type="float" office:value="5.49869">
                <text:p>5.49869</text:p>
              </table:table-cell>
              <table:table-cell office:value-type="float" office:value="12403">
                <text:p>1240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0485">
                <text:p>0.13048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0997423">
                <text:p>0.0997423</text:p>
              </table:table-cell>
              <table:table-cell office:value-type="float" office:value="5.81416">
                <text:p>5.81416</text:p>
              </table:table-cell>
              <table:table-cell office:value-type="float" office:value="12387.7">
                <text:p>12387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5803">
                <text:p>0.17580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0.0997415">
                <text:p>0.0997415</text:p>
              </table:table-cell>
              <table:table-cell office:value-type="float" office:value="4.97542">
                <text:p>4.97542</text:p>
              </table:table-cell>
              <table:table-cell office:value-type="float" office:value="12456.9">
                <text:p>12456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5667">
                <text:p>0.17566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0.0997379">
                <text:p>0.0997379</text:p>
              </table:table-cell>
              <table:table-cell office:value-type="float" office:value="5.85176">
                <text:p>5.85176</text:p>
              </table:table-cell>
              <table:table-cell office:value-type="float" office:value="12400.1">
                <text:p>12400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30077">
                <text:p>0.13007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0.0997278">
                <text:p>0.0997278</text:p>
              </table:table-cell>
              <table:table-cell office:value-type="float" office:value="4.96918">
                <text:p>4.96918</text:p>
              </table:table-cell>
              <table:table-cell office:value-type="float" office:value="12367.4">
                <text:p>12367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5397">
                <text:p>0.17539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0.0997336">
                <text:p>0.0997336</text:p>
              </table:table-cell>
              <table:table-cell office:value-type="float" office:value="5.57282">
                <text:p>5.57282</text:p>
              </table:table-cell>
              <table:table-cell office:value-type="float" office:value="12572.5">
                <text:p>12572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9807">
                <text:p>0.12980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0.0997277">
                <text:p>0.0997277</text:p>
              </table:table-cell>
              <table:table-cell office:value-type="float" office:value="5.93666">
                <text:p>5.93666</text:p>
              </table:table-cell>
              <table:table-cell office:value-type="float" office:value="12398.3">
                <text:p>12398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5127">
                <text:p>0.17512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0.0997272">
                <text:p>0.0997272</text:p>
              </table:table-cell>
              <table:table-cell office:value-type="float" office:value="5.76479">
                <text:p>5.76479</text:p>
              </table:table-cell>
              <table:table-cell office:value-type="float" office:value="12259.9">
                <text:p>12259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4993">
                <text:p>0.17499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0.0997424">
                <text:p>0.0997424</text:p>
              </table:table-cell>
              <table:table-cell office:value-type="float" office:value="5.49362">
                <text:p>5.49362</text:p>
              </table:table-cell>
              <table:table-cell office:value-type="float" office:value="12310">
                <text:p>123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486">
                <text:p>0.1748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0.0997361">
                <text:p>0.0997361</text:p>
              </table:table-cell>
              <table:table-cell office:value-type="float" office:value="4.89124">
                <text:p>4.89124</text:p>
              </table:table-cell>
              <table:table-cell office:value-type="float" office:value="12310">
                <text:p>123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9272">
                <text:p>0.12927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0.0997417">
                <text:p>0.0997417</text:p>
              </table:table-cell>
              <table:table-cell office:value-type="float" office:value="5.71462">
                <text:p>5.71462</text:p>
              </table:table-cell>
              <table:table-cell office:value-type="float" office:value="12465.2">
                <text:p>12465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9139">
                <text:p>0.12913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09973">
                <text:p>0.09973</text:p>
              </table:table-cell>
              <table:table-cell office:value-type="float" office:value="5.53754">
                <text:p>5.53754</text:p>
              </table:table-cell>
              <table:table-cell office:value-type="float" office:value="12573.5">
                <text:p>12573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4461">
                <text:p>0.1744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0.0997375">
                <text:p>0.0997375</text:p>
              </table:table-cell>
              <table:table-cell office:value-type="float" office:value="5.01056">
                <text:p>5.01056</text:p>
              </table:table-cell>
              <table:table-cell office:value-type="float" office:value="12362.8">
                <text:p>12362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4328">
                <text:p>0.17432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0.0997358">
                <text:p>0.0997358</text:p>
              </table:table-cell>
              <table:table-cell office:value-type="float" office:value="5.78251">
                <text:p>5.78251</text:p>
              </table:table-cell>
              <table:table-cell office:value-type="float" office:value="12387.3">
                <text:p>12387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4196">
                <text:p>0.17419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0.0971372">
                <text:p>0.0971372</text:p>
              </table:table-cell>
              <table:table-cell office:value-type="float" office:value="5.64713">
                <text:p>5.64713</text:p>
              </table:table-cell>
              <table:table-cell office:value-type="float" office:value="12387.3">
                <text:p>12387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962">
                <text:p>0.2296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0.0997391">
                <text:p>0.0997391</text:p>
              </table:table-cell>
              <table:table-cell office:value-type="float" office:value="5.64058">
                <text:p>5.64058</text:p>
              </table:table-cell>
              <table:table-cell office:value-type="float" office:value="12273.2">
                <text:p>12273.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906003">
                <text:p>0.090600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0.0971371">
                <text:p>0.0971371</text:p>
              </table:table-cell>
              <table:table-cell office:value-type="float" office:value="5.34042">
                <text:p>5.34042</text:p>
              </table:table-cell>
              <table:table-cell office:value-type="float" office:value="12625.2">
                <text:p>12625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9358">
                <text:p>0.22935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0.0997419">
                <text:p>0.0997419</text:p>
              </table:table-cell>
              <table:table-cell office:value-type="float" office:value="5.39195">
                <text:p>5.39195</text:p>
              </table:table-cell>
              <table:table-cell office:value-type="float" office:value="12396.6">
                <text:p>12396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8218">
                <text:p>0.12821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0.0997372">
                <text:p>0.0997372</text:p>
              </table:table-cell>
              <table:table-cell office:value-type="float" office:value="5.40045">
                <text:p>5.40045</text:p>
              </table:table-cell>
              <table:table-cell office:value-type="float" office:value="12294.1">
                <text:p>12294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8087">
                <text:p>0.1280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0.0997364">
                <text:p>0.0997364</text:p>
              </table:table-cell>
              <table:table-cell office:value-type="float" office:value="4.99426">
                <text:p>4.99426</text:p>
              </table:table-cell>
              <table:table-cell office:value-type="float" office:value="12468.9">
                <text:p>12468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3412">
                <text:p>0.17341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0.0997369">
                <text:p>0.0997369</text:p>
              </table:table-cell>
              <table:table-cell office:value-type="float" office:value="5.40565">
                <text:p>5.40565</text:p>
              </table:table-cell>
              <table:table-cell office:value-type="float" office:value="12469.3">
                <text:p>12469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3283">
                <text:p>0.1732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0997327">
                <text:p>0.0997327</text:p>
              </table:table-cell>
              <table:table-cell office:value-type="float" office:value="4.87568">
                <text:p>4.87568</text:p>
              </table:table-cell>
              <table:table-cell office:value-type="float" office:value="12418.3">
                <text:p>12418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3153">
                <text:p>0.17315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0.0997379">
                <text:p>0.0997379</text:p>
              </table:table-cell>
              <table:table-cell office:value-type="float" office:value="5.56546">
                <text:p>5.56546</text:p>
              </table:table-cell>
              <table:table-cell office:value-type="float" office:value="12571.3">
                <text:p>12571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757">
                <text:p>0.127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0.0997379">
                <text:p>0.0997379</text:p>
              </table:table-cell>
              <table:table-cell office:value-type="float" office:value="5.53527">
                <text:p>5.53527</text:p>
              </table:table-cell>
              <table:table-cell office:value-type="float" office:value="12542.3">
                <text:p>12542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2896">
                <text:p>0.17289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0.0997417">
                <text:p>0.0997417</text:p>
              </table:table-cell>
              <table:table-cell office:value-type="float" office:value="5.17615">
                <text:p>5.17615</text:p>
              </table:table-cell>
              <table:table-cell office:value-type="float" office:value="12488.4">
                <text:p>12488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2768">
                <text:p>0.17276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0.0997271">
                <text:p>0.0997271</text:p>
              </table:table-cell>
              <table:table-cell office:value-type="float" office:value="4.76015">
                <text:p>4.76015</text:p>
              </table:table-cell>
              <table:table-cell office:value-type="float" office:value="12412.1">
                <text:p>12412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264">
                <text:p>0.1726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0.096613">
                <text:p>0.096613</text:p>
              </table:table-cell>
              <table:table-cell office:value-type="float" office:value="4.6245">
                <text:p>4.6245</text:p>
              </table:table-cell>
              <table:table-cell office:value-type="float" office:value="12412.1">
                <text:p>12412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8068">
                <text:p>0.22806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0.0997326">
                <text:p>0.0997326</text:p>
              </table:table-cell>
              <table:table-cell office:value-type="float" office:value="5.4352">
                <text:p>5.4352</text:p>
              </table:table-cell>
              <table:table-cell office:value-type="float" office:value="12243.5">
                <text:p>12243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52813">
                <text:p>0.152813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0.0997382">
                <text:p>0.0997382</text:p>
              </table:table-cell>
              <table:table-cell office:value-type="float" office:value="5.35625">
                <text:p>5.35625</text:p>
              </table:table-cell>
              <table:table-cell office:value-type="float" office:value="12618.3">
                <text:p>12618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2258">
                <text:p>0.17225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0.0997336">
                <text:p>0.0997336</text:p>
              </table:table-cell>
              <table:table-cell office:value-type="float" office:value="5.18554">
                <text:p>5.18554</text:p>
              </table:table-cell>
              <table:table-cell office:value-type="float" office:value="12448.1">
                <text:p>12448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2132">
                <text:p>0.1721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0.0970619">
                <text:p>0.0970619</text:p>
              </table:table-cell>
              <table:table-cell office:value-type="float" office:value="5.06044">
                <text:p>5.06044</text:p>
              </table:table-cell>
              <table:table-cell office:value-type="float" office:value="12448.1">
                <text:p>12448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7561">
                <text:p>0.2275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0997399">
                <text:p>0.0997399</text:p>
              </table:table-cell>
              <table:table-cell office:value-type="float" office:value="4.94425">
                <text:p>4.94425</text:p>
              </table:table-cell>
              <table:table-cell office:value-type="float" office:value="12246.1">
                <text:p>12246.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599994">
                <text:p>0.0599994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0.099729">
                <text:p>0.099729</text:p>
              </table:table-cell>
              <table:table-cell office:value-type="float" office:value="5.65671">
                <text:p>5.65671</text:p>
              </table:table-cell>
              <table:table-cell office:value-type="float" office:value="12441.6">
                <text:p>12441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1754">
                <text:p>0.1717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0.0997386">
                <text:p>0.0997386</text:p>
              </table:table-cell>
              <table:table-cell office:value-type="float" office:value="5.78244">
                <text:p>5.78244</text:p>
              </table:table-cell>
              <table:table-cell office:value-type="float" office:value="12573.9">
                <text:p>12573.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6174">
                <text:p>0.12617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0.0997323">
                <text:p>0.0997323</text:p>
              </table:table-cell>
              <table:table-cell office:value-type="float" office:value="5.88833">
                <text:p>5.88833</text:p>
              </table:table-cell>
              <table:table-cell office:value-type="float" office:value="12642.9">
                <text:p>12642.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6049">
                <text:p>0.12604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0.0997418">
                <text:p>0.0997418</text:p>
              </table:table-cell>
              <table:table-cell office:value-type="float" office:value="5.57504">
                <text:p>5.57504</text:p>
              </table:table-cell>
              <table:table-cell office:value-type="float" office:value="12282.2">
                <text:p>12282.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880455">
                <text:p>0.088045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0.0997257">
                <text:p>0.0997257</text:p>
              </table:table-cell>
              <table:table-cell office:value-type="float" office:value="5.87709">
                <text:p>5.87709</text:p>
              </table:table-cell>
              <table:table-cell office:value-type="float" office:value="12255.5">
                <text:p>12255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1254">
                <text:p>0.1712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0.0973622">
                <text:p>0.0973622</text:p>
              </table:table-cell>
              <table:table-cell office:value-type="float" office:value="5.75393">
                <text:p>5.75393</text:p>
              </table:table-cell>
              <table:table-cell office:value-type="float" office:value="12255.5">
                <text:p>12255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6686">
                <text:p>0.22668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0.0950111">
                <text:p>0.0950111</text:p>
              </table:table-cell>
              <table:table-cell office:value-type="float" office:value="5.63076">
                <text:p>5.63076</text:p>
              </table:table-cell>
              <table:table-cell office:value-type="float" office:value="12255.5">
                <text:p>12255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6562">
                <text:p>0.22656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0.0997363">
                <text:p>0.0997363</text:p>
              </table:table-cell>
              <table:table-cell office:value-type="float" office:value="5.87375">
                <text:p>5.87375</text:p>
              </table:table-cell>
              <table:table-cell office:value-type="float" office:value="12568.6">
                <text:p>12568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5429">
                <text:p>0.12542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0.0997298">
                <text:p>0.0997298</text:p>
              </table:table-cell>
              <table:table-cell office:value-type="float" office:value="5.61189">
                <text:p>5.61189</text:p>
              </table:table-cell>
              <table:table-cell office:value-type="float" office:value="12446.9">
                <text:p>12446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076">
                <text:p>0.1707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972374">
                <text:p>0.0972374</text:p>
              </table:table-cell>
              <table:table-cell office:value-type="float" office:value="5.4868">
                <text:p>5.4868</text:p>
              </table:table-cell>
              <table:table-cell office:value-type="float" office:value="12446.9">
                <text:p>12446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6193">
                <text:p>0.22619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0.0947579">
                <text:p>0.0947579</text:p>
              </table:table-cell>
              <table:table-cell office:value-type="float" office:value="5.36171">
                <text:p>5.36171</text:p>
              </table:table-cell>
              <table:table-cell office:value-type="float" office:value="12446.9">
                <text:p>12446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607">
                <text:p>0.2260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0997336">
                <text:p>0.0997336</text:p>
              </table:table-cell>
              <table:table-cell office:value-type="float" office:value="5.38093">
                <text:p>5.38093</text:p>
              </table:table-cell>
              <table:table-cell office:value-type="float" office:value="12462.4">
                <text:p>12462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4938">
                <text:p>0.12493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0.0997415">
                <text:p>0.0997415</text:p>
              </table:table-cell>
              <table:table-cell office:value-type="float" office:value="4.97352">
                <text:p>4.97352</text:p>
              </table:table-cell>
              <table:table-cell office:value-type="float" office:value="12463.5">
                <text:p>12463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4816">
                <text:p>0.12481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0.0997304">
                <text:p>0.0997304</text:p>
              </table:table-cell>
              <table:table-cell office:value-type="float" office:value="5.63865">
                <text:p>5.63865</text:p>
              </table:table-cell>
              <table:table-cell office:value-type="float" office:value="12222.5">
                <text:p>12222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0149">
                <text:p>0.17014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0.0972889">
                <text:p>0.0972889</text:p>
              </table:table-cell>
              <table:table-cell office:value-type="float" office:value="5.51581">
                <text:p>5.51581</text:p>
              </table:table-cell>
              <table:table-cell office:value-type="float" office:value="12222.5">
                <text:p>12222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5583">
                <text:p>0.2255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0.0997411">
                <text:p>0.0997411</text:p>
              </table:table-cell>
              <table:table-cell office:value-type="float" office:value="5.46928">
                <text:p>5.46928</text:p>
              </table:table-cell>
              <table:table-cell office:value-type="float" office:value="12612.4">
                <text:p>12612.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86573">
                <text:p>0.08657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0.0997427">
                <text:p>0.0997427</text:p>
              </table:table-cell>
              <table:table-cell office:value-type="float" office:value="5.66148">
                <text:p>5.66148</text:p>
              </table:table-cell>
              <table:table-cell office:value-type="float" office:value="12395.9">
                <text:p>12395.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864522">
                <text:p>0.08645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0.0970994">
                <text:p>0.0970994</text:p>
              </table:table-cell>
              <table:table-cell office:value-type="float" office:value="5.52601">
                <text:p>5.52601</text:p>
              </table:table-cell>
              <table:table-cell office:value-type="float" office:value="12395.9">
                <text:p>12395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5221">
                <text:p>0.22522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0.099734">
                <text:p>0.099734</text:p>
              </table:table-cell>
              <table:table-cell office:value-type="float" office:value="5.39734">
                <text:p>5.39734</text:p>
              </table:table-cell>
              <table:table-cell office:value-type="float" office:value="12571.7">
                <text:p>12571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9545">
                <text:p>0.16954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0969298">
                <text:p>0.0969298</text:p>
              </table:table-cell>
              <table:table-cell office:value-type="float" office:value="5.25995">
                <text:p>5.25995</text:p>
              </table:table-cell>
              <table:table-cell office:value-type="float" office:value="12571.7">
                <text:p>12571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4981">
                <text:p>0.22498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0.0997275">
                <text:p>0.0997275</text:p>
              </table:table-cell>
              <table:table-cell office:value-type="float" office:value="5.2751">
                <text:p>5.2751</text:p>
              </table:table-cell>
              <table:table-cell office:value-type="float" office:value="12308.4">
                <text:p>12308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9305">
                <text:p>0.16930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0.0969125">
                <text:p>0.0969125</text:p>
              </table:table-cell>
              <table:table-cell office:value-type="float" office:value="5.14058">
                <text:p>5.14058</text:p>
              </table:table-cell>
              <table:table-cell office:value-type="float" office:value="12308.4">
                <text:p>12308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4742">
                <text:p>0.2247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0.0997322">
                <text:p>0.0997322</text:p>
              </table:table-cell>
              <table:table-cell office:value-type="float" office:value="5.07056">
                <text:p>5.07056</text:p>
              </table:table-cell>
              <table:table-cell office:value-type="float" office:value="12526.9">
                <text:p>12526.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3612">
                <text:p>0.12361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0.0997305">
                <text:p>0.0997305</text:p>
              </table:table-cell>
              <table:table-cell office:value-type="float" office:value="5.13512">
                <text:p>5.13512</text:p>
              </table:table-cell>
              <table:table-cell office:value-type="float" office:value="12393.8">
                <text:p>12393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3494">
                <text:p>0.12349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0.0997384">
                <text:p>0.0997384</text:p>
              </table:table-cell>
              <table:table-cell office:value-type="float" office:value="5.65692">
                <text:p>5.65692</text:p>
              </table:table-cell>
              <table:table-cell office:value-type="float" office:value="12616.1">
                <text:p>12616.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854964">
                <text:p>0.085496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0.0997264">
                <text:p>0.0997264</text:p>
              </table:table-cell>
              <table:table-cell office:value-type="float" office:value="5.77468">
                <text:p>5.77468</text:p>
              </table:table-cell>
              <table:table-cell office:value-type="float" office:value="12271.2">
                <text:p>12271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8712">
                <text:p>0.16871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0.0997305">
                <text:p>0.0997305</text:p>
              </table:table-cell>
              <table:table-cell office:value-type="float" office:value="5.81563">
                <text:p>5.81563</text:p>
              </table:table-cell>
              <table:table-cell office:value-type="float" office:value="12142">
                <text:p>1214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852603">
                <text:p>0.085260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0.0997274">
                <text:p>0.0997274</text:p>
              </table:table-cell>
              <table:table-cell office:value-type="float" office:value="5.24437">
                <text:p>5.24437</text:p>
              </table:table-cell>
              <table:table-cell office:value-type="float" office:value="12596.4">
                <text:p>12596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8476">
                <text:p>0.16847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0.0968377">
                <text:p>0.0968377</text:p>
              </table:table-cell>
              <table:table-cell office:value-type="float" office:value="5.1067">
                <text:p>5.1067</text:p>
              </table:table-cell>
              <table:table-cell office:value-type="float" office:value="12596.4">
                <text:p>12596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3914">
                <text:p>0.22391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09973">
                <text:p>0.09973</text:p>
              </table:table-cell>
              <table:table-cell office:value-type="float" office:value="5.76486">
                <text:p>5.76486</text:p>
              </table:table-cell>
              <table:table-cell office:value-type="float" office:value="12327.6">
                <text:p>12327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8241">
                <text:p>0.16824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0.09713">
                <text:p>0.09713</text:p>
              </table:table-cell>
              <table:table-cell office:value-type="float" office:value="5.63013">
                <text:p>5.63013</text:p>
              </table:table-cell>
              <table:table-cell office:value-type="float" office:value="12327.6">
                <text:p>12327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368">
                <text:p>0.2236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0.0997374">
                <text:p>0.0997374</text:p>
              </table:table-cell>
              <table:table-cell office:value-type="float" office:value="5.64301">
                <text:p>5.64301</text:p>
              </table:table-cell>
              <table:table-cell office:value-type="float" office:value="12443.7">
                <text:p>12443.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846748">
                <text:p>0.084674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0.0997359">
                <text:p>0.0997359</text:p>
              </table:table-cell>
              <table:table-cell office:value-type="float" office:value="5.93847">
                <text:p>5.93847</text:p>
              </table:table-cell>
              <table:table-cell office:value-type="float" office:value="12237">
                <text:p>1223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7892">
                <text:p>0.16789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0.0997304">
                <text:p>0.0997304</text:p>
              </table:table-cell>
              <table:table-cell office:value-type="float" office:value="5.86741">
                <text:p>5.86741</text:p>
              </table:table-cell>
              <table:table-cell office:value-type="float" office:value="12322.8">
                <text:p>12322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7776">
                <text:p>0.16777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0.0997359">
                <text:p>0.0997359</text:p>
              </table:table-cell>
              <table:table-cell office:value-type="float" office:value="6.06497">
                <text:p>6.06497</text:p>
              </table:table-cell>
              <table:table-cell office:value-type="float" office:value="12411.5">
                <text:p>12411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766">
                <text:p>0.1676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0.0974213">
                <text:p>0.0974213</text:p>
              </table:table-cell>
              <table:table-cell office:value-type="float" office:value="5.94024">
                <text:p>5.94024</text:p>
              </table:table-cell>
              <table:table-cell office:value-type="float" office:value="12411.5">
                <text:p>12411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31">
                <text:p>0.223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0.0997284">
                <text:p>0.0997284</text:p>
              </table:table-cell>
              <table:table-cell office:value-type="float" office:value="6.01662">
                <text:p>6.01662</text:p>
              </table:table-cell>
              <table:table-cell office:value-type="float" office:value="12564.4">
                <text:p>12564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7429">
                <text:p>0.16742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0.0997353">
                <text:p>0.0997353</text:p>
              </table:table-cell>
              <table:table-cell office:value-type="float" office:value="5.27812">
                <text:p>5.27812</text:p>
              </table:table-cell>
              <table:table-cell office:value-type="float" office:value="12444.5">
                <text:p>12444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7314">
                <text:p>0.16731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0.0997309">
                <text:p>0.0997309</text:p>
              </table:table-cell>
              <table:table-cell office:value-type="float" office:value="5.7842">
                <text:p>5.7842</text:p>
              </table:table-cell>
              <table:table-cell office:value-type="float" office:value="12428.6">
                <text:p>12428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72">
                <text:p>0.167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997414">
                <text:p>0.0997414</text:p>
              </table:table-cell>
              <table:table-cell office:value-type="float" office:value="5.91681">
                <text:p>5.91681</text:p>
              </table:table-cell>
              <table:table-cell office:value-type="float" office:value="12377.1">
                <text:p>12377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7085">
                <text:p>0.16708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0.0997302">
                <text:p>0.0997302</text:p>
              </table:table-cell>
              <table:table-cell office:value-type="float" office:value="5.82136">
                <text:p>5.82136</text:p>
              </table:table-cell>
              <table:table-cell office:value-type="float" office:value="12464">
                <text:p>124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1517">
                <text:p>0.1215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0.0997323">
                <text:p>0.0997323</text:p>
              </table:table-cell>
              <table:table-cell office:value-type="float" office:value="4.98013">
                <text:p>4.98013</text:p>
              </table:table-cell>
              <table:table-cell office:value-type="float" office:value="12610.5">
                <text:p>12610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1403">
                <text:p>0.12140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0.0997317">
                <text:p>0.0997317</text:p>
              </table:table-cell>
              <table:table-cell office:value-type="float" office:value="5.62445">
                <text:p>5.62445</text:p>
              </table:table-cell>
              <table:table-cell office:value-type="float" office:value="12383.2">
                <text:p>12383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6744">
                <text:p>0.16674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0.0997293">
                <text:p>0.0997293</text:p>
              </table:table-cell>
              <table:table-cell office:value-type="float" office:value="5.90322">
                <text:p>5.90322</text:p>
              </table:table-cell>
              <table:table-cell office:value-type="float" office:value="12485.9">
                <text:p>12485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663">
                <text:p>0.1666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0.0997346">
                <text:p>0.0997346</text:p>
              </table:table-cell>
              <table:table-cell office:value-type="float" office:value="5.85149">
                <text:p>5.85149</text:p>
              </table:table-cell>
              <table:table-cell office:value-type="float" office:value="12585.7">
                <text:p>12585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6517">
                <text:p>0.1665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0.097314">
                <text:p>0.097314</text:p>
              </table:table-cell>
              <table:table-cell office:value-type="float" office:value="5.725">
                <text:p>5.725</text:p>
              </table:table-cell>
              <table:table-cell office:value-type="float" office:value="12585.7">
                <text:p>12585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196">
                <text:p>0.2219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0.0947176">
                <text:p>0.0947176</text:p>
              </table:table-cell>
              <table:table-cell office:value-type="float" office:value="5.58745">
                <text:p>5.58745</text:p>
              </table:table-cell>
              <table:table-cell office:value-type="float" office:value="12585.7">
                <text:p>12585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1847">
                <text:p>0.22184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0.0923221">
                <text:p>0.0923221</text:p>
              </table:table-cell>
              <table:table-cell office:value-type="float" office:value="5.46097">
                <text:p>5.46097</text:p>
              </table:table-cell>
              <table:table-cell office:value-type="float" office:value="12585.7">
                <text:p>12585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1735">
                <text:p>0.22173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0.0997355">
                <text:p>0.0997355</text:p>
              </table:table-cell>
              <table:table-cell office:value-type="float" office:value="5.09623">
                <text:p>5.09623</text:p>
              </table:table-cell>
              <table:table-cell office:value-type="float" office:value="12373.4">
                <text:p>12373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6067">
                <text:p>0.16606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997385">
                <text:p>0.0997385</text:p>
              </table:table-cell>
              <table:table-cell office:value-type="float" office:value="5.6565">
                <text:p>5.6565</text:p>
              </table:table-cell>
              <table:table-cell office:value-type="float" office:value="12520.9">
                <text:p>12520.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82622">
                <text:p>0.0826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0.0972589">
                <text:p>0.0972589</text:p>
              </table:table-cell>
              <table:table-cell office:value-type="float" office:value="5.53066">
                <text:p>5.53066</text:p>
              </table:table-cell>
              <table:table-cell office:value-type="float" office:value="12520.9">
                <text:p>12520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1399">
                <text:p>0.22139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0.0997385">
                <text:p>0.0997385</text:p>
              </table:table-cell>
              <table:table-cell office:value-type="float" office:value="4.90407">
                <text:p>4.90407</text:p>
              </table:table-cell>
              <table:table-cell office:value-type="float" office:value="12267.2">
                <text:p>12267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5732">
                <text:p>0.1657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0.0969704">
                <text:p>0.0969704</text:p>
              </table:table-cell>
              <table:table-cell office:value-type="float" office:value="4.78079">
                <text:p>4.78079</text:p>
              </table:table-cell>
              <table:table-cell office:value-type="float" office:value="12267.2">
                <text:p>12267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1177">
                <text:p>0.22117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0.0997322">
                <text:p>0.0997322</text:p>
              </table:table-cell>
              <table:table-cell office:value-type="float" office:value="5.48619">
                <text:p>5.48619</text:p>
              </table:table-cell>
              <table:table-cell office:value-type="float" office:value="12515.6">
                <text:p>12515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551">
                <text:p>0.1655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0.0997298">
                <text:p>0.0997298</text:p>
              </table:table-cell>
              <table:table-cell office:value-type="float" office:value="5.36242">
                <text:p>5.36242</text:p>
              </table:table-cell>
              <table:table-cell office:value-type="float" office:value="12579.4">
                <text:p>12579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9945">
                <text:p>0.11994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0.0997318">
                <text:p>0.0997318</text:p>
              </table:table-cell>
              <table:table-cell office:value-type="float" office:value="5.24168">
                <text:p>5.24168</text:p>
              </table:table-cell>
              <table:table-cell office:value-type="float" office:value="12310.6">
                <text:p>12310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5289">
                <text:p>0.1652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0.0971103">
                <text:p>0.0971103</text:p>
              </table:table-cell>
              <table:table-cell office:value-type="float" office:value="5.11796">
                <text:p>5.11796</text:p>
              </table:table-cell>
              <table:table-cell office:value-type="float" office:value="12310.6">
                <text:p>12310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20735">
                <text:p>0.22073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0.0997337">
                <text:p>0.0997337</text:p>
              </table:table-cell>
              <table:table-cell office:value-type="float" office:value="5.39293">
                <text:p>5.39293</text:p>
              </table:table-cell>
              <table:table-cell office:value-type="float" office:value="12461.5">
                <text:p>12461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5069">
                <text:p>0.16506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0.0997393">
                <text:p>0.0997393</text:p>
              </table:table-cell>
              <table:table-cell office:value-type="float" office:value="4.98731">
                <text:p>4.98731</text:p>
              </table:table-cell>
              <table:table-cell office:value-type="float" office:value="12276.4">
                <text:p>12276.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530797">
                <text:p>0.0530797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997238">
                <text:p>0.0997238</text:p>
              </table:table-cell>
              <table:table-cell office:value-type="float" office:value="5.78825">
                <text:p>5.78825</text:p>
              </table:table-cell>
              <table:table-cell office:value-type="float" office:value="12409.7">
                <text:p>12409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485">
                <text:p>0.1648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0.0997353">
                <text:p>0.0997353</text:p>
              </table:table-cell>
              <table:table-cell office:value-type="float" office:value="5.58635">
                <text:p>5.58635</text:p>
              </table:table-cell>
              <table:table-cell office:value-type="float" office:value="12626.8">
                <text:p>12626.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814079">
                <text:p>0.081407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0.0997284">
                <text:p>0.0997284</text:p>
              </table:table-cell>
              <table:table-cell office:value-type="float" office:value="5.64741">
                <text:p>5.64741</text:p>
              </table:table-cell>
              <table:table-cell office:value-type="float" office:value="12288.4">
                <text:p>12288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4632">
                <text:p>0.1646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0.0997395">
                <text:p>0.0997395</text:p>
              </table:table-cell>
              <table:table-cell office:value-type="float" office:value="5.58174">
                <text:p>5.58174</text:p>
              </table:table-cell>
              <table:table-cell office:value-type="float" office:value="12377.3">
                <text:p>12377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4524">
                <text:p>0.16452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0.0970626">
                <text:p>0.0970626</text:p>
              </table:table-cell>
              <table:table-cell office:value-type="float" office:value="5.44647">
                <text:p>5.44647</text:p>
              </table:table-cell>
              <table:table-cell office:value-type="float" office:value="12377.3">
                <text:p>12377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19971">
                <text:p>0.21997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0.0997265">
                <text:p>0.0997265</text:p>
              </table:table-cell>
              <table:table-cell office:value-type="float" office:value="5.86669">
                <text:p>5.86669</text:p>
              </table:table-cell>
              <table:table-cell office:value-type="float" office:value="12273.9">
                <text:p>12273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4307">
                <text:p>0.16430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0.0997399">
                <text:p>0.0997399</text:p>
              </table:table-cell>
              <table:table-cell office:value-type="float" office:value="5.52298">
                <text:p>5.52298</text:p>
              </table:table-cell>
              <table:table-cell office:value-type="float" office:value="12403.9">
                <text:p>12403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4199">
                <text:p>0.16419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0.0970323">
                <text:p>0.0970323</text:p>
              </table:table-cell>
              <table:table-cell office:value-type="float" office:value="5.38742">
                <text:p>5.38742</text:p>
              </table:table-cell>
              <table:table-cell office:value-type="float" office:value="12403.9">
                <text:p>12403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19647">
                <text:p>0.21964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0.0997407">
                <text:p>0.0997407</text:p>
              </table:table-cell>
              <table:table-cell office:value-type="float" office:value="4.65657">
                <text:p>4.65657</text:p>
              </table:table-cell>
              <table:table-cell office:value-type="float" office:value="12427.8">
                <text:p>12427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44411">
                <text:p>0.144411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0.0968068">
                <text:p>0.0968068</text:p>
              </table:table-cell>
              <table:table-cell office:value-type="float" office:value="4.53167">
                <text:p>4.53167</text:p>
              </table:table-cell>
              <table:table-cell office:value-type="float" office:value="12427.8">
                <text:p>12427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19432">
                <text:p>0.2194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997371">
                <text:p>0.0997371</text:p>
              </table:table-cell>
              <table:table-cell office:value-type="float" office:value="4.84247">
                <text:p>4.84247</text:p>
              </table:table-cell>
              <table:table-cell office:value-type="float" office:value="12329.2">
                <text:p>12329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8315">
                <text:p>0.11831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0.0997285">
                <text:p>0.0997285</text:p>
              </table:table-cell>
              <table:table-cell office:value-type="float" office:value="5.59435">
                <text:p>5.59435</text:p>
              </table:table-cell>
              <table:table-cell office:value-type="float" office:value="12306">
                <text:p>1230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8208">
                <text:p>0.11820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0.0997389">
                <text:p>0.0997389</text:p>
              </table:table-cell>
              <table:table-cell office:value-type="float" office:value="5.26144">
                <text:p>5.26144</text:p>
              </table:table-cell>
              <table:table-cell office:value-type="float" office:value="12246.8">
                <text:p>12246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8101">
                <text:p>0.11810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0.0997341">
                <text:p>0.0997341</text:p>
              </table:table-cell>
              <table:table-cell office:value-type="float" office:value="5.77908">
                <text:p>5.77908</text:p>
              </table:table-cell>
              <table:table-cell office:value-type="float" office:value="12359.1">
                <text:p>12359.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801161">
                <text:p>0.08011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0.0997325">
                <text:p>0.0997325</text:p>
              </table:table-cell>
              <table:table-cell office:value-type="float" office:value="5.33523">
                <text:p>5.33523</text:p>
              </table:table-cell>
              <table:table-cell office:value-type="float" office:value="12259">
                <text:p>1225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7889">
                <text:p>0.1178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0.0997364">
                <text:p>0.0997364</text:p>
              </table:table-cell>
              <table:table-cell office:value-type="float" office:value="5.32811">
                <text:p>5.32811</text:p>
              </table:table-cell>
              <table:table-cell office:value-type="float" office:value="12271.4">
                <text:p>12271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3237">
                <text:p>0.16323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0.0997323">
                <text:p>0.0997323</text:p>
              </table:table-cell>
              <table:table-cell office:value-type="float" office:value="5.24585">
                <text:p>5.24585</text:p>
              </table:table-cell>
              <table:table-cell office:value-type="float" office:value="12311.2">
                <text:p>12311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3132">
                <text:p>0.1631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0.0997307">
                <text:p>0.0997307</text:p>
              </table:table-cell>
              <table:table-cell office:value-type="float" office:value="5.45645">
                <text:p>5.45645</text:p>
              </table:table-cell>
              <table:table-cell office:value-type="float" office:value="12421.1">
                <text:p>12421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3026">
                <text:p>0.16302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0.0997261">
                <text:p>0.0997261</text:p>
              </table:table-cell>
              <table:table-cell office:value-type="float" office:value="5.69944">
                <text:p>5.69944</text:p>
              </table:table-cell>
              <table:table-cell office:value-type="float" office:value="12320.4">
                <text:p>12320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2921">
                <text:p>0.16292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0.0997317">
                <text:p>0.0997317</text:p>
              </table:table-cell>
              <table:table-cell office:value-type="float" office:value="5.11191">
                <text:p>5.11191</text:p>
              </table:table-cell>
              <table:table-cell office:value-type="float" office:value="12345.1">
                <text:p>12345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7361">
                <text:p>0.1173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970342">
                <text:p>0.0970342</text:p>
              </table:table-cell>
              <table:table-cell office:value-type="float" office:value="5.49902">
                <text:p>5.49902</text:p>
              </table:table-cell>
              <table:table-cell office:value-type="float" office:value="12516.8">
                <text:p>12516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18267">
                <text:p>0.21826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0.0943554">
                <text:p>0.0943554</text:p>
              </table:table-cell>
              <table:table-cell office:value-type="float" office:value="5.36222">
                <text:p>5.36222</text:p>
              </table:table-cell>
              <table:table-cell office:value-type="float" office:value="12516.8">
                <text:p>12516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18162">
                <text:p>0.21816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0.0916908">
                <text:p>0.0916908</text:p>
              </table:table-cell>
              <table:table-cell office:value-type="float" office:value="5.22542">
                <text:p>5.22542</text:p>
              </table:table-cell>
              <table:table-cell office:value-type="float" office:value="12516.8">
                <text:p>12516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18058">
                <text:p>0.21805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0.0890401">
                <text:p>0.0890401</text:p>
              </table:table-cell>
              <table:table-cell office:value-type="float" office:value="5.08863">
                <text:p>5.08863</text:p>
              </table:table-cell>
              <table:table-cell office:value-type="float" office:value="12516.8">
                <text:p>12516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17953">
                <text:p>0.21795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0.0997358">
                <text:p>0.0997358</text:p>
              </table:table-cell>
              <table:table-cell office:value-type="float" office:value="5.351">
                <text:p>5.351</text:p>
              </table:table-cell>
              <table:table-cell office:value-type="float" office:value="12430.4">
                <text:p>12430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2294">
                <text:p>0.16229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0.0997312">
                <text:p>0.0997312</text:p>
              </table:table-cell>
              <table:table-cell office:value-type="float" office:value="5.42942">
                <text:p>5.42942</text:p>
              </table:table-cell>
              <table:table-cell office:value-type="float" office:value="12325.2">
                <text:p>12325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6736">
                <text:p>0.11673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0.0969888">
                <text:p>0.0969888</text:p>
              </table:table-cell>
              <table:table-cell office:value-type="float" office:value="5.29472">
                <text:p>5.29472</text:p>
              </table:table-cell>
              <table:table-cell office:value-type="float" office:value="12325.2">
                <text:p>12325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17642">
                <text:p>0.2176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0.0997305">
                <text:p>0.0997305</text:p>
              </table:table-cell>
              <table:table-cell office:value-type="float" office:value="5.18167">
                <text:p>5.18167</text:p>
              </table:table-cell>
              <table:table-cell office:value-type="float" office:value="12225.8">
                <text:p>12225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1983">
                <text:p>0.1619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0.0997376">
                <text:p>0.0997376</text:p>
              </table:table-cell>
              <table:table-cell office:value-type="float" office:value="5.12365">
                <text:p>5.12365</text:p>
              </table:table-cell>
              <table:table-cell office:value-type="float" office:value="12167.6">
                <text:p>12167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6426">
                <text:p>0.11642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0.0997328">
                <text:p>0.0997328</text:p>
              </table:table-cell>
              <table:table-cell office:value-type="float" office:value="5.0856">
                <text:p>5.0856</text:p>
              </table:table-cell>
              <table:table-cell office:value-type="float" office:value="12268.8">
                <text:p>12268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6323">
                <text:p>0.11632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97401">
                <text:p>0.0997401</text:p>
              </table:table-cell>
              <table:table-cell office:value-type="float" office:value="5.66488">
                <text:p>5.66488</text:p>
              </table:table-cell>
              <table:table-cell office:value-type="float" office:value="12294.7">
                <text:p>12294.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622">
                <text:p>0.116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0.0997419">
                <text:p>0.0997419</text:p>
              </table:table-cell>
              <table:table-cell office:value-type="float" office:value="5.70704">
                <text:p>5.70704</text:p>
              </table:table-cell>
              <table:table-cell office:value-type="float" office:value="12325.8">
                <text:p>12325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6118">
                <text:p>0.11611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0.0997353">
                <text:p>0.0997353</text:p>
              </table:table-cell>
              <table:table-cell office:value-type="float" office:value="5.99391">
                <text:p>5.99391</text:p>
              </table:table-cell>
              <table:table-cell office:value-type="float" office:value="12304.5">
                <text:p>12304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6015">
                <text:p>0.11601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0.0997247">
                <text:p>0.0997247</text:p>
              </table:table-cell>
              <table:table-cell office:value-type="float" office:value="4.68851">
                <text:p>4.68851</text:p>
              </table:table-cell>
              <table:table-cell office:value-type="float" office:value="12206.2">
                <text:p>12206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1368">
                <text:p>0.16136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0.0997387">
                <text:p>0.0997387</text:p>
              </table:table-cell>
              <table:table-cell office:value-type="float" office:value="5.76391">
                <text:p>5.76391</text:p>
              </table:table-cell>
              <table:table-cell office:value-type="float" office:value="12405.8">
                <text:p>12405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1266">
                <text:p>0.16126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0.0997298">
                <text:p>0.0997298</text:p>
              </table:table-cell>
              <table:table-cell office:value-type="float" office:value="5.72145">
                <text:p>5.72145</text:p>
              </table:table-cell>
              <table:table-cell office:value-type="float" office:value="12160.9">
                <text:p>12160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1164">
                <text:p>0.16116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0.0997395">
                <text:p>0.0997395</text:p>
              </table:table-cell>
              <table:table-cell office:value-type="float" office:value="4.95953">
                <text:p>4.95953</text:p>
              </table:table-cell>
              <table:table-cell office:value-type="float" office:value="12153.9">
                <text:p>12153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1063">
                <text:p>0.16106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0.0968084">
                <text:p>0.0968084</text:p>
              </table:table-cell>
              <table:table-cell office:value-type="float" office:value="4.8267">
                <text:p>4.8267</text:p>
              </table:table-cell>
              <table:table-cell office:value-type="float" office:value="12153.9">
                <text:p>12153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16517">
                <text:p>0.2165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0.0938921">
                <text:p>0.0938921</text:p>
              </table:table-cell>
              <table:table-cell office:value-type="float" office:value="4.69387">
                <text:p>4.69387</text:p>
              </table:table-cell>
              <table:table-cell office:value-type="float" office:value="12153.9">
                <text:p>12153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16416">
                <text:p>0.21641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0.0997395">
                <text:p>0.0997395</text:p>
              </table:table-cell>
              <table:table-cell office:value-type="float" office:value="5.71553">
                <text:p>5.71553</text:p>
              </table:table-cell>
              <table:table-cell office:value-type="float" office:value="12343.5">
                <text:p>12343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076">
                <text:p>0.1607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0.0997392">
                <text:p>0.0997392</text:p>
              </table:table-cell>
              <table:table-cell office:value-type="float" office:value="4.81958">
                <text:p>4.81958</text:p>
              </table:table-cell>
              <table:table-cell office:value-type="float" office:value="12160.8">
                <text:p>12160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60659">
                <text:p>0.16065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nb" number:country="NO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/>
      <style:graphic-properties svg:stroke-width="0.079cm" svg:stroke-color="#426fa6" draw:fill-color="#426fa6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79cm" svg:stroke-color="#aa433f" draw:fill-color="#aa433f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79cm" svg:stroke-color="#87a44b" draw:fill-color="#87a44b"/>
      <style:text-properties fo:font-size="10pt" style:font-size-asian="10pt" style:font-size-complex="10pt"/>
    </style:style>
    <style:style style:name="ch10" style:family="chart" style:data-style-name="N5000">
      <style:chart-properties chart:symbol-type="none"/>
      <style:graphic-properties svg:stroke-width="0.079cm" svg:stroke-color="#6f568d" draw:fill-color="#6f568d"/>
      <style:text-properties fo:font-size="10pt" style:font-size-asian="10pt" style:font-size-complex="10pt"/>
    </style:style>
    <style:style style:name="ch11" style:family="chart" style:data-style-name="N5000">
      <style:chart-properties chart:symbol-type="none"/>
      <style:graphic-properties svg:stroke-width="0.079cm" svg:stroke-color="#3d97af" draw:fill-color="#3d97af"/>
      <style:text-properties fo:font-size="10pt" style:font-size-asian="10pt" style:font-size-complex="10pt"/>
    </style:style>
    <style:style style:name="ch12" style:family="chart" style:data-style-name="N5000">
      <style:chart-properties chart:symbol-type="none"/>
      <style:graphic-properties svg:stroke-width="0.079cm" svg:stroke-color="#db8238" draw:fill-color="#db8238"/>
      <style:text-properties fo:font-size="10pt" style:font-size-asian="10pt" style:font-size-complex="10pt"/>
    </style:style>
    <style:style style:name="ch13" style:family="chart" style:data-style-name="N5000">
      <style:chart-properties chart:symbol-type="none"/>
      <style:graphic-properties svg:stroke-width="0.079cm" svg:stroke-color="#8ea5ca" draw:fill-color="#8ea5ca"/>
      <style:text-properties fo:font-size="10pt" style:font-size-asian="10pt" style:font-size-complex="10pt"/>
    </style:style>
    <style:style style:name="ch14" style:family="chart" style:data-style-name="N5000">
      <style:chart-properties chart:symbol-type="none"/>
      <style:graphic-properties svg:stroke-width="0.079cm" svg:stroke-color="#cc8f8e" draw:fill-color="#cc8f8e"/>
      <style:text-properties fo:font-size="10pt" style:font-size-asian="10pt" style:font-size-complex="10pt"/>
    </style:style>
    <style:style style:name="ch15" style:family="chart" style:data-style-name="N5000">
      <style:chart-properties chart:symbol-type="none"/>
      <style:graphic-properties svg:stroke-width="0.079cm" svg:stroke-color="#b3c992" draw:fill-color="#b3c992"/>
      <style:text-properties fo:font-size="10pt" style:font-size-asian="10pt" style:font-size-complex="10pt"/>
    </style:style>
    <style:style style:name="ch16" style:family="chart" style:data-style-name="N5000">
      <style:chart-properties chart:symbol-type="none"/>
      <style:graphic-properties svg:stroke-width="0.079cm" svg:stroke-color="#a596b9" draw:fill-color="#a596b9"/>
      <style:text-properties fo:font-size="10pt" style:font-size-asian="10pt" style:font-size-complex="10pt"/>
    </style:style>
    <style:style style:name="ch17" style:family="chart" style:data-style-name="N5000">
      <style:chart-properties chart:symbol-type="none"/>
      <style:graphic-properties svg:stroke-width="0.079cm" svg:stroke-color="#8cbfd2" draw:fill-color="#8cbfd2"/>
      <style:text-properties fo:font-size="10pt" style:font-size-asian="10pt" style:font-size-complex="10pt"/>
    </style:style>
    <style:style style:name="ch18" style:family="chart" style:data-style-name="N5000">
      <style:chart-properties chart:symbol-type="none"/>
      <style:graphic-properties svg:stroke-width="0.079cm" svg:stroke-color="#f5b089" draw:fill-color="#f5b089"/>
      <style:text-properties fo:font-size="10pt" style:font-size-asian="10pt" style:font-size-complex="10pt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8.316cm" svg:height="18.373cm" xlink:href=".." xlink:type="simple" chart:class="chart:line" chart:style-name="ch1">
        <chart:legend chart:legend-position="end" svg:x="23.935cm" svg:y="6.416cm" chart:style-name="ch2"/>
        <chart:plot-area chart:style-name="ch3" table:cell-range-address="'200 ver 2'.A1:'200 ver 2'.L201" chart:data-source-has-labels="row" svg:x="1.016cm" svg:y="1.603cm" svg:width="21.787cm" svg:height="15.983cm">
          <chartooo:coordinate-region svg:x="2.193cm" svg:y="1.802cm" svg:width="20.433cm" svg:height="15.1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0 ver 2'.A2:'200 ver 2'.A201" chart:label-cell-address="'200 ver 2'.A1:'200 ver 2'.A1" chart:class="chart:line">
            <chart:data-point chart:repeated="200"/>
          </chart:series>
          <chart:series chart:style-name="ch8" chart:values-cell-range-address="'200 ver 2'.B2:'200 ver 2'.B201" chart:label-cell-address="'200 ver 2'.B1:'200 ver 2'.B1" chart:class="chart:line">
            <chart:data-point chart:repeated="200"/>
          </chart:series>
          <chart:series chart:style-name="ch9" chart:values-cell-range-address="'200 ver 2'.C2:'200 ver 2'.C201" chart:label-cell-address="'200 ver 2'.C1:'200 ver 2'.C1" chart:class="chart:line">
            <chart:data-point chart:repeated="200"/>
          </chart:series>
          <chart:series chart:style-name="ch10" chart:values-cell-range-address="'200 ver 2'.D2:'200 ver 2'.D201" chart:label-cell-address="'200 ver 2'.D1:'200 ver 2'.D1" chart:class="chart:line">
            <chart:data-point chart:repeated="200"/>
          </chart:series>
          <chart:series chart:style-name="ch11" chart:values-cell-range-address="'200 ver 2'.E2:'200 ver 2'.E201" chart:label-cell-address="'200 ver 2'.E1:'200 ver 2'.E1" chart:class="chart:line">
            <chart:data-point chart:repeated="200"/>
          </chart:series>
          <chart:series chart:style-name="ch12" chart:values-cell-range-address="'200 ver 2'.F2:'200 ver 2'.F201" chart:label-cell-address="'200 ver 2'.F1:'200 ver 2'.F1" chart:class="chart:line">
            <chart:data-point chart:repeated="200"/>
          </chart:series>
          <chart:series chart:style-name="ch13" chart:values-cell-range-address="'200 ver 2'.G2:'200 ver 2'.G201" chart:label-cell-address="'200 ver 2'.G1:'200 ver 2'.G1" chart:class="chart:line">
            <chart:data-point chart:repeated="200"/>
          </chart:series>
          <chart:series chart:style-name="ch14" chart:values-cell-range-address="'200 ver 2'.H2:'200 ver 2'.H201" chart:label-cell-address="'200 ver 2'.H1:'200 ver 2'.H1" chart:class="chart:line">
            <chart:data-point chart:repeated="200"/>
          </chart:series>
          <chart:series chart:style-name="ch15" chart:values-cell-range-address="'200 ver 2'.I2:'200 ver 2'.I201" chart:label-cell-address="'200 ver 2'.I1:'200 ver 2'.I1" chart:class="chart:line">
            <chart:data-point chart:repeated="200"/>
          </chart:series>
          <chart:series chart:style-name="ch16" chart:values-cell-range-address="'200 ver 2'.J2:'200 ver 2'.J201" chart:label-cell-address="'200 ver 2'.J1:'200 ver 2'.J1" chart:class="chart:line">
            <chart:data-point chart:repeated="200"/>
          </chart:series>
          <chart:series chart:style-name="ch17" chart:values-cell-range-address="'200 ver 2'.K2:'200 ver 2'.K201" chart:label-cell-address="'200 ver 2'.K1:'200 ver 2'.K1" chart:class="chart:line">
            <chart:data-point chart:repeated="200"/>
          </chart:series>
          <chart:series chart:style-name="ch18" chart:values-cell-range-address="'200 ver 2'.L2:'200 ver 2'.L201" chart:label-cell-address="'200 ver 2'.L1:'200 ver 2'.L1" chart:class="chart:line">
            <chart:data-point chart:repeated="2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aration</text:p>
                <draw:g>
                  <svg:desc>'200 ver 2'.A1:'200 ver 2'.A1</svg:desc>
                </draw:g>
              </table:table-cell>
              <table:table-cell office:value-type="string">
                <text:p>ProsumerSaldo</text:p>
                <draw:g>
                  <svg:desc>'200 ver 2'.B1:'200 ver 2'.B1</svg:desc>
                </draw:g>
              </table:table-cell>
              <table:table-cell office:value-type="string">
                <text:p>EconomicCapacity</text:p>
                <draw:g>
                  <svg:desc>'200 ver 2'.C1:'200 ver 2'.C1</svg:desc>
                </draw:g>
              </table:table-cell>
              <table:table-cell office:value-type="string">
                <text:p>EnergyConsumption</text:p>
                <draw:g>
                  <svg:desc>'200 ver 2'.D1:'200 ver 2'.D1</svg:desc>
                </draw:g>
              </table:table-cell>
              <table:table-cell office:value-type="string">
                <text:p>ProsumerPopulationSize</text:p>
                <draw:g>
                  <svg:desc>'200 ver 2'.E1:'200 ver 2'.E1</svg:desc>
                </draw:g>
              </table:table-cell>
              <table:table-cell office:value-type="string">
                <text:p>ProsumerDeaths</text:p>
                <draw:g>
                  <svg:desc>'200 ver 2'.F1:'200 ver 2'.F1</svg:desc>
                </draw:g>
              </table:table-cell>
              <table:table-cell office:value-type="string">
                <text:p>SupplierSaldo</text:p>
                <draw:g>
                  <svg:desc>'200 ver 2'.G1:'200 ver 2'.G1</svg:desc>
                </draw:g>
              </table:table-cell>
              <table:table-cell office:value-type="string">
                <text:p>PriceOffer</text:p>
                <draw:g>
                  <svg:desc>'200 ver 2'.H1:'200 ver 2'.H1</svg:desc>
                </draw:g>
              </table:table-cell>
              <table:table-cell office:value-type="string">
                <text:p>CustomerCount</text:p>
                <draw:g>
                  <svg:desc>'200 ver 2'.I1:'200 ver 2'.I1</svg:desc>
                </draw:g>
              </table:table-cell>
              <table:table-cell office:value-type="string">
                <text:p>PriceStrategy</text:p>
                <draw:g>
                  <svg:desc>'200 ver 2'.J1:'200 ver 2'.J1</svg:desc>
                </draw:g>
              </table:table-cell>
              <table:table-cell office:value-type="string">
                <text:p>SupplierPopulationSize</text:p>
                <draw:g>
                  <svg:desc>'200 ver 2'.K1:'200 ver 2'.K1</svg:desc>
                </draw:g>
              </table:table-cell>
              <table:table-cell office:value-type="string">
                <text:p>SupplierDeaths</text:p>
                <draw:g>
                  <svg:desc>'200 ver 2'.L1:'200 ver 2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200 ver 2'.A2:'200 ver 2'.A201</svg:desc>
                </draw:g>
              </table:table-cell>
              <table:table-cell office:value-type="float" office:value="0.0994359">
                <text:p>0.0994359</text:p>
                <draw:g>
                  <svg:desc>'200 ver 2'.B2:'200 ver 2'.B201</svg:desc>
                </draw:g>
              </table:table-cell>
              <table:table-cell office:value-type="float" office:value="9.19539">
                <text:p>9.19539</text:p>
                <draw:g>
                  <svg:desc>'200 ver 2'.C2:'200 ver 2'.C201</svg:desc>
                </draw:g>
              </table:table-cell>
              <table:table-cell office:value-type="float" office:value="18261">
                <text:p>18261</text:p>
                <draw:g>
                  <svg:desc>'200 ver 2'.D2:'200 ver 2'.D201</svg:desc>
                </draw:g>
              </table:table-cell>
              <table:table-cell office:value-type="float" office:value="33">
                <text:p>33</text:p>
                <draw:g>
                  <svg:desc>'200 ver 2'.E2:'200 ver 2'.E201</svg:desc>
                </draw:g>
              </table:table-cell>
              <table:table-cell office:value-type="float" office:value="0">
                <text:p>0</text:p>
                <draw:g>
                  <svg:desc>'200 ver 2'.F2:'200 ver 2'.F201</svg:desc>
                </draw:g>
              </table:table-cell>
              <table:table-cell office:value-type="float" office:value="0.190909">
                <text:p>0.190909</text:p>
                <draw:g>
                  <svg:desc>'200 ver 2'.G2:'200 ver 2'.G201</svg:desc>
                </draw:g>
              </table:table-cell>
              <table:table-cell office:value-type="float" office:value="0.1275">
                <text:p>0.1275</text:p>
                <draw:g>
                  <svg:desc>'200 ver 2'.H2:'200 ver 2'.H201</svg:desc>
                </draw:g>
              </table:table-cell>
              <table:table-cell office:value-type="float" office:value="3">
                <text:p>3</text:p>
                <draw:g>
                  <svg:desc>'200 ver 2'.I2:'200 ver 2'.I201</svg:desc>
                </draw:g>
              </table:table-cell>
              <table:table-cell office:value-type="float" office:value="1">
                <text:p>1</text:p>
                <draw:g>
                  <svg:desc>'200 ver 2'.J2:'200 ver 2'.J201</svg:desc>
                </draw:g>
              </table:table-cell>
              <table:table-cell office:value-type="float" office:value="11">
                <text:p>11</text:p>
                <draw:g>
                  <svg:desc>'200 ver 2'.K2:'200 ver 2'.K201</svg:desc>
                </draw:g>
              </table:table-cell>
              <table:table-cell office:value-type="float" office:value="0">
                <text:p>0</text:p>
                <draw:g>
                  <svg:desc>'200 ver 2'.L2:'200 ver 2'.L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994361">
                <text:p>0.0994361</text:p>
              </table:table-cell>
              <table:table-cell office:value-type="float" office:value="8.82433">
                <text:p>8.82433</text:p>
              </table:table-cell>
              <table:table-cell office:value-type="float" office:value="18011.1">
                <text:p>18011.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391864">
                <text:p>0.391864</text:p>
              </table:table-cell>
              <table:table-cell office:value-type="float" office:value="0.0958826">
                <text:p>0.095882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99603">
                <text:p>0.099603</text:p>
              </table:table-cell>
              <table:table-cell office:value-type="float" office:value="7.59139">
                <text:p>7.59139</text:p>
              </table:table-cell>
              <table:table-cell office:value-type="float" office:value="15060.2">
                <text:p>15060.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381612">
                <text:p>0.381612</text:p>
              </table:table-cell>
              <table:table-cell office:value-type="float" office:value="0.0957234">
                <text:p>0.09572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995965">
                <text:p>0.0995965</text:p>
              </table:table-cell>
              <table:table-cell office:value-type="float" office:value="7.48811">
                <text:p>7.48811</text:p>
              </table:table-cell>
              <table:table-cell office:value-type="float" office:value="15526.7">
                <text:p>15526.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319507">
                <text:p>0.319507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995868">
                <text:p>0.0995868</text:p>
              </table:table-cell>
              <table:table-cell office:value-type="float" office:value="7.39669">
                <text:p>7.39669</text:p>
              </table:table-cell>
              <table:table-cell office:value-type="float" office:value="15390.5">
                <text:p>15390.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80712">
                <text:p>0.080712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996336">
                <text:p>0.0996336</text:p>
              </table:table-cell>
              <table:table-cell office:value-type="float" office:value="7.03454">
                <text:p>7.03454</text:p>
              </table:table-cell>
              <table:table-cell office:value-type="float" office:value="14802.5">
                <text:p>14802.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511905">
                <text:p>0.0511905</text:p>
              </table:table-cell>
              <table:table-cell office:value-type="float" office:value="0.11911">
                <text:p>0.119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995947">
                <text:p>0.0995947</text:p>
              </table:table-cell>
              <table:table-cell office:value-type="float" office:value="7.18036">
                <text:p>7.18036</text:p>
              </table:table-cell>
              <table:table-cell office:value-type="float" office:value="15176.1">
                <text:p>15176.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644721">
                <text:p>0.644721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968904">
                <text:p>0.0968904</text:p>
              </table:table-cell>
              <table:table-cell office:value-type="float" office:value="7.01451">
                <text:p>7.01451</text:p>
              </table:table-cell>
              <table:table-cell office:value-type="float" office:value="15176.1">
                <text:p>15176.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66261">
                <text:p>0.466261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942067">
                <text:p>0.0942067</text:p>
              </table:table-cell>
              <table:table-cell office:value-type="float" office:value="6.84865">
                <text:p>6.84865</text:p>
              </table:table-cell>
              <table:table-cell office:value-type="float" office:value="15176.1">
                <text:p>15176.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57928">
                <text:p>0.457928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995221">
                <text:p>0.0995221</text:p>
              </table:table-cell>
              <table:table-cell office:value-type="float" office:value="7.29503">
                <text:p>7.29503</text:p>
              </table:table-cell>
              <table:table-cell office:value-type="float" office:value="16549.6">
                <text:p>16549.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79356">
                <text:p>0.379356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965789">
                <text:p>0.0965789</text:p>
              </table:table-cell>
              <table:table-cell office:value-type="float" office:value="7.11416">
                <text:p>7.11416</text:p>
              </table:table-cell>
              <table:table-cell office:value-type="float" office:value="16549.6">
                <text:p>16549.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44535">
                <text:p>0.444535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99654">
                <text:p>0.099654</text:p>
              </table:table-cell>
              <table:table-cell office:value-type="float" office:value="6.4851">
                <text:p>6.4851</text:p>
              </table:table-cell>
              <table:table-cell office:value-type="float" office:value="14203.3">
                <text:p>14203.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67551">
                <text:p>0.367551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996423">
                <text:p>0.0996423</text:p>
              </table:table-cell>
              <table:table-cell office:value-type="float" office:value="6.56225">
                <text:p>6.56225</text:p>
              </table:table-cell>
              <table:table-cell office:value-type="float" office:value="14407.1">
                <text:p>14407.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53552">
                <text:p>0.353552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996408">
                <text:p>0.0996408</text:p>
              </table:table-cell>
              <table:table-cell office:value-type="float" office:value="6.39315">
                <text:p>6.39315</text:p>
              </table:table-cell>
              <table:table-cell office:value-type="float" office:value="14437.3">
                <text:p>14437.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49006">
                <text:p>0.349006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996051">
                <text:p>0.0996051</text:p>
              </table:table-cell>
              <table:table-cell office:value-type="float" office:value="6.36379">
                <text:p>6.36379</text:p>
              </table:table-cell>
              <table:table-cell office:value-type="float" office:value="15262">
                <text:p>152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53839">
                <text:p>0.353839</text:p>
              </table:table-cell>
              <table:table-cell office:value-type="float" office:value="0.0880378">
                <text:p>0.08803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996747">
                <text:p>0.0996747</text:p>
              </table:table-cell>
              <table:table-cell office:value-type="float" office:value="6.30971">
                <text:p>6.30971</text:p>
              </table:table-cell>
              <table:table-cell office:value-type="float" office:value="13567.6">
                <text:p>13567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5438">
                <text:p>0.285438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996951">
                <text:p>0.0996951</text:p>
              </table:table-cell>
              <table:table-cell office:value-type="float" office:value="6.29366">
                <text:p>6.29366</text:p>
              </table:table-cell>
              <table:table-cell office:value-type="float" office:value="13136.1">
                <text:p>13136.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37422">
                <text:p>0.337422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996777">
                <text:p>0.0996777</text:p>
              </table:table-cell>
              <table:table-cell office:value-type="float" office:value="5.97425">
                <text:p>5.97425</text:p>
              </table:table-cell>
              <table:table-cell office:value-type="float" office:value="13609.2">
                <text:p>13609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8533">
                <text:p>0.278533</text:p>
              </table:table-cell>
              <table:table-cell office:value-type="float" office:value="0.0957378">
                <text:p>0.09573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996936">
                <text:p>0.0996936</text:p>
              </table:table-cell>
              <table:table-cell office:value-type="float" office:value="6.15669">
                <text:p>6.15669</text:p>
              </table:table-cell>
              <table:table-cell office:value-type="float" office:value="13244.4">
                <text:p>13244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55836">
                <text:p>0.355836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972328">
                <text:p>0.0972328</text:p>
              </table:table-cell>
              <table:table-cell office:value-type="float" office:value="6.02358">
                <text:p>6.02358</text:p>
              </table:table-cell>
              <table:table-cell office:value-type="float" office:value="13244.4">
                <text:p>1324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0845">
                <text:p>0.40845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997038">
                <text:p>0.0997038</text:p>
              </table:table-cell>
              <table:table-cell office:value-type="float" office:value="5.98208">
                <text:p>5.98208</text:p>
              </table:table-cell>
              <table:table-cell office:value-type="float" office:value="13222.3">
                <text:p>13222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50117">
                <text:p>0.350117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99719">
                <text:p>0.099719</text:p>
              </table:table-cell>
              <table:table-cell office:value-type="float" office:value="6.15537">
                <text:p>6.15537</text:p>
              </table:table-cell>
              <table:table-cell office:value-type="float" office:value="12850.1">
                <text:p>12850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66677">
                <text:p>0.266677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996989">
                <text:p>0.0996989</text:p>
              </table:table-cell>
              <table:table-cell office:value-type="float" office:value="5.93518">
                <text:p>5.93518</text:p>
              </table:table-cell>
              <table:table-cell office:value-type="float" office:value="13004">
                <text:p>130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00541">
                <text:p>0.300541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0996974">
                <text:p>0.0996974</text:p>
              </table:table-cell>
              <table:table-cell office:value-type="float" office:value="5.75803">
                <text:p>5.75803</text:p>
              </table:table-cell>
              <table:table-cell office:value-type="float" office:value="13213.9">
                <text:p>13213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42604">
                <text:p>0.342604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0997194">
                <text:p>0.0997194</text:p>
              </table:table-cell>
              <table:table-cell office:value-type="float" office:value="5.88475">
                <text:p>5.88475</text:p>
              </table:table-cell>
              <table:table-cell office:value-type="float" office:value="13057.7">
                <text:p>13057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40331">
                <text:p>0.340331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0997177">
                <text:p>0.0997177</text:p>
              </table:table-cell>
              <table:table-cell office:value-type="float" office:value="5.79459">
                <text:p>5.79459</text:p>
              </table:table-cell>
              <table:table-cell office:value-type="float" office:value="12707.5">
                <text:p>12707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3713">
                <text:p>0.293713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0997235">
                <text:p>0.0997235</text:p>
              </table:table-cell>
              <table:table-cell office:value-type="float" office:value="5.89955">
                <text:p>5.89955</text:p>
              </table:table-cell>
              <table:table-cell office:value-type="float" office:value="12903.5">
                <text:p>12903.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27869">
                <text:p>0.22786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0996843">
                <text:p>0.0996843</text:p>
              </table:table-cell>
              <table:table-cell office:value-type="float" office:value="5.22228">
                <text:p>5.22228</text:p>
              </table:table-cell>
              <table:table-cell office:value-type="float" office:value="13490.5">
                <text:p>13490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34074">
                <text:p>0.334074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997222">
                <text:p>0.0997222</text:p>
              </table:table-cell>
              <table:table-cell office:value-type="float" office:value="5.79708">
                <text:p>5.79708</text:p>
              </table:table-cell>
              <table:table-cell office:value-type="float" office:value="12755.3">
                <text:p>12755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51343">
                <text:p>0.251343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972399">
                <text:p>0.0972399</text:p>
              </table:table-cell>
              <table:table-cell office:value-type="float" office:value="5.66889">
                <text:p>5.66889</text:p>
              </table:table-cell>
              <table:table-cell office:value-type="float" office:value="12755.3">
                <text:p>12755.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85855">
                <text:p>0.385855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997309">
                <text:p>0.0997309</text:p>
              </table:table-cell>
              <table:table-cell office:value-type="float" office:value="5.79727">
                <text:p>5.79727</text:p>
              </table:table-cell>
              <table:table-cell office:value-type="float" office:value="12595">
                <text:p>1259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47705">
                <text:p>0.247705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0997269">
                <text:p>0.0997269</text:p>
              </table:table-cell>
              <table:table-cell office:value-type="float" office:value="5.66458">
                <text:p>5.66458</text:p>
              </table:table-cell>
              <table:table-cell office:value-type="float" office:value="12671.3">
                <text:p>12671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01917">
                <text:p>0.3019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0997227">
                <text:p>0.0997227</text:p>
              </table:table-cell>
              <table:table-cell office:value-type="float" office:value="5.63768">
                <text:p>5.63768</text:p>
              </table:table-cell>
              <table:table-cell office:value-type="float" office:value="12779">
                <text:p>1277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16917">
                <text:p>0.2169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0970881">
                <text:p>0.0970881</text:p>
              </table:table-cell>
              <table:table-cell office:value-type="float" office:value="5.74254">
                <text:p>5.74254</text:p>
              </table:table-cell>
              <table:table-cell office:value-type="float" office:value="12675.2">
                <text:p>12675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54193">
                <text:p>0.35419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0997367">
                <text:p>0.0997367</text:p>
              </table:table-cell>
              <table:table-cell office:value-type="float" office:value="5.82274">
                <text:p>5.82274</text:p>
              </table:table-cell>
              <table:table-cell office:value-type="float" office:value="12577.2">
                <text:p>12577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51621">
                <text:p>0.25162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0997267">
                <text:p>0.0997267</text:p>
              </table:table-cell>
              <table:table-cell office:value-type="float" office:value="5.49946">
                <text:p>5.49946</text:p>
              </table:table-cell>
              <table:table-cell office:value-type="float" office:value="12608.8">
                <text:p>12608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556">
                <text:p>0.2955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0997326">
                <text:p>0.0997326</text:p>
              </table:table-cell>
              <table:table-cell office:value-type="float" office:value="5.3205">
                <text:p>5.3205</text:p>
              </table:table-cell>
              <table:table-cell office:value-type="float" office:value="12677.8">
                <text:p>12677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409">
                <text:p>0.294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0997227">
                <text:p>0.0997227</text:p>
              </table:table-cell>
              <table:table-cell office:value-type="float" office:value="5.71005">
                <text:p>5.71005</text:p>
              </table:table-cell>
              <table:table-cell office:value-type="float" office:value="12365.9">
                <text:p>12365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2661">
                <text:p>0.2926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997332">
                <text:p>0.0997332</text:p>
              </table:table-cell>
              <table:table-cell office:value-type="float" office:value="5.83674">
                <text:p>5.83674</text:p>
              </table:table-cell>
              <table:table-cell office:value-type="float" office:value="12620.3">
                <text:p>12620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45817">
                <text:p>0.2458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997385">
                <text:p>0.0997385</text:p>
              </table:table-cell>
              <table:table-cell office:value-type="float" office:value="5.94101">
                <text:p>5.94101</text:p>
              </table:table-cell>
              <table:table-cell office:value-type="float" office:value="12626.6">
                <text:p>12626.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06587">
                <text:p>0.2065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0997293">
                <text:p>0.0997293</text:p>
              </table:table-cell>
              <table:table-cell office:value-type="float" office:value="5.75869">
                <text:p>5.75869</text:p>
              </table:table-cell>
              <table:table-cell office:value-type="float" office:value="12533.4">
                <text:p>12533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88605">
                <text:p>0.28860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0997239">
                <text:p>0.0997239</text:p>
              </table:table-cell>
              <table:table-cell office:value-type="float" office:value="5.38155">
                <text:p>5.38155</text:p>
              </table:table-cell>
              <table:table-cell office:value-type="float" office:value="12666.2">
                <text:p>12666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87323">
                <text:p>0.28732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0968833">
                <text:p>0.0968833</text:p>
              </table:table-cell>
              <table:table-cell office:value-type="float" office:value="5.24312">
                <text:p>5.24312</text:p>
              </table:table-cell>
              <table:table-cell office:value-type="float" office:value="12666.2">
                <text:p>12666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41628">
                <text:p>0.34162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0997303">
                <text:p>0.0997303</text:p>
              </table:table-cell>
              <table:table-cell office:value-type="float" office:value="5.3908">
                <text:p>5.3908</text:p>
              </table:table-cell>
              <table:table-cell office:value-type="float" office:value="12403.6">
                <text:p>12403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84853">
                <text:p>0.28485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0997361">
                <text:p>0.0997361</text:p>
              </table:table-cell>
              <table:table-cell office:value-type="float" office:value="5.82261">
                <text:p>5.82261</text:p>
              </table:table-cell>
              <table:table-cell office:value-type="float" office:value="12461.1">
                <text:p>12461.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0033">
                <text:p>0.2003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097211">
                <text:p>0.097211</text:p>
              </table:table-cell>
              <table:table-cell office:value-type="float" office:value="5.43813">
                <text:p>5.43813</text:p>
              </table:table-cell>
              <table:table-cell office:value-type="float" office:value="12432.2">
                <text:p>12432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38056">
                <text:p>0.33805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997388">
                <text:p>0.0997388</text:p>
              </table:table-cell>
              <table:table-cell office:value-type="float" office:value="5.52107">
                <text:p>5.52107</text:p>
              </table:table-cell>
              <table:table-cell office:value-type="float" office:value="12536.2">
                <text:p>12536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35909">
                <text:p>0.2359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997426">
                <text:p>0.0997426</text:p>
              </table:table-cell>
              <table:table-cell office:value-type="float" office:value="5.87435">
                <text:p>5.87435</text:p>
              </table:table-cell>
              <table:table-cell office:value-type="float" office:value="12401.3">
                <text:p>12401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34798">
                <text:p>0.23479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997436">
                <text:p>0.0997436</text:p>
              </table:table-cell>
              <table:table-cell office:value-type="float" office:value="5.75142">
                <text:p>5.75142</text:p>
              </table:table-cell>
              <table:table-cell office:value-type="float" office:value="12354.1">
                <text:p>12354.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67286">
                <text:p>0.167286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997361">
                <text:p>0.0997361</text:p>
              </table:table-cell>
              <table:table-cell office:value-type="float" office:value="5.7744">
                <text:p>5.7744</text:p>
              </table:table-cell>
              <table:table-cell office:value-type="float" office:value="12595.2">
                <text:p>12595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8102">
                <text:p>0.27810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970953">
                <text:p>0.0970953</text:p>
              </table:table-cell>
              <table:table-cell office:value-type="float" office:value="5.63675">
                <text:p>5.63675</text:p>
              </table:table-cell>
              <table:table-cell office:value-type="float" office:value="12595.2">
                <text:p>12595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32616">
                <text:p>0.33261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997409">
                <text:p>0.0997409</text:p>
              </table:table-cell>
              <table:table-cell office:value-type="float" office:value="5.86536">
                <text:p>5.86536</text:p>
              </table:table-cell>
              <table:table-cell office:value-type="float" office:value="12332.9">
                <text:p>12332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604">
                <text:p>0.276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0997338">
                <text:p>0.0997338</text:p>
              </table:table-cell>
              <table:table-cell office:value-type="float" office:value="6.00676">
                <text:p>6.00676</text:p>
              </table:table-cell>
              <table:table-cell office:value-type="float" office:value="12526.6">
                <text:p>12526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504">
                <text:p>0.275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997355">
                <text:p>0.0997355</text:p>
              </table:table-cell>
              <table:table-cell office:value-type="float" office:value="6.02427">
                <text:p>6.02427</text:p>
              </table:table-cell>
              <table:table-cell office:value-type="float" office:value="12277.8">
                <text:p>12277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74059">
                <text:p>0.27405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997404">
                <text:p>0.0997404</text:p>
              </table:table-cell>
              <table:table-cell office:value-type="float" office:value="5.36012">
                <text:p>5.36012</text:p>
              </table:table-cell>
              <table:table-cell office:value-type="float" office:value="12445.5">
                <text:p>12445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7643">
                <text:p>0.22764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972725">
                <text:p>0.0972725</text:p>
              </table:table-cell>
              <table:table-cell office:value-type="float" office:value="5.60112">
                <text:p>5.60112</text:p>
              </table:table-cell>
              <table:table-cell office:value-type="float" office:value="12474.7">
                <text:p>12474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771">
                <text:p>0.3277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997299">
                <text:p>0.0997299</text:p>
              </table:table-cell>
              <table:table-cell office:value-type="float" office:value="5.23572">
                <text:p>5.23572</text:p>
              </table:table-cell>
              <table:table-cell office:value-type="float" office:value="12603.4">
                <text:p>12603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5774">
                <text:p>0.22577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972749">
                <text:p>0.0972749</text:p>
              </table:table-cell>
              <table:table-cell office:value-type="float" office:value="5.67571">
                <text:p>5.67571</text:p>
              </table:table-cell>
              <table:table-cell office:value-type="float" office:value="12646.5">
                <text:p>12646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5875">
                <text:p>0.32587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946428">
                <text:p>0.0946428</text:p>
              </table:table-cell>
              <table:table-cell office:value-type="float" office:value="5.5375">
                <text:p>5.5375</text:p>
              </table:table-cell>
              <table:table-cell office:value-type="float" office:value="12646.5">
                <text:p>12646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4982">
                <text:p>0.32498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997312">
                <text:p>0.0997312</text:p>
              </table:table-cell>
              <table:table-cell office:value-type="float" office:value="5.74875">
                <text:p>5.74875</text:p>
              </table:table-cell>
              <table:table-cell office:value-type="float" office:value="12541">
                <text:p>1254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8549">
                <text:p>0.26854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997322">
                <text:p>0.0997322</text:p>
              </table:table-cell>
              <table:table-cell office:value-type="float" office:value="5.56802">
                <text:p>5.56802</text:p>
              </table:table-cell>
              <table:table-cell office:value-type="float" office:value="12377.2">
                <text:p>12377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7687">
                <text:p>0.2676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997293">
                <text:p>0.0997293</text:p>
              </table:table-cell>
              <table:table-cell office:value-type="float" office:value="5.85748">
                <text:p>5.85748</text:p>
              </table:table-cell>
              <table:table-cell office:value-type="float" office:value="12299.1">
                <text:p>12299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684">
                <text:p>0.2668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997361">
                <text:p>0.0997361</text:p>
              </table:table-cell>
              <table:table-cell office:value-type="float" office:value="5.18564">
                <text:p>5.18564</text:p>
              </table:table-cell>
              <table:table-cell office:value-type="float" office:value="12501.3">
                <text:p>12501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6006">
                <text:p>0.26600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970564">
                <text:p>0.0970564</text:p>
              </table:table-cell>
              <table:table-cell office:value-type="float" office:value="5.06001">
                <text:p>5.06001</text:p>
              </table:table-cell>
              <table:table-cell office:value-type="float" office:value="12501.3">
                <text:p>12501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20742">
                <text:p>0.3207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997341">
                <text:p>0.0997341</text:p>
              </table:table-cell>
              <table:table-cell office:value-type="float" office:value="5.43556">
                <text:p>5.43556</text:p>
              </table:table-cell>
              <table:table-cell office:value-type="float" office:value="12367.1">
                <text:p>12367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18926">
                <text:p>0.21892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997308">
                <text:p>0.0997308</text:p>
              </table:table-cell>
              <table:table-cell office:value-type="float" office:value="5.65371">
                <text:p>5.65371</text:p>
              </table:table-cell>
              <table:table-cell office:value-type="float" office:value="12519.2">
                <text:p>12519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3587">
                <text:p>0.2635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997389">
                <text:p>0.0997389</text:p>
              </table:table-cell>
              <table:table-cell office:value-type="float" office:value="5.88585">
                <text:p>5.88585</text:p>
              </table:table-cell>
              <table:table-cell office:value-type="float" office:value="12425.5">
                <text:p>12425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2805">
                <text:p>0.26280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997275">
                <text:p>0.0997275</text:p>
              </table:table-cell>
              <table:table-cell office:value-type="float" office:value="4.79028">
                <text:p>4.79028</text:p>
              </table:table-cell>
              <table:table-cell office:value-type="float" office:value="12376.3">
                <text:p>12376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2036">
                <text:p>0.26203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968662">
                <text:p>0.0968662</text:p>
              </table:table-cell>
              <table:table-cell office:value-type="float" office:value="4.6659">
                <text:p>4.6659</text:p>
              </table:table-cell>
              <table:table-cell office:value-type="float" office:value="12376.3">
                <text:p>12376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16834">
                <text:p>0.31683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997264">
                <text:p>0.0997264</text:p>
              </table:table-cell>
              <table:table-cell office:value-type="float" office:value="5.20116">
                <text:p>5.20116</text:p>
              </table:table-cell>
              <table:table-cell office:value-type="float" office:value="12252">
                <text:p>122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60532">
                <text:p>0.2605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968862">
                <text:p>0.0968862</text:p>
              </table:table-cell>
              <table:table-cell office:value-type="float" office:value="5.06726">
                <text:p>5.06726</text:p>
              </table:table-cell>
              <table:table-cell office:value-type="float" office:value="12252">
                <text:p>1225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15353">
                <text:p>0.31535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997307">
                <text:p>0.0997307</text:p>
              </table:table-cell>
              <table:table-cell office:value-type="float" office:value="5.45135">
                <text:p>5.45135</text:p>
              </table:table-cell>
              <table:table-cell office:value-type="float" office:value="12257.4">
                <text:p>12257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9072">
                <text:p>0.25907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997405">
                <text:p>0.0997405</text:p>
              </table:table-cell>
              <table:table-cell office:value-type="float" office:value="4.64594">
                <text:p>4.64594</text:p>
              </table:table-cell>
              <table:table-cell office:value-type="float" office:value="12529.8">
                <text:p>12529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12904">
                <text:p>0.21290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997369">
                <text:p>0.0997369</text:p>
              </table:table-cell>
              <table:table-cell office:value-type="float" office:value="4.70106">
                <text:p>4.70106</text:p>
              </table:table-cell>
              <table:table-cell office:value-type="float" office:value="12456.6">
                <text:p>12456.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74321">
                <text:p>0.17432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997369">
                <text:p>0.0997369</text:p>
              </table:table-cell>
              <table:table-cell office:value-type="float" office:value="5.48926">
                <text:p>5.48926</text:p>
              </table:table-cell>
              <table:table-cell office:value-type="float" office:value="12356.3">
                <text:p>12356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73626">
                <text:p>0.17362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997344">
                <text:p>0.0997344</text:p>
              </table:table-cell>
              <table:table-cell office:value-type="float" office:value="5.16279">
                <text:p>5.16279</text:p>
              </table:table-cell>
              <table:table-cell office:value-type="float" office:value="12217.8">
                <text:p>12217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6275">
                <text:p>0.25627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968901">
                <text:p>0.0968901</text:p>
              </table:table-cell>
              <table:table-cell office:value-type="float" office:value="5.02926">
                <text:p>5.02926</text:p>
              </table:table-cell>
              <table:table-cell office:value-type="float" office:value="12217.8">
                <text:p>12217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11154">
                <text:p>0.3111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99739">
                <text:p>0.099739</text:p>
              </table:table-cell>
              <table:table-cell office:value-type="float" office:value="5.42134">
                <text:p>5.42134</text:p>
              </table:table-cell>
              <table:table-cell office:value-type="float" office:value="12504.5">
                <text:p>12504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4932">
                <text:p>0.2549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971667">
                <text:p>0.0971667</text:p>
              </table:table-cell>
              <table:table-cell office:value-type="float" office:value="5.29567">
                <text:p>5.29567</text:p>
              </table:table-cell>
              <table:table-cell office:value-type="float" office:value="12504.5">
                <text:p>12504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983">
                <text:p>0.309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997373">
                <text:p>0.0997373</text:p>
              </table:table-cell>
              <table:table-cell office:value-type="float" office:value="5.32044">
                <text:p>5.32044</text:p>
              </table:table-cell>
              <table:table-cell office:value-type="float" office:value="12167.9">
                <text:p>12167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3625">
                <text:p>0.25362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997283">
                <text:p>0.0997283</text:p>
              </table:table-cell>
              <table:table-cell office:value-type="float" office:value="5.25531">
                <text:p>5.25531</text:p>
              </table:table-cell>
              <table:table-cell office:value-type="float" office:value="12204.3">
                <text:p>12204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07529">
                <text:p>0.20752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971299">
                <text:p>0.0971299</text:p>
              </table:table-cell>
              <table:table-cell office:value-type="float" office:value="5.13266">
                <text:p>5.13266</text:p>
              </table:table-cell>
              <table:table-cell office:value-type="float" office:value="12204.3">
                <text:p>12204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7907">
                <text:p>0.30790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943887">
                <text:p>0.0943887</text:p>
              </table:table-cell>
              <table:table-cell office:value-type="float" office:value="5.25006">
                <text:p>5.25006</text:p>
              </table:table-cell>
              <table:table-cell office:value-type="float" office:value="12162.5">
                <text:p>12162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7282">
                <text:p>0.30728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997236">
                <text:p>0.0997236</text:p>
              </table:table-cell>
              <table:table-cell office:value-type="float" office:value="4.8862">
                <text:p>4.8862</text:p>
              </table:table-cell>
              <table:table-cell office:value-type="float" office:value="12339.2">
                <text:p>12339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51109">
                <text:p>0.2511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997398">
                <text:p>0.0997398</text:p>
              </table:table-cell>
              <table:table-cell office:value-type="float" office:value="5.51057">
                <text:p>5.51057</text:p>
              </table:table-cell>
              <table:table-cell office:value-type="float" office:value="12472.4">
                <text:p>12472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05044">
                <text:p>0.20504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99739">
                <text:p>0.099739</text:p>
              </table:table-cell>
              <table:table-cell office:value-type="float" office:value="5.75883">
                <text:p>5.75883</text:p>
              </table:table-cell>
              <table:table-cell office:value-type="float" office:value="12516.8">
                <text:p>12516.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6563">
                <text:p>0.16656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997364">
                <text:p>0.0997364</text:p>
              </table:table-cell>
              <table:table-cell office:value-type="float" office:value="5.23206">
                <text:p>5.23206</text:p>
              </table:table-cell>
              <table:table-cell office:value-type="float" office:value="12411.3">
                <text:p>12411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5968">
                <text:p>0.16596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968878">
                <text:p>0.0968878</text:p>
              </table:table-cell>
              <table:table-cell office:value-type="float" office:value="5.09642">
                <text:p>5.09642</text:p>
              </table:table-cell>
              <table:table-cell office:value-type="float" office:value="12411.3">
                <text:p>12411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4269">
                <text:p>0.30426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99732">
                <text:p>0.099732</text:p>
              </table:table-cell>
              <table:table-cell office:value-type="float" office:value="4.95301">
                <text:p>4.95301</text:p>
              </table:table-cell>
              <table:table-cell office:value-type="float" office:value="12176.6">
                <text:p>12176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8132">
                <text:p>0.2481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997379">
                <text:p>0.0997379</text:p>
              </table:table-cell>
              <table:table-cell office:value-type="float" office:value="5.68413">
                <text:p>5.68413</text:p>
              </table:table-cell>
              <table:table-cell office:value-type="float" office:value="12214.8">
                <text:p>12214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02102">
                <text:p>0.20210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997288">
                <text:p>0.0997288</text:p>
              </table:table-cell>
              <table:table-cell office:value-type="float" office:value="5.71692">
                <text:p>5.71692</text:p>
              </table:table-cell>
              <table:table-cell office:value-type="float" office:value="12407.3">
                <text:p>12407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6989">
                <text:p>0.2469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997425">
                <text:p>0.0997425</text:p>
              </table:table-cell>
              <table:table-cell office:value-type="float" office:value="5.46923">
                <text:p>5.46923</text:p>
              </table:table-cell>
              <table:table-cell office:value-type="float" office:value="12564.3">
                <text:p>12564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3094">
                <text:p>0.16309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971828">
                <text:p>0.0971828</text:p>
              </table:table-cell>
              <table:table-cell office:value-type="float" office:value="5.34296">
                <text:p>5.34296</text:p>
              </table:table-cell>
              <table:table-cell office:value-type="float" office:value="12564.3">
                <text:p>12564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01427">
                <text:p>0.30142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997362">
                <text:p>0.0997362</text:p>
              </table:table-cell>
              <table:table-cell office:value-type="float" office:value="5.13299">
                <text:p>5.13299</text:p>
              </table:table-cell>
              <table:table-cell office:value-type="float" office:value="12208.4">
                <text:p>12208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5322">
                <text:p>0.2453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997294">
                <text:p>0.0997294</text:p>
              </table:table-cell>
              <table:table-cell office:value-type="float" office:value="5.58337">
                <text:p>5.58337</text:p>
              </table:table-cell>
              <table:table-cell office:value-type="float" office:value="12371.9">
                <text:p>12371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4779">
                <text:p>0.24477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940395">
                <text:p>0.0940395</text:p>
              </table:table-cell>
              <table:table-cell office:value-type="float" office:value="4.86614">
                <text:p>4.86614</text:p>
              </table:table-cell>
              <table:table-cell office:value-type="float" office:value="12208.4">
                <text:p>12208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9796">
                <text:p>0.29979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99733">
                <text:p>0.099733</text:p>
              </table:table-cell>
              <table:table-cell office:value-type="float" office:value="4.90094">
                <text:p>4.90094</text:p>
              </table:table-cell>
              <table:table-cell office:value-type="float" office:value="12405.3">
                <text:p>12405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8254">
                <text:p>0.1982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99741">
                <text:p>0.099741</text:p>
              </table:table-cell>
              <table:table-cell office:value-type="float" office:value="5.39167">
                <text:p>5.39167</text:p>
              </table:table-cell>
              <table:table-cell office:value-type="float" office:value="12429.8">
                <text:p>12429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7728">
                <text:p>0.19772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099733">
                <text:p>0.099733</text:p>
              </table:table-cell>
              <table:table-cell office:value-type="float" office:value="4.82963">
                <text:p>4.82963</text:p>
              </table:table-cell>
              <table:table-cell office:value-type="float" office:value="12346.4">
                <text:p>12346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2662">
                <text:p>0.24266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0997399">
                <text:p>0.0997399</text:p>
              </table:table-cell>
              <table:table-cell office:value-type="float" office:value="5.65586">
                <text:p>5.65586</text:p>
              </table:table-cell>
              <table:table-cell office:value-type="float" office:value="12492.8">
                <text:p>12492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2146">
                <text:p>0.24214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0972663">
                <text:p>0.0972663</text:p>
              </table:table-cell>
              <table:table-cell office:value-type="float" office:value="5.53031">
                <text:p>5.53031</text:p>
              </table:table-cell>
              <table:table-cell office:value-type="float" office:value="12492.8">
                <text:p>12492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7192">
                <text:p>0.29719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0948051">
                <text:p>0.0948051</text:p>
              </table:table-cell>
              <table:table-cell office:value-type="float" office:value="5.40475">
                <text:p>5.40475</text:p>
              </table:table-cell>
              <table:table-cell office:value-type="float" office:value="12492.8">
                <text:p>12492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6687">
                <text:p>0.2966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0997347">
                <text:p>0.0997347</text:p>
              </table:table-cell>
              <table:table-cell office:value-type="float" office:value="4.99955">
                <text:p>4.99955</text:p>
              </table:table-cell>
              <table:table-cell office:value-type="float" office:value="12360.8">
                <text:p>12360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0631">
                <text:p>0.24063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096992">
                <text:p>0.096992</text:p>
              </table:table-cell>
              <table:table-cell office:value-type="float" office:value="4.87533">
                <text:p>4.87533</text:p>
              </table:table-cell>
              <table:table-cell office:value-type="float" office:value="12360.8">
                <text:p>12360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5692">
                <text:p>0.29569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0940471">
                <text:p>0.0940471</text:p>
              </table:table-cell>
              <table:table-cell office:value-type="float" office:value="4.74024">
                <text:p>4.74024</text:p>
              </table:table-cell>
              <table:table-cell office:value-type="float" office:value="12360.8">
                <text:p>12360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5201">
                <text:p>0.29520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0997329">
                <text:p>0.0997329</text:p>
              </table:table-cell>
              <table:table-cell office:value-type="float" office:value="5.55142">
                <text:p>5.55142</text:p>
              </table:table-cell>
              <table:table-cell office:value-type="float" office:value="12582.3">
                <text:p>12582.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3706">
                <text:p>0.19370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0997324">
                <text:p>0.0997324</text:p>
              </table:table-cell>
              <table:table-cell office:value-type="float" office:value="5.5248">
                <text:p>5.5248</text:p>
              </table:table-cell>
              <table:table-cell office:value-type="float" office:value="12430.2">
                <text:p>12430.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55346">
                <text:p>0.15534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0997409">
                <text:p>0.0997409</text:p>
              </table:table-cell>
              <table:table-cell office:value-type="float" office:value="5.29458">
                <text:p>5.29458</text:p>
              </table:table-cell>
              <table:table-cell office:value-type="float" office:value="12300.9">
                <text:p>12300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38203">
                <text:p>0.23820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0969499">
                <text:p>0.0969499</text:p>
              </table:table-cell>
              <table:table-cell office:value-type="float" office:value="5.16015">
                <text:p>5.16015</text:p>
              </table:table-cell>
              <table:table-cell office:value-type="float" office:value="12300.9">
                <text:p>12300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3287">
                <text:p>0.29328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997322">
                <text:p>0.0997322</text:p>
              </table:table-cell>
              <table:table-cell office:value-type="float" office:value="5.13879">
                <text:p>5.13879</text:p>
              </table:table-cell>
              <table:table-cell office:value-type="float" office:value="12362.6">
                <text:p>12362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181">
                <text:p>0.1918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0997314">
                <text:p>0.0997314</text:p>
              </table:table-cell>
              <table:table-cell office:value-type="float" office:value="5.31327">
                <text:p>5.31327</text:p>
              </table:table-cell>
              <table:table-cell office:value-type="float" office:value="12470.6">
                <text:p>12470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91347">
                <text:p>0.19134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0997377">
                <text:p>0.0997377</text:p>
              </table:table-cell>
              <table:table-cell office:value-type="float" office:value="5.30203">
                <text:p>5.30203</text:p>
              </table:table-cell>
              <table:table-cell office:value-type="float" office:value="12320">
                <text:p>123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36343">
                <text:p>0.23634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0969432">
                <text:p>0.0969432</text:p>
              </table:table-cell>
              <table:table-cell office:value-type="float" office:value="5.16739">
                <text:p>5.16739</text:p>
              </table:table-cell>
              <table:table-cell office:value-type="float" office:value="12320">
                <text:p>123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1444">
                <text:p>0.29144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099737">
                <text:p>0.099737</text:p>
              </table:table-cell>
              <table:table-cell office:value-type="float" office:value="5.54051">
                <text:p>5.54051</text:p>
              </table:table-cell>
              <table:table-cell office:value-type="float" office:value="12550.1">
                <text:p>12550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9983">
                <text:p>0.1899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0972349">
                <text:p>0.0972349</text:p>
              </table:table-cell>
              <table:table-cell office:value-type="float" office:value="5.48436">
                <text:p>5.48436</text:p>
              </table:table-cell>
              <table:table-cell office:value-type="float" office:value="12511.2">
                <text:p>12511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90547">
                <text:p>0.29054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0997343">
                <text:p>0.0997343</text:p>
              </table:table-cell>
              <table:table-cell office:value-type="float" office:value="5.82829">
                <text:p>5.82829</text:p>
              </table:table-cell>
              <table:table-cell office:value-type="float" office:value="12464">
                <text:p>124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9094">
                <text:p>0.18909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0997323">
                <text:p>0.0997323</text:p>
              </table:table-cell>
              <table:table-cell office:value-type="float" office:value="5.19048">
                <text:p>5.19048</text:p>
              </table:table-cell>
              <table:table-cell office:value-type="float" office:value="12388.4">
                <text:p>12388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8656">
                <text:p>0.18865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0997292">
                <text:p>0.0997292</text:p>
              </table:table-cell>
              <table:table-cell office:value-type="float" office:value="5.17364">
                <text:p>5.17364</text:p>
              </table:table-cell>
              <table:table-cell office:value-type="float" office:value="12456.9">
                <text:p>12456.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8221">
                <text:p>0.18822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0997403">
                <text:p>0.0997403</text:p>
              </table:table-cell>
              <table:table-cell office:value-type="float" office:value="5.46276">
                <text:p>5.46276</text:p>
              </table:table-cell>
              <table:table-cell office:value-type="float" office:value="12476">
                <text:p>1247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779">
                <text:p>0.1877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997297">
                <text:p>0.0997297</text:p>
              </table:table-cell>
              <table:table-cell office:value-type="float" office:value="5.14321">
                <text:p>5.14321</text:p>
              </table:table-cell>
              <table:table-cell office:value-type="float" office:value="12469.9">
                <text:p>12469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32817">
                <text:p>0.23281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099731">
                <text:p>0.099731</text:p>
              </table:table-cell>
              <table:table-cell office:value-type="float" office:value="5.73696">
                <text:p>5.73696</text:p>
              </table:table-cell>
              <table:table-cell office:value-type="float" office:value="12430.4">
                <text:p>12430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6939">
                <text:p>0.18693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0997347">
                <text:p>0.0997347</text:p>
              </table:table-cell>
              <table:table-cell office:value-type="float" office:value="5.42514">
                <text:p>5.42514</text:p>
              </table:table-cell>
              <table:table-cell office:value-type="float" office:value="12262">
                <text:p>1226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86519">
                <text:p>0.18651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0972756">
                <text:p>0.0972756</text:p>
              </table:table-cell>
              <table:table-cell office:value-type="float" office:value="5.48655">
                <text:p>5.48655</text:p>
              </table:table-cell>
              <table:table-cell office:value-type="float" office:value="12273.5">
                <text:p>12273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7112">
                <text:p>0.28711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0997405">
                <text:p>0.0997405</text:p>
              </table:table-cell>
              <table:table-cell office:value-type="float" office:value="5.12317">
                <text:p>5.12317</text:p>
              </table:table-cell>
              <table:table-cell office:value-type="float" office:value="12477.1">
                <text:p>12477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31143">
                <text:p>0.23114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0970405">
                <text:p>0.0970405</text:p>
              </table:table-cell>
              <table:table-cell office:value-type="float" office:value="4.99777">
                <text:p>4.99777</text:p>
              </table:table-cell>
              <table:table-cell office:value-type="float" office:value="12477.1">
                <text:p>12477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6289">
                <text:p>0.2862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094141">
                <text:p>0.094141</text:p>
              </table:table-cell>
              <table:table-cell office:value-type="float" office:value="4.86141">
                <text:p>4.86141</text:p>
              </table:table-cell>
              <table:table-cell office:value-type="float" office:value="12477.1">
                <text:p>12477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5883">
                <text:p>0.28588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0997376">
                <text:p>0.0997376</text:p>
              </table:table-cell>
              <table:table-cell office:value-type="float" office:value="4.84948">
                <text:p>4.84948</text:p>
              </table:table-cell>
              <table:table-cell office:value-type="float" office:value="12188.3">
                <text:p>12188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9924">
                <text:p>0.22992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0888094">
                <text:p>0.0888094</text:p>
              </table:table-cell>
              <table:table-cell office:value-type="float" office:value="4.61062">
                <text:p>4.61062</text:p>
              </table:table-cell>
              <table:table-cell office:value-type="float" office:value="12477.1">
                <text:p>12477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5079">
                <text:p>0.28507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0997375">
                <text:p>0.0997375</text:p>
              </table:table-cell>
              <table:table-cell office:value-type="float" office:value="5.05677">
                <text:p>5.05677</text:p>
              </table:table-cell>
              <table:table-cell office:value-type="float" office:value="12427.2">
                <text:p>12427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9127">
                <text:p>0.22912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0967968">
                <text:p>0.0967968</text:p>
              </table:table-cell>
              <table:table-cell office:value-type="float" office:value="4.92096">
                <text:p>4.92096</text:p>
              </table:table-cell>
              <table:table-cell office:value-type="float" office:value="12427.2">
                <text:p>12427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4289">
                <text:p>0.2842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0938712">
                <text:p>0.0938712</text:p>
              </table:table-cell>
              <table:table-cell office:value-type="float" office:value="4.78514">
                <text:p>4.78514</text:p>
              </table:table-cell>
              <table:table-cell office:value-type="float" office:value="12427.2">
                <text:p>12427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3898">
                <text:p>0.28389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0997379">
                <text:p>0.0997379</text:p>
              </table:table-cell>
              <table:table-cell office:value-type="float" office:value="4.53214">
                <text:p>4.53214</text:p>
              </table:table-cell>
              <table:table-cell office:value-type="float" office:value="12164.2">
                <text:p>12164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7955">
                <text:p>0.22795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0965508">
                <text:p>0.0965508</text:p>
              </table:table-cell>
              <table:table-cell office:value-type="float" office:value="4.3992">
                <text:p>4.3992</text:p>
              </table:table-cell>
              <table:table-cell office:value-type="float" office:value="12164.2">
                <text:p>12164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3126">
                <text:p>0.28312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0997422">
                <text:p>0.0997422</text:p>
              </table:table-cell>
              <table:table-cell office:value-type="float" office:value="5.13347">
                <text:p>5.13347</text:p>
              </table:table-cell>
              <table:table-cell office:value-type="float" office:value="12435.9">
                <text:p>12435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7189">
                <text:p>0.22718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0970567">
                <text:p>0.0970567</text:p>
              </table:table-cell>
              <table:table-cell office:value-type="float" office:value="5.00849">
                <text:p>5.00849</text:p>
              </table:table-cell>
              <table:table-cell office:value-type="float" office:value="12435.9">
                <text:p>12435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2366">
                <text:p>0.28236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941728">
                <text:p>0.0941728</text:p>
              </table:table-cell>
              <table:table-cell office:value-type="float" office:value="4.87258">
                <text:p>4.87258</text:p>
              </table:table-cell>
              <table:table-cell office:value-type="float" office:value="12435.9">
                <text:p>12435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8199">
                <text:p>0.2819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099729">
                <text:p>0.099729</text:p>
              </table:table-cell>
              <table:table-cell office:value-type="float" office:value="4.9768">
                <text:p>4.9768</text:p>
              </table:table-cell>
              <table:table-cell office:value-type="float" office:value="12421.5">
                <text:p>12421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6061">
                <text:p>0.2260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0997343">
                <text:p>0.0997343</text:p>
              </table:table-cell>
              <table:table-cell office:value-type="float" office:value="4.08764">
                <text:p>4.08764</text:p>
              </table:table-cell>
              <table:table-cell office:value-type="float" office:value="12247.3">
                <text:p>12247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5691">
                <text:p>0.22569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0997293">
                <text:p>0.0997293</text:p>
              </table:table-cell>
              <table:table-cell office:value-type="float" office:value="5.2398">
                <text:p>5.2398</text:p>
              </table:table-cell>
              <table:table-cell office:value-type="float" office:value="12338">
                <text:p>1233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5323">
                <text:p>0.22532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997403">
                <text:p>0.0997403</text:p>
              </table:table-cell>
              <table:table-cell office:value-type="float" office:value="5.06488">
                <text:p>5.06488</text:p>
              </table:table-cell>
              <table:table-cell office:value-type="float" office:value="12441.2">
                <text:p>12441.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9503">
                <text:p>0.17950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0997349">
                <text:p>0.0997349</text:p>
              </table:table-cell>
              <table:table-cell office:value-type="float" office:value="4.61219">
                <text:p>4.61219</text:p>
              </table:table-cell>
              <table:table-cell office:value-type="float" office:value="12575.9">
                <text:p>12575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4596">
                <text:p>0.22459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0997367">
                <text:p>0.0997367</text:p>
              </table:table-cell>
              <table:table-cell office:value-type="float" office:value="4.63047">
                <text:p>4.63047</text:p>
              </table:table-cell>
              <table:table-cell office:value-type="float" office:value="12492.1">
                <text:p>12492.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8781">
                <text:p>0.17878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0997265">
                <text:p>0.0997265</text:p>
              </table:table-cell>
              <table:table-cell office:value-type="float" office:value="5.57842">
                <text:p>5.57842</text:p>
              </table:table-cell>
              <table:table-cell office:value-type="float" office:value="12613.9">
                <text:p>12613.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8424">
                <text:p>0.17842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0970444">
                <text:p>0.0970444</text:p>
              </table:table-cell>
              <table:table-cell office:value-type="float" office:value="5.00089">
                <text:p>5.00089</text:p>
              </table:table-cell>
              <table:table-cell office:value-type="float" office:value="12307.6">
                <text:p>12307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908">
                <text:p>0.2790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0997373">
                <text:p>0.0997373</text:p>
              </table:table-cell>
              <table:table-cell office:value-type="float" office:value="5.24599">
                <text:p>5.24599</text:p>
              </table:table-cell>
              <table:table-cell office:value-type="float" office:value="12398.6">
                <text:p>12398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3172">
                <text:p>0.22317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0997304">
                <text:p>0.0997304</text:p>
              </table:table-cell>
              <table:table-cell office:value-type="float" office:value="4.48345">
                <text:p>4.48345</text:p>
              </table:table-cell>
              <table:table-cell office:value-type="float" office:value="12510.4">
                <text:p>12510.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2822">
                <text:p>0.2228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0964201">
                <text:p>0.0964201</text:p>
              </table:table-cell>
              <table:table-cell office:value-type="float" office:value="4.34673">
                <text:p>4.34673</text:p>
              </table:table-cell>
              <table:table-cell office:value-type="float" office:value="12510.4">
                <text:p>12510.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8031">
                <text:p>0.27803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0997292">
                <text:p>0.0997292</text:p>
              </table:table-cell>
              <table:table-cell office:value-type="float" office:value="5.47232">
                <text:p>5.47232</text:p>
              </table:table-cell>
              <table:table-cell office:value-type="float" office:value="12422.9">
                <text:p>12422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213">
                <text:p>0.2221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0997249">
                <text:p>0.0997249</text:p>
              </table:table-cell>
              <table:table-cell office:value-type="float" office:value="5.45621">
                <text:p>5.45621</text:p>
              </table:table-cell>
              <table:table-cell office:value-type="float" office:value="12619">
                <text:p>126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1788">
                <text:p>0.22178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0997282">
                <text:p>0.0997282</text:p>
              </table:table-cell>
              <table:table-cell office:value-type="float" office:value="5.09084">
                <text:p>5.09084</text:p>
              </table:table-cell>
              <table:table-cell office:value-type="float" office:value="12588.2">
                <text:p>12588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1448">
                <text:p>0.22144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0997287">
                <text:p>0.0997287</text:p>
              </table:table-cell>
              <table:table-cell office:value-type="float" office:value="5.43828">
                <text:p>5.43828</text:p>
              </table:table-cell>
              <table:table-cell office:value-type="float" office:value="12597.1">
                <text:p>12597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111">
                <text:p>0.2211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0997344">
                <text:p>0.0997344</text:p>
              </table:table-cell>
              <table:table-cell office:value-type="float" office:value="5.70452">
                <text:p>5.70452</text:p>
              </table:table-cell>
              <table:table-cell office:value-type="float" office:value="12390.5">
                <text:p>12390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532">
                <text:p>0.1753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0972923">
                <text:p>0.0972923</text:p>
              </table:table-cell>
              <table:table-cell office:value-type="float" office:value="5.58">
                <text:p>5.58</text:p>
              </table:table-cell>
              <table:table-cell office:value-type="float" office:value="12390.5">
                <text:p>12390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5997">
                <text:p>0.27599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0997286">
                <text:p>0.0997286</text:p>
              </table:table-cell>
              <table:table-cell office:value-type="float" office:value="5.53718">
                <text:p>5.53718</text:p>
              </table:table-cell>
              <table:table-cell office:value-type="float" office:value="12396.6">
                <text:p>12396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2011">
                <text:p>0.2201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0997332">
                <text:p>0.0997332</text:p>
              </table:table-cell>
              <table:table-cell office:value-type="float" office:value="5.39552">
                <text:p>5.39552</text:p>
              </table:table-cell>
              <table:table-cell office:value-type="float" office:value="12615.3">
                <text:p>12615.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36448">
                <text:p>0.13644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0971237">
                <text:p>0.0971237</text:p>
              </table:table-cell>
              <table:table-cell office:value-type="float" office:value="5.26874">
                <text:p>5.26874</text:p>
              </table:table-cell>
              <table:table-cell office:value-type="float" office:value="12615.3">
                <text:p>12615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501">
                <text:p>0.2750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0997384">
                <text:p>0.0997384</text:p>
              </table:table-cell>
              <table:table-cell office:value-type="float" office:value="5.71889">
                <text:p>5.71889</text:p>
              </table:table-cell>
              <table:table-cell office:value-type="float" office:value="12592.5">
                <text:p>12592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3675">
                <text:p>0.17367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0997364">
                <text:p>0.0997364</text:p>
              </table:table-cell>
              <table:table-cell office:value-type="float" office:value="5.25903">
                <text:p>5.25903</text:p>
              </table:table-cell>
              <table:table-cell office:value-type="float" office:value="12611.5">
                <text:p>12611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8807">
                <text:p>0.21880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0968596">
                <text:p>0.0968596</text:p>
              </table:table-cell>
              <table:table-cell office:value-type="float" office:value="5.1212">
                <text:p>5.1212</text:p>
              </table:table-cell>
              <table:table-cell office:value-type="float" office:value="12611.5">
                <text:p>12611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4042">
                <text:p>0.2740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099738">
                <text:p>0.099738</text:p>
              </table:table-cell>
              <table:table-cell office:value-type="float" office:value="5.49908">
                <text:p>5.49908</text:p>
              </table:table-cell>
              <table:table-cell office:value-type="float" office:value="12354.8">
                <text:p>12354.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8168">
                <text:p>0.21816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0972248">
                <text:p>0.0972248</text:p>
              </table:table-cell>
              <table:table-cell office:value-type="float" office:value="5.37491">
                <text:p>5.37491</text:p>
              </table:table-cell>
              <table:table-cell office:value-type="float" office:value="12354.8">
                <text:p>12354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3407">
                <text:p>0.27340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0945277">
                <text:p>0.0945277</text:p>
              </table:table-cell>
              <table:table-cell office:value-type="float" office:value="5.23989">
                <text:p>5.23989</text:p>
              </table:table-cell>
              <table:table-cell office:value-type="float" office:value="12354.8">
                <text:p>12354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3092">
                <text:p>0.27309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0997296">
                <text:p>0.0997296</text:p>
              </table:table-cell>
              <table:table-cell office:value-type="float" office:value="4.96894">
                <text:p>4.96894</text:p>
              </table:table-cell>
              <table:table-cell office:value-type="float" office:value="12620">
                <text:p>126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177">
                <text:p>0.1717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0997339">
                <text:p>0.0997339</text:p>
              </table:table-cell>
              <table:table-cell office:value-type="float" office:value="5.47731">
                <text:p>5.47731</text:p>
              </table:table-cell>
              <table:table-cell office:value-type="float" office:value="12408.6">
                <text:p>12408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1459">
                <text:p>0.17145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0970068">
                <text:p>0.0970068</text:p>
              </table:table-cell>
              <table:table-cell office:value-type="float" office:value="5.393">
                <text:p>5.393</text:p>
              </table:table-cell>
              <table:table-cell office:value-type="float" office:value="12403.1">
                <text:p>12403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2161">
                <text:p>0.2721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0943023">
                <text:p>0.0943023</text:p>
              </table:table-cell>
              <table:table-cell office:value-type="float" office:value="5.25745">
                <text:p>5.25745</text:p>
              </table:table-cell>
              <table:table-cell office:value-type="float" office:value="12403.1">
                <text:p>12403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1854">
                <text:p>0.27185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099736">
                <text:p>0.099736</text:p>
              </table:table-cell>
              <table:table-cell office:value-type="float" office:value="5.74332">
                <text:p>5.74332</text:p>
              </table:table-cell>
              <table:table-cell office:value-type="float" office:value="12398">
                <text:p>1239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0539">
                <text:p>0.17053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0997413">
                <text:p>0.0997413</text:p>
              </table:table-cell>
              <table:table-cell office:value-type="float" office:value="5.2131">
                <text:p>5.2131</text:p>
              </table:table-cell>
              <table:table-cell office:value-type="float" office:value="12363">
                <text:p>1236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5691">
                <text:p>0.21569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0997351">
                <text:p>0.0997351</text:p>
              </table:table-cell>
              <table:table-cell office:value-type="float" office:value="5.15241">
                <text:p>5.15241</text:p>
              </table:table-cell>
              <table:table-cell office:value-type="float" office:value="12294.8">
                <text:p>12294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9935">
                <text:p>0.16993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997365">
                <text:p>0.0997365</text:p>
              </table:table-cell>
              <table:table-cell office:value-type="float" office:value="4.81455">
                <text:p>4.81455</text:p>
              </table:table-cell>
              <table:table-cell office:value-type="float" office:value="12660.2">
                <text:p>12660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509">
                <text:p>0.2150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096838">
                <text:p>0.096838</text:p>
              </table:table-cell>
              <table:table-cell office:value-type="float" office:value="4.68732">
                <text:p>4.68732</text:p>
              </table:table-cell>
              <table:table-cell office:value-type="float" office:value="12660.2">
                <text:p>12660.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70348">
                <text:p>0.27034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0997401">
                <text:p>0.0997401</text:p>
              </table:table-cell>
              <table:table-cell office:value-type="float" office:value="5.50676">
                <text:p>5.50676</text:p>
              </table:table-cell>
              <table:table-cell office:value-type="float" office:value="12262.9">
                <text:p>12262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4496">
                <text:p>0.21449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0997376">
                <text:p>0.0997376</text:p>
              </table:table-cell>
              <table:table-cell office:value-type="float" office:value="5.44932">
                <text:p>5.44932</text:p>
              </table:table-cell>
              <table:table-cell office:value-type="float" office:value="12373.3">
                <text:p>12373.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4202">
                <text:p>0.21420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0997431">
                <text:p>0.0997431</text:p>
              </table:table-cell>
              <table:table-cell office:value-type="float" office:value="5.23864">
                <text:p>5.23864</text:p>
              </table:table-cell>
              <table:table-cell office:value-type="float" office:value="12503.6">
                <text:p>12503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391">
                <text:p>0.2139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0997252">
                <text:p>0.0997252</text:p>
              </table:table-cell>
              <table:table-cell office:value-type="float" office:value="4.44819">
                <text:p>4.44819</text:p>
              </table:table-cell>
              <table:table-cell office:value-type="float" office:value="12651.1">
                <text:p>12651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3619">
                <text:p>0.213619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0997413">
                <text:p>0.0997413</text:p>
              </table:table-cell>
              <table:table-cell office:value-type="float" office:value="5.19841">
                <text:p>5.19841</text:p>
              </table:table-cell>
              <table:table-cell office:value-type="float" office:value="12488.8">
                <text:p>12488.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7876">
                <text:p>0.16787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0997371">
                <text:p>0.0997371</text:p>
              </table:table-cell>
              <table:table-cell office:value-type="float" office:value="4.91619">
                <text:p>4.91619</text:p>
              </table:table-cell>
              <table:table-cell office:value-type="float" office:value="12444.7">
                <text:p>12444.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7588">
                <text:p>0.16758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0997344">
                <text:p>0.0997344</text:p>
              </table:table-cell>
              <table:table-cell office:value-type="float" office:value="4.8649">
                <text:p>4.8649</text:p>
              </table:table-cell>
              <table:table-cell office:value-type="float" office:value="12535.7">
                <text:p>12535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2757">
                <text:p>0.2127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0997284">
                <text:p>0.0997284</text:p>
              </table:table-cell>
              <table:table-cell office:value-type="float" office:value="5.57938">
                <text:p>5.57938</text:p>
              </table:table-cell>
              <table:table-cell office:value-type="float" office:value="12431">
                <text:p>124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2473">
                <text:p>0.212473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99728">
                <text:p>0.099728</text:p>
              </table:table-cell>
              <table:table-cell office:value-type="float" office:value="5.6479">
                <text:p>5.6479</text:p>
              </table:table-cell>
              <table:table-cell office:value-type="float" office:value="12401.1">
                <text:p>12401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2191">
                <text:p>0.21219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0997361">
                <text:p>0.0997361</text:p>
              </table:table-cell>
              <table:table-cell office:value-type="float" office:value="5.58304">
                <text:p>5.58304</text:p>
              </table:table-cell>
              <table:table-cell office:value-type="float" office:value="12606.9">
                <text:p>12606.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28576">
                <text:p>0.12857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097171">
                <text:p>0.097171</text:p>
              </table:table-cell>
              <table:table-cell office:value-type="float" office:value="5.76972">
                <text:p>5.76972</text:p>
              </table:table-cell>
              <table:table-cell office:value-type="float" office:value="12387.3">
                <text:p>12387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7186">
                <text:p>0.26718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0997325">
                <text:p>0.0997325</text:p>
              </table:table-cell>
              <table:table-cell office:value-type="float" office:value="5.97663">
                <text:p>5.97663</text:p>
              </table:table-cell>
              <table:table-cell office:value-type="float" office:value="12445.5">
                <text:p>12445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5898">
                <text:p>0.16589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0997325">
                <text:p>0.0997325</text:p>
              </table:table-cell>
              <table:table-cell office:value-type="float" office:value="4.4162">
                <text:p>4.4162</text:p>
              </table:table-cell>
              <table:table-cell office:value-type="float" office:value="12339.6">
                <text:p>12339.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5622">
                <text:p>0.16562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0997278">
                <text:p>0.0997278</text:p>
              </table:table-cell>
              <table:table-cell office:value-type="float" office:value="5.19021">
                <text:p>5.19021</text:p>
              </table:table-cell>
              <table:table-cell office:value-type="float" office:value="12322.9">
                <text:p>12322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0802">
                <text:p>0.21080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0970767">
                <text:p>0.0970767</text:p>
              </table:table-cell>
              <table:table-cell office:value-type="float" office:value="5.06637">
                <text:p>5.06637</text:p>
              </table:table-cell>
              <table:table-cell office:value-type="float" office:value="12322.9">
                <text:p>12322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6084">
                <text:p>0.26608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0942319">
                <text:p>0.0942319</text:p>
              </table:table-cell>
              <table:table-cell office:value-type="float" office:value="4.93169">
                <text:p>4.93169</text:p>
              </table:table-cell>
              <table:table-cell office:value-type="float" office:value="12322.9">
                <text:p>12322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5812">
                <text:p>0.26581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0916091">
                <text:p>0.0916091</text:p>
              </table:table-cell>
              <table:table-cell office:value-type="float" office:value="4.80785">
                <text:p>4.80785</text:p>
              </table:table-cell>
              <table:table-cell office:value-type="float" office:value="12322.9">
                <text:p>12322.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5542">
                <text:p>0.26554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099722">
                <text:p>0.099722</text:p>
              </table:table-cell>
              <table:table-cell office:value-type="float" office:value="5.02396">
                <text:p>5.02396</text:p>
              </table:table-cell>
              <table:table-cell office:value-type="float" office:value="12308.6">
                <text:p>12308.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9718">
                <text:p>0.20971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967747">
                <text:p>0.0967747</text:p>
              </table:table-cell>
              <table:table-cell office:value-type="float" office:value="4.88944">
                <text:p>4.88944</text:p>
              </table:table-cell>
              <table:table-cell office:value-type="float" office:value="12308.6">
                <text:p>12308.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5006">
                <text:p>0.265006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0940573">
                <text:p>0.0940573</text:p>
              </table:table-cell>
              <table:table-cell office:value-type="float" office:value="4.76573">
                <text:p>4.76573</text:p>
              </table:table-cell>
              <table:table-cell office:value-type="float" office:value="12308.6">
                <text:p>12308.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34184">
                <text:p>0.33418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0997268">
                <text:p>0.0997268</text:p>
              </table:table-cell>
              <table:table-cell office:value-type="float" office:value="5.37357">
                <text:p>5.37357</text:p>
              </table:table-cell>
              <table:table-cell office:value-type="float" office:value="12289.8">
                <text:p>12289.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33792">
                <text:p>0.233792</text:p>
              </table:table-cell>
              <table:table-cell office:value-type="float" office:value="0.0880378">
                <text:p>0.08803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0997258">
                <text:p>0.0997258</text:p>
              </table:table-cell>
              <table:table-cell office:value-type="float" office:value="5.47583">
                <text:p>5.47583</text:p>
              </table:table-cell>
              <table:table-cell office:value-type="float" office:value="12610.9">
                <text:p>12610.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8657">
                <text:p>0.208657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0997309">
                <text:p>0.0997309</text:p>
              </table:table-cell>
              <table:table-cell office:value-type="float" office:value="5.2659">
                <text:p>5.2659</text:p>
              </table:table-cell>
              <table:table-cell office:value-type="float" office:value="12618.4">
                <text:p>12618.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294">
                <text:p>0.1629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0997256">
                <text:p>0.0997256</text:p>
              </table:table-cell>
              <table:table-cell office:value-type="float" office:value="5.61132">
                <text:p>5.61132</text:p>
              </table:table-cell>
              <table:table-cell office:value-type="float" office:value="12311.2">
                <text:p>12311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8134">
                <text:p>0.20813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0997259">
                <text:p>0.0997259</text:p>
              </table:table-cell>
              <table:table-cell office:value-type="float" office:value="5.47454">
                <text:p>5.47454</text:p>
              </table:table-cell>
              <table:table-cell office:value-type="float" office:value="12666.1">
                <text:p>12666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7875">
                <text:p>0.207875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099733">
                <text:p>0.099733</text:p>
              </table:table-cell>
              <table:table-cell office:value-type="float" office:value="5.29116">
                <text:p>5.29116</text:p>
              </table:table-cell>
              <table:table-cell office:value-type="float" office:value="12566.1">
                <text:p>12566.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24284">
                <text:p>0.124284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0997255">
                <text:p>0.0997255</text:p>
              </table:table-cell>
              <table:table-cell office:value-type="float" office:value="5.24905">
                <text:p>5.24905</text:p>
              </table:table-cell>
              <table:table-cell office:value-type="float" office:value="12389.1">
                <text:p>12389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7361">
                <text:p>0.207361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0968792">
                <text:p>0.0968792</text:p>
              </table:table-cell>
              <table:table-cell office:value-type="float" office:value="5.11365">
                <text:p>5.11365</text:p>
              </table:table-cell>
              <table:table-cell office:value-type="float" office:value="12389.1">
                <text:p>12389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2662">
                <text:p>0.262662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942544">
                <text:p>0.0942544</text:p>
              </table:table-cell>
              <table:table-cell office:value-type="float" office:value="4.98914">
                <text:p>4.98914</text:p>
              </table:table-cell>
              <table:table-cell office:value-type="float" office:value="12389.1">
                <text:p>12389.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262408">
                <text:p>0.262408</text:p>
              </table:table-cell>
              <table:table-cell office:value-type="float" office:value="0.0957378">
                <text:p>0.09573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